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6" style:family="table-cell" style:parent-style-name="Normal_11908a_new_32_updated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7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Normal_TSR4_32_data_32_request_32_B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T3" style:data-style-name="N36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Normal_32_2" style:data-style-name="N0">
      <style:table-cell-properties style:vertical-align="automatic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Default" style:data-style-name="N37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top" fo:background-color="#FFFFFF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37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style="italic" style:font-style-asian="italic" style:font-style-complex="italic"/>
    </style:style>
    <style:style style:name="ce29" style:family="table-cell" style:parent-style-name="Default" style:data-style-name="N0">
      <style:table-cell-properties style:vertical-align="top" fo:background-color="#FFFFFF"/>
      <style:text-properties fo:color="#FF0000" fo:font-size="11pt" style:font-size-asian="11pt" style:font-size-complex="11pt"/>
    </style:style>
    <style:style style:name="ce30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color="#FF0000"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top" fo:background-color="#FFFFFF"/>
    </style:style>
    <style:style style:name="ce32" style:family="table-cell" style:parent-style-name="Hyperlink" style:data-style-name="N0">
      <style:table-cell-properties style:vertical-align="to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4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6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fo:font-size="11pt" style:font-size-asian="11pt" style:font-size-complex="11pt" style:text-underline-style="none" style:text-underline-type="none"/>
    </style:style>
    <style:style style:name="ce37" style:family="table-cell" style:parent-style-name="Hyper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2.93687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2pt" style:use-optimal-row-height="false" fo:break-before="auto"/>
    </style:style>
    <style:style style:name="ro4" style:family="table-row">
      <style:table-row-properties style:row-height="24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21.7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H0253" table:style-name="ta1">
        <table:table-column table:style-name="co1" table:default-cell-style-name="ce20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3" table:default-cell-style-name="ce2"/>
        <table:table-column table:style-name="co8" table:number-columns-repeated="2" table:default-cell-style-name="ce2"/>
        <table:table-column table:style-name="co9" table:number-columns-repeated="16371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office:value-type="string" table:style-name="ce4">
            <text:p><text:a xlink:href="https://www.gov.uk/government/collections/vehicles-statistics"><text:span text:style-name="T3">Vehicle Licensing Statistics<text:s/></text:span>(https://www.gov.uk/government/collections/vehicles-statistics)</text:a></text:p>
          </table:table-cell>
          <table:table-cell table:number-columns-repeated="12" table:style-name="ce5"/>
          <table:table-cell table:number-columns-repeated="16371" table:style-name="ce3"/>
        </table:table-row>
        <table:table-row table:style-name="ro2">
          <table:table-cell table:style-name="ce6"/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office:value-type="string" table:style-name="ce7">
            <text:p>Table VEH0253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office:value-type="string" table:style-name="ce8">
            <text:p>Cars registered for the first time by propulsion / fuel type, Great Britain from 2001 Q1; also United Kingdom from 2014 Q3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table:style-name="ce8"/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office:value-type="string" table:style-name="ce9">
            <text:p>Great Britain</text:p>
          </table:table-cell>
          <table:table-cell table:number-columns-repeated="9" table:style-name="ce10"/>
          <table:table-cell table:number-columns-repeated="2" table:style-name="ce11"/>
          <table:table-cell office:value-type="string" table:style-name="ce11">
            <text:p>Thousand /<text:s/><text:span text:style-name="T4">Percentage</text:span></text:p>
          </table:table-cell>
          <table:table-cell table:number-columns-repeated="16371" table:style-name="ce12"/>
        </table:table-row>
        <table:table-row table:style-name="ro3">
          <table:table-cell office:value-type="string" table:style-name="ce13">
            <text:p>Date</text:p>
          </table:table-cell>
          <table:table-cell office:value-type="string" table:style-name="ce14">
            <text:p>Petrol</text:p>
          </table:table-cell>
          <table:table-cell office:value-type="string" table:style-name="ce14">
            <text:p>Diesel</text:p>
          </table:table-cell>
          <table:table-cell office:value-type="string" table:style-name="ce15">
            <text:p>Hybrid Electric<text:s/><text:span text:style-name="T5">1</text:span></text:p>
          </table:table-cell>
          <table:table-cell office:value-type="string" table:style-name="ce15">
            <text:p>Plug-in Hybrid Electric<text:s/><text:span text:style-name="T5">2</text:span></text:p>
          </table:table-cell>
          <table:table-cell office:value-type="string" table:style-name="ce15">
            <text:p>Battery Electric</text:p>
          </table:table-cell>
          <table:table-cell office:value-type="string" table:style-name="ce15">
            <text:p>Range-Extended Electric<text:s/><text:span text:style-name="T5">3</text:span></text:p>
          </table:table-cell>
          <table:table-cell office:value-type="string" table:style-name="ce15">
            <text:p>Fuel Cell Electric<text:s/><text:span text:style-name="T5">4</text:span></text:p>
          </table:table-cell>
          <table:table-cell office:value-type="string" table:style-name="ce15">
            <text:p>Gas<text:s/><text:span text:style-name="T5">5</text:span></text:p>
          </table:table-cell>
          <table:table-cell office:value-type="string" table:style-name="ce14">
            <text:p>Other<text:s/><text:span text:style-name="T5">6</text:span>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Alternative Fuels<text:s/><text:span text:style-name="T6">7</text:span></text:p>
          </table:table-cell>
          <table:table-cell office:value-type="string" table:style-name="ce16">
            <text:p>Zero Emission<text:s/><text:span text:style-name="T5">8</text:span></text:p>
          </table:table-cell>
          <table:table-cell table:number-columns-repeated="16371" table:style-name="ce17"/>
        </table:table-row>
        <table:table-row table:style-name="ro4">
          <table:table-cell office:value-type="string" table:style-name="ce18">
            <text:p>Thousands</text:p>
          </table:table-cell>
          <table:table-cell table:number-columns-repeated="12" table:style-name="ce19"/>
          <table:table-cell table:number-columns-repeated="16371" table:style-name="ce12"/>
        </table:table-row>
        <table:table-row table:style-name="ro5">
          <table:table-cell office:value-type="float" office:value="2001" table:style-name="ce20">
            <text:p>2001</text:p>
          </table:table-cell>
          <table:table-cell office:value-type="float" office:value="2122.5070000000001" table:style-name="ce21">
            <text:p>2,122.5</text:p>
          </table:table-cell>
          <table:table-cell office:value-type="float" office:value="460.64600000000002" table:style-name="ce21">
            <text:p>460.6</text:p>
          </table:table-cell>
          <table:table-cell office:value-type="float" office:value="0.63500000000000001" table:style-name="ce21">
            <text:p>0.6</text:p>
          </table:table-cell>
          <table:table-cell office:value-type="float" office:value="0" table:style-name="ce21">
            <text:p>0.0</text:p>
          </table:table-cell>
          <table:table-cell office:value-type="float" office:value="8.2000000000000003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2.1030000000000002" table:style-name="ce21">
            <text:p>2.1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2585.982" table:style-name="ce21">
            <text:p>2,586.0</text:p>
          </table:table-cell>
          <table:table-cell office:value-type="float" office:value="2.8290000000000002" table:style-name="ce21">
            <text:p>2.8</text:p>
          </table:table-cell>
          <table:table-cell office:value-type="float" office:value="8.2000000000000003E-2" table:style-name="ce21">
            <text:p>0.1</text:p>
          </table:table-cell>
          <table:table-cell table:number-columns-repeated="16371" table:style-name="ce12"/>
        </table:table-row>
        <table:table-row table:style-name="ro5">
          <table:table-cell office:value-type="float" office:value="2002" table:style-name="ce20">
            <text:p>2002</text:p>
          </table:table-cell>
          <table:table-cell office:value-type="float" office:value="2042.4860000000001" table:style-name="ce21">
            <text:p>2,042.5</text:p>
          </table:table-cell>
          <table:table-cell office:value-type="float" office:value="636.79399999999998" table:style-name="ce21">
            <text:p>636.8</text:p>
          </table:table-cell>
          <table:table-cell office:value-type="float" office:value="0.28499999999999998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6.4000000000000001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2.4980000000000002" table:style-name="ce21">
            <text:p>2.5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2682.1309999999999" table:style-name="ce21">
            <text:p>2,682.1</text:p>
          </table:table-cell>
          <table:table-cell office:value-type="float" office:value="2.851" table:style-name="ce21">
            <text:p>2.9</text:p>
          </table:table-cell>
          <table:table-cell office:value-type="float" office:value="6.5000000000000002E-2" table:style-name="ce21">
            <text:p>0.1</text:p>
          </table:table-cell>
          <table:table-cell table:number-columns-repeated="16371" table:style-name="ce12"/>
        </table:table-row>
        <table:table-row table:style-name="ro5">
          <table:table-cell office:value-type="float" office:value="2003" table:style-name="ce20">
            <text:p>2003</text:p>
          </table:table-cell>
          <table:table-cell office:value-type="float" office:value="1914.145" table:style-name="ce21">
            <text:p>1,914.1</text:p>
          </table:table-cell>
          <table:table-cell office:value-type="float" office:value="728.25599999999997" table:style-name="ce21">
            <text:p>728.3</text:p>
          </table:table-cell>
          <table:table-cell office:value-type="float" office:value="0.378" table:style-name="ce21">
            <text:p>0.4</text:p>
          </table:table-cell>
          <table:table-cell office:value-type="float" office:value="0" table:style-name="ce21">
            <text:p>0.0</text:p>
          </table:table-cell>
          <table:table-cell office:value-type="float" office:value="0.04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3.2280000000000002" table:style-name="ce21">
            <text:p>3.2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2646.056" table:style-name="ce21">
            <text:p>2,646.1</text:p>
          </table:table-cell>
          <table:table-cell office:value-type="float" office:value="3.6549999999999998" table:style-name="ce21">
            <text:p>3.7</text:p>
          </table:table-cell>
          <table:table-cell office:value-type="float" office:value="4.2999999999999997E-2" table:style-name="ce21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04" table:style-name="ce20">
            <text:p>2004</text:p>
          </table:table-cell>
          <table:table-cell office:value-type="float" office:value="1748.557" table:style-name="ce21">
            <text:p>1,748.6</text:p>
          </table:table-cell>
          <table:table-cell office:value-type="float" office:value="847.024" table:style-name="ce21">
            <text:p>847.0</text:p>
          </table:table-cell>
          <table:table-cell office:value-type="float" office:value="1.5549999999999999" table:style-name="ce21">
            <text:p>1.6</text:p>
          </table:table-cell>
          <table:table-cell office:value-type="float" office:value="0" table:style-name="ce21">
            <text:p>0.0</text:p>
          </table:table-cell>
          <table:table-cell office:value-type="float" office:value="0.09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1.8420000000000001" table:style-name="ce21">
            <text:p>1.8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2599.0790000000002" table:style-name="ce21">
            <text:p>2,599.1</text:p>
          </table:table-cell>
          <table:table-cell office:value-type="float" office:value="3.4980000000000002" table:style-name="ce21">
            <text:p>3.5</text:p>
          </table:table-cell>
          <table:table-cell office:value-type="float" office:value="9.2999999999999999E-2" table:style-name="ce21">
            <text:p>0.1</text:p>
          </table:table-cell>
          <table:table-cell table:number-columns-repeated="16371" table:style-name="ce12"/>
        </table:table-row>
        <table:table-row table:style-name="ro5">
          <table:table-cell office:value-type="float" office:value="2005" table:style-name="ce20">
            <text:p>2005</text:p>
          </table:table-cell>
          <table:table-cell office:value-type="float" office:value="1543.643" table:style-name="ce21">
            <text:p>1,543.6</text:p>
          </table:table-cell>
          <table:table-cell office:value-type="float" office:value="893.66099999999994" table:style-name="ce21">
            <text:p>893.7</text:p>
          </table:table-cell>
          <table:table-cell office:value-type="float" office:value="5.3780000000000001" table:style-name="ce21">
            <text:p>5.4</text:p>
          </table:table-cell>
          <table:table-cell office:value-type="float" office:value="0" table:style-name="ce21">
            <text:p>0.0</text:p>
          </table:table-cell>
          <table:table-cell office:value-type="float" office:value="0.22600000000000001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0.52800000000000002" table:style-name="ce21">
            <text:p>0.5</text:p>
          </table:table-cell>
          <table:table-cell office:value-type="float" office:value="1.4E-2" table:style-name="ce21">
            <text:p>-</text:p>
          </table:table-cell>
          <table:table-cell office:value-type="float" office:value="2443.4549999999999" table:style-name="ce21">
            <text:p>2,443.5</text:p>
          </table:table-cell>
          <table:table-cell office:value-type="float" office:value="6.1509999999999998" table:style-name="ce21">
            <text:p>6.2</text:p>
          </table:table-cell>
          <table:table-cell office:value-type="float" office:value="0.23100000000000001" table:style-name="ce21">
            <text:p>0.2</text:p>
          </table:table-cell>
          <table:table-cell table:number-columns-repeated="16371" table:style-name="ce12"/>
        </table:table-row>
        <table:table-row table:style-name="ro6">
          <table:table-cell office:value-type="float" office:value="2006" table:style-name="ce20">
            <text:p>2006</text:p>
          </table:table-cell>
          <table:table-cell office:value-type="float" office:value="1438.068" table:style-name="ce21">
            <text:p>1,438.1</text:p>
          </table:table-cell>
          <table:table-cell office:value-type="float" office:value="892.66499999999996" table:style-name="ce21">
            <text:p>892.7</text:p>
          </table:table-cell>
          <table:table-cell office:value-type="float" office:value="8.8469999999999995" table:style-name="ce21">
            <text:p>8.8</text:p>
          </table:table-cell>
          <table:table-cell office:value-type="float" office:value="0" table:style-name="ce21">
            <text:p>0.0</text:p>
          </table:table-cell>
          <table:table-cell office:value-type="float" office:value="0.32300000000000001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7.0000000000000007E-2" table:style-name="ce21">
            <text:p>0.1</text:p>
          </table:table-cell>
          <table:table-cell office:value-type="float" office:value="6.9000000000000006E-2" table:style-name="ce21">
            <text:p>0.1</text:p>
          </table:table-cell>
          <table:table-cell office:value-type="float" office:value="2340.0430000000001" table:style-name="ce21">
            <text:p>2,340.0</text:p>
          </table:table-cell>
          <table:table-cell office:value-type="float" office:value="9.31" table:style-name="ce21">
            <text:p>9.3</text:p>
          </table:table-cell>
          <table:table-cell office:value-type="float" office:value="0.32400000000000001" table:style-name="ce21">
            <text:p>0.3</text:p>
          </table:table-cell>
          <table:table-cell table:number-columns-repeated="16371" table:style-name="ce12"/>
        </table:table-row>
        <table:table-row table:style-name="ro5">
          <table:table-cell office:value-type="float" office:value="2007" table:style-name="ce20">
            <text:p>2007</text:p>
          </table:table-cell>
          <table:table-cell office:value-type="float" office:value="1417.511" table:style-name="ce21">
            <text:p>1,417.5</text:p>
          </table:table-cell>
          <table:table-cell office:value-type="float" office:value="955.96199999999999" table:style-name="ce21">
            <text:p>956.0</text:p>
          </table:table-cell>
          <table:table-cell office:value-type="float" office:value="15.885" table:style-name="ce21">
            <text:p>15.9</text:p>
          </table:table-cell>
          <table:table-cell office:value-type="float" office:value="0" table:style-name="ce21">
            <text:p>0.0</text:p>
          </table:table-cell>
          <table:table-cell office:value-type="float" office:value="0.45" table:style-name="ce21">
            <text:p>0.5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7.0999999999999994E-2" table:style-name="ce21">
            <text:p>0.1</text:p>
          </table:table-cell>
          <table:table-cell office:value-type="float" office:value="0.20100000000000001" table:style-name="ce21">
            <text:p>0.2</text:p>
          </table:table-cell>
          <table:table-cell office:value-type="float" office:value="2390.08" table:style-name="ce21">
            <text:p>2,390.1</text:p>
          </table:table-cell>
          <table:table-cell office:value-type="float" office:value="16.606999999999999" table:style-name="ce21">
            <text:p>16.6</text:p>
          </table:table-cell>
          <table:table-cell office:value-type="float" office:value="0.45" table:style-name="ce21">
            <text:p>0.5</text:p>
          </table:table-cell>
          <table:table-cell table:number-columns-repeated="16371" table:style-name="ce12"/>
        </table:table-row>
        <table:table-row table:style-name="ro5">
          <table:table-cell office:value-type="float" office:value="2008" table:style-name="ce20">
            <text:p>2008</text:p>
          </table:table-cell>
          <table:table-cell office:value-type="float" office:value="1183.0550000000001" table:style-name="ce21">
            <text:p>1,183.1</text:p>
          </table:table-cell>
          <table:table-cell office:value-type="float" office:value="913.23500000000001" table:style-name="ce21">
            <text:p>913.2</text:p>
          </table:table-cell>
          <table:table-cell office:value-type="float" office:value="15.271000000000001" table:style-name="ce21">
            <text:p>15.3</text:p>
          </table:table-cell>
          <table:table-cell office:value-type="float" office:value="0" table:style-name="ce21">
            <text:p>0.0</text:p>
          </table:table-cell>
          <table:table-cell office:value-type="float" office:value="0.22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0.16400000000000001" table:style-name="ce21">
            <text:p>0.2</text:p>
          </table:table-cell>
          <table:table-cell office:value-type="float" office:value="5.1999999999999998E-2" table:style-name="ce21">
            <text:p>0.1</text:p>
          </table:table-cell>
          <table:table-cell office:value-type="float" office:value="2111.998" table:style-name="ce21">
            <text:p>2,112.0</text:p>
          </table:table-cell>
          <table:table-cell office:value-type="float" office:value="15.708" table:style-name="ce21">
            <text:p>15.7</text:p>
          </table:table-cell>
          <table:table-cell office:value-type="float" office:value="0.221" table:style-name="ce21">
            <text:p>0.2</text:p>
          </table:table-cell>
          <table:table-cell table:number-columns-repeated="16371" table:style-name="ce12"/>
        </table:table-row>
        <table:table-row table:style-name="ro5">
          <table:table-cell office:value-type="float" office:value="2009" table:style-name="ce20">
            <text:p>2009</text:p>
          </table:table-cell>
          <table:table-cell office:value-type="float" office:value="1137.886" table:style-name="ce21">
            <text:p>1,137.9</text:p>
          </table:table-cell>
          <table:table-cell office:value-type="float" office:value="815.45600000000002" table:style-name="ce21">
            <text:p>815.5</text:p>
          </table:table-cell>
          <table:table-cell office:value-type="float" office:value="14.462" table:style-name="ce21">
            <text:p>14.5</text:p>
          </table:table-cell>
          <table:table-cell office:value-type="float" office:value="0" table:style-name="ce21">
            <text:p>0.0</text:p>
          </table:table-cell>
          <table:table-cell office:value-type="float" office:value="0.182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254" table:style-name="ce21">
            <text:p>0.3</text:p>
          </table:table-cell>
          <table:table-cell office:value-type="float" office:value="1.2E-2" table:style-name="ce21">
            <text:p>-</text:p>
          </table:table-cell>
          <table:table-cell office:value-type="float" office:value="1968.252" table:style-name="ce21">
            <text:p>1,968.3</text:p>
          </table:table-cell>
          <table:table-cell office:value-type="float" office:value="14.91" table:style-name="ce21">
            <text:p>14.9</text:p>
          </table:table-cell>
          <table:table-cell office:value-type="float" office:value="0.182" table:style-name="ce21">
            <text:p>0.2</text:p>
          </table:table-cell>
          <table:table-cell table:number-columns-repeated="16371" table:style-name="ce12"/>
        </table:table-row>
        <table:table-row table:style-name="ro5">
          <table:table-cell office:value-type="float" office:value="2010" table:style-name="ce20">
            <text:p>2010</text:p>
          </table:table-cell>
          <table:table-cell office:value-type="float" office:value="1060.877" table:style-name="ce21">
            <text:p>1,060.9</text:p>
          </table:table-cell>
          <table:table-cell office:value-type="float" office:value="913.13900000000001" table:style-name="ce21">
            <text:p>913.1</text:p>
          </table:table-cell>
          <table:table-cell office:value-type="float" office:value="21.798999999999999" table:style-name="ce21">
            <text:p>21.8</text:p>
          </table:table-cell>
          <table:table-cell office:value-type="float" office:value="2.1000000000000001E-2" table:style-name="ce21">
            <text:p>-</text:p>
          </table:table-cell>
          <table:table-cell office:value-type="float" office:value="0.25600000000000001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14899999999999999" table:style-name="ce21">
            <text:p>0.1</text:p>
          </table:table-cell>
          <table:table-cell office:value-type="float" office:value="8.3000000000000004E-2" table:style-name="ce21">
            <text:p>0.1</text:p>
          </table:table-cell>
          <table:table-cell office:value-type="float" office:value="1996.3240000000001" table:style-name="ce21">
            <text:p>1,996.3</text:p>
          </table:table-cell>
          <table:table-cell office:value-type="float" office:value="22.308" table:style-name="ce21">
            <text:p>22.3</text:p>
          </table:table-cell>
          <table:table-cell office:value-type="float" office:value="0.25600000000000001" table:style-name="ce21">
            <text:p>0.3</text:p>
          </table:table-cell>
          <table:table-cell table:number-columns-repeated="16371" table:style-name="ce12"/>
        </table:table-row>
        <table:table-row table:style-name="ro6">
          <table:table-cell office:value-type="float" office:value="2011" table:style-name="ce20">
            <text:p>2011</text:p>
          </table:table-cell>
          <table:table-cell office:value-type="float" office:value="924.50699999999995" table:style-name="ce21">
            <text:p>924.5</text:p>
          </table:table-cell>
          <table:table-cell office:value-type="float" office:value="958.53599999999994" table:style-name="ce21">
            <text:p>958.5</text:p>
          </table:table-cell>
          <table:table-cell office:value-type="float" office:value="23.042999999999999" table:style-name="ce21">
            <text:p>23.0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1.204" table:style-name="ce21">
            <text:p>1.2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0.105" table:style-name="ce21">
            <text:p>0.1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1907.4110000000001" table:style-name="ce21">
            <text:p>1,907.4</text:p>
          </table:table-cell>
          <table:table-cell office:value-type="float" office:value="24.367999999999999" table:style-name="ce21">
            <text:p>24.4</text:p>
          </table:table-cell>
          <table:table-cell office:value-type="float" office:value="1.2050000000000001" table:style-name="ce21">
            <text:p>1.2</text:p>
          </table:table-cell>
          <table:table-cell table:number-columns-repeated="16371" table:style-name="ce12"/>
        </table:table-row>
        <table:table-row table:style-name="ro5">
          <table:table-cell office:value-type="float" office:value="2012" table:style-name="ce20">
            <text:p>2012</text:p>
          </table:table-cell>
          <table:table-cell office:value-type="float" office:value="967.68899999999996" table:style-name="ce21">
            <text:p>967.7</text:p>
          </table:table-cell>
          <table:table-cell office:value-type="float" office:value="1015.948" table:style-name="ce21">
            <text:p>1,015.9</text:p>
          </table:table-cell>
          <table:table-cell office:value-type="float" office:value="24.45" table:style-name="ce21">
            <text:p>24.5</text:p>
          </table:table-cell>
          <table:table-cell office:value-type="float" office:value="0.46" table:style-name="ce21">
            <text:p>0.5</text:p>
          </table:table-cell>
          <table:table-cell office:value-type="float" office:value="1.68" table:style-name="ce21">
            <text:p>1.7</text:p>
          </table:table-cell>
          <table:table-cell office:value-type="float" office:value="0.51100000000000001" table:style-name="ce21">
            <text:p>0.5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7.2999999999999995E-2" table:style-name="ce21">
            <text:p>0.1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2010.825" table:style-name="ce21">
            <text:p>2,010.8</text:p>
          </table:table-cell>
          <table:table-cell office:value-type="float" office:value="27.187999999999999" table:style-name="ce21">
            <text:p>27.2</text:p>
          </table:table-cell>
          <table:table-cell office:value-type="float" office:value="1.6870000000000001" table:style-name="ce21">
            <text:p>1.7</text:p>
          </table:table-cell>
          <table:table-cell table:number-columns-repeated="16371" table:style-name="ce12"/>
        </table:table-row>
        <table:table-row table:style-name="ro5">
          <table:table-cell office:value-type="float" office:value="2013" table:style-name="ce20">
            <text:p>2013</text:p>
          </table:table-cell>
          <table:table-cell office:value-type="float" office:value="1090.596" table:style-name="ce21">
            <text:p>1,090.6</text:p>
          </table:table-cell>
          <table:table-cell office:value-type="float" office:value="1102.2329999999999" table:style-name="ce21">
            <text:p>1,102.2</text:p>
          </table:table-cell>
          <table:table-cell office:value-type="float" office:value="28.548999999999999" table:style-name="ce21">
            <text:p>28.5</text:p>
          </table:table-cell>
          <table:table-cell office:value-type="float" office:value="0.66500000000000004" table:style-name="ce21">
            <text:p>0.7</text:p>
          </table:table-cell>
          <table:table-cell office:value-type="float" office:value="2.6190000000000002" table:style-name="ce21">
            <text:p>2.6</text:p>
          </table:table-cell>
          <table:table-cell office:value-type="float" office:value="0.39200000000000002" table:style-name="ce21">
            <text:p>0.4</text:p>
          </table:table-cell>
          <table:table-cell office:value-type="float" office:value="0" table:style-name="ce21">
            <text:p>0.0</text:p>
          </table:table-cell>
          <table:table-cell office:value-type="float" office:value="2.4E-2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2225.0819999999999" table:style-name="ce21">
            <text:p>2,225.1</text:p>
          </table:table-cell>
          <table:table-cell office:value-type="float" office:value="32.253" table:style-name="ce21">
            <text:p>32.3</text:p>
          </table:table-cell>
          <table:table-cell office:value-type="float" office:value="2.6190000000000002" table:style-name="ce21">
            <text:p>2.6</text:p>
          </table:table-cell>
          <table:table-cell table:number-columns-repeated="16371" table:style-name="ce12"/>
        </table:table-row>
        <table:table-row table:style-name="ro5">
          <table:table-cell office:value-type="float" office:value="2014" table:style-name="ce20">
            <text:p>2014</text:p>
          </table:table-cell>
          <table:table-cell office:value-type="float" office:value="1173.681" table:style-name="ce21">
            <text:p>1,173.7</text:p>
          </table:table-cell>
          <table:table-cell office:value-type="float" office:value="1213.729" table:style-name="ce21">
            <text:p>1,213.7</text:p>
          </table:table-cell>
          <table:table-cell office:value-type="float" office:value="36.392000000000003" table:style-name="ce21">
            <text:p>36.4</text:p>
          </table:table-cell>
          <table:table-cell office:value-type="float" office:value="6.4960000000000004" table:style-name="ce21">
            <text:p>6.5</text:p>
          </table:table-cell>
          <table:table-cell office:value-type="float" office:value="6.6550000000000002" table:style-name="ce21">
            <text:p>6.7</text:p>
          </table:table-cell>
          <table:table-cell office:value-type="float" office:value="1.3420000000000001" table:style-name="ce21">
            <text:p>1.3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3.6999999999999998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2438.34" table:style-name="ce21">
            <text:p>2,438.3</text:p>
          </table:table-cell>
          <table:table-cell office:value-type="float" office:value="50.93" table:style-name="ce21">
            <text:p>50.9</text:p>
          </table:table-cell>
          <table:table-cell office:value-type="float" office:value="6.6609999999999996" table:style-name="ce21">
            <text:p>6.7</text:p>
          </table:table-cell>
          <table:table-cell table:number-columns-repeated="16371" table:style-name="ce12"/>
        </table:table-row>
        <table:table-row table:style-name="ro5">
          <table:table-cell office:value-type="float" office:value="2015" table:style-name="ce20">
            <text:p>2015</text:p>
          </table:table-cell>
          <table:table-cell office:value-type="float" office:value="1276.075" table:style-name="ce21">
            <text:p>1,276.1</text:p>
          </table:table-cell>
          <table:table-cell office:value-type="float" office:value="1253.4010000000001" table:style-name="ce21">
            <text:p>1,253.4</text:p>
          </table:table-cell>
          <table:table-cell office:value-type="float" office:value="43.792000000000002" table:style-name="ce21">
            <text:p>43.8</text:p>
          </table:table-cell>
          <table:table-cell office:value-type="float" office:value="17.285" table:style-name="ce21">
            <text:p>17.3</text:p>
          </table:table-cell>
          <table:table-cell office:value-type="float" office:value="9.8330000000000002" table:style-name="ce21">
            <text:p>9.8</text:p>
          </table:table-cell>
          <table:table-cell office:value-type="float" office:value="1.6970000000000001" table:style-name="ce21">
            <text:p>1.7</text:p>
          </table:table-cell>
          <table:table-cell office:value-type="float" office:value="1.2999999999999999E-2" table:style-name="ce21">
            <text:p>-</text:p>
          </table:table-cell>
          <table:table-cell office:value-type="float" office:value="4.2000000000000003E-2" table:style-name="ce21">
            <text:p>-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2602.1460000000002" table:style-name="ce21">
            <text:p>2,602.1</text:p>
          </table:table-cell>
          <table:table-cell office:value-type="float" office:value="72.67" table:style-name="ce21">
            <text:p>72.7</text:p>
          </table:table-cell>
          <table:table-cell office:value-type="float" office:value="9.8460000000000001" table:style-name="ce21">
            <text:p>9.8</text:p>
          </table:table-cell>
          <table:table-cell table:number-columns-repeated="16371" table:style-name="ce12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1313.345" table:style-name="ce21">
            <text:p>1,313.3</text:p>
          </table:table-cell>
          <table:table-cell office:value-type="float" office:value="1262.521" table:style-name="ce21">
            <text:p>1,262.5</text:p>
          </table:table-cell>
          <table:table-cell office:value-type="float" office:value="50.835999999999999" table:style-name="ce21">
            <text:p>50.8</text:p>
          </table:table-cell>
          <table:table-cell office:value-type="float" office:value="26.327000000000002" table:style-name="ce21">
            <text:p>26.3</text:p>
          </table:table-cell>
          <table:table-cell office:value-type="float" office:value="10.272" table:style-name="ce21">
            <text:p>10.3</text:p>
          </table:table-cell>
          <table:table-cell office:value-type="float" office:value="1.899" table:style-name="ce21">
            <text:p>1.9</text:p>
          </table:table-cell>
          <table:table-cell office:value-type="float" office:value="1.7000000000000001E-2" table:style-name="ce21">
            <text:p>-</text:p>
          </table:table-cell>
          <table:table-cell office:value-type="float" office:value="3.2000000000000001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2665.2510000000002" table:style-name="ce21">
            <text:p>2,665.3</text:p>
          </table:table-cell>
          <table:table-cell office:value-type="float" office:value="89.385000000000005" table:style-name="ce21">
            <text:p>89.4</text:p>
          </table:table-cell>
          <table:table-cell office:value-type="float" office:value="10.289" table:style-name="ce21">
            <text:p>10.3</text:p>
          </table:table-cell>
          <table:table-cell table:number-columns-repeated="16371" table:style-name="ce12"/>
        </table:table-row>
        <table:table-row table:style-name="ro5">
          <table:table-cell office:value-type="float" office:value="2017" table:style-name="ce20">
            <text:p>2017</text:p>
          </table:table-cell>
          <table:table-cell office:value-type="float" office:value="1342.152" table:style-name="ce21">
            <text:p>1,342.2</text:p>
          </table:table-cell>
          <table:table-cell office:value-type="float" office:value="1047.6849999999999" table:style-name="ce21">
            <text:p>1,047.7</text:p>
          </table:table-cell>
          <table:table-cell office:value-type="float" office:value="70.906000000000006" table:style-name="ce21">
            <text:p>70.9</text:p>
          </table:table-cell>
          <table:table-cell office:value-type="float" office:value="32.375" table:style-name="ce21">
            <text:p>32.4</text:p>
          </table:table-cell>
          <table:table-cell office:value-type="float" office:value="13.692" table:style-name="ce21">
            <text:p>13.7</text:p>
          </table:table-cell>
          <table:table-cell office:value-type="float" office:value="2.468" table:style-name="ce21">
            <text:p>2.5</text:p>
          </table:table-cell>
          <table:table-cell office:value-type="float" office:value="3.5000000000000003E-2" table:style-name="ce21">
            <text:p>-</text:p>
          </table:table-cell>
          <table:table-cell office:value-type="float" office:value="1.4E-2" table:style-name="ce21">
            <text:p>-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2509.33" table:style-name="ce21">
            <text:p>2,509.3</text:p>
          </table:table-cell>
          <table:table-cell office:value-type="float" office:value="119.49299999999999" table:style-name="ce21">
            <text:p>119.5</text:p>
          </table:table-cell>
          <table:table-cell office:value-type="float" office:value="13.727" table:style-name="ce21">
            <text:p>13.7</text:p>
          </table:table-cell>
          <table:table-cell table:number-columns-repeated="16371" table:style-name="ce12"/>
        </table:table-row>
        <table:table-row table:style-name="ro5">
          <table:table-cell office:value-type="float" office:value="2018" table:style-name="ce20">
            <text:p>2018</text:p>
          </table:table-cell>
          <table:table-cell office:value-type="float" office:value="1459.789" table:style-name="ce21">
            <text:p>1,459.8</text:p>
          </table:table-cell>
          <table:table-cell office:value-type="float" office:value="735.72" table:style-name="ce21">
            <text:p>735.7</text:p>
          </table:table-cell>
          <table:table-cell office:value-type="float" office:value="86.43" table:style-name="ce21">
            <text:p>86.4</text:p>
          </table:table-cell>
          <table:table-cell office:value-type="float" office:value="41.701000000000001" table:style-name="ce21">
            <text:p>41.7</text:p>
          </table:table-cell>
          <table:table-cell office:value-type="float" office:value="15.579000000000001" table:style-name="ce21">
            <text:p>15.6</text:p>
          </table:table-cell>
          <table:table-cell office:value-type="float" office:value="2.15" table:style-name="ce21">
            <text:p>2.2</text:p>
          </table:table-cell>
          <table:table-cell office:value-type="float" office:value="3.6999999999999998E-2" table:style-name="ce21">
            <text:p>-</text:p>
          </table:table-cell>
          <table:table-cell office:value-type="float" office:value="9.6000000000000002E-2" table:style-name="ce21">
            <text:p>0.1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2341.5050000000001" table:style-name="ce21">
            <text:p>2,341.5</text:p>
          </table:table-cell>
          <table:table-cell office:value-type="float" office:value="145.99600000000001" table:style-name="ce21">
            <text:p>146.0</text:p>
          </table:table-cell>
          <table:table-cell office:value-type="float" office:value="15.616" table:style-name="ce21">
            <text:p>15.6</text:p>
          </table:table-cell>
          <table:table-cell table:number-columns-repeated="16371" table:style-name="ce12"/>
        </table:table-row>
        <table:table-row table:style-name="ro5">
          <table:table-cell office:value-type="float" office:value="2019" table:style-name="ce20">
            <text:p>2019</text:p>
          </table:table-cell>
          <table:table-cell office:value-type="float" office:value="1509.952" table:style-name="ce21">
            <text:p>1,510.0</text:p>
          </table:table-cell>
          <table:table-cell office:value-type="float" office:value="604.52800000000002" table:style-name="ce21">
            <text:p>604.5</text:p>
          </table:table-cell>
          <table:table-cell office:value-type="float" office:value="108.334" table:style-name="ce21">
            <text:p>108.3</text:p>
          </table:table-cell>
          <table:table-cell office:value-type="float" office:value="34.624000000000002" table:style-name="ce21">
            <text:p>34.6</text:p>
          </table:table-cell>
          <table:table-cell office:value-type="float" office:value="37.604999999999997" table:style-name="ce21">
            <text:p>37.6</text:p>
          </table:table-cell>
          <table:table-cell office:value-type="float" office:value="0.248" table:style-name="ce21">
            <text:p>0.2</text:p>
          </table:table-cell>
          <table:table-cell office:value-type="float" office:value="0.08" table:style-name="ce21">
            <text:p>0.1</text:p>
          </table:table-cell>
          <table:table-cell office:value-type="float" office:value="3.4000000000000002E-2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2295.4090000000001" table:style-name="ce21">
            <text:p>2,295.4</text:p>
          </table:table-cell>
          <table:table-cell office:value-type="float" office:value="180.929" table:style-name="ce21">
            <text:p>180.9</text:p>
          </table:table-cell>
          <table:table-cell office:value-type="float" office:value="37.685000000000002" table:style-name="ce21">
            <text:p>37.7</text:p>
          </table:table-cell>
          <table:table-cell table:number-columns-repeated="16371" table:style-name="ce12"/>
        </table:table-row>
        <table:table-row table:style-name="ro5">
          <table:table-cell office:value-type="float" office:value="2020" table:style-name="ce20">
            <text:p>2020</text:p>
          </table:table-cell>
          <table:table-cell office:value-type="float" office:value="986.85199999999998" table:style-name="ce21">
            <text:p>986.9</text:p>
          </table:table-cell>
          <table:table-cell office:value-type="float" office:value="295.19" table:style-name="ce21">
            <text:p>295.2</text:p>
          </table:table-cell>
          <table:table-cell office:value-type="float" office:value="163.745" table:style-name="ce21">
            <text:p>163.7</text:p>
          </table:table-cell>
          <table:table-cell office:value-type="float" office:value="66.599999999999994" table:style-name="ce21">
            <text:p>66.6</text:p>
          </table:table-cell>
          <table:table-cell office:value-type="float" office:value="106.682" table:style-name="ce21">
            <text:p>106.7</text:p>
          </table:table-cell>
          <table:table-cell office:value-type="float" office:value="5.2999999999999999E-2" table:style-name="ce21">
            <text:p>0.1</text:p>
          </table:table-cell>
          <table:table-cell office:value-type="float" office:value="5.8999999999999997E-2" table:style-name="ce21">
            <text:p>0.1</text:p>
          </table:table-cell>
          <table:table-cell office:value-type="float" office:value="0.77" table:style-name="ce21">
            <text:p>0.8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1619.9570000000001" table:style-name="ce21">
            <text:p>1,620.0</text:p>
          </table:table-cell>
          <table:table-cell office:value-type="float" office:value="337.91500000000002" table:style-name="ce21">
            <text:p>337.9</text:p>
          </table:table-cell>
          <table:table-cell office:value-type="float" office:value="106.741" table:style-name="ce21">
            <text:p>106.7</text:p>
          </table:table-cell>
          <table:table-cell table:number-columns-repeated="16371" table:style-name="ce12"/>
        </table:table-row>
        <table:table-row table:style-name="ro6">
          <table:table-cell office:value-type="string" table:style-name="ce20">
            <text:p>2001 Q1</text:p>
          </table:table-cell>
          <table:table-cell office:value-type="float" office:value="598.29399999999998" table:style-name="ce21">
            <text:p>598.3</text:p>
          </table:table-cell>
          <table:table-cell office:value-type="float" office:value="108.32899999999999" table:style-name="ce21">
            <text:p>108.3</text:p>
          </table:table-cell>
          <table:table-cell office:value-type="float" office:value="0.248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1.6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1.0349999999999999" table:style-name="ce21">
            <text:p>1.0</text:p>
          </table:table-cell>
          <table:table-cell office:value-type="float" office:value="1E-3" table:style-name="ce21">
            <text:p>-</text:p>
          </table:table-cell>
          <table:table-cell office:value-type="float" office:value="707.923" table:style-name="ce21">
            <text:p>707.9</text:p>
          </table:table-cell>
          <table:table-cell office:value-type="float" office:value="1.3" table:style-name="ce21">
            <text:p>1.3</text:p>
          </table:table-cell>
          <table:table-cell office:value-type="float" office:value="1.6E-2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1 Q2</text:p>
          </table:table-cell>
          <table:table-cell office:value-type="float" office:value="512.97900000000004" table:style-name="ce21">
            <text:p>513.0</text:p>
          </table:table-cell>
          <table:table-cell office:value-type="float" office:value="105.089" table:style-name="ce21">
            <text:p>105.1</text:p>
          </table:table-cell>
          <table:table-cell office:value-type="float" office:value="0.157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32100000000000001" table:style-name="ce21">
            <text:p>0.3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618.55899999999997" table:style-name="ce21">
            <text:p>618.6</text:p>
          </table:table-cell>
          <table:table-cell office:value-type="float" office:value="0.49099999999999999" table:style-name="ce21">
            <text:p>0.5</text:p>
          </table:table-cell>
          <table:table-cell office:value-type="float" office:value="8.9999999999999993E-3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1 Q3</text:p>
          </table:table-cell>
          <table:table-cell office:value-type="float" office:value="596.65200000000004" table:style-name="ce21">
            <text:p>596.7</text:p>
          </table:table-cell>
          <table:table-cell office:value-type="float" office:value="132.52199999999999" table:style-name="ce21">
            <text:p>132.5</text:p>
          </table:table-cell>
          <table:table-cell office:value-type="float" office:value="0.155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4.5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18" table:style-name="ce21">
            <text:p>0.2</text:p>
          </table:table-cell>
          <table:table-cell office:value-type="float" office:value="2E-3" table:style-name="ce21">
            <text:p>-</text:p>
          </table:table-cell>
          <table:table-cell office:value-type="float" office:value="729.55700000000002" table:style-name="ce21">
            <text:p>729.6</text:p>
          </table:table-cell>
          <table:table-cell office:value-type="float" office:value="0.38300000000000001" table:style-name="ce21">
            <text:p>0.4</text:p>
          </table:table-cell>
          <table:table-cell office:value-type="float" office:value="4.5999999999999999E-2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1 Q4</text:p>
          </table:table-cell>
          <table:table-cell office:value-type="float" office:value="414.58199999999999" table:style-name="ce21">
            <text:p>414.6</text:p>
          </table:table-cell>
          <table:table-cell office:value-type="float" office:value="114.706" table:style-name="ce21">
            <text:p>114.7</text:p>
          </table:table-cell>
          <table:table-cell office:value-type="float" office:value="7.4999999999999997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56699999999999995" table:style-name="ce21">
            <text:p>0.6</text:p>
          </table:table-cell>
          <table:table-cell office:value-type="float" office:value="2E-3" table:style-name="ce21">
            <text:p>-</text:p>
          </table:table-cell>
          <table:table-cell office:value-type="float" office:value="529.94299999999998" table:style-name="ce21">
            <text:p>529.9</text:p>
          </table:table-cell>
          <table:table-cell office:value-type="float" office:value="0.65500000000000003" table:style-name="ce21">
            <text:p>0.7</text:p>
          </table:table-cell>
          <table:table-cell office:value-type="float" office:value="1.0999999999999999E-2" table:style-name="ce21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2 Q1</text:p>
          </table:table-cell>
          <table:table-cell office:value-type="float" office:value="591.20100000000002" table:style-name="ce21">
            <text:p>591.2</text:p>
          </table:table-cell>
          <table:table-cell office:value-type="float" office:value="166.614" table:style-name="ce21">
            <text:p>166.6</text:p>
          </table:table-cell>
          <table:table-cell office:value-type="float" office:value="7.3999999999999996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79400000000000004" table:style-name="ce21">
            <text:p>0.8</text:p>
          </table:table-cell>
          <table:table-cell office:value-type="float" office:value="0" table:style-name="ce21">
            <text:p>0.0</text:p>
          </table:table-cell>
          <table:table-cell office:value-type="float" office:value="758.68799999999999" table:style-name="ce21">
            <text:p>758.7</text:p>
          </table:table-cell>
          <table:table-cell office:value-type="float" office:value="0.873" table:style-name="ce21">
            <text:p>0.9</text:p>
          </table:table-cell>
          <table:table-cell office:value-type="float" office:value="5.0000000000000001E-3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2 Q2</text:p>
          </table:table-cell>
          <table:table-cell office:value-type="float" office:value="495.286" table:style-name="ce21">
            <text:p>495.3</text:p>
          </table:table-cell>
          <table:table-cell office:value-type="float" office:value="154.17500000000001" table:style-name="ce21">
            <text:p>154.2</text:p>
          </table:table-cell>
          <table:table-cell office:value-type="float" office:value="8.6999999999999994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3.7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49299999999999999" table:style-name="ce21">
            <text:p>0.5</text:p>
          </table:table-cell>
          <table:table-cell office:value-type="float" office:value="2E-3" table:style-name="ce21">
            <text:p>-</text:p>
          </table:table-cell>
          <table:table-cell office:value-type="float" office:value="650.08100000000002" table:style-name="ce21">
            <text:p>650.1</text:p>
          </table:table-cell>
          <table:table-cell office:value-type="float" office:value="0.62" table:style-name="ce21">
            <text:p>0.6</text:p>
          </table:table-cell>
          <table:table-cell office:value-type="float" office:value="3.7999999999999999E-2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2 Q3</text:p>
          </table:table-cell>
          <table:table-cell office:value-type="float" office:value="569.02" table:style-name="ce21">
            <text:p>569.0</text:p>
          </table:table-cell>
          <table:table-cell office:value-type="float" office:value="174.93600000000001" table:style-name="ce21">
            <text:p>174.9</text:p>
          </table:table-cell>
          <table:table-cell office:value-type="float" office:value="8.1000000000000003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0.55000000000000004" table:style-name="ce21">
            <text:p>0.6</text:p>
          </table:table-cell>
          <table:table-cell office:value-type="float" office:value="1E-3" table:style-name="ce21">
            <text:p>-</text:p>
          </table:table-cell>
          <table:table-cell office:value-type="float" office:value="744.59299999999996" table:style-name="ce21">
            <text:p>744.6</text:p>
          </table:table-cell>
          <table:table-cell office:value-type="float" office:value="0.63700000000000001" table:style-name="ce21">
            <text:p>0.6</text:p>
          </table:table-cell>
          <table:table-cell office:value-type="float" office:value="5.0000000000000001E-3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2 Q4</text:p>
          </table:table-cell>
          <table:table-cell office:value-type="float" office:value="386.97899999999998" table:style-name="ce21">
            <text:p>387.0</text:p>
          </table:table-cell>
          <table:table-cell office:value-type="float" office:value="141.06899999999999" table:style-name="ce21">
            <text:p>141.1</text:p>
          </table:table-cell>
          <table:table-cell office:value-type="float" office:value="4.2999999999999997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1.7000000000000001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66100000000000003" table:style-name="ce21">
            <text:p>0.7</text:p>
          </table:table-cell>
          <table:table-cell office:value-type="float" office:value="0" table:style-name="ce21">
            <text:p>0.0</text:p>
          </table:table-cell>
          <table:table-cell office:value-type="float" office:value="528.76900000000001" table:style-name="ce21">
            <text:p>528.8</text:p>
          </table:table-cell>
          <table:table-cell office:value-type="float" office:value="0.72099999999999997" table:style-name="ce21">
            <text:p>0.7</text:p>
          </table:table-cell>
          <table:table-cell office:value-type="float" office:value="1.7000000000000001E-2" table:style-name="ce21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3 Q1</text:p>
          </table:table-cell>
          <table:table-cell office:value-type="float" office:value="544.029" table:style-name="ce21">
            <text:p>544.0</text:p>
          </table:table-cell>
          <table:table-cell office:value-type="float" office:value="192.565" table:style-name="ce21">
            <text:p>192.6</text:p>
          </table:table-cell>
          <table:table-cell office:value-type="float" office:value="0.11600000000000001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2.4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86599999999999999" table:style-name="ce21">
            <text:p>0.9</text:p>
          </table:table-cell>
          <table:table-cell office:value-type="float" office:value="1E-3" table:style-name="ce21">
            <text:p>-</text:p>
          </table:table-cell>
          <table:table-cell office:value-type="float" office:value="737.601" table:style-name="ce21">
            <text:p>737.6</text:p>
          </table:table-cell>
          <table:table-cell office:value-type="float" office:value="1.0069999999999999" table:style-name="ce21">
            <text:p>1.0</text:p>
          </table:table-cell>
          <table:table-cell office:value-type="float" office:value="2.4E-2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3 Q2</text:p>
          </table:table-cell>
          <table:table-cell office:value-type="float" office:value="471.72300000000001" table:style-name="ce21">
            <text:p>471.7</text:p>
          </table:table-cell>
          <table:table-cell office:value-type="float" office:value="170.065" table:style-name="ce21">
            <text:p>170.1</text:p>
          </table:table-cell>
          <table:table-cell office:value-type="float" office:value="3.1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2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82899999999999996" table:style-name="ce21">
            <text:p>0.8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642.654" table:style-name="ce21">
            <text:p>642.7</text:p>
          </table:table-cell>
          <table:table-cell office:value-type="float" office:value="0.86599999999999999" table:style-name="ce21">
            <text:p>0.9</text:p>
          </table:table-cell>
          <table:table-cell office:value-type="float" office:value="2E-3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3 Q3</text:p>
          </table:table-cell>
          <table:table-cell office:value-type="float" office:value="537.56899999999996" table:style-name="ce21">
            <text:p>537.6</text:p>
          </table:table-cell>
          <table:table-cell office:value-type="float" office:value="204.262" table:style-name="ce21">
            <text:p>204.3</text:p>
          </table:table-cell>
          <table:table-cell office:value-type="float" office:value="1.7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2E-3" table:style-name="ce21">
            <text:p>-</text:p>
          </table:table-cell>
          <table:table-cell office:value-type="float" office:value="0.91600000000000004" table:style-name="ce21">
            <text:p>0.9</text:p>
          </table:table-cell>
          <table:table-cell office:value-type="float" office:value="1E-3" table:style-name="ce21">
            <text:p>-</text:p>
          </table:table-cell>
          <table:table-cell office:value-type="float" office:value="742.77599999999995" table:style-name="ce21">
            <text:p>742.8</text:p>
          </table:table-cell>
          <table:table-cell office:value-type="float" office:value="0.94499999999999995" table:style-name="ce21">
            <text:p>0.9</text:p>
          </table:table-cell>
          <table:table-cell office:value-type="float" office:value="0.01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3 Q4</text:p>
          </table:table-cell>
          <table:table-cell office:value-type="float" office:value="360.82400000000001" table:style-name="ce21">
            <text:p>360.8</text:p>
          </table:table-cell>
          <table:table-cell office:value-type="float" office:value="161.364" table:style-name="ce21">
            <text:p>161.4</text:p>
          </table:table-cell>
          <table:table-cell office:value-type="float" office:value="0.21299999999999999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0.61699999999999999" table:style-name="ce21">
            <text:p>0.6</text:p>
          </table:table-cell>
          <table:table-cell office:value-type="float" office:value="0" table:style-name="ce21">
            <text:p>0.0</text:p>
          </table:table-cell>
          <table:table-cell office:value-type="float" office:value="523.02499999999998" table:style-name="ce21">
            <text:p>523.0</text:p>
          </table:table-cell>
          <table:table-cell office:value-type="float" office:value="0.83699999999999997" table:style-name="ce21">
            <text:p>0.8</text:p>
          </table:table-cell>
          <table:table-cell office:value-type="float" office:value="7.0000000000000001E-3" table:style-name="ce21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4 Q1</text:p>
          </table:table-cell>
          <table:table-cell office:value-type="float" office:value="529.93700000000001" table:style-name="ce21">
            <text:p>529.9</text:p>
          </table:table-cell>
          <table:table-cell office:value-type="float" office:value="231.261" table:style-name="ce21">
            <text:p>231.3</text:p>
          </table:table-cell>
          <table:table-cell office:value-type="float" office:value="0.48099999999999998" table:style-name="ce21">
            <text:p>0.5</text:p>
          </table:table-cell>
          <table:table-cell office:value-type="float" office:value="0" table:style-name="ce21">
            <text:p>0.0</text:p>
          </table:table-cell>
          <table:table-cell office:value-type="float" office:value="4.2000000000000003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0.51800000000000002" table:style-name="ce21">
            <text:p>0.5</text:p>
          </table:table-cell>
          <table:table-cell office:value-type="float" office:value="1E-3" table:style-name="ce21">
            <text:p>-</text:p>
          </table:table-cell>
          <table:table-cell office:value-type="float" office:value="762.24099999999999" table:style-name="ce21">
            <text:p>762.2</text:p>
          </table:table-cell>
          <table:table-cell office:value-type="float" office:value="1.0429999999999999" table:style-name="ce21">
            <text:p>1.0</text:p>
          </table:table-cell>
          <table:table-cell office:value-type="float" office:value="4.2999999999999997E-2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4 Q2</text:p>
          </table:table-cell>
          <table:table-cell office:value-type="float" office:value="426" table:style-name="ce21">
            <text:p>426.0</text:p>
          </table:table-cell>
          <table:table-cell office:value-type="float" office:value="202.93100000000001" table:style-name="ce21">
            <text:p>202.9</text:p>
          </table:table-cell>
          <table:table-cell office:value-type="float" office:value="0.27700000000000002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0.63200000000000001" table:style-name="ce21">
            <text:p>0.6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629.85" table:style-name="ce21">
            <text:p>629.9</text:p>
          </table:table-cell>
          <table:table-cell office:value-type="float" office:value="0.91900000000000004" table:style-name="ce21">
            <text:p>0.9</text:p>
          </table:table-cell>
          <table:table-cell office:value-type="float" office:value="7.0000000000000001E-3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4 Q3</text:p>
          </table:table-cell>
          <table:table-cell office:value-type="float" office:value="477.11700000000002" table:style-name="ce21">
            <text:p>477.1</text:p>
          </table:table-cell>
          <table:table-cell office:value-type="float" office:value="232.08199999999999" table:style-name="ce21">
            <text:p>232.1</text:p>
          </table:table-cell>
          <table:table-cell office:value-type="float" office:value="0.50600000000000001" table:style-name="ce21">
            <text:p>0.5</text:p>
          </table:table-cell>
          <table:table-cell office:value-type="float" office:value="0" table:style-name="ce21">
            <text:p>0.0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42399999999999999" table:style-name="ce21">
            <text:p>0.4</text:p>
          </table:table-cell>
          <table:table-cell office:value-type="float" office:value="2E-3" table:style-name="ce21">
            <text:p>-</text:p>
          </table:table-cell>
          <table:table-cell office:value-type="float" office:value="710.13699999999994" table:style-name="ce21">
            <text:p>710.1</text:p>
          </table:table-cell>
          <table:table-cell office:value-type="float" office:value="0.93799999999999994" table:style-name="ce21">
            <text:p>0.9</text:p>
          </table:table-cell>
          <table:table-cell office:value-type="float" office:value="6.0000000000000001E-3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4 Q4</text:p>
          </table:table-cell>
          <table:table-cell office:value-type="float" office:value="315.50299999999999" table:style-name="ce21">
            <text:p>315.5</text:p>
          </table:table-cell>
          <table:table-cell office:value-type="float" office:value="180.75" table:style-name="ce21">
            <text:p>180.8</text:p>
          </table:table-cell>
          <table:table-cell office:value-type="float" office:value="0.29099999999999998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3.5999999999999997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0.26800000000000002" table:style-name="ce21">
            <text:p>0.3</text:p>
          </table:table-cell>
          <table:table-cell office:value-type="float" office:value="2E-3" table:style-name="ce21">
            <text:p>-</text:p>
          </table:table-cell>
          <table:table-cell office:value-type="float" office:value="496.851" table:style-name="ce21">
            <text:p>496.9</text:p>
          </table:table-cell>
          <table:table-cell office:value-type="float" office:value="0.59799999999999998" table:style-name="ce21">
            <text:p>0.6</text:p>
          </table:table-cell>
          <table:table-cell office:value-type="float" office:value="3.6999999999999998E-2" table:style-name="ce21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5 Q1</text:p>
          </table:table-cell>
          <table:table-cell office:value-type="float" office:value="461.613" table:style-name="ce21">
            <text:p>461.6</text:p>
          </table:table-cell>
          <table:table-cell office:value-type="float" office:value="234.999" table:style-name="ce21">
            <text:p>235.0</text:p>
          </table:table-cell>
          <table:table-cell office:value-type="float" office:value="1.018" table:style-name="ce21">
            <text:p>1.0</text:p>
          </table:table-cell>
          <table:table-cell office:value-type="float" office:value="0" table:style-name="ce21">
            <text:p>0.0</text:p>
          </table:table-cell>
          <table:table-cell office:value-type="float" office:value="3.2000000000000001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23799999999999999" table:style-name="ce21">
            <text:p>0.2</text:p>
          </table:table-cell>
          <table:table-cell office:value-type="float" office:value="2E-3" table:style-name="ce21">
            <text:p>-</text:p>
          </table:table-cell>
          <table:table-cell office:value-type="float" office:value="697.90200000000004" table:style-name="ce21">
            <text:p>697.9</text:p>
          </table:table-cell>
          <table:table-cell office:value-type="float" office:value="1.29" table:style-name="ce21">
            <text:p>1.3</text:p>
          </table:table-cell>
          <table:table-cell office:value-type="float" office:value="3.2000000000000001E-2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5 Q2</text:p>
          </table:table-cell>
          <table:table-cell office:value-type="float" office:value="379.87099999999998" table:style-name="ce21">
            <text:p>379.9</text:p>
          </table:table-cell>
          <table:table-cell office:value-type="float" office:value="213.05699999999999" table:style-name="ce21">
            <text:p>213.1</text:p>
          </table:table-cell>
          <table:table-cell office:value-type="float" office:value="1.296" table:style-name="ce21">
            <text:p>1.3</text:p>
          </table:table-cell>
          <table:table-cell office:value-type="float" office:value="0" table:style-name="ce21">
            <text:p>0.0</text:p>
          </table:table-cell>
          <table:table-cell office:value-type="float" office:value="6.0999999999999999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0.13" table:style-name="ce21">
            <text:p>0.1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594.42399999999998" table:style-name="ce21">
            <text:p>594.4</text:p>
          </table:table-cell>
          <table:table-cell office:value-type="float" office:value="1.496" table:style-name="ce21">
            <text:p>1.5</text:p>
          </table:table-cell>
          <table:table-cell office:value-type="float" office:value="6.0999999999999999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5 Q3</text:p>
          </table:table-cell>
          <table:table-cell office:value-type="float" office:value="429.51100000000002" table:style-name="ce21">
            <text:p>429.5</text:p>
          </table:table-cell>
          <table:table-cell office:value-type="float" office:value="245.82599999999999" table:style-name="ce21">
            <text:p>245.8</text:p>
          </table:table-cell>
          <table:table-cell office:value-type="float" office:value="1.7030000000000001" table:style-name="ce21">
            <text:p>1.7</text:p>
          </table:table-cell>
          <table:table-cell office:value-type="float" office:value="0" table:style-name="ce21">
            <text:p>0.0</text:p>
          </table:table-cell>
          <table:table-cell office:value-type="float" office:value="6.0999999999999999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0.107" table:style-name="ce21">
            <text:p>0.1</text:p>
          </table:table-cell>
          <table:table-cell office:value-type="float" office:value="2E-3" table:style-name="ce21">
            <text:p>-</text:p>
          </table:table-cell>
          <table:table-cell office:value-type="float" office:value="677.21400000000006" table:style-name="ce21">
            <text:p>677.2</text:p>
          </table:table-cell>
          <table:table-cell office:value-type="float" office:value="1.877" table:style-name="ce21">
            <text:p>1.9</text:p>
          </table:table-cell>
          <table:table-cell office:value-type="float" office:value="6.5000000000000002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5 Q4</text:p>
          </table:table-cell>
          <table:table-cell office:value-type="float" office:value="272.64800000000002" table:style-name="ce21">
            <text:p>272.6</text:p>
          </table:table-cell>
          <table:table-cell office:value-type="float" office:value="199.779" table:style-name="ce21">
            <text:p>199.8</text:p>
          </table:table-cell>
          <table:table-cell office:value-type="float" office:value="1.361" table:style-name="ce21">
            <text:p>1.4</text:p>
          </table:table-cell>
          <table:table-cell office:value-type="float" office:value="0" table:style-name="ce21">
            <text:p>0.0</text:p>
          </table:table-cell>
          <table:table-cell office:value-type="float" office:value="7.1999999999999995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5.2999999999999999E-2" table:style-name="ce21">
            <text:p>0.1</text:p>
          </table:table-cell>
          <table:table-cell office:value-type="float" office:value="1E-3" table:style-name="ce21">
            <text:p>-</text:p>
          </table:table-cell>
          <table:table-cell office:value-type="float" office:value="473.91500000000002" table:style-name="ce21">
            <text:p>473.9</text:p>
          </table:table-cell>
          <table:table-cell office:value-type="float" office:value="1.488" table:style-name="ce21">
            <text:p>1.5</text:p>
          </table:table-cell>
          <table:table-cell office:value-type="float" office:value="7.2999999999999995E-2" table:style-name="ce21">
            <text:p>0.1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6 Q1</text:p>
          </table:table-cell>
          <table:table-cell office:value-type="float" office:value="418.72300000000001" table:style-name="ce21">
            <text:p>418.7</text:p>
          </table:table-cell>
          <table:table-cell office:value-type="float" office:value="240.90199999999999" table:style-name="ce21">
            <text:p>240.9</text:p>
          </table:table-cell>
          <table:table-cell office:value-type="float" office:value="1.99" table:style-name="ce21">
            <text:p>2.0</text:p>
          </table:table-cell>
          <table:table-cell office:value-type="float" office:value="0" table:style-name="ce21">
            <text:p>0.0</text:p>
          </table:table-cell>
          <table:table-cell office:value-type="float" office:value="0.11799999999999999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3.5000000000000003E-2" table:style-name="ce21">
            <text:p>-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661.77499999999998" table:style-name="ce21">
            <text:p>661.8</text:p>
          </table:table-cell>
          <table:table-cell office:value-type="float" office:value="2.15" table:style-name="ce21">
            <text:p>2.2</text:p>
          </table:table-cell>
          <table:table-cell office:value-type="float" office:value="0.11799999999999999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6 Q2</text:p>
          </table:table-cell>
          <table:table-cell office:value-type="float" office:value="352.464" table:style-name="ce21">
            <text:p>352.5</text:p>
          </table:table-cell>
          <table:table-cell office:value-type="float" office:value="215.476" table:style-name="ce21">
            <text:p>215.5</text:p>
          </table:table-cell>
          <table:table-cell office:value-type="float" office:value="1.827" table:style-name="ce21">
            <text:p>1.8</text:p>
          </table:table-cell>
          <table:table-cell office:value-type="float" office:value="0" table:style-name="ce21">
            <text:p>0.0</text:p>
          </table:table-cell>
          <table:table-cell office:value-type="float" office:value="8.2000000000000003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1.7000000000000001E-2" table:style-name="ce21">
            <text:p>-</text:p>
          </table:table-cell>
          <table:table-cell office:value-type="float" office:value="2.4E-2" table:style-name="ce21">
            <text:p>-</text:p>
          </table:table-cell>
          <table:table-cell office:value-type="float" office:value="569.89" table:style-name="ce21">
            <text:p>569.9</text:p>
          </table:table-cell>
          <table:table-cell office:value-type="float" office:value="1.95" table:style-name="ce21">
            <text:p>2.0</text:p>
          </table:table-cell>
          <table:table-cell office:value-type="float" office:value="8.2000000000000003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6 Q3</text:p>
          </table:table-cell>
          <table:table-cell office:value-type="float" office:value="407.02199999999999" table:style-name="ce21">
            <text:p>407.0</text:p>
          </table:table-cell>
          <table:table-cell office:value-type="float" office:value="252.209" table:style-name="ce21">
            <text:p>252.2</text:p>
          </table:table-cell>
          <table:table-cell office:value-type="float" office:value="3.0409999999999999" table:style-name="ce21">
            <text:p>3.0</text:p>
          </table:table-cell>
          <table:table-cell office:value-type="float" office:value="0" table:style-name="ce21">
            <text:p>0.0</text:p>
          </table:table-cell>
          <table:table-cell office:value-type="float" office:value="8.6999999999999994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1.7000000000000001E-2" table:style-name="ce21">
            <text:p>-</text:p>
          </table:table-cell>
          <table:table-cell office:value-type="float" office:value="662.38699999999994" table:style-name="ce21">
            <text:p>662.4</text:p>
          </table:table-cell>
          <table:table-cell office:value-type="float" office:value="3.1560000000000001" table:style-name="ce21">
            <text:p>3.2</text:p>
          </table:table-cell>
          <table:table-cell office:value-type="float" office:value="8.6999999999999994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6 Q4</text:p>
          </table:table-cell>
          <table:table-cell office:value-type="float" office:value="259.85899999999998" table:style-name="ce21">
            <text:p>259.9</text:p>
          </table:table-cell>
          <table:table-cell office:value-type="float" office:value="184.078" table:style-name="ce21">
            <text:p>184.1</text:p>
          </table:table-cell>
          <table:table-cell office:value-type="float" office:value="1.9890000000000001" table:style-name="ce21">
            <text:p>2.0</text:p>
          </table:table-cell>
          <table:table-cell office:value-type="float" office:value="0" table:style-name="ce21">
            <text:p>0.0</text:p>
          </table:table-cell>
          <table:table-cell office:value-type="float" office:value="3.5999999999999997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2.1000000000000001E-2" table:style-name="ce21">
            <text:p>-</text:p>
          </table:table-cell>
          <table:table-cell office:value-type="float" office:value="445.99099999999999" table:style-name="ce21">
            <text:p>446.0</text:p>
          </table:table-cell>
          <table:table-cell office:value-type="float" office:value="2.0539999999999998" table:style-name="ce21">
            <text:p>2.1</text:p>
          </table:table-cell>
          <table:table-cell office:value-type="float" office:value="3.6999999999999998E-2" table:style-name="ce21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7 Q1</text:p>
          </table:table-cell>
          <table:table-cell office:value-type="float" office:value="415.65100000000001" table:style-name="ce21">
            <text:p>415.7</text:p>
          </table:table-cell>
          <table:table-cell office:value-type="float" office:value="258.35399999999998" table:style-name="ce21">
            <text:p>258.4</text:p>
          </table:table-cell>
          <table:table-cell office:value-type="float" office:value="3.8740000000000001" table:style-name="ce21">
            <text:p>3.9</text:p>
          </table:table-cell>
          <table:table-cell office:value-type="float" office:value="0" table:style-name="ce21">
            <text:p>0.0</text:p>
          </table:table-cell>
          <table:table-cell office:value-type="float" office:value="9.7000000000000003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2.1999999999999999E-2" table:style-name="ce21">
            <text:p>-</text:p>
          </table:table-cell>
          <table:table-cell office:value-type="float" office:value="678.00599999999997" table:style-name="ce21">
            <text:p>678.0</text:p>
          </table:table-cell>
          <table:table-cell office:value-type="float" office:value="4.0010000000000003" table:style-name="ce21">
            <text:p>4.0</text:p>
          </table:table-cell>
          <table:table-cell office:value-type="float" office:value="9.7000000000000003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7 Q2</text:p>
          </table:table-cell>
          <table:table-cell office:value-type="float" office:value="346.041" table:style-name="ce21">
            <text:p>346.0</text:p>
          </table:table-cell>
          <table:table-cell office:value-type="float" office:value="222.91900000000001" table:style-name="ce21">
            <text:p>222.9</text:p>
          </table:table-cell>
          <table:table-cell office:value-type="float" office:value="4.0510000000000002" table:style-name="ce21">
            <text:p>4.1</text:p>
          </table:table-cell>
          <table:table-cell office:value-type="float" office:value="0" table:style-name="ce21">
            <text:p>0.0</text:p>
          </table:table-cell>
          <table:table-cell office:value-type="float" office:value="0.19800000000000001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1.2E-2" table:style-name="ce21">
            <text:p>-</text:p>
          </table:table-cell>
          <table:table-cell office:value-type="float" office:value="4.1000000000000002E-2" table:style-name="ce21">
            <text:p>-</text:p>
          </table:table-cell>
          <table:table-cell office:value-type="float" office:value="573.26199999999994" table:style-name="ce21">
            <text:p>573.3</text:p>
          </table:table-cell>
          <table:table-cell office:value-type="float" office:value="4.3019999999999996" table:style-name="ce21">
            <text:p>4.3</text:p>
          </table:table-cell>
          <table:table-cell office:value-type="float" office:value="0.19800000000000001" table:style-name="ce21">
            <text:p>0.2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7 Q3</text:p>
          </table:table-cell>
          <table:table-cell office:value-type="float" office:value="396.755" table:style-name="ce21">
            <text:p>396.8</text:p>
          </table:table-cell>
          <table:table-cell office:value-type="float" office:value="268.86700000000002" table:style-name="ce21">
            <text:p>268.9</text:p>
          </table:table-cell>
          <table:table-cell office:value-type="float" office:value="4.8209999999999997" table:style-name="ce21">
            <text:p>4.8</text:p>
          </table:table-cell>
          <table:table-cell office:value-type="float" office:value="0" table:style-name="ce21">
            <text:p>0.0</text:p>
          </table:table-cell>
          <table:table-cell office:value-type="float" office:value="9.1999999999999998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3.5000000000000003E-2" table:style-name="ce21">
            <text:p>-</text:p>
          </table:table-cell>
          <table:table-cell office:value-type="float" office:value="5.7000000000000002E-2" table:style-name="ce21">
            <text:p>0.1</text:p>
          </table:table-cell>
          <table:table-cell office:value-type="float" office:value="670.62699999999995" table:style-name="ce21">
            <text:p>670.6</text:p>
          </table:table-cell>
          <table:table-cell office:value-type="float" office:value="5.0049999999999999" table:style-name="ce21">
            <text:p>5.0</text:p>
          </table:table-cell>
          <table:table-cell office:value-type="float" office:value="9.1999999999999998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7 Q4</text:p>
          </table:table-cell>
          <table:table-cell office:value-type="float" office:value="259.06400000000002" table:style-name="ce21">
            <text:p>259.1</text:p>
          </table:table-cell>
          <table:table-cell office:value-type="float" office:value="205.822" table:style-name="ce21">
            <text:p>205.8</text:p>
          </table:table-cell>
          <table:table-cell office:value-type="float" office:value="3.1389999999999998" table:style-name="ce21">
            <text:p>3.1</text:p>
          </table:table-cell>
          <table:table-cell office:value-type="float" office:value="0" table:style-name="ce21">
            <text:p>0.0</text:p>
          </table:table-cell>
          <table:table-cell office:value-type="float" office:value="6.3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1.6E-2" table:style-name="ce21">
            <text:p>-</text:p>
          </table:table-cell>
          <table:table-cell office:value-type="float" office:value="8.1000000000000003E-2" table:style-name="ce21">
            <text:p>0.1</text:p>
          </table:table-cell>
          <table:table-cell office:value-type="float" office:value="468.185" table:style-name="ce21">
            <text:p>468.2</text:p>
          </table:table-cell>
          <table:table-cell office:value-type="float" office:value="3.2989999999999999" table:style-name="ce21">
            <text:p>3.3</text:p>
          </table:table-cell>
          <table:table-cell office:value-type="float" office:value="6.3E-2" table:style-name="ce21">
            <text:p>0.1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8 Q1</text:p>
          </table:table-cell>
          <table:table-cell office:value-type="float" office:value="389.72899999999998" table:style-name="ce21">
            <text:p>389.7</text:p>
          </table:table-cell>
          <table:table-cell office:value-type="float" office:value="280.79500000000002" table:style-name="ce21">
            <text:p>280.8</text:p>
          </table:table-cell>
          <table:table-cell office:value-type="float" office:value="4.5279999999999996" table:style-name="ce21">
            <text:p>4.5</text:p>
          </table:table-cell>
          <table:table-cell office:value-type="float" office:value="0" table:style-name="ce21">
            <text:p>0.0</text:p>
          </table:table-cell>
          <table:table-cell office:value-type="float" office:value="0.05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2.5000000000000001E-2" table:style-name="ce21">
            <text:p>-</text:p>
          </table:table-cell>
          <table:table-cell office:value-type="float" office:value="3.7999999999999999E-2" table:style-name="ce21">
            <text:p>-</text:p>
          </table:table-cell>
          <table:table-cell office:value-type="float" office:value="675.16499999999996" table:style-name="ce21">
            <text:p>675.2</text:p>
          </table:table-cell>
          <table:table-cell office:value-type="float" office:value="4.641" table:style-name="ce21">
            <text:p>4.6</text:p>
          </table:table-cell>
          <table:table-cell office:value-type="float" office:value="0.05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8 Q2</text:p>
          </table:table-cell>
          <table:table-cell office:value-type="float" office:value="307.85899999999998" table:style-name="ce21">
            <text:p>307.9</text:p>
          </table:table-cell>
          <table:table-cell office:value-type="float" office:value="244.51599999999999" table:style-name="ce21">
            <text:p>244.5</text:p>
          </table:table-cell>
          <table:table-cell office:value-type="float" office:value="4.03" table:style-name="ce21">
            <text:p>4.0</text:p>
          </table:table-cell>
          <table:table-cell office:value-type="float" office:value="0" table:style-name="ce21">
            <text:p>0.0</text:p>
          </table:table-cell>
          <table:table-cell office:value-type="float" office:value="5.6000000000000001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4.8000000000000001E-2" table:style-name="ce21">
            <text:p>-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556.51599999999996" table:style-name="ce21">
            <text:p>556.5</text:p>
          </table:table-cell>
          <table:table-cell office:value-type="float" office:value="4.141" table:style-name="ce21">
            <text:p>4.1</text:p>
          </table:table-cell>
          <table:table-cell office:value-type="float" office:value="5.6000000000000001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8 Q3</text:p>
          </table:table-cell>
          <table:table-cell office:value-type="float" office:value="303.92200000000003" table:style-name="ce21">
            <text:p>303.9</text:p>
          </table:table-cell>
          <table:table-cell office:value-type="float" office:value="233.50200000000001" table:style-name="ce21">
            <text:p>233.5</text:p>
          </table:table-cell>
          <table:table-cell office:value-type="float" office:value="4.5970000000000004" table:style-name="ce21">
            <text:p>4.6</text:p>
          </table:table-cell>
          <table:table-cell office:value-type="float" office:value="0" table:style-name="ce21">
            <text:p>0.0</text:p>
          </table:table-cell>
          <table:table-cell office:value-type="float" office:value="6.5000000000000002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3.5000000000000003E-2" table:style-name="ce21">
            <text:p>-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542.12800000000004" table:style-name="ce21">
            <text:p>542.1</text:p>
          </table:table-cell>
          <table:table-cell office:value-type="float" office:value="4.7039999999999997" table:style-name="ce21">
            <text:p>4.7</text:p>
          </table:table-cell>
          <table:table-cell office:value-type="float" office:value="6.6000000000000003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8 Q4</text:p>
          </table:table-cell>
          <table:table-cell office:value-type="float" office:value="181.54499999999999" table:style-name="ce21">
            <text:p>181.5</text:p>
          </table:table-cell>
          <table:table-cell office:value-type="float" office:value="154.422" table:style-name="ce21">
            <text:p>154.4</text:p>
          </table:table-cell>
          <table:table-cell office:value-type="float" office:value="2.1160000000000001" table:style-name="ce21">
            <text:p>2.1</text:p>
          </table:table-cell>
          <table:table-cell office:value-type="float" office:value="0" table:style-name="ce21">
            <text:p>0.0</text:p>
          </table:table-cell>
          <table:table-cell office:value-type="float" office:value="4.9000000000000002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5.6000000000000001E-2" table:style-name="ce21">
            <text:p>0.1</text:p>
          </table:table-cell>
          <table:table-cell office:value-type="float" office:value="1E-3" table:style-name="ce21">
            <text:p>-</text:p>
          </table:table-cell>
          <table:table-cell office:value-type="float" office:value="338.18900000000002" table:style-name="ce21">
            <text:p>338.2</text:p>
          </table:table-cell>
          <table:table-cell office:value-type="float" office:value="2.222" table:style-name="ce21">
            <text:p>2.2</text:p>
          </table:table-cell>
          <table:table-cell office:value-type="float" office:value="4.9000000000000002E-2" table:style-name="ce21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9 Q1</text:p>
          </table:table-cell>
          <table:table-cell office:value-type="float" office:value="263.71199999999999" table:style-name="ce21">
            <text:p>263.7</text:p>
          </table:table-cell>
          <table:table-cell office:value-type="float" office:value="205.40199999999999" table:style-name="ce21">
            <text:p>205.4</text:p>
          </table:table-cell>
          <table:table-cell office:value-type="float" office:value="3.1110000000000002" table:style-name="ce21">
            <text:p>3.1</text:p>
          </table:table-cell>
          <table:table-cell office:value-type="float" office:value="0" table:style-name="ce21">
            <text:p>0.0</text:p>
          </table:table-cell>
          <table:table-cell office:value-type="float" office:value="2.3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5.2999999999999999E-2" table:style-name="ce21">
            <text:p>0.1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472.30399999999997" table:style-name="ce21">
            <text:p>472.3</text:p>
          </table:table-cell>
          <table:table-cell office:value-type="float" office:value="3.19" table:style-name="ce21">
            <text:p>3.2</text:p>
          </table:table-cell>
          <table:table-cell office:value-type="float" office:value="2.3E-2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9 Q2</text:p>
          </table:table-cell>
          <table:table-cell office:value-type="float" office:value="246.328" table:style-name="ce21">
            <text:p>246.3</text:p>
          </table:table-cell>
          <table:table-cell office:value-type="float" office:value="189.23500000000001" table:style-name="ce21">
            <text:p>189.2</text:p>
          </table:table-cell>
          <table:table-cell office:value-type="float" office:value="2.3730000000000002" table:style-name="ce21">
            <text:p>2.4</text:p>
          </table:table-cell>
          <table:table-cell office:value-type="float" office:value="0" table:style-name="ce21">
            <text:p>0.0</text:p>
          </table:table-cell>
          <table:table-cell office:value-type="float" office:value="2.5000000000000001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5.7000000000000002E-2" table:style-name="ce21">
            <text:p>0.1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438.024" table:style-name="ce21">
            <text:p>438.0</text:p>
          </table:table-cell>
          <table:table-cell office:value-type="float" office:value="2.4609999999999999" table:style-name="ce21">
            <text:p>2.5</text:p>
          </table:table-cell>
          <table:table-cell office:value-type="float" office:value="2.5000000000000001E-2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9 Q3</text:p>
          </table:table-cell>
          <table:table-cell office:value-type="float" office:value="356.17399999999998" table:style-name="ce21">
            <text:p>356.2</text:p>
          </table:table-cell>
          <table:table-cell office:value-type="float" office:value="222.68899999999999" table:style-name="ce21">
            <text:p>222.7</text:p>
          </table:table-cell>
          <table:table-cell office:value-type="float" office:value="5.8410000000000002" table:style-name="ce21">
            <text:p>5.8</text:p>
          </table:table-cell>
          <table:table-cell office:value-type="float" office:value="0" table:style-name="ce21">
            <text:p>0.0</text:p>
          </table:table-cell>
          <table:table-cell office:value-type="float" office:value="6.2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8.8999999999999996E-2" table:style-name="ce21">
            <text:p>0.1</text:p>
          </table:table-cell>
          <table:table-cell office:value-type="float" office:value="2E-3" table:style-name="ce21">
            <text:p>-</text:p>
          </table:table-cell>
          <table:table-cell office:value-type="float" office:value="584.85699999999997" table:style-name="ce21">
            <text:p>584.9</text:p>
          </table:table-cell>
          <table:table-cell office:value-type="float" office:value="5.9939999999999998" table:style-name="ce21">
            <text:p>6.0</text:p>
          </table:table-cell>
          <table:table-cell office:value-type="float" office:value="6.2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9 Q4</text:p>
          </table:table-cell>
          <table:table-cell office:value-type="float" office:value="271.67200000000003" table:style-name="ce21">
            <text:p>271.7</text:p>
          </table:table-cell>
          <table:table-cell office:value-type="float" office:value="198.13" table:style-name="ce21">
            <text:p>198.1</text:p>
          </table:table-cell>
          <table:table-cell office:value-type="float" office:value="3.137" table:style-name="ce21">
            <text:p>3.1</text:p>
          </table:table-cell>
          <table:table-cell office:value-type="float" office:value="0" table:style-name="ce21">
            <text:p>0.0</text:p>
          </table:table-cell>
          <table:table-cell office:value-type="float" office:value="7.1999999999999995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5.5E-2" table:style-name="ce21">
            <text:p>0.1</text:p>
          </table:table-cell>
          <table:table-cell office:value-type="float" office:value="1E-3" table:style-name="ce21">
            <text:p>-</text:p>
          </table:table-cell>
          <table:table-cell office:value-type="float" office:value="473.06700000000001" table:style-name="ce21">
            <text:p>473.1</text:p>
          </table:table-cell>
          <table:table-cell office:value-type="float" office:value="3.2650000000000001" table:style-name="ce21">
            <text:p>3.3</text:p>
          </table:table-cell>
          <table:table-cell office:value-type="float" office:value="7.1999999999999995E-2" table:style-name="ce21">
            <text:p>0.1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0 Q1</text:p>
          </table:table-cell>
          <table:table-cell office:value-type="float" office:value="348.14699999999999" table:style-name="ce21">
            <text:p>348.1</text:p>
          </table:table-cell>
          <table:table-cell office:value-type="float" office:value="243.43299999999999" table:style-name="ce21">
            <text:p>243.4</text:p>
          </table:table-cell>
          <table:table-cell office:value-type="float" office:value="5.8460000000000001" table:style-name="ce21">
            <text:p>5.8</text:p>
          </table:table-cell>
          <table:table-cell office:value-type="float" office:value="0" table:style-name="ce21">
            <text:p>0.0</text:p>
          </table:table-cell>
          <table:table-cell office:value-type="float" office:value="0.04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4.5999999999999999E-2" table:style-name="ce21">
            <text:p>-</text:p>
          </table:table-cell>
          <table:table-cell office:value-type="float" office:value="2.9000000000000001E-2" table:style-name="ce21">
            <text:p>-</text:p>
          </table:table-cell>
          <table:table-cell office:value-type="float" office:value="597.54100000000005" table:style-name="ce21">
            <text:p>597.5</text:p>
          </table:table-cell>
          <table:table-cell office:value-type="float" office:value="5.9610000000000003" table:style-name="ce21">
            <text:p>6.0</text:p>
          </table:table-cell>
          <table:table-cell office:value-type="float" office:value="0.04" table:style-name="ce21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0 Q2</text:p>
          </table:table-cell>
          <table:table-cell office:value-type="float" office:value="260.48599999999999" table:style-name="ce21">
            <text:p>260.5</text:p>
          </table:table-cell>
          <table:table-cell office:value-type="float" office:value="220.893" table:style-name="ce21">
            <text:p>220.9</text:p>
          </table:table-cell>
          <table:table-cell office:value-type="float" office:value="5.1379999999999999" table:style-name="ce21">
            <text:p>5.1</text:p>
          </table:table-cell>
          <table:table-cell office:value-type="float" office:value="0.02" table:style-name="ce21">
            <text:p>-</text:p>
          </table:table-cell>
          <table:table-cell office:value-type="float" office:value="5.8999999999999997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4.4999999999999998E-2" table:style-name="ce21">
            <text:p>-</text:p>
          </table:table-cell>
          <table:table-cell office:value-type="float" office:value="4.8000000000000001E-2" table:style-name="ce21">
            <text:p>-</text:p>
          </table:table-cell>
          <table:table-cell office:value-type="float" office:value="486.68900000000002" table:style-name="ce21">
            <text:p>486.7</text:p>
          </table:table-cell>
          <table:table-cell office:value-type="float" office:value="5.31" table:style-name="ce21">
            <text:p>5.3</text:p>
          </table:table-cell>
          <table:table-cell office:value-type="float" office:value="5.8999999999999997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0 Q3</text:p>
          </table:table-cell>
          <table:table-cell office:value-type="float" office:value="269.14" table:style-name="ce21">
            <text:p>269.1</text:p>
          </table:table-cell>
          <table:table-cell office:value-type="float" office:value="243.46700000000001" table:style-name="ce21">
            <text:p>243.5</text:p>
          </table:table-cell>
          <table:table-cell office:value-type="float" office:value="6.3970000000000002" table:style-name="ce21">
            <text:p>6.4</text:p>
          </table:table-cell>
          <table:table-cell office:value-type="float" office:value="0" table:style-name="ce21">
            <text:p>0.0</text:p>
          </table:table-cell>
          <table:table-cell office:value-type="float" office:value="7.0000000000000007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3.4000000000000002E-2" table:style-name="ce21">
            <text:p>-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519.11300000000006" table:style-name="ce21">
            <text:p>519.1</text:p>
          </table:table-cell>
          <table:table-cell office:value-type="float" office:value="6.5060000000000002" table:style-name="ce21">
            <text:p>6.5</text:p>
          </table:table-cell>
          <table:table-cell office:value-type="float" office:value="7.0000000000000007E-2" table:style-name="ce21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0 Q4</text:p>
          </table:table-cell>
          <table:table-cell office:value-type="float" office:value="183.10400000000001" table:style-name="ce21">
            <text:p>183.1</text:p>
          </table:table-cell>
          <table:table-cell office:value-type="float" office:value="205.346" table:style-name="ce21">
            <text:p>205.3</text:p>
          </table:table-cell>
          <table:table-cell office:value-type="float" office:value="4.4180000000000001" table:style-name="ce21">
            <text:p>4.4</text:p>
          </table:table-cell>
          <table:table-cell office:value-type="float" office:value="1E-3" table:style-name="ce21">
            <text:p>-</text:p>
          </table:table-cell>
          <table:table-cell office:value-type="float" office:value="8.6999999999999994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2.4E-2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392.98099999999999" table:style-name="ce21">
            <text:p>393.0</text:p>
          </table:table-cell>
          <table:table-cell office:value-type="float" office:value="4.5309999999999997" table:style-name="ce21">
            <text:p>4.5</text:p>
          </table:table-cell>
          <table:table-cell office:value-type="float" office:value="8.6999999999999994E-2" table:style-name="ce21">
            <text:p>0.1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1 Q1</text:p>
          </table:table-cell>
          <table:table-cell office:value-type="float" office:value="275.85700000000003" table:style-name="ce21">
            <text:p>275.9</text:p>
          </table:table-cell>
          <table:table-cell office:value-type="float" office:value="263.14499999999998" table:style-name="ce21">
            <text:p>263.1</text:p>
          </table:table-cell>
          <table:table-cell office:value-type="float" office:value="7.1340000000000003" table:style-name="ce21">
            <text:p>7.1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0.33900000000000002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3.5000000000000003E-2" table:style-name="ce21">
            <text:p>-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546.51599999999996" table:style-name="ce21">
            <text:p>546.5</text:p>
          </table:table-cell>
          <table:table-cell office:value-type="float" office:value="7.5140000000000002" table:style-name="ce21">
            <text:p>7.5</text:p>
          </table:table-cell>
          <table:table-cell office:value-type="float" office:value="0.33900000000000002" table:style-name="ce21">
            <text:p>0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1 Q2</text:p>
          </table:table-cell>
          <table:table-cell office:value-type="float" office:value="218.85400000000001" table:style-name="ce21">
            <text:p>218.9</text:p>
          </table:table-cell>
          <table:table-cell office:value-type="float" office:value="236.95500000000001" table:style-name="ce21">
            <text:p>237.0</text:p>
          </table:table-cell>
          <table:table-cell office:value-type="float" office:value="4.4939999999999998" table:style-name="ce21">
            <text:p>4.5</text:p>
          </table:table-cell>
          <table:table-cell office:value-type="float" office:value="0" table:style-name="ce21">
            <text:p>0.0</text:p>
          </table:table-cell>
          <table:table-cell office:value-type="float" office:value="0.36499999999999999" table:style-name="ce21">
            <text:p>0.4</text:p>
          </table:table-cell>
          <table:table-cell office:value-type="float" office:value="0" table:style-name="ce21">
            <text:p>0.0</text:p>
          </table:table-cell>
          <table:table-cell office:value-type="float" office:value="0" table:style-name="ce21">
            <text:p>0.0</text:p>
          </table:table-cell>
          <table:table-cell office:value-type="float" office:value="3.3000000000000002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460.70299999999997" table:style-name="ce21">
            <text:p>460.7</text:p>
          </table:table-cell>
          <table:table-cell office:value-type="float" office:value="4.8940000000000001" table:style-name="ce21">
            <text:p>4.9</text:p>
          </table:table-cell>
          <table:table-cell office:value-type="float" office:value="0.36499999999999999" table:style-name="ce21">
            <text:p>0.4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1 Q3</text:p>
          </table:table-cell>
          <table:table-cell office:value-type="float" office:value="255.46600000000001" table:style-name="ce21">
            <text:p>255.5</text:p>
          </table:table-cell>
          <table:table-cell office:value-type="float" office:value="254.37299999999999" table:style-name="ce21">
            <text:p>254.4</text:p>
          </table:table-cell>
          <table:table-cell office:value-type="float" office:value="6.2119999999999997" table:style-name="ce21">
            <text:p>6.2</text:p>
          </table:table-cell>
          <table:table-cell office:value-type="float" office:value="0" table:style-name="ce21">
            <text:p>0.0</text:p>
          </table:table-cell>
          <table:table-cell office:value-type="float" office:value="0.34100000000000003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1E-3" table:style-name="ce21">
            <text:p>-</text:p>
          </table:table-cell>
          <table:table-cell office:value-type="float" office:value="1.7000000000000001E-2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516.41099999999994" table:style-name="ce21">
            <text:p>516.4</text:p>
          </table:table-cell>
          <table:table-cell office:value-type="float" office:value="6.5720000000000001" table:style-name="ce21">
            <text:p>6.6</text:p>
          </table:table-cell>
          <table:table-cell office:value-type="float" office:value="0.34200000000000003" table:style-name="ce21">
            <text:p>0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1 Q4</text:p>
          </table:table-cell>
          <table:table-cell office:value-type="float" office:value="174.33" table:style-name="ce21">
            <text:p>174.3</text:p>
          </table:table-cell>
          <table:table-cell office:value-type="float" office:value="204.06299999999999" table:style-name="ce21">
            <text:p>204.1</text:p>
          </table:table-cell>
          <table:table-cell office:value-type="float" office:value="5.2030000000000003" table:style-name="ce21">
            <text:p>5.2</text:p>
          </table:table-cell>
          <table:table-cell office:value-type="float" office:value="0" table:style-name="ce21">
            <text:p>0.0</text:p>
          </table:table-cell>
          <table:table-cell office:value-type="float" office:value="0.159" table:style-name="ce21">
            <text:p>0.2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0.0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383.78100000000001" table:style-name="ce21">
            <text:p>383.8</text:p>
          </table:table-cell>
          <table:table-cell office:value-type="float" office:value="5.3879999999999999" table:style-name="ce21">
            <text:p>5.4</text:p>
          </table:table-cell>
          <table:table-cell office:value-type="float" office:value="0.159" table:style-name="ce21">
            <text:p>0.2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2 Q1</text:p>
          </table:table-cell>
          <table:table-cell office:value-type="float" office:value="267.56299999999999" table:style-name="ce21">
            <text:p>267.6</text:p>
          </table:table-cell>
          <table:table-cell office:value-type="float" office:value="275.62200000000001" table:style-name="ce21">
            <text:p>275.6</text:p>
          </table:table-cell>
          <table:table-cell office:value-type="float" office:value="7.407" table:style-name="ce21">
            <text:p>7.4</text:p>
          </table:table-cell>
          <table:table-cell office:value-type="float" office:value="0" table:style-name="ce21">
            <text:p>0.0</text:p>
          </table:table-cell>
          <table:table-cell office:value-type="float" office:value="0.34899999999999998" table:style-name="ce21">
            <text:p>0.3</text:p>
          </table:table-cell>
          <table:table-cell office:value-type="float" office:value="2.3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3.2000000000000001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550.99800000000005" table:style-name="ce21">
            <text:p>551.0</text:p>
          </table:table-cell>
          <table:table-cell office:value-type="float" office:value="7.8129999999999997" table:style-name="ce21">
            <text:p>7.8</text:p>
          </table:table-cell>
          <table:table-cell office:value-type="float" office:value="0.35099999999999998" table:style-name="ce21">
            <text:p>0.4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2 Q2</text:p>
          </table:table-cell>
          <table:table-cell office:value-type="float" office:value="226.74100000000001" table:style-name="ce21">
            <text:p>226.7</text:p>
          </table:table-cell>
          <table:table-cell office:value-type="float" office:value="250.71700000000001" table:style-name="ce21">
            <text:p>250.7</text:p>
          </table:table-cell>
          <table:table-cell office:value-type="float" office:value="5.57" table:style-name="ce21">
            <text:p>5.6</text:p>
          </table:table-cell>
          <table:table-cell office:value-type="float" office:value="0.03" table:style-name="ce21">
            <text:p>-</text:p>
          </table:table-cell>
          <table:table-cell office:value-type="float" office:value="0.52400000000000002" table:style-name="ce21">
            <text:p>0.5</text:p>
          </table:table-cell>
          <table:table-cell office:value-type="float" office:value="0.23300000000000001" table:style-name="ce21">
            <text:p>0.2</text:p>
          </table:table-cell>
          <table:table-cell office:value-type="float" office:value="0" table:style-name="ce21">
            <text:p>0.0</text:p>
          </table:table-cell>
          <table:table-cell office:value-type="float" office:value="1.7000000000000001E-2" table:style-name="ce21">
            <text:p>-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483.83499999999998" table:style-name="ce21">
            <text:p>483.8</text:p>
          </table:table-cell>
          <table:table-cell office:value-type="float" office:value="6.3769999999999998" table:style-name="ce21">
            <text:p>6.4</text:p>
          </table:table-cell>
          <table:table-cell office:value-type="float" office:value="0.52400000000000002" table:style-name="ce21">
            <text:p>0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2 Q3</text:p>
          </table:table-cell>
          <table:table-cell office:value-type="float" office:value="276.41000000000003" table:style-name="ce21">
            <text:p>276.4</text:p>
          </table:table-cell>
          <table:table-cell office:value-type="float" office:value="271.24799999999999" table:style-name="ce21">
            <text:p>271.2</text:p>
          </table:table-cell>
          <table:table-cell office:value-type="float" office:value="6.6" table:style-name="ce21">
            <text:p>6.6</text:p>
          </table:table-cell>
          <table:table-cell office:value-type="float" office:value="0.31" table:style-name="ce21">
            <text:p>0.3</text:p>
          </table:table-cell>
          <table:table-cell office:value-type="float" office:value="0.254" table:style-name="ce21">
            <text:p>0.3</text:p>
          </table:table-cell>
          <table:table-cell office:value-type="float" office:value="0.14599999999999999" table:style-name="ce21">
            <text:p>0.1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1.2E-2" table:style-name="ce21">
            <text:p>-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554.98800000000006" table:style-name="ce21">
            <text:p>555.0</text:p>
          </table:table-cell>
          <table:table-cell office:value-type="float" office:value="7.33" table:style-name="ce21">
            <text:p>7.3</text:p>
          </table:table-cell>
          <table:table-cell office:value-type="float" office:value="0.25900000000000001" table:style-name="ce21">
            <text:p>0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2 Q4</text:p>
          </table:table-cell>
          <table:table-cell office:value-type="float" office:value="196.97499999999999" table:style-name="ce21">
            <text:p>197.0</text:p>
          </table:table-cell>
          <table:table-cell office:value-type="float" office:value="218.36099999999999" table:style-name="ce21">
            <text:p>218.4</text:p>
          </table:table-cell>
          <table:table-cell office:value-type="float" office:value="4.8730000000000002" table:style-name="ce21">
            <text:p>4.9</text:p>
          </table:table-cell>
          <table:table-cell office:value-type="float" office:value="0.12" table:style-name="ce21">
            <text:p>0.1</text:p>
          </table:table-cell>
          <table:table-cell office:value-type="float" office:value="0.55300000000000005" table:style-name="ce21">
            <text:p>0.6</text:p>
          </table:table-cell>
          <table:table-cell office:value-type="float" office:value="0.109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1.2E-2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421.00400000000002" table:style-name="ce21">
            <text:p>421.0</text:p>
          </table:table-cell>
          <table:table-cell office:value-type="float" office:value="5.6680000000000001" table:style-name="ce21">
            <text:p>5.7</text:p>
          </table:table-cell>
          <table:table-cell office:value-type="float" office:value="0.55300000000000005" table:style-name="ce21">
            <text:p>0.6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3 Q1</text:p>
          </table:table-cell>
          <table:table-cell office:value-type="float" office:value="299.64800000000002" table:style-name="ce21">
            <text:p>299.6</text:p>
          </table:table-cell>
          <table:table-cell office:value-type="float" office:value="286.20299999999997" table:style-name="ce21">
            <text:p>286.2</text:p>
          </table:table-cell>
          <table:table-cell office:value-type="float" office:value="7.6260000000000003" table:style-name="ce21">
            <text:p>7.6</text:p>
          </table:table-cell>
          <table:table-cell office:value-type="float" office:value="0.19" table:style-name="ce21">
            <text:p>0.2</text:p>
          </table:table-cell>
          <table:table-cell office:value-type="float" office:value="0.38400000000000001" table:style-name="ce21">
            <text:p>0.4</text:p>
          </table:table-cell>
          <table:table-cell office:value-type="float" office:value="9.4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594.15200000000004" table:style-name="ce21">
            <text:p>594.2</text:p>
          </table:table-cell>
          <table:table-cell office:value-type="float" office:value="8.3010000000000002" table:style-name="ce21">
            <text:p>8.3</text:p>
          </table:table-cell>
          <table:table-cell office:value-type="float" office:value="0.38400000000000001" table:style-name="ce21">
            <text:p>0.4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3 Q2</text:p>
          </table:table-cell>
          <table:table-cell office:value-type="float" office:value="268.036" table:style-name="ce21">
            <text:p>268.0</text:p>
          </table:table-cell>
          <table:table-cell office:value-type="float" office:value="271.483" table:style-name="ce21">
            <text:p>271.5</text:p>
          </table:table-cell>
          <table:table-cell office:value-type="float" office:value="5.8659999999999997" table:style-name="ce21">
            <text:p>5.9</text:p>
          </table:table-cell>
          <table:table-cell office:value-type="float" office:value="0.14299999999999999" table:style-name="ce21">
            <text:p>0.1</text:p>
          </table:table-cell>
          <table:table-cell office:value-type="float" office:value="0.73499999999999999" table:style-name="ce21">
            <text:p>0.7</text:p>
          </table:table-cell>
          <table:table-cell office:value-type="float" office:value="7.5999999999999998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546.34400000000005" table:style-name="ce21">
            <text:p>546.3</text:p>
          </table:table-cell>
          <table:table-cell office:value-type="float" office:value="6.8250000000000002" table:style-name="ce21">
            <text:p>6.8</text:p>
          </table:table-cell>
          <table:table-cell office:value-type="float" office:value="0.73499999999999999" table:style-name="ce21">
            <text:p>0.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3 Q3</text:p>
          </table:table-cell>
          <table:table-cell office:value-type="float" office:value="309.80099999999999" table:style-name="ce21">
            <text:p>309.8</text:p>
          </table:table-cell>
          <table:table-cell office:value-type="float" office:value="300.82600000000002" table:style-name="ce21">
            <text:p>300.8</text:p>
          </table:table-cell>
          <table:table-cell office:value-type="float" office:value="8.5719999999999992" table:style-name="ce21">
            <text:p>8.6</text:p>
          </table:table-cell>
          <table:table-cell office:value-type="float" office:value="0.183" table:style-name="ce21">
            <text:p>0.2</text:p>
          </table:table-cell>
          <table:table-cell office:value-type="float" office:value="0.79100000000000004" table:style-name="ce21">
            <text:p>0.8</text:p>
          </table:table-cell>
          <table:table-cell office:value-type="float" office:value="7.9000000000000001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620.26099999999997" table:style-name="ce21">
            <text:p>620.3</text:p>
          </table:table-cell>
          <table:table-cell office:value-type="float" office:value="9.6340000000000003" table:style-name="ce21">
            <text:p>9.6</text:p>
          </table:table-cell>
          <table:table-cell office:value-type="float" office:value="0.79100000000000004" table:style-name="ce21">
            <text:p>0.8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3 Q4</text:p>
          </table:table-cell>
          <table:table-cell office:value-type="float" office:value="213.11099999999999" table:style-name="ce21">
            <text:p>213.1</text:p>
          </table:table-cell>
          <table:table-cell office:value-type="float" office:value="243.721" table:style-name="ce21">
            <text:p>243.7</text:p>
          </table:table-cell>
          <table:table-cell office:value-type="float" office:value="6.4850000000000003" table:style-name="ce21">
            <text:p>6.5</text:p>
          </table:table-cell>
          <table:table-cell office:value-type="float" office:value="0.14899999999999999" table:style-name="ce21">
            <text:p>0.1</text:p>
          </table:table-cell>
          <table:table-cell office:value-type="float" office:value="0.70899999999999996" table:style-name="ce21">
            <text:p>0.7</text:p>
          </table:table-cell>
          <table:table-cell office:value-type="float" office:value="0.14299999999999999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464.32499999999999" table:style-name="ce21">
            <text:p>464.3</text:p>
          </table:table-cell>
          <table:table-cell office:value-type="float" office:value="7.4930000000000003" table:style-name="ce21">
            <text:p>7.5</text:p>
          </table:table-cell>
          <table:table-cell office:value-type="float" office:value="0.70899999999999996" table:style-name="ce21">
            <text:p>0.7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4 Q1</text:p>
          </table:table-cell>
          <table:table-cell office:value-type="float" office:value="334.77499999999998" table:style-name="ce21">
            <text:p>334.8</text:p>
          </table:table-cell>
          <table:table-cell office:value-type="float" office:value="327.07" table:style-name="ce21">
            <text:p>327.1</text:p>
          </table:table-cell>
          <table:table-cell office:value-type="float" office:value="10.763999999999999" table:style-name="ce21">
            <text:p>10.8</text:p>
          </table:table-cell>
          <table:table-cell office:value-type="float" office:value="0.217" table:style-name="ce21">
            <text:p>0.2</text:p>
          </table:table-cell>
          <table:table-cell office:value-type="float" office:value="1.2310000000000001" table:style-name="ce21">
            <text:p>1.2</text:p>
          </table:table-cell>
          <table:table-cell office:value-type="float" office:value="0.309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674.37400000000002" table:style-name="ce21">
            <text:p>674.4</text:p>
          </table:table-cell>
          <table:table-cell office:value-type="float" office:value="12.529" table:style-name="ce21">
            <text:p>12.5</text:p>
          </table:table-cell>
          <table:table-cell office:value-type="float" office:value="1.2310000000000001" table:style-name="ce21">
            <text:p>1.2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4 Q2</text:p>
          </table:table-cell>
          <table:table-cell office:value-type="float" office:value="276.36700000000002" table:style-name="ce21">
            <text:p>276.4</text:p>
          </table:table-cell>
          <table:table-cell office:value-type="float" office:value="299.85300000000001" table:style-name="ce21">
            <text:p>299.9</text:p>
          </table:table-cell>
          <table:table-cell office:value-type="float" office:value="8.0869999999999997" table:style-name="ce21">
            <text:p>8.1</text:p>
          </table:table-cell>
          <table:table-cell office:value-type="float" office:value="0.70799999999999996" table:style-name="ce21">
            <text:p>0.7</text:p>
          </table:table-cell>
          <table:table-cell office:value-type="float" office:value="1.32" table:style-name="ce21">
            <text:p>1.3</text:p>
          </table:table-cell>
          <table:table-cell office:value-type="float" office:value="0.28000000000000003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586.62400000000002" table:style-name="ce21">
            <text:p>586.6</text:p>
          </table:table-cell>
          <table:table-cell office:value-type="float" office:value="10.404" table:style-name="ce21">
            <text:p>10.4</text:p>
          </table:table-cell>
          <table:table-cell office:value-type="float" office:value="1.32" table:style-name="ce21">
            <text:p>1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4 Q3</text:p>
          </table:table-cell>
          <table:table-cell office:value-type="float" office:value="323.017" table:style-name="ce21">
            <text:p>323.0</text:p>
          </table:table-cell>
          <table:table-cell office:value-type="float" office:value="324.76299999999998" table:style-name="ce21">
            <text:p>324.8</text:p>
          </table:table-cell>
          <table:table-cell office:value-type="float" office:value="9.61" table:style-name="ce21">
            <text:p>9.6</text:p>
          </table:table-cell>
          <table:table-cell office:value-type="float" office:value="2.4409999999999998" table:style-name="ce21">
            <text:p>2.4</text:p>
          </table:table-cell>
          <table:table-cell office:value-type="float" office:value="1.9470000000000001" table:style-name="ce21">
            <text:p>1.9</text:p>
          </table:table-cell>
          <table:table-cell office:value-type="float" office:value="0.29899999999999999" table:style-name="ce21">
            <text:p>0.3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1.2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662.09299999999996" table:style-name="ce21">
            <text:p>662.1</text:p>
          </table:table-cell>
          <table:table-cell office:value-type="float" office:value="14.313000000000001" table:style-name="ce21">
            <text:p>14.3</text:p>
          </table:table-cell>
          <table:table-cell office:value-type="float" office:value="1.95" table:style-name="ce21">
            <text:p>2.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4 Q4</text:p>
          </table:table-cell>
          <table:table-cell office:value-type="float" office:value="239.52199999999999" table:style-name="ce21">
            <text:p>239.5</text:p>
          </table:table-cell>
          <table:table-cell office:value-type="float" office:value="262.04300000000001" table:style-name="ce21">
            <text:p>262.0</text:p>
          </table:table-cell>
          <table:table-cell office:value-type="float" office:value="7.931" table:style-name="ce21">
            <text:p>7.9</text:p>
          </table:table-cell>
          <table:table-cell office:value-type="float" office:value="3.13" table:style-name="ce21">
            <text:p>3.1</text:p>
          </table:table-cell>
          <table:table-cell office:value-type="float" office:value="2.157" table:style-name="ce21">
            <text:p>2.2</text:p>
          </table:table-cell>
          <table:table-cell office:value-type="float" office:value="0.45400000000000001" table:style-name="ce21">
            <text:p>0.5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515.24900000000002" table:style-name="ce21">
            <text:p>515.2</text:p>
          </table:table-cell>
          <table:table-cell office:value-type="float" office:value="13.683999999999999" table:style-name="ce21">
            <text:p>13.7</text:p>
          </table:table-cell>
          <table:table-cell office:value-type="float" office:value="2.16" table:style-name="ce21">
            <text:p>2.2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5 Q1</text:p>
          </table:table-cell>
          <table:table-cell office:value-type="float" office:value="359.69" table:style-name="ce21">
            <text:p>359.7</text:p>
          </table:table-cell>
          <table:table-cell office:value-type="float" office:value="341.57900000000001" table:style-name="ce21">
            <text:p>341.6</text:p>
          </table:table-cell>
          <table:table-cell office:value-type="float" office:value="11.771000000000001" table:style-name="ce21">
            <text:p>11.8</text:p>
          </table:table-cell>
          <table:table-cell office:value-type="float" office:value="5.4749999999999996" table:style-name="ce21">
            <text:p>5.5</text:p>
          </table:table-cell>
          <table:table-cell office:value-type="float" office:value="2.61" table:style-name="ce21">
            <text:p>2.6</text:p>
          </table:table-cell>
          <table:table-cell office:value-type="float" office:value="0.52900000000000003" table:style-name="ce21">
            <text:p>0.5</text:p>
          </table:table-cell>
          <table:table-cell office:value-type="float" office:value="1E-3" table:style-name="ce21">
            <text:p>-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721.66499999999996" table:style-name="ce21">
            <text:p>721.7</text:p>
          </table:table-cell>
          <table:table-cell office:value-type="float" office:value="20.396000000000001" table:style-name="ce21">
            <text:p>20.4</text:p>
          </table:table-cell>
          <table:table-cell office:value-type="float" office:value="2.6110000000000002" table:style-name="ce21">
            <text:p>2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2</text:p>
          </table:table-cell>
          <table:table-cell office:value-type="float" office:value="305.87700000000001" table:style-name="ce21">
            <text:p>305.9</text:p>
          </table:table-cell>
          <table:table-cell office:value-type="float" office:value="309.38" table:style-name="ce21">
            <text:p>309.4</text:p>
          </table:table-cell>
          <table:table-cell office:value-type="float" office:value="10.862" table:style-name="ce21">
            <text:p>10.9</text:p>
          </table:table-cell>
          <table:table-cell office:value-type="float" office:value="3.8010000000000002" table:style-name="ce21">
            <text:p>3.8</text:p>
          </table:table-cell>
          <table:table-cell office:value-type="float" office:value="2.0110000000000001" table:style-name="ce21">
            <text:p>2.0</text:p>
          </table:table-cell>
          <table:table-cell office:value-type="float" office:value="0.29099999999999998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632.23500000000001" table:style-name="ce21">
            <text:p>632.2</text:p>
          </table:table-cell>
          <table:table-cell office:value-type="float" office:value="16.978000000000002" table:style-name="ce21">
            <text:p>17.0</text:p>
          </table:table-cell>
          <table:table-cell office:value-type="float" office:value="2.0110000000000001" table:style-name="ce21">
            <text:p>2.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3</text:p>
          </table:table-cell>
          <table:table-cell office:value-type="float" office:value="361.01799999999997" table:style-name="ce21">
            <text:p>361.0</text:p>
          </table:table-cell>
          <table:table-cell office:value-type="float" office:value="333.04399999999998" table:style-name="ce21">
            <text:p>333.0</text:p>
          </table:table-cell>
          <table:table-cell office:value-type="float" office:value="11.856999999999999" table:style-name="ce21">
            <text:p>11.9</text:p>
          </table:table-cell>
          <table:table-cell office:value-type="float" office:value="3.9119999999999999" table:style-name="ce21">
            <text:p>3.9</text:p>
          </table:table-cell>
          <table:table-cell office:value-type="float" office:value="2.25" table:style-name="ce21">
            <text:p>2.3</text:p>
          </table:table-cell>
          <table:table-cell office:value-type="float" office:value="0.371" table:style-name="ce21">
            <text:p>0.4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1.4999999999999999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712.47400000000005" table:style-name="ce21">
            <text:p>712.5</text:p>
          </table:table-cell>
          <table:table-cell office:value-type="float" office:value="18.411999999999999" table:style-name="ce21">
            <text:p>18.4</text:p>
          </table:table-cell>
          <table:table-cell office:value-type="float" office:value="2.2549999999999999" table:style-name="ce21">
            <text:p>2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4</text:p>
          </table:table-cell>
          <table:table-cell office:value-type="float" office:value="249.49" table:style-name="ce21">
            <text:p>249.5</text:p>
          </table:table-cell>
          <table:table-cell office:value-type="float" office:value="269.39800000000002" table:style-name="ce21">
            <text:p>269.4</text:p>
          </table:table-cell>
          <table:table-cell office:value-type="float" office:value="9.3019999999999996" table:style-name="ce21">
            <text:p>9.3</text:p>
          </table:table-cell>
          <table:table-cell office:value-type="float" office:value="4.0970000000000004" table:style-name="ce21">
            <text:p>4.1</text:p>
          </table:table-cell>
          <table:table-cell office:value-type="float" office:value="2.9620000000000002" table:style-name="ce21">
            <text:p>3.0</text:p>
          </table:table-cell>
          <table:table-cell office:value-type="float" office:value="0.50600000000000001" table:style-name="ce21">
            <text:p>0.5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535.77200000000005" table:style-name="ce21">
            <text:p>535.8</text:p>
          </table:table-cell>
          <table:table-cell office:value-type="float" office:value="16.884" table:style-name="ce21">
            <text:p>16.9</text:p>
          </table:table-cell>
          <table:table-cell office:value-type="float" office:value="2.9689999999999999" table:style-name="ce21">
            <text:p>3.0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6 Q1</text:p>
          </table:table-cell>
          <table:table-cell office:value-type="float" office:value="379.69099999999997" table:style-name="ce21">
            <text:p>379.7</text:p>
          </table:table-cell>
          <table:table-cell office:value-type="float" office:value="356.13900000000001" table:style-name="ce21">
            <text:p>356.1</text:p>
          </table:table-cell>
          <table:table-cell office:value-type="float" office:value="14.228" table:style-name="ce21">
            <text:p>14.2</text:p>
          </table:table-cell>
          <table:table-cell office:value-type="float" office:value="7.7510000000000003" table:style-name="ce21">
            <text:p>7.8</text:p>
          </table:table-cell>
          <table:table-cell office:value-type="float" office:value="3.1339999999999999" table:style-name="ce21">
            <text:p>3.1</text:p>
          </table:table-cell>
          <table:table-cell office:value-type="float" office:value="0.435" table:style-name="ce21">
            <text:p>0.4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761.39300000000003" table:style-name="ce21">
            <text:p>761.4</text:p>
          </table:table-cell>
          <table:table-cell office:value-type="float" office:value="25.562999999999999" table:style-name="ce21">
            <text:p>25.6</text:p>
          </table:table-cell>
          <table:table-cell office:value-type="float" office:value="3.141" table:style-name="ce21">
            <text:p>3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2</text:p>
          </table:table-cell>
          <table:table-cell office:value-type="float" office:value="308.44" table:style-name="ce21">
            <text:p>308.4</text:p>
          </table:table-cell>
          <table:table-cell office:value-type="float" office:value="311.375" table:style-name="ce21">
            <text:p>311.4</text:p>
          </table:table-cell>
          <table:table-cell office:value-type="float" office:value="11.75" table:style-name="ce21">
            <text:p>11.8</text:p>
          </table:table-cell>
          <table:table-cell office:value-type="float" office:value="6.3920000000000003" table:style-name="ce21">
            <text:p>6.4</text:p>
          </table:table-cell>
          <table:table-cell office:value-type="float" office:value="2.1240000000000001" table:style-name="ce21">
            <text:p>2.1</text:p>
          </table:table-cell>
          <table:table-cell office:value-type="float" office:value="0.28699999999999998" table:style-name="ce21">
            <text:p>0.3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640.38099999999997" table:style-name="ce21">
            <text:p>640.4</text:p>
          </table:table-cell>
          <table:table-cell office:value-type="float" office:value="20.565999999999999" table:style-name="ce21">
            <text:p>20.6</text:p>
          </table:table-cell>
          <table:table-cell office:value-type="float" office:value="2.1269999999999998" table:style-name="ce21">
            <text:p>2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3</text:p>
          </table:table-cell>
          <table:table-cell office:value-type="float" office:value="362.10500000000002" table:style-name="ce21">
            <text:p>362.1</text:p>
          </table:table-cell>
          <table:table-cell office:value-type="float" office:value="337.35199999999998" table:style-name="ce21">
            <text:p>337.4</text:p>
          </table:table-cell>
          <table:table-cell office:value-type="float" office:value="14.045" table:style-name="ce21">
            <text:p>14.0</text:p>
          </table:table-cell>
          <table:table-cell office:value-type="float" office:value="6.6849999999999996" table:style-name="ce21">
            <text:p>6.7</text:p>
          </table:table-cell>
          <table:table-cell office:value-type="float" office:value="2.8370000000000002" table:style-name="ce21">
            <text:p>2.8</text:p>
          </table:table-cell>
          <table:table-cell office:value-type="float" office:value="0.63900000000000001" table:style-name="ce21">
            <text:p>0.6</text:p>
          </table:table-cell>
          <table:table-cell office:value-type="float" office:value="2E-3" table:style-name="ce21">
            <text:p>-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723.67600000000004" table:style-name="ce21">
            <text:p>723.7</text:p>
          </table:table-cell>
          <table:table-cell office:value-type="float" office:value="24.219000000000001" table:style-name="ce21">
            <text:p>24.2</text:p>
          </table:table-cell>
          <table:table-cell office:value-type="float" office:value="2.839" table:style-name="ce21">
            <text:p>2.8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4</text:p>
          </table:table-cell>
          <table:table-cell office:value-type="float" office:value="263.10899999999998" table:style-name="ce21">
            <text:p>263.1</text:p>
          </table:table-cell>
          <table:table-cell office:value-type="float" office:value="257.65499999999997" table:style-name="ce21">
            <text:p>257.7</text:p>
          </table:table-cell>
          <table:table-cell office:value-type="float" office:value="10.813000000000001" table:style-name="ce21">
            <text:p>10.8</text:p>
          </table:table-cell>
          <table:table-cell office:value-type="float" office:value="5.4989999999999997" table:style-name="ce21">
            <text:p>5.5</text:p>
          </table:table-cell>
          <table:table-cell office:value-type="float" office:value="2.177" table:style-name="ce21">
            <text:p>2.2</text:p>
          </table:table-cell>
          <table:table-cell office:value-type="float" office:value="0.53800000000000003" table:style-name="ce21">
            <text:p>0.5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539.80100000000004" table:style-name="ce21">
            <text:p>539.8</text:p>
          </table:table-cell>
          <table:table-cell office:value-type="float" office:value="19.036999999999999" table:style-name="ce21">
            <text:p>19.0</text:p>
          </table:table-cell>
          <table:table-cell office:value-type="float" office:value="2.1819999999999999" table:style-name="ce21">
            <text:p>2.2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7 Q1</text:p>
          </table:table-cell>
          <table:table-cell office:value-type="float" office:value="421.327" table:style-name="ce21">
            <text:p>421.3</text:p>
          </table:table-cell>
          <table:table-cell office:value-type="float" office:value="352.64100000000002" table:style-name="ce21">
            <text:p>352.6</text:p>
          </table:table-cell>
          <table:table-cell office:value-type="float" office:value="20.637" table:style-name="ce21">
            <text:p>20.6</text:p>
          </table:table-cell>
          <table:table-cell office:value-type="float" office:value="7.2430000000000003" table:style-name="ce21">
            <text:p>7.2</text:p>
          </table:table-cell>
          <table:table-cell office:value-type="float" office:value="4.6139999999999999" table:style-name="ce21">
            <text:p>4.6</text:p>
          </table:table-cell>
          <table:table-cell office:value-type="float" office:value="0.70299999999999996" table:style-name="ce21">
            <text:p>0.7</text:p>
          </table:table-cell>
          <table:table-cell office:value-type="float" office:value="0.02" table:style-name="ce21">
            <text:p>-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807.19100000000003" table:style-name="ce21">
            <text:p>807.2</text:p>
          </table:table-cell>
          <table:table-cell office:value-type="float" office:value="33.222999999999999" table:style-name="ce21">
            <text:p>33.2</text:p>
          </table:table-cell>
          <table:table-cell office:value-type="float" office:value="4.6340000000000003" table:style-name="ce21">
            <text:p>4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2</text:p>
          </table:table-cell>
          <table:table-cell office:value-type="float" office:value="298.97800000000001" table:style-name="ce21">
            <text:p>299.0</text:p>
          </table:table-cell>
          <table:table-cell office:value-type="float" office:value="248.95099999999999" table:style-name="ce21">
            <text:p>249.0</text:p>
          </table:table-cell>
          <table:table-cell office:value-type="float" office:value="14.657999999999999" table:style-name="ce21">
            <text:p>14.7</text:p>
          </table:table-cell>
          <table:table-cell office:value-type="float" office:value="6.7549999999999999" table:style-name="ce21">
            <text:p>6.8</text:p>
          </table:table-cell>
          <table:table-cell office:value-type="float" office:value="3.08" table:style-name="ce21">
            <text:p>3.1</text:p>
          </table:table-cell>
          <table:table-cell office:value-type="float" office:value="0.57299999999999995" table:style-name="ce21">
            <text:p>0.6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573.00199999999995" table:style-name="ce21">
            <text:p>573.0</text:p>
          </table:table-cell>
          <table:table-cell office:value-type="float" office:value="25.073" table:style-name="ce21">
            <text:p>25.1</text:p>
          </table:table-cell>
          <table:table-cell office:value-type="float" office:value="3.0830000000000002" table:style-name="ce21">
            <text:p>3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3</text:p>
          </table:table-cell>
          <table:table-cell office:value-type="float" office:value="355.625" table:style-name="ce21">
            <text:p>355.6</text:p>
          </table:table-cell>
          <table:table-cell office:value-type="float" office:value="266.39400000000001" table:style-name="ce21">
            <text:p>266.4</text:p>
          </table:table-cell>
          <table:table-cell office:value-type="float" office:value="22.062000000000001" table:style-name="ce21">
            <text:p>22.1</text:p>
          </table:table-cell>
          <table:table-cell office:value-type="float" office:value="9.1679999999999993" table:style-name="ce21">
            <text:p>9.2</text:p>
          </table:table-cell>
          <table:table-cell office:value-type="float" office:value="3.4609999999999999" table:style-name="ce21">
            <text:p>3.5</text:p>
          </table:table-cell>
          <table:table-cell office:value-type="float" office:value="0.66800000000000004" table:style-name="ce21">
            <text:p>0.7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657.38900000000001" table:style-name="ce21">
            <text:p>657.4</text:p>
          </table:table-cell>
          <table:table-cell office:value-type="float" office:value="35.369999999999997" table:style-name="ce21">
            <text:p>35.4</text:p>
          </table:table-cell>
          <table:table-cell office:value-type="float" office:value="3.47" table:style-name="ce21">
            <text:p>3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4</text:p>
          </table:table-cell>
          <table:table-cell office:value-type="float" office:value="266.22199999999998" table:style-name="ce21">
            <text:p>266.2</text:p>
          </table:table-cell>
          <table:table-cell office:value-type="float" office:value="179.69900000000001" table:style-name="ce21">
            <text:p>179.7</text:p>
          </table:table-cell>
          <table:table-cell office:value-type="float" office:value="13.548999999999999" table:style-name="ce21">
            <text:p>13.5</text:p>
          </table:table-cell>
          <table:table-cell office:value-type="float" office:value="9.2089999999999996" table:style-name="ce21">
            <text:p>9.2</text:p>
          </table:table-cell>
          <table:table-cell office:value-type="float" office:value="2.5369999999999999" table:style-name="ce21">
            <text:p>2.5</text:p>
          </table:table-cell>
          <table:table-cell office:value-type="float" office:value="0.52400000000000002" table:style-name="ce21">
            <text:p>0.5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471.74799999999999" table:style-name="ce21">
            <text:p>471.7</text:p>
          </table:table-cell>
          <table:table-cell office:value-type="float" office:value="25.827000000000002" table:style-name="ce21">
            <text:p>25.8</text:p>
          </table:table-cell>
          <table:table-cell office:value-type="float" office:value="2.54" table:style-name="ce21">
            <text:p>2.5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8 Q1</text:p>
          </table:table-cell>
          <table:table-cell office:value-type="float" office:value="435.43700000000001" table:style-name="ce21">
            <text:p>435.4</text:p>
          </table:table-cell>
          <table:table-cell office:value-type="float" office:value="235.23099999999999" table:style-name="ce21">
            <text:p>235.2</text:p>
          </table:table-cell>
          <table:table-cell office:value-type="float" office:value="22.495999999999999" table:style-name="ce21">
            <text:p>22.5</text:p>
          </table:table-cell>
          <table:table-cell office:value-type="float" office:value="9.7889999999999997" table:style-name="ce21">
            <text:p>9.8</text:p>
          </table:table-cell>
          <table:table-cell office:value-type="float" office:value="4.0709999999999997" table:style-name="ce21">
            <text:p>4.1</text:p>
          </table:table-cell>
          <table:table-cell office:value-type="float" office:value="0.33200000000000002" table:style-name="ce21">
            <text:p>0.3</text:p>
          </table:table-cell>
          <table:table-cell office:value-type="float" office:value="1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707.36" table:style-name="ce21">
            <text:p>707.4</text:p>
          </table:table-cell>
          <table:table-cell office:value-type="float" office:value="36.692" table:style-name="ce21">
            <text:p>36.7</text:p>
          </table:table-cell>
          <table:table-cell office:value-type="float" office:value="4.0720000000000001" table:style-name="ce21">
            <text:p>4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2</text:p>
          </table:table-cell>
          <table:table-cell office:value-type="float" office:value="367.03100000000001" table:style-name="ce21">
            <text:p>367.0</text:p>
          </table:table-cell>
          <table:table-cell office:value-type="float" office:value="183.58099999999999" table:style-name="ce21">
            <text:p>183.6</text:p>
          </table:table-cell>
          <table:table-cell office:value-type="float" office:value="21.007999999999999" table:style-name="ce21">
            <text:p>21.0</text:p>
          </table:table-cell>
          <table:table-cell office:value-type="float" office:value="11.093999999999999" table:style-name="ce21">
            <text:p>11.1</text:p>
          </table:table-cell>
          <table:table-cell office:value-type="float" office:value="3.5169999999999999" table:style-name="ce21">
            <text:p>3.5</text:p>
          </table:table-cell>
          <table:table-cell office:value-type="float" office:value="0.35299999999999998" table:style-name="ce21">
            <text:p>0.4</text:p>
          </table:table-cell>
          <table:table-cell office:value-type="float" office:value="2.9000000000000001E-2" table:style-name="ce21">
            <text:p>-</text:p>
          </table:table-cell>
          <table:table-cell office:value-type="float" office:value="6.5000000000000002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586.678" table:style-name="ce21">
            <text:p>586.7</text:p>
          </table:table-cell>
          <table:table-cell office:value-type="float" office:value="36.066000000000003" table:style-name="ce21">
            <text:p>36.1</text:p>
          </table:table-cell>
          <table:table-cell office:value-type="float" office:value="3.5459999999999998" table:style-name="ce21">
            <text:p>3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3</text:p>
          </table:table-cell>
          <table:table-cell office:value-type="float" office:value="373.988" table:style-name="ce21">
            <text:p>374.0</text:p>
          </table:table-cell>
          <table:table-cell office:value-type="float" office:value="175.881" table:style-name="ce21">
            <text:p>175.9</text:p>
          </table:table-cell>
          <table:table-cell office:value-type="float" office:value="26.58" table:style-name="ce21">
            <text:p>26.6</text:p>
          </table:table-cell>
          <table:table-cell office:value-type="float" office:value="10.789" table:style-name="ce21">
            <text:p>10.8</text:p>
          </table:table-cell>
          <table:table-cell office:value-type="float" office:value="3.8149999999999999" table:style-name="ce21">
            <text:p>3.8</text:p>
          </table:table-cell>
          <table:table-cell office:value-type="float" office:value="0.7" table:style-name="ce21">
            <text:p>0.7</text:p>
          </table:table-cell>
          <table:table-cell office:value-type="float" office:value="0" table:style-name="ce21">
            <text:p>0.0</text:p>
          </table:table-cell>
          <table:table-cell office:value-type="float" office:value="2.5999999999999999E-2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591.78" table:style-name="ce21">
            <text:p>591.8</text:p>
          </table:table-cell>
          <table:table-cell office:value-type="float" office:value="41.911000000000001" table:style-name="ce21">
            <text:p>41.9</text:p>
          </table:table-cell>
          <table:table-cell office:value-type="float" office:value="3.8149999999999999" table:style-name="ce21">
            <text:p>3.8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4</text:p>
          </table:table-cell>
          <table:table-cell office:value-type="float" office:value="283.33300000000003" table:style-name="ce21">
            <text:p>283.3</text:p>
          </table:table-cell>
          <table:table-cell office:value-type="float" office:value="141.02699999999999" table:style-name="ce21">
            <text:p>141.0</text:p>
          </table:table-cell>
          <table:table-cell office:value-type="float" office:value="16.346" table:style-name="ce21">
            <text:p>16.3</text:p>
          </table:table-cell>
          <table:table-cell office:value-type="float" office:value="10.029" table:style-name="ce21">
            <text:p>10.0</text:p>
          </table:table-cell>
          <table:table-cell office:value-type="float" office:value="4.1760000000000002" table:style-name="ce21">
            <text:p>4.2</text:p>
          </table:table-cell>
          <table:table-cell office:value-type="float" office:value="0.76500000000000001" table:style-name="ce21">
            <text:p>0.8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455.68700000000001" table:style-name="ce21">
            <text:p>455.7</text:p>
          </table:table-cell>
          <table:table-cell office:value-type="float" office:value="31.327000000000002" table:style-name="ce21">
            <text:p>31.3</text:p>
          </table:table-cell>
          <table:table-cell office:value-type="float" office:value="4.1829999999999998" table:style-name="ce21">
            <text:p>4.2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9 Q1</text:p>
          </table:table-cell>
          <table:table-cell office:value-type="float" office:value="463.05200000000002" table:style-name="ce21">
            <text:p>463.1</text:p>
          </table:table-cell>
          <table:table-cell office:value-type="float" office:value="188.69900000000001" table:style-name="ce21">
            <text:p>188.7</text:p>
          </table:table-cell>
          <table:table-cell office:value-type="float" office:value="27.841000000000001" table:style-name="ce21">
            <text:p>27.8</text:p>
          </table:table-cell>
          <table:table-cell office:value-type="float" office:value="8.3119999999999994" table:style-name="ce21">
            <text:p>8.3</text:p>
          </table:table-cell>
          <table:table-cell office:value-type="float" office:value="5.9630000000000001" table:style-name="ce21">
            <text:p>6.0</text:p>
          </table:table-cell>
          <table:table-cell office:value-type="float" office:value="0.20200000000000001" table:style-name="ce21">
            <text:p>0.2</text:p>
          </table:table-cell>
          <table:table-cell office:value-type="float" office:value="2.5999999999999999E-2" table:style-name="ce21">
            <text:p>-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694.10599999999999" table:style-name="ce21">
            <text:p>694.1</text:p>
          </table:table-cell>
          <table:table-cell office:value-type="float" office:value="42.354999999999997" table:style-name="ce21">
            <text:p>42.4</text:p>
          </table:table-cell>
          <table:table-cell office:value-type="float" office:value="5.9889999999999999" table:style-name="ce21">
            <text:p>6.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2</text:p>
          </table:table-cell>
          <table:table-cell office:value-type="float" office:value="371.06" table:style-name="ce21">
            <text:p>371.1</text:p>
          </table:table-cell>
          <table:table-cell office:value-type="float" office:value="154.28800000000001" table:style-name="ce21">
            <text:p>154.3</text:p>
          </table:table-cell>
          <table:table-cell office:value-type="float" office:value="24.18" table:style-name="ce21">
            <text:p>24.2</text:p>
          </table:table-cell>
          <table:table-cell office:value-type="float" office:value="6.5439999999999996" table:style-name="ce21">
            <text:p>6.5</text:p>
          </table:table-cell>
          <table:table-cell office:value-type="float" office:value="6.2380000000000004" table:style-name="ce21">
            <text:p>6.2</text:p>
          </table:table-cell>
          <table:table-cell office:value-type="float" office:value="1.2999999999999999E-2" table:style-name="ce21">
            <text:p>-</text:p>
          </table:table-cell>
          <table:table-cell office:value-type="float" office:value="1.2E-2" table:style-name="ce21">
            <text:p>-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562.34500000000003" table:style-name="ce21">
            <text:p>562.3</text:p>
          </table:table-cell>
          <table:table-cell office:value-type="float" office:value="36.997" table:style-name="ce21">
            <text:p>37.0</text:p>
          </table:table-cell>
          <table:table-cell office:value-type="float" office:value="6.25" table:style-name="ce21">
            <text:p>6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3</text:p>
          </table:table-cell>
          <table:table-cell office:value-type="float" office:value="389.452" table:style-name="ce21">
            <text:p>389.5</text:p>
          </table:table-cell>
          <table:table-cell office:value-type="float" office:value="147.99100000000001" table:style-name="ce21">
            <text:p>148.0</text:p>
          </table:table-cell>
          <table:table-cell office:value-type="float" office:value="30.983000000000001" table:style-name="ce21">
            <text:p>31.0</text:p>
          </table:table-cell>
          <table:table-cell office:value-type="float" office:value="7.8310000000000004" table:style-name="ce21">
            <text:p>7.8</text:p>
          </table:table-cell>
          <table:table-cell office:value-type="float" office:value="12.727" table:style-name="ce21">
            <text:p>12.7</text:p>
          </table:table-cell>
          <table:table-cell office:value-type="float" office:value="2.5999999999999999E-2" table:style-name="ce21">
            <text:p>-</text:p>
          </table:table-cell>
          <table:table-cell office:value-type="float" office:value="2.8000000000000001E-2" table:style-name="ce21">
            <text:p>-</text:p>
          </table:table-cell>
          <table:table-cell office:value-type="float" office:value="1.2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589.05200000000002" table:style-name="ce21">
            <text:p>589.1</text:p>
          </table:table-cell>
          <table:table-cell office:value-type="float" office:value="51.609000000000002" table:style-name="ce21">
            <text:p>51.6</text:p>
          </table:table-cell>
          <table:table-cell office:value-type="float" office:value="12.755000000000001" table:style-name="ce21">
            <text:p>12.8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4</text:p>
          </table:table-cell>
          <table:table-cell office:value-type="float" office:value="286.38799999999998" table:style-name="ce21">
            <text:p>286.4</text:p>
          </table:table-cell>
          <table:table-cell office:value-type="float" office:value="113.55" table:style-name="ce21">
            <text:p>113.6</text:p>
          </table:table-cell>
          <table:table-cell office:value-type="float" office:value="25.33" table:style-name="ce21">
            <text:p>25.3</text:p>
          </table:table-cell>
          <table:table-cell office:value-type="float" office:value="11.936999999999999" table:style-name="ce21">
            <text:p>11.9</text:p>
          </table:table-cell>
          <table:table-cell office:value-type="float" office:value="12.677" table:style-name="ce21">
            <text:p>12.7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1.4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449.90600000000001" table:style-name="ce21">
            <text:p>449.9</text:p>
          </table:table-cell>
          <table:table-cell office:value-type="float" office:value="49.968000000000004" table:style-name="ce21">
            <text:p>50.0</text:p>
          </table:table-cell>
          <table:table-cell office:value-type="float" office:value="12.691000000000001" table:style-name="ce21">
            <text:p>12.7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20 Q1</text:p>
          </table:table-cell>
          <table:table-cell office:value-type="float" office:value="307.92200000000003" table:style-name="ce21">
            <text:p>307.9</text:p>
          </table:table-cell>
          <table:table-cell office:value-type="float" office:value="103.16500000000001" table:style-name="ce21">
            <text:p>103.2</text:p>
          </table:table-cell>
          <table:table-cell office:value-type="float" office:value="36.917999999999999" table:style-name="ce21">
            <text:p>36.9</text:p>
          </table:table-cell>
          <table:table-cell office:value-type="float" office:value="13.545999999999999" table:style-name="ce21">
            <text:p>13.5</text:p>
          </table:table-cell>
          <table:table-cell office:value-type="float" office:value="18.077999999999999" table:style-name="ce21">
            <text:p>18.1</text:p>
          </table:table-cell>
          <table:table-cell office:value-type="float" office:value="0.01" table:style-name="ce21">
            <text:p>-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4.7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479.697" table:style-name="ce21">
            <text:p>479.7</text:p>
          </table:table-cell>
          <table:table-cell office:value-type="float" office:value="68.61" table:style-name="ce21">
            <text:p>68.6</text:p>
          </table:table-cell>
          <table:table-cell office:value-type="float" office:value="18.088999999999999" table:style-name="ce21">
            <text:p>18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2</text:p>
          </table:table-cell>
          <table:table-cell office:value-type="float" office:value="105.499" table:style-name="ce21">
            <text:p>105.5</text:p>
          </table:table-cell>
          <table:table-cell office:value-type="float" office:value="29.891999999999999" table:style-name="ce21">
            <text:p>29.9</text:p>
          </table:table-cell>
          <table:table-cell office:value-type="float" office:value="14.169" table:style-name="ce21">
            <text:p>14.2</text:p>
          </table:table-cell>
          <table:table-cell office:value-type="float" office:value="5.8109999999999999" table:style-name="ce21">
            <text:p>5.8</text:p>
          </table:table-cell>
          <table:table-cell office:value-type="float" office:value="12.605" table:style-name="ce21">
            <text:p>12.6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7.3999999999999996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168.06299999999999" table:style-name="ce21">
            <text:p>168.1</text:p>
          </table:table-cell>
          <table:table-cell office:value-type="float" office:value="32.671999999999997" table:style-name="ce21">
            <text:p>32.7</text:p>
          </table:table-cell>
          <table:table-cell office:value-type="float" office:value="12.612" table:style-name="ce21">
            <text:p>12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3</text:p>
          </table:table-cell>
          <table:table-cell office:value-type="float" office:value="359.58100000000002" table:style-name="ce21">
            <text:p>359.6</text:p>
          </table:table-cell>
          <table:table-cell office:value-type="float" office:value="102.69499999999999" table:style-name="ce21">
            <text:p>102.7</text:p>
          </table:table-cell>
          <table:table-cell office:value-type="float" office:value="65.509" table:style-name="ce21">
            <text:p>65.5</text:p>
          </table:table-cell>
          <table:table-cell office:value-type="float" office:value="22.83" table:style-name="ce21">
            <text:p>22.8</text:p>
          </table:table-cell>
          <table:table-cell office:value-type="float" office:value="35.161000000000001" table:style-name="ce21">
            <text:p>35.2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0.47699999999999998" table:style-name="ce21">
            <text:p>0.5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586.27099999999996" table:style-name="ce21">
            <text:p>586.3</text:p>
          </table:table-cell>
          <table:table-cell office:value-type="float" office:value="123.995" table:style-name="ce21">
            <text:p>124.0</text:p>
          </table:table-cell>
          <table:table-cell office:value-type="float" office:value="35.167999999999999" table:style-name="ce21">
            <text:p>35.2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4</text:p>
          </table:table-cell>
          <table:table-cell office:value-type="float" office:value="213.85" table:style-name="ce21">
            <text:p>213.9</text:p>
          </table:table-cell>
          <table:table-cell office:value-type="float" office:value="59.438000000000002" table:style-name="ce21">
            <text:p>59.4</text:p>
          </table:table-cell>
          <table:table-cell office:value-type="float" office:value="47.149000000000001" table:style-name="ce21">
            <text:p>47.1</text:p>
          </table:table-cell>
          <table:table-cell office:value-type="float" office:value="24.413" table:style-name="ce21">
            <text:p>24.4</text:p>
          </table:table-cell>
          <table:table-cell office:value-type="float" office:value="40.838000000000001" table:style-name="ce21">
            <text:p>40.8</text:p>
          </table:table-cell>
          <table:table-cell office:value-type="float" office:value="3.1E-2" table:style-name="ce21">
            <text:p>-</text:p>
          </table:table-cell>
          <table:table-cell office:value-type="float" office:value="3.4000000000000002E-2" table:style-name="ce21">
            <text:p>-</text:p>
          </table:table-cell>
          <table:table-cell office:value-type="float" office:value="0.17199999999999999" table:style-name="ce21">
            <text:p>0.2</text:p>
          </table:table-cell>
          <table:table-cell office:value-type="float" office:value="1E-3" table:style-name="ce21">
            <text:p>-</text:p>
          </table:table-cell>
          <table:table-cell office:value-type="float" office:value="385.92599999999999" table:style-name="ce21">
            <text:p>385.9</text:p>
          </table:table-cell>
          <table:table-cell office:value-type="float" office:value="112.63800000000001" table:style-name="ce21">
            <text:p>112.6</text:p>
          </table:table-cell>
          <table:table-cell office:value-type="float" office:value="40.872" table:style-name="ce21">
            <text:p>40.9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21 Q1</text:p>
          </table:table-cell>
          <table:table-cell office:value-type="float" office:value="239.63499999999999" table:style-name="ce21">
            <text:p>239.6</text:p>
          </table:table-cell>
          <table:table-cell office:value-type="float" office:value="67.251999999999995" table:style-name="ce21">
            <text:p>67.3</text:p>
          </table:table-cell>
          <table:table-cell office:value-type="float" office:value="59.192999999999998" table:style-name="ce21">
            <text:p>59.2</text:p>
          </table:table-cell>
          <table:table-cell office:value-type="float" office:value="26.402999999999999" table:style-name="ce21">
            <text:p>26.4</text:p>
          </table:table-cell>
          <table:table-cell office:value-type="float" office:value="31.312000000000001" table:style-name="ce21">
            <text:p>31.3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0.315" table:style-name="ce21">
            <text:p>0.3</text:p>
          </table:table-cell>
          <table:table-cell office:value-type="float" office:value="1E-3" table:style-name="ce21">
            <text:p>-</text:p>
          </table:table-cell>
          <table:table-cell office:value-type="float" office:value="424.12" table:style-name="ce21">
            <text:p>424.1</text:p>
          </table:table-cell>
          <table:table-cell office:value-type="float" office:value="117.233" table:style-name="ce21">
            <text:p>117.2</text:p>
          </table:table-cell>
          <table:table-cell office:value-type="float" office:value="31.312999999999999" table:style-name="ce21">
            <text:p>31.3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18">
            <text:p>Percentage</text:p>
          </table:table-cell>
          <table:table-cell table:number-columns-repeated="11" table:style-name="ce22"/>
          <table:table-cell table:style-name="ce21"/>
          <table:table-cell table:number-columns-repeated="16371" table:style-name="ce3"/>
        </table:table-row>
        <table:table-row table:style-name="ro5">
          <table:table-cell office:value-type="float" office:value="2001" table:style-name="ce20">
            <text:p>2001</text:p>
          </table:table-cell>
          <table:table-cell office:value-type="float" office:value="82.077408118076619" table:formula="of:=100*[.B10]/[.$K10]" table:style-name="ce23">
            <text:p>82.1</text:p>
          </table:table-cell>
          <table:table-cell office:value-type="float" office:value="17.813194368715635" table:formula="of:=100*[.C10]/[.$K10]" table:style-name="ce23">
            <text:p>17.8</text:p>
          </table:table-cell>
          <table:table-cell office:value-type="float" office:value="2.4555468676889475E-2" table:formula="of:=100*[.D10]/[.$K10]" table:style-name="ce23">
            <text:p>-</text:p>
          </table:table-cell>
          <table:table-cell office:value-type="float" office:value="0" table:formula="of:=100*[.E10]/[.$K10]" table:style-name="ce23">
            <text:p>0.0</text:p>
          </table:table-cell>
          <table:table-cell office:value-type="float" office:value="3.1709424118187991E-3" table:formula="of:=100*[.F10]/[.$K10]" table:style-name="ce23">
            <text:p>-</text:p>
          </table:table-cell>
          <table:table-cell office:value-type="float" office:value="0" table:formula="of:=100*[.G10]/[.$K10]" table:style-name="ce23">
            <text:p>0.0</text:p>
          </table:table-cell>
          <table:table-cell office:value-type="float" office:value="0" table:formula="of:=100*[.H10]/[.$K10]" table:style-name="ce23">
            <text:p>0.0</text:p>
          </table:table-cell>
          <table:table-cell office:value-type="float" office:value="8.1323071854328452E-2" table:formula="of:=100*[.I10]/[.$K10]" table:style-name="ce23">
            <text:p>0.1</text:p>
          </table:table-cell>
          <table:table-cell office:value-type="float" office:value="3.4803026471181929E-4" table:formula="of:=100*[.J10]/[.$K10]" table:style-name="ce23">
            <text:p>-</text:p>
          </table:table-cell>
          <table:table-cell office:value-type="float" office:value="100" table:formula="of:=100*[.K10]/[.$K10]" table:style-name="ce23">
            <text:p>100.0</text:p>
          </table:table-cell>
          <table:table-cell office:value-type="float" office:value="0.10939751320774856" table:formula="of:=100*[.L10]/[.$K10]" table:style-name="ce23">
            <text:p>0.1</text:p>
          </table:table-cell>
          <table:table-cell office:value-type="float" office:value="3.1709424118187991E-3" table:formula="of:=100*[.M10]/[.$K10]" table:style-name="ce23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02" table:style-name="ce20">
            <text:p>2002</text:p>
          </table:table-cell>
          <table:table-cell office:value-type="float" office:value="76.15161228142847" table:formula="of:=100*[.B11]/[.$K11]" table:style-name="ce23">
            <text:p>76.2</text:p>
          </table:table-cell>
          <table:table-cell office:value-type="float" office:value="23.742091642801938" table:formula="of:=100*[.C11]/[.$K11]" table:style-name="ce23">
            <text:p>23.7</text:p>
          </table:table-cell>
          <table:table-cell office:value-type="float" office:value="1.0625879198294191E-2" table:formula="of:=100*[.D11]/[.$K11]" table:style-name="ce23">
            <text:p>-</text:p>
          </table:table-cell>
          <table:table-cell office:value-type="float" office:value="0" table:formula="of:=100*[.E11]/[.$K11]" table:style-name="ce23">
            <text:p>0.0</text:p>
          </table:table-cell>
          <table:table-cell office:value-type="float" office:value="2.3861623462836084E-3" table:formula="of:=100*[.F11]/[.$K11]" table:style-name="ce23">
            <text:p>-</text:p>
          </table:table-cell>
          <table:table-cell office:value-type="float" office:value="0" table:formula="of:=100*[.G11]/[.$K11]" table:style-name="ce23">
            <text:p>0.0</text:p>
          </table:table-cell>
          <table:table-cell office:value-type="float" office:value="3.7283786660681381E-5" table:formula="of:=100*[.H11]/[.$K11]" table:style-name="ce23">
            <text:p>-</text:p>
          </table:table-cell>
          <table:table-cell office:value-type="float" office:value="9.3134899078382086E-2" table:formula="of:=100*[.I11]/[.$K11]" table:style-name="ce23">
            <text:p>0.1</text:p>
          </table:table-cell>
          <table:table-cell office:value-type="float" office:value="1.1185135998204413E-4" table:formula="of:=100*[.J11]/[.$K11]" table:style-name="ce23">
            <text:p>-</text:p>
          </table:table-cell>
          <table:table-cell office:value-type="float" office:value="100" table:formula="of:=100*[.K11]/[.$K11]" table:style-name="ce23">
            <text:p>100.0</text:p>
          </table:table-cell>
          <table:table-cell office:value-type="float" office:value="0.10629607576960262" table:formula="of:=100*[.L11]/[.$K11]" table:style-name="ce23">
            <text:p>0.1</text:p>
          </table:table-cell>
          <table:table-cell office:value-type="float" office:value="2.4234461329442894E-3" table:formula="of:=100*[.M11]/[.$K11]" table:style-name="ce23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03" table:style-name="ce20">
            <text:p>2003</text:p>
          </table:table-cell>
          <table:table-cell office:value-type="float" office:value="72.339549881030479" table:formula="of:=100*[.B12]/[.$K12]" table:style-name="ce23">
            <text:p>72.3</text:p>
          </table:table-cell>
          <table:table-cell office:value-type="float" office:value="27.52232001136786" table:formula="of:=100*[.C12]/[.$K12]" table:style-name="ce23">
            <text:p>27.5</text:p>
          </table:table-cell>
          <table:table-cell office:value-type="float" office:value="1.4285411948953461E-2" table:formula="of:=100*[.D12]/[.$K12]" table:style-name="ce23">
            <text:p>-</text:p>
          </table:table-cell>
          <table:table-cell office:value-type="float" office:value="0" table:formula="of:=100*[.E12]/[.$K12]" table:style-name="ce23">
            <text:p>0.0</text:p>
          </table:table-cell>
          <table:table-cell office:value-type="float" office:value="1.5116838041220593E-3" table:formula="of:=100*[.F12]/[.$K12]" table:style-name="ce23">
            <text:p>-</text:p>
          </table:table-cell>
          <table:table-cell office:value-type="float" office:value="0" table:formula="of:=100*[.G12]/[.$K12]" table:style-name="ce23">
            <text:p>0.0</text:p>
          </table:table-cell>
          <table:table-cell office:value-type="float" office:value="1.1337628530915446E-4" table:formula="of:=100*[.H12]/[.$K12]" table:style-name="ce23">
            <text:p>-</text:p>
          </table:table-cell>
          <table:table-cell office:value-type="float" office:value="0.1219928829926502" table:formula="of:=100*[.I12]/[.$K12]" table:style-name="ce23">
            <text:p>0.1</text:p>
          </table:table-cell>
          <table:table-cell office:value-type="float" office:value="2.2675257061830891E-4" table:formula="of:=100*[.J12]/[.$K12]" table:style-name="ce23">
            <text:p>-</text:p>
          </table:table-cell>
          <table:table-cell office:value-type="float" office:value="99.999999999999986" table:formula="of:=100*[.K12]/[.$K12]" table:style-name="ce23">
            <text:p>100.0</text:p>
          </table:table-cell>
          <table:table-cell office:value-type="float" office:value="0.13813010760165317" table:formula="of:=100*[.L12]/[.$K12]" table:style-name="ce23">
            <text:p>0.1</text:p>
          </table:table-cell>
          <table:table-cell office:value-type="float" office:value="1.6250600894312137E-3" table:formula="of:=100*[.M12]/[.$K12]" table:style-name="ce23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04" table:style-name="ce20">
            <text:p>2004</text:p>
          </table:table-cell>
          <table:table-cell office:value-type="float" office:value="67.276023545263527" table:formula="of:=100*[.B13]/[.$K13]" table:style-name="ce23">
            <text:p>67.3</text:p>
          </table:table-cell>
          <table:table-cell office:value-type="float" office:value="32.589390318647489" table:formula="of:=100*[.C13]/[.$K13]" table:style-name="ce23">
            <text:p>32.6</text:p>
          </table:table-cell>
          <table:table-cell office:value-type="float" office:value="5.9828885539839304E-2" table:formula="of:=100*[.D13]/[.$K13]" table:style-name="ce23">
            <text:p>0.1</text:p>
          </table:table-cell>
          <table:table-cell office:value-type="float" office:value="0" table:formula="of:=100*[.E13]/[.$K13]" table:style-name="ce23">
            <text:p>0.0</text:p>
          </table:table-cell>
          <table:table-cell office:value-type="float" office:value="3.4627650794762294E-3" table:formula="of:=100*[.F13]/[.$K13]" table:style-name="ce23">
            <text:p>-</text:p>
          </table:table-cell>
          <table:table-cell office:value-type="float" office:value="0" table:formula="of:=100*[.G13]/[.$K13]" table:style-name="ce23">
            <text:p>0.0</text:p>
          </table:table-cell>
          <table:table-cell office:value-type="float" office:value="1.1542550264920764E-4" table:formula="of:=100*[.H13]/[.$K13]" table:style-name="ce23">
            <text:p>-</text:p>
          </table:table-cell>
          <table:table-cell office:value-type="float" office:value="7.0871258626613504E-2" table:formula="of:=100*[.I13]/[.$K13]" table:style-name="ce23">
            <text:p>0.1</text:p>
          </table:table-cell>
          <table:table-cell office:value-type="float" office:value="3.0780134039788709E-4" table:formula="of:=100*[.J13]/[.$K13]" table:style-name="ce23">
            <text:p>-</text:p>
          </table:table-cell>
          <table:table-cell office:value-type="float" office:value="100" table:formula="of:=100*[.K13]/[.$K13]" table:style-name="ce23">
            <text:p>100.0</text:p>
          </table:table-cell>
          <table:table-cell office:value-type="float" office:value="0.13458613608897613" table:formula="of:=100*[.L13]/[.$K13]" table:style-name="ce23">
            <text:p>0.1</text:p>
          </table:table-cell>
          <table:table-cell office:value-type="float" office:value="3.5781905821254375E-3" table:formula="of:=100*[.M13]/[.$K13]" table:style-name="ce23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05" table:style-name="ce20">
            <text:p>2005</text:p>
          </table:table-cell>
          <table:table-cell office:value-type="float" office:value="63.17460317460317" table:formula="of:=100*[.B14]/[.$K14]" table:style-name="ce23">
            <text:p>63.2</text:p>
          </table:table-cell>
          <table:table-cell office:value-type="float" office:value="36.573663112273394" table:formula="of:=100*[.C14]/[.$K14]" table:style-name="ce23">
            <text:p>36.6</text:p>
          </table:table-cell>
          <table:table-cell office:value-type="float" office:value="0.22009818064994033" table:formula="of:=100*[.D14]/[.$K14]" table:style-name="ce23">
            <text:p>0.2</text:p>
          </table:table-cell>
          <table:table-cell office:value-type="float" office:value="0" table:formula="of:=100*[.E14]/[.$K14]" table:style-name="ce23">
            <text:p>0.0</text:p>
          </table:table-cell>
          <table:table-cell office:value-type="float" office:value="9.2491983687033336E-3" table:formula="of:=100*[.F14]/[.$K14]" table:style-name="ce23">
            <text:p>-</text:p>
          </table:table-cell>
          <table:table-cell office:value-type="float" office:value="0" table:formula="of:=100*[.G14]/[.$K14]" table:style-name="ce23">
            <text:p>0.0</text:p>
          </table:table-cell>
          <table:table-cell office:value-type="float" office:value="2.0462828249343654E-4" table:formula="of:=100*[.H14]/[.$K14]" table:style-name="ce23">
            <text:p>-</text:p>
          </table:table-cell>
          <table:table-cell office:value-type="float" office:value="2.1608746631306901E-2" table:formula="of:=100*[.I14]/[.$K14]" table:style-name="ce23">
            <text:p>-</text:p>
          </table:table-cell>
          <table:table-cell office:value-type="float" office:value="5.7295919098162239E-4" table:formula="of:=100*[.J14]/[.$K14]" table:style-name="ce23">
            <text:p>-</text:p>
          </table:table-cell>
          <table:table-cell office:value-type="float" office:value="100" table:formula="of:=100*[.K14]/[.$K14]" table:style-name="ce23">
            <text:p>100.0</text:p>
          </table:table-cell>
          <table:table-cell office:value-type="float" office:value="0.25173371312342568" table:formula="of:=100*[.L14]/[.$K14]" table:style-name="ce23">
            <text:p>0.3</text:p>
          </table:table-cell>
          <table:table-cell office:value-type="float" office:value="9.4538266511967686E-3" table:formula="of:=100*[.M14]/[.$K14]" table:style-name="ce23">
            <text:p>-</text:p>
          </table:table-cell>
          <table:table-cell table:number-columns-repeated="16371" table:style-name="ce12"/>
        </table:table-row>
        <table:table-row table:style-name="ro6">
          <table:table-cell office:value-type="float" office:value="2006" table:style-name="ce20">
            <text:p>2006</text:p>
          </table:table-cell>
          <table:table-cell office:value-type="float" office:value="61.454768138876069" table:formula="of:=100*[.B15]/[.$K15]" table:style-name="ce23">
            <text:p>61.5</text:p>
          </table:table-cell>
          <table:table-cell office:value-type="float" office:value="38.147375924288568" table:formula="of:=100*[.C15]/[.$K15]" table:style-name="ce23">
            <text:p>38.1</text:p>
          </table:table-cell>
          <table:table-cell office:value-type="float" office:value="0.3780699756371998" table:formula="of:=100*[.D15]/[.$K15]" table:style-name="ce23">
            <text:p>0.4</text:p>
          </table:table-cell>
          <table:table-cell office:value-type="float" office:value="0" table:formula="of:=100*[.E15]/[.$K15]" table:style-name="ce23">
            <text:p>0.0</text:p>
          </table:table-cell>
          <table:table-cell office:value-type="float" office:value="1.3803165155512101E-2" table:formula="of:=100*[.F15]/[.$K15]" table:style-name="ce23">
            <text:p>-</text:p>
          </table:table-cell>
          <table:table-cell office:value-type="float" office:value="0" table:formula="of:=100*[.G15]/[.$K15]" table:style-name="ce23">
            <text:p>0.0</text:p>
          </table:table-cell>
          <table:table-cell office:value-type="float" office:value="4.2734257447405883E-5" table:formula="of:=100*[.H15]/[.$K15]" table:style-name="ce23">
            <text:p>-</text:p>
          </table:table-cell>
          <table:table-cell office:value-type="float" office:value="2.991398021318412E-3" table:formula="of:=100*[.I15]/[.$K15]" table:style-name="ce23">
            <text:p>-</text:p>
          </table:table-cell>
          <table:table-cell office:value-type="float" office:value="2.9486637638710058E-3" table:formula="of:=100*[.J15]/[.$K15]" table:style-name="ce23">
            <text:p>-</text:p>
          </table:table-cell>
          <table:table-cell office:value-type="float" office:value="100" table:formula="of:=100*[.K15]/[.$K15]" table:style-name="ce23">
            <text:p>100.0</text:p>
          </table:table-cell>
          <table:table-cell office:value-type="float" office:value="0.39785593683534876" table:formula="of:=100*[.L15]/[.$K15]" table:style-name="ce23">
            <text:p>0.4</text:p>
          </table:table-cell>
          <table:table-cell office:value-type="float" office:value="1.3845899412959503E-2" table:formula="of:=100*[.M15]/[.$K15]" table:style-name="ce23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07" table:style-name="ce20">
            <text:p>2007</text:p>
          </table:table-cell>
          <table:table-cell office:value-type="float" office:value="59.30809847369126" table:formula="of:=100*[.B16]/[.$K16]" table:style-name="ce23">
            <text:p>59.3</text:p>
          </table:table-cell>
          <table:table-cell office:value-type="float" office:value="39.99707122774133" table:formula="of:=100*[.C16]/[.$K16]" table:style-name="ce23">
            <text:p>40.0</text:p>
          </table:table-cell>
          <table:table-cell office:value-type="float" office:value="0.66462210469942429" table:formula="of:=100*[.D16]/[.$K16]" table:style-name="ce23">
            <text:p>0.7</text:p>
          </table:table-cell>
          <table:table-cell office:value-type="float" office:value="0" table:formula="of:=100*[.E16]/[.$K16]" table:style-name="ce23">
            <text:p>0.0</text:p>
          </table:table-cell>
          <table:table-cell office:value-type="float" office:value="1.8827821662873209E-2" table:formula="of:=100*[.F16]/[.$K16]" table:style-name="ce23">
            <text:p>-</text:p>
          </table:table-cell>
          <table:table-cell office:value-type="float" office:value="0" table:formula="of:=100*[.G16]/[.$K16]" table:style-name="ce23">
            <text:p>0.0</text:p>
          </table:table-cell>
          <table:table-cell office:value-type="float" office:value="0" table:formula="of:=100*[.H16]/[.$K16]" table:style-name="ce23">
            <text:p>0.0</text:p>
          </table:table-cell>
          <table:table-cell office:value-type="float" office:value="2.9706118623644396E-3" table:formula="of:=100*[.I16]/[.$K16]" table:style-name="ce23">
            <text:p>-</text:p>
          </table:table-cell>
          <table:table-cell office:value-type="float" office:value="8.4097603427500337E-3" table:formula="of:=100*[.J16]/[.$K16]" table:style-name="ce23">
            <text:p>-</text:p>
          </table:table-cell>
          <table:table-cell office:value-type="float" office:value="100" table:formula="of:=100*[.K16]/[.$K16]" table:style-name="ce23">
            <text:p>100.0</text:p>
          </table:table-cell>
          <table:table-cell office:value-type="float" office:value="0.69483029856741196" table:formula="of:=100*[.L16]/[.$K16]" table:style-name="ce23">
            <text:p>0.7</text:p>
          </table:table-cell>
          <table:table-cell office:value-type="float" office:value="1.8827821662873209E-2" table:formula="of:=100*[.M16]/[.$K16]" table:style-name="ce23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08" table:style-name="ce20">
            <text:p>2008</text:p>
          </table:table-cell>
          <table:table-cell office:value-type="float" office:value="56.015914787798096" table:formula="of:=100*[.B17]/[.$K17]" table:style-name="ce23">
            <text:p>56.0</text:p>
          </table:table-cell>
          <table:table-cell office:value-type="float" office:value="43.240334507892527" table:formula="of:=100*[.C17]/[.$K17]" table:style-name="ce23">
            <text:p>43.2</text:p>
          </table:table-cell>
          <table:table-cell office:value-type="float" office:value="0.72305939683655007" table:formula="of:=100*[.D17]/[.$K17]" table:style-name="ce23">
            <text:p>0.7</text:p>
          </table:table-cell>
          <table:table-cell office:value-type="float" office:value="0" table:formula="of:=100*[.E17]/[.$K17]" table:style-name="ce23">
            <text:p>0.0</text:p>
          </table:table-cell>
          <table:table-cell office:value-type="float" office:value="1.0416676530943685E-2" table:formula="of:=100*[.F17]/[.$K17]" table:style-name="ce23">
            <text:p>-</text:p>
          </table:table-cell>
          <table:table-cell office:value-type="float" office:value="0" table:formula="of:=100*[.G17]/[.$K17]" table:style-name="ce23">
            <text:p>0.0</text:p>
          </table:table-cell>
          <table:table-cell office:value-type="float" office:value="4.734852968610766E-5" table:formula="of:=100*[.H17]/[.$K17]" table:style-name="ce23">
            <text:p>-</text:p>
          </table:table-cell>
          <table:table-cell office:value-type="float" office:value="7.7651588685216568E-3" table:formula="of:=100*[.I17]/[.$K17]" table:style-name="ce23">
            <text:p>-</text:p>
          </table:table-cell>
          <table:table-cell office:value-type="float" office:value="2.4621235436775983E-3" table:formula="of:=100*[.J17]/[.$K17]" table:style-name="ce23">
            <text:p>-</text:p>
          </table:table-cell>
          <table:table-cell office:value-type="float" office:value="100" table:formula="of:=100*[.K17]/[.$K17]" table:style-name="ce23">
            <text:p>100.0</text:p>
          </table:table-cell>
          <table:table-cell office:value-type="float" office:value="0.74375070430937906" table:formula="of:=100*[.L17]/[.$K17]" table:style-name="ce23">
            <text:p>0.7</text:p>
          </table:table-cell>
          <table:table-cell office:value-type="float" office:value="1.0464025060629793E-2" table:formula="of:=100*[.M17]/[.$K17]" table:style-name="ce23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09" table:style-name="ce20">
            <text:p>2009</text:p>
          </table:table-cell>
          <table:table-cell office:value-type="float" office:value="57.812007812007806" table:formula="of:=100*[.B18]/[.$K18]" table:style-name="ce23">
            <text:p>57.8</text:p>
          </table:table-cell>
          <table:table-cell office:value-type="float" office:value="41.430467236918851" table:formula="of:=100*[.C18]/[.$K18]" table:style-name="ce23">
            <text:p>41.4</text:p>
          </table:table-cell>
          <table:table-cell office:value-type="float" office:value="0.73476363798944444" table:formula="of:=100*[.D18]/[.$K18]" table:style-name="ce23">
            <text:p>0.7</text:p>
          </table:table-cell>
          <table:table-cell office:value-type="float" office:value="0" table:formula="of:=100*[.E18]/[.$K18]" table:style-name="ce23">
            <text:p>0.0</text:p>
          </table:table-cell>
          <table:table-cell office:value-type="float" office:value="9.246783440331828E-3" table:formula="of:=100*[.F18]/[.$K18]" table:style-name="ce23">
            <text:p>-</text:p>
          </table:table-cell>
          <table:table-cell office:value-type="float" office:value="0" table:formula="of:=100*[.G18]/[.$K18]" table:style-name="ce23">
            <text:p>0.0</text:p>
          </table:table-cell>
          <table:table-cell office:value-type="float" office:value="0" table:formula="of:=100*[.H18]/[.$K18]" table:style-name="ce23">
            <text:p>0.0</text:p>
          </table:table-cell>
          <table:table-cell office:value-type="float" office:value="1.2904851614529034E-2" table:formula="of:=100*[.I18]/[.$K18]" table:style-name="ce23">
            <text:p>-</text:p>
          </table:table-cell>
          <table:table-cell office:value-type="float" office:value="6.0967802903286769E-4" table:formula="of:=100*[.J18]/[.$K18]" table:style-name="ce23">
            <text:p>-</text:p>
          </table:table-cell>
          <table:table-cell office:value-type="float" office:value="100" table:formula="of:=100*[.K18]/[.$K18]" table:style-name="ce23">
            <text:p>100.0</text:p>
          </table:table-cell>
          <table:table-cell office:value-type="float" office:value="0.75752495107333817" table:formula="of:=100*[.L18]/[.$K18]" table:style-name="ce23">
            <text:p>0.8</text:p>
          </table:table-cell>
          <table:table-cell office:value-type="float" office:value="9.246783440331828E-3" table:formula="of:=100*[.M18]/[.$K18]" table:style-name="ce23">
            <text:p>-</text:p>
          </table:table-cell>
          <table:table-cell table:number-columns-repeated="16371" table:style-name="ce12"/>
        </table:table-row>
        <table:table-row table:style-name="ro5">
          <table:table-cell office:value-type="float" office:value="2010" table:style-name="ce20">
            <text:p>2010</text:p>
          </table:table-cell>
          <table:table-cell office:value-type="float" office:value="53.14152412133501" table:formula="of:=100*[.B19]/[.$K19]" table:style-name="ce23">
            <text:p>53.1</text:p>
          </table:table-cell>
          <table:table-cell office:value-type="float" office:value="45.741021998433112" table:formula="of:=100*[.C19]/[.$K19]" table:style-name="ce23">
            <text:p>45.7</text:p>
          </table:table-cell>
          <table:table-cell office:value-type="float" office:value="1.091957016997241" table:formula="of:=100*[.D19]/[.$K19]" table:style-name="ce23">
            <text:p>1.1</text:p>
          </table:table-cell>
          <table:table-cell office:value-type="float" office:value="1.0519334536878784E-3" table:formula="of:=100*[.E19]/[.$K19]" table:style-name="ce23">
            <text:p>-</text:p>
          </table:table-cell>
          <table:table-cell office:value-type="float" office:value="1.282356972114747E-2" table:formula="of:=100*[.F19]/[.$K19]" table:style-name="ce23">
            <text:p>-</text:p>
          </table:table-cell>
          <table:table-cell office:value-type="float" office:value="0" table:formula="of:=100*[.G19]/[.$K19]" table:style-name="ce23">
            <text:p>0.0</text:p>
          </table:table-cell>
          <table:table-cell office:value-type="float" office:value="0" table:formula="of:=100*[.H19]/[.$K19]" table:style-name="ce23">
            <text:p>0.0</text:p>
          </table:table-cell>
          <table:table-cell office:value-type="float" office:value="7.4637183142616118E-3" table:formula="of:=100*[.I19]/[.$K19]" table:style-name="ce23">
            <text:p>-</text:p>
          </table:table-cell>
          <table:table-cell office:value-type="float" office:value="4.1576417455282816E-3" table:formula="of:=100*[.J19]/[.$K19]" table:style-name="ce23">
            <text:p>-</text:p>
          </table:table-cell>
          <table:table-cell office:value-type="float" office:value="100" table:formula="of:=100*[.K19]/[.$K19]" table:style-name="ce23">
            <text:p>100.0</text:p>
          </table:table-cell>
          <table:table-cell office:value-type="float" office:value="1.1174538802318663" table:formula="of:=100*[.L19]/[.$K19]" table:style-name="ce23">
            <text:p>1.1</text:p>
          </table:table-cell>
          <table:table-cell office:value-type="float" office:value="1.282356972114747E-2" table:formula="of:=100*[.M19]/[.$K19]" table:style-name="ce23">
            <text:p>-</text:p>
          </table:table-cell>
          <table:table-cell table:number-columns-repeated="16371" table:style-name="ce12"/>
        </table:table-row>
        <table:table-row table:style-name="ro6">
          <table:table-cell office:value-type="float" office:value="2011" table:style-name="ce20">
            <text:p>2011</text:p>
          </table:table-cell>
          <table:table-cell office:value-type="float" office:value="48.469207737608727" table:formula="of:=100*[.B20]/[.$K20]" table:style-name="ce23">
            <text:p>48.5</text:p>
          </table:table-cell>
          <table:table-cell office:value-type="float" office:value="50.253249037569766" table:formula="of:=100*[.C20]/[.$K20]" table:style-name="ce23">
            <text:p>50.3</text:p>
          </table:table-cell>
          <table:table-cell office:value-type="float" office:value="1.2080773362426869" table:formula="of:=100*[.D20]/[.$K20]" table:style-name="ce23">
            <text:p>1.2</text:p>
          </table:table-cell>
          <table:table-cell office:value-type="float" office:value="1.5728125715957388E-4" table:formula="of:=100*[.E20]/[.$K20]" table:style-name="ce23">
            <text:p>-</text:p>
          </table:table-cell>
          <table:table-cell office:value-type="float" office:value="6.3122211206708981E-2" table:formula="of:=100*[.F20]/[.$K20]" table:style-name="ce23">
            <text:p>0.1</text:p>
          </table:table-cell>
          <table:table-cell office:value-type="float" office:value="2.0970834287943187E-4" table:formula="of:=100*[.G20]/[.$K20]" table:style-name="ce23">
            <text:p>-</text:p>
          </table:table-cell>
          <table:table-cell office:value-type="float" office:value="5.2427085719857968E-5" table:formula="of:=100*[.H20]/[.$K20]" table:style-name="ce23">
            <text:p>-</text:p>
          </table:table-cell>
          <table:table-cell office:value-type="float" office:value="5.5048440005850859E-3" table:formula="of:=100*[.I20]/[.$K20]" table:style-name="ce23">
            <text:p>-</text:p>
          </table:table-cell>
          <table:table-cell office:value-type="float" office:value="4.1941668575886374E-4" table:formula="of:=100*[.J20]/[.$K20]" table:style-name="ce23">
            <text:p>-</text:p>
          </table:table-cell>
          <table:table-cell office:value-type="float" office:value="100" table:formula="of:=100*[.K20]/[.$K20]" table:style-name="ce23">
            <text:p>100.0</text:p>
          </table:table-cell>
          <table:table-cell office:value-type="float" office:value="1.2775432248214986" table:formula="of:=100*[.L20]/[.$K20]" table:style-name="ce23">
            <text:p>1.3</text:p>
          </table:table-cell>
          <table:table-cell office:value-type="float" office:value="6.317463829242885E-2" table:formula="of:=100*[.M20]/[.$K20]" table:style-name="ce23">
            <text:p>0.1</text:p>
          </table:table-cell>
          <table:table-cell table:number-columns-repeated="16371" table:style-name="ce12"/>
        </table:table-row>
        <table:table-row table:style-name="ro5">
          <table:table-cell office:value-type="float" office:value="2012" table:style-name="ce20">
            <text:p>2012</text:p>
          </table:table-cell>
          <table:table-cell office:value-type="float" office:value="48.123978963858114" table:formula="of:=100*[.B21]/[.$K21]" table:style-name="ce23">
            <text:p>48.1</text:p>
          </table:table-cell>
          <table:table-cell office:value-type="float" office:value="50.523939179192624" table:formula="of:=100*[.C21]/[.$K21]" table:style-name="ce23">
            <text:p>50.5</text:p>
          </table:table-cell>
          <table:table-cell office:value-type="float" office:value="1.2159188392823841" table:formula="of:=100*[.D21]/[.$K21]" table:style-name="ce23">
            <text:p>1.2</text:p>
          </table:table-cell>
          <table:table-cell office:value-type="float" office:value="2.2876182661345466E-2" table:formula="of:=100*[.E21]/[.$K21]" table:style-name="ce23">
            <text:p>-</text:p>
          </table:table-cell>
          <table:table-cell office:value-type="float" office:value="8.3547797545783439E-2" table:formula="of:=100*[.F21]/[.$K21]" table:style-name="ce23">
            <text:p>0.1</text:p>
          </table:table-cell>
          <table:table-cell office:value-type="float" office:value="2.5412455086842464E-2" table:formula="of:=100*[.G21]/[.$K21]" table:style-name="ce23">
            <text:p>-</text:p>
          </table:table-cell>
          <table:table-cell office:value-type="float" office:value="3.4811582310743103E-4" table:formula="of:=100*[.H21]/[.$K21]" table:style-name="ce23">
            <text:p>-</text:p>
          </table:table-cell>
          <table:table-cell office:value-type="float" office:value="3.6303507266917806E-3" table:formula="of:=100*[.I21]/[.$K21]" table:style-name="ce23">
            <text:p>-</text:p>
          </table:table-cell>
          <table:table-cell office:value-type="float" office:value="3.4811582310743103E-4" table:formula="of:=100*[.J21]/[.$K21]" table:style-name="ce23">
            <text:p>-</text:p>
          </table:table-cell>
          <table:table-cell office:value-type="float" office:value="100" table:formula="of:=100*[.K21]/[.$K21]" table:style-name="ce23">
            <text:p>100.0</text:p>
          </table:table-cell>
          <table:table-cell office:value-type="float" office:value="1.3520818569492619" table:formula="of:=100*[.L21]/[.$K21]" table:style-name="ce23">
            <text:p>1.4</text:p>
          </table:table-cell>
          <table:table-cell office:value-type="float" office:value="8.3895913368890879E-2" table:formula="of:=100*[.M21]/[.$K21]" table:style-name="ce23">
            <text:p>0.1</text:p>
          </table:table-cell>
          <table:table-cell table:number-columns-repeated="16371" table:style-name="ce12"/>
        </table:table-row>
        <table:table-row table:style-name="ro5">
          <table:table-cell office:value-type="float" office:value="2013" table:style-name="ce20">
            <text:p>2013</text:p>
          </table:table-cell>
          <table:table-cell office:value-type="float" office:value="49.013744212572846" table:formula="of:=100*[.B22]/[.$K22]" table:style-name="ce23">
            <text:p>49.0</text:p>
          </table:table-cell>
          <table:table-cell office:value-type="float" office:value="49.536736174217396" table:formula="of:=100*[.C22]/[.$K22]" table:style-name="ce23">
            <text:p>49.5</text:p>
          </table:table-cell>
          <table:table-cell office:value-type="float" office:value="1.2830538380158576" table:formula="of:=100*[.D22]/[.$K22]" table:style-name="ce23">
            <text:p>1.3</text:p>
          </table:table-cell>
          <table:table-cell office:value-type="float" office:value="2.9886539012944243E-2" table:formula="of:=100*[.E22]/[.$K22]" table:style-name="ce23">
            <text:p>-</text:p>
          </table:table-cell>
          <table:table-cell office:value-type="float" office:value="0.11770352733067817" table:formula="of:=100*[.F22]/[.$K22]" table:style-name="ce23">
            <text:p>0.1</text:p>
          </table:table-cell>
          <table:table-cell office:value-type="float" office:value="1.7617328260261873E-2" table:formula="of:=100*[.G22]/[.$K22]" table:style-name="ce23">
            <text:p>-</text:p>
          </table:table-cell>
          <table:table-cell office:value-type="float" office:value="0" table:formula="of:=100*[.H22]/[.$K22]" table:style-name="ce23">
            <text:p>0.0</text:p>
          </table:table-cell>
          <table:table-cell office:value-type="float" office:value="1.078611934301747E-3" table:formula="of:=100*[.I22]/[.$K22]" table:style-name="ce23">
            <text:p>-</text:p>
          </table:table-cell>
          <table:table-cell office:value-type="float" office:value="1.7976865571695785E-4" table:formula="of:=100*[.J22]/[.$K22]" table:style-name="ce23">
            <text:p>-</text:p>
          </table:table-cell>
          <table:table-cell office:value-type="float" office:value="100" table:formula="of:=100*[.K22]/[.$K22]" table:style-name="ce23">
            <text:p>100.0</text:p>
          </table:table-cell>
          <table:table-cell office:value-type="float" office:value="1.4495196132097605" table:formula="of:=100*[.L22]/[.$K22]" table:style-name="ce23">
            <text:p>1.4</text:p>
          </table:table-cell>
          <table:table-cell office:value-type="float" office:value="0.11770352733067817" table:formula="of:=100*[.M22]/[.$K22]" table:style-name="ce23">
            <text:p>0.1</text:p>
          </table:table-cell>
          <table:table-cell table:number-columns-repeated="16371" table:style-name="ce12"/>
        </table:table-row>
        <table:table-row table:style-name="ro5">
          <table:table-cell office:value-type="float" office:value="2014" table:style-name="ce20">
            <text:p>2014</text:p>
          </table:table-cell>
          <table:table-cell office:value-type="float" office:value="48.134427520362216" table:formula="of:=100*[.B23]/[.$K23]" table:style-name="ce23">
            <text:p>48.1</text:p>
          </table:table-cell>
          <table:table-cell office:value-type="float" office:value="49.776856385901887" table:formula="of:=100*[.C23]/[.$K23]" table:style-name="ce23">
            <text:p>49.8</text:p>
          </table:table-cell>
          <table:table-cell office:value-type="float" office:value="1.4924907929164923" table:formula="of:=100*[.D23]/[.$K23]" table:style-name="ce23">
            <text:p>1.5</text:p>
          </table:table-cell>
          <table:table-cell office:value-type="float" office:value="0.26641075485781307" table:formula="of:=100*[.E23]/[.$K23]" table:style-name="ce23">
            <text:p>0.3</text:p>
          </table:table-cell>
          <table:table-cell office:value-type="float" office:value="0.2729315846026395" table:formula="of:=100*[.F23]/[.$K23]" table:style-name="ce23">
            <text:p>0.3</text:p>
          </table:table-cell>
          <table:table-cell office:value-type="float" office:value="5.5037443506647972E-2" table:formula="of:=100*[.G23]/[.$K23]" table:style-name="ce23">
            <text:p>0.1</text:p>
          </table:table-cell>
          <table:table-cell office:value-type="float" office:value="2.4606904697458104E-4" table:formula="of:=100*[.H23]/[.$K23]" table:style-name="ce23">
            <text:p>-</text:p>
          </table:table-cell>
          <table:table-cell office:value-type="float" office:value="1.517425789676583E-3" table:formula="of:=100*[.I23]/[.$K23]" table:style-name="ce23">
            <text:p>-</text:p>
          </table:table-cell>
          <table:table-cell office:value-type="float" office:value="8.2023015658193692E-5" table:formula="of:=100*[.J23]/[.$K23]" table:style-name="ce23">
            <text:p>-</text:p>
          </table:table-cell>
          <table:table-cell office:value-type="float" office:value="100" table:formula="of:=100*[.K23]/[.$K23]" table:style-name="ce23">
            <text:p>100.0</text:p>
          </table:table-cell>
          <table:table-cell office:value-type="float" office:value="2.0887160937359024" table:formula="of:=100*[.L23]/[.$K23]" table:style-name="ce23">
            <text:p>2.1</text:p>
          </table:table-cell>
          <table:table-cell office:value-type="float" office:value="0.27317765364961405" table:formula="of:=100*[.M23]/[.$K23]" table:style-name="ce23">
            <text:p>0.3</text:p>
          </table:table-cell>
          <table:table-cell table:number-columns-repeated="16371" table:style-name="ce12"/>
        </table:table-row>
        <table:table-row table:style-name="ro5">
          <table:table-cell office:value-type="float" office:value="2015" table:style-name="ce20">
            <text:p>2015</text:p>
          </table:table-cell>
          <table:table-cell office:value-type="float" office:value="49.039331382635716" table:formula="of:=100*[.B24]/[.$K24]" table:style-name="ce23">
            <text:p>49.0</text:p>
          </table:table-cell>
          <table:table-cell office:value-type="float" office:value="48.16797366481358" table:formula="of:=100*[.C24]/[.$K24]" table:style-name="ce23">
            <text:p>48.2</text:p>
          </table:table-cell>
          <table:table-cell office:value-type="float" office:value="1.6829186371556397" table:formula="of:=100*[.D24]/[.$K24]" table:style-name="ce23">
            <text:p>1.7</text:p>
          </table:table-cell>
          <table:table-cell office:value-type="float" office:value="0.66425942279948935" table:formula="of:=100*[.E24]/[.$K24]" table:style-name="ce23">
            <text:p>0.7</text:p>
          </table:table-cell>
          <table:table-cell office:value-type="float" office:value="0.37788041101460101" table:formula="of:=100*[.F24]/[.$K24]" table:style-name="ce23">
            <text:p>0.4</text:p>
          </table:table-cell>
          <table:table-cell office:value-type="float" office:value="6.5215402978925863E-2" table:formula="of:=100*[.G24]/[.$K24]" table:style-name="ce23">
            <text:p>0.1</text:p>
          </table:table-cell>
          <table:table-cell office:value-type="float" office:value="4.9958764804127051E-4" table:formula="of:=100*[.H24]/[.$K24]" table:style-name="ce23">
            <text:p>-</text:p>
          </table:table-cell>
          <table:table-cell office:value-type="float" office:value="1.6140524013641049E-3" table:formula="of:=100*[.I24]/[.$K24]" table:style-name="ce23">
            <text:p>-</text:p>
          </table:table-cell>
          <table:table-cell office:value-type="float" office:value="3.0743855264078187E-4" table:formula="of:=100*[.J24]/[.$K24]" table:style-name="ce23">
            <text:p>-</text:p>
          </table:table-cell>
          <table:table-cell office:value-type="float" office:value="100" table:formula="of:=100*[.K24]/[.$K24]" table:style-name="ce23">
            <text:p>100.0</text:p>
          </table:table-cell>
          <table:table-cell office:value-type="float" office:value="2.7926949525507023" table:formula="of:=100*[.L24]/[.$K24]" table:style-name="ce23">
            <text:p>2.8</text:p>
          </table:table-cell>
          <table:table-cell office:value-type="float" office:value="0.37837999866264227" table:formula="of:=100*[.M24]/[.$K24]" table:style-name="ce23">
            <text:p>0.4</text:p>
          </table:table-cell>
          <table:table-cell table:number-columns-repeated="16371" table:style-name="ce12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49.276597213545735" table:formula="of:=100*[.B25]/[.$K25]" table:style-name="ce23">
            <text:p>49.3</text:p>
          </table:table-cell>
          <table:table-cell office:value-type="float" office:value="47.369684881461438" table:formula="of:=100*[.C25]/[.$K25]" table:style-name="ce23">
            <text:p>47.4</text:p>
          </table:table-cell>
          <table:table-cell office:value-type="float" office:value="1.9073625711049349" table:formula="of:=100*[.D25]/[.$K25]" table:style-name="ce23">
            <text:p>1.9</text:p>
          </table:table-cell>
          <table:table-cell office:value-type="float" office:value="0.98778689136595388" table:formula="of:=100*[.E25]/[.$K25]" table:style-name="ce23">
            <text:p>1.0</text:p>
          </table:table-cell>
          <table:table-cell office:value-type="float" office:value="0.38540460166791046" table:formula="of:=100*[.F25]/[.$K25]" table:style-name="ce23">
            <text:p>0.4</text:p>
          </table:table-cell>
          <table:table-cell office:value-type="float" office:value="7.1250325016293026E-2" table:formula="of:=100*[.G25]/[.$K25]" table:style-name="ce23">
            <text:p>0.1</text:p>
          </table:table-cell>
          <table:table-cell office:value-type="float" office:value="6.3783861257344992E-4" table:formula="of:=100*[.H25]/[.$K25]" table:style-name="ce23">
            <text:p>-</text:p>
          </table:table-cell>
          <table:table-cell office:value-type="float" office:value="1.2006373883735528E-3" table:formula="of:=100*[.I25]/[.$K25]" table:style-name="ce23">
            <text:p>-</text:p>
          </table:table-cell>
          <table:table-cell office:value-type="float" office:value="7.5039836773347049E-5" table:formula="of:=100*[.J25]/[.$K25]" table:style-name="ce23">
            <text:p>-</text:p>
          </table:table-cell>
          <table:table-cell office:value-type="float" office:value="100" table:formula="of:=100*[.K25]/[.$K25]" table:style-name="ce23">
            <text:p>100.0</text:p>
          </table:table-cell>
          <table:table-cell office:value-type="float" office:value="3.3537179049928127" table:formula="of:=100*[.L25]/[.$K25]" table:style-name="ce23">
            <text:p>3.4</text:p>
          </table:table-cell>
          <table:table-cell office:value-type="float" office:value="0.38604244028048385" table:formula="of:=100*[.M25]/[.$K25]" table:style-name="ce23">
            <text:p>0.4</text:p>
          </table:table-cell>
          <table:table-cell table:number-columns-repeated="16371" table:style-name="ce12"/>
        </table:table-row>
        <table:table-row table:style-name="ro5">
          <table:table-cell office:value-type="float" office:value="2017" table:style-name="ce20">
            <text:p>2017</text:p>
          </table:table-cell>
          <table:table-cell office:value-type="float" office:value="53.486468499559649" table:formula="of:=100*[.B26]/[.$K26]" table:style-name="ce23">
            <text:p>53.5</text:p>
          </table:table-cell>
          <table:table-cell office:value-type="float" office:value="41.751583091901026" table:formula="of:=100*[.C26]/[.$K26]" table:style-name="ce23">
            <text:p>41.8</text:p>
          </table:table-cell>
          <table:table-cell office:value-type="float" office:value="2.8256945080957867" table:formula="of:=100*[.D26]/[.$K26]" table:style-name="ce23">
            <text:p>2.8</text:p>
          </table:table-cell>
          <table:table-cell office:value-type="float" office:value="1.2901850294700179" table:formula="of:=100*[.E26]/[.$K26]" table:style-name="ce23">
            <text:p>1.3</text:p>
          </table:table-cell>
          <table:table-cell office:value-type="float" office:value="0.54564365786883351" table:formula="of:=100*[.F26]/[.$K26]" table:style-name="ce23">
            <text:p>0.5</text:p>
          </table:table-cell>
          <table:table-cell office:value-type="float" office:value="9.8352946802532953E-2" table:formula="of:=100*[.G26]/[.$K26]" table:style-name="ce23">
            <text:p>0.1</text:p>
          </table:table-cell>
          <table:table-cell office:value-type="float" office:value="1.3947946264540737E-3" table:formula="of:=100*[.H26]/[.$K26]" table:style-name="ce23">
            <text:p>-</text:p>
          </table:table-cell>
          <table:table-cell office:value-type="float" office:value="5.5791785058162944E-4" table:formula="of:=100*[.I26]/[.$K26]" table:style-name="ce23">
            <text:p>-</text:p>
          </table:table-cell>
          <table:table-cell office:value-type="float" office:value="1.1955382512463486E-4" table:formula="of:=100*[.J26]/[.$K26]" table:style-name="ce23">
            <text:p>-</text:p>
          </table:table-cell>
          <table:table-cell office:value-type="float" office:value="100" table:formula="of:=100*[.K26]/[.$K26]" table:style-name="ce23">
            <text:p>100.0</text:p>
          </table:table-cell>
          <table:table-cell office:value-type="float" office:value="4.7619484085393307" table:formula="of:=100*[.L26]/[.$K26]" table:style-name="ce23">
            <text:p>4.8</text:p>
          </table:table-cell>
          <table:table-cell office:value-type="float" office:value="0.5470384524952876" table:formula="of:=100*[.M26]/[.$K26]" table:style-name="ce23">
            <text:p>0.5</text:p>
          </table:table-cell>
          <table:table-cell table:number-columns-repeated="16371" table:style-name="ce12"/>
        </table:table-row>
        <table:table-row table:style-name="ro5">
          <table:table-cell office:value-type="float" office:value="2018" table:style-name="ce20">
            <text:p>2018</text:p>
          </table:table-cell>
          <table:table-cell office:value-type="float" office:value="62.344047952065011" table:formula="of:=100*[.B27]/[.$K27]" table:style-name="ce23">
            <text:p>62.3</text:p>
          </table:table-cell>
          <table:table-cell office:value-type="float" office:value="31.420816953198901" table:formula="of:=100*[.C27]/[.$K27]" table:style-name="ce23">
            <text:p>31.4</text:p>
          </table:table-cell>
          <table:table-cell office:value-type="float" office:value="3.6912156924712951" table:formula="of:=100*[.D27]/[.$K27]" table:style-name="ce23">
            <text:p>3.7</text:p>
          </table:table-cell>
          <table:table-cell office:value-type="float" office:value="1.7809485779445271" table:formula="of:=100*[.E27]/[.$K27]" table:style-name="ce23">
            <text:p>1.8</text:p>
          </table:table-cell>
          <table:table-cell office:value-type="float" office:value="0.6653413082611398" table:formula="of:=100*[.F27]/[.$K27]" table:style-name="ce23">
            <text:p>0.7</text:p>
          </table:table-cell>
          <table:table-cell office:value-type="float" office:value="9.1821285882370526E-2" table:formula="of:=100*[.G27]/[.$K27]" table:style-name="ce23">
            <text:p>0.1</text:p>
          </table:table-cell>
          <table:table-cell office:value-type="float" office:value="1.5801802686733531E-3" table:formula="of:=100*[.H27]/[.$K27]" table:style-name="ce23">
            <text:p>-</text:p>
          </table:table-cell>
          <table:table-cell office:value-type="float" office:value="4.0999271835849161E-3" table:formula="of:=100*[.I27]/[.$K27]" table:style-name="ce23">
            <text:p>-</text:p>
          </table:table-cell>
          <table:table-cell office:value-type="float" office:value="1.2812272448702863E-4" table:formula="of:=100*[.J27]/[.$K27]" table:style-name="ce23">
            <text:p>-</text:p>
          </table:table-cell>
          <table:table-cell office:value-type="float" office:value="100" table:formula="of:=100*[.K27]/[.$K27]" table:style-name="ce23">
            <text:p>100.0</text:p>
          </table:table-cell>
          <table:table-cell office:value-type="float" office:value="6.2351350947360773" table:formula="of:=100*[.L27]/[.$K27]" table:style-name="ce23">
            <text:p>6.2</text:p>
          </table:table-cell>
          <table:table-cell office:value-type="float" office:value="0.66692148852981303" table:formula="of:=100*[.M27]/[.$K27]" table:style-name="ce23">
            <text:p>0.7</text:p>
          </table:table-cell>
          <table:table-cell table:number-columns-repeated="16371" table:style-name="ce12"/>
        </table:table-row>
        <table:table-row table:style-name="ro5">
          <table:table-cell office:value-type="float" office:value="2019" table:style-name="ce20">
            <text:p>2019</text:p>
          </table:table-cell>
          <table:table-cell office:value-type="float" office:value="65.781392335744954" table:formula="of:=100*[.B28]/[.$K28]" table:style-name="ce23">
            <text:p>65.8</text:p>
          </table:table-cell>
          <table:table-cell office:value-type="float" office:value="26.336395823140887" table:formula="of:=100*[.C28]/[.$K28]" table:style-name="ce23">
            <text:p>26.3</text:p>
          </table:table-cell>
          <table:table-cell office:value-type="float" office:value="4.7195946343331405" table:formula="of:=100*[.D28]/[.$K28]" table:style-name="ce23">
            <text:p>4.7</text:p>
          </table:table-cell>
          <table:table-cell office:value-type="float" office:value="1.5084022063170441" table:formula="of:=100*[.E28]/[.$K28]" table:style-name="ce23">
            <text:p>1.5</text:p>
          </table:table-cell>
          <table:table-cell office:value-type="float" office:value="1.6382701296370275" table:formula="of:=100*[.F28]/[.$K28]" table:style-name="ce23">
            <text:p>1.6</text:p>
          </table:table-cell>
          <table:table-cell office:value-type="float" office:value="1.0804174767982525E-2" table:formula="of:=100*[.G28]/[.$K28]" table:style-name="ce23">
            <text:p>-</text:p>
          </table:table-cell>
          <table:table-cell office:value-type="float" office:value="3.4852176670911368E-3" table:formula="of:=100*[.H28]/[.$K28]" table:style-name="ce23">
            <text:p>-</text:p>
          </table:table-cell>
          <table:table-cell office:value-type="float" office:value="1.4812175085137335E-3" table:formula="of:=100*[.I28]/[.$K28]" table:style-name="ce23">
            <text:p>-</text:p>
          </table:table-cell>
          <table:table-cell office:value-type="float" office:value="1.7426088335455685E-4" table:formula="of:=100*[.J28]/[.$K28]" table:style-name="ce23">
            <text:p>-</text:p>
          </table:table-cell>
          <table:table-cell office:value-type="float" office:value="100" table:formula="of:=100*[.K28]/[.$K28]" table:style-name="ce23">
            <text:p>100.0</text:p>
          </table:table-cell>
          <table:table-cell office:value-type="float" office:value="7.8822118411141551" table:formula="of:=100*[.L28]/[.$K28]" table:style-name="ce23">
            <text:p>7.9</text:p>
          </table:table-cell>
          <table:table-cell office:value-type="float" office:value="1.6417553473041187" table:formula="of:=100*[.M28]/[.$K28]" table:style-name="ce23">
            <text:p>1.6</text:p>
          </table:table-cell>
          <table:table-cell table:number-columns-repeated="16371" table:style-name="ce12"/>
        </table:table-row>
        <table:table-row table:style-name="ro5">
          <table:table-cell office:value-type="float" office:value="2020" table:style-name="ce20">
            <text:p>2020</text:p>
          </table:table-cell>
          <table:table-cell office:value-type="float" office:value="60.918407093521616" table:formula="of:=100*[.B29]/[.$K29]" table:style-name="ce23">
            <text:p>60.9</text:p>
          </table:table-cell>
          <table:table-cell office:value-type="float" office:value="18.222088610993993" table:formula="of:=100*[.C29]/[.$K29]" table:style-name="ce23">
            <text:p>18.2</text:p>
          </table:table-cell>
          <table:table-cell office:value-type="float" office:value="10.107984347732685" table:formula="of:=100*[.D29]/[.$K29]" table:style-name="ce23">
            <text:p>10.1</text:p>
          </table:table-cell>
          <table:table-cell office:value-type="float" office:value="4.1112202360926853" table:formula="of:=100*[.E29]/[.$K29]" table:style-name="ce23">
            <text:p>4.1</text:p>
          </table:table-cell>
          <table:table-cell office:value-type="float" office:value="6.5854834418444437" table:formula="of:=100*[.F29]/[.$K29]" table:style-name="ce23">
            <text:p>6.6</text:p>
          </table:table-cell>
          <table:table-cell office:value-type="float" office:value="3.2716917794731585E-3" table:formula="of:=100*[.G29]/[.$K29]" table:style-name="ce23">
            <text:p>-</text:p>
          </table:table-cell>
          <table:table-cell office:value-type="float" office:value="3.6420719809229498E-3" table:formula="of:=100*[.H29]/[.$K29]" table:style-name="ce23">
            <text:p>-</text:p>
          </table:table-cell>
          <table:table-cell office:value-type="float" office:value="4.7532125852723248E-2" table:formula="of:=100*[.I29]/[.$K29]" table:style-name="ce23">
            <text:p>-</text:p>
          </table:table-cell>
          <table:table-cell office:value-type="float" office:value="3.7038020144979154E-4" table:formula="of:=100*[.J29]/[.$K29]" table:style-name="ce23">
            <text:p>-</text:p>
          </table:table-cell>
          <table:table-cell office:value-type="float" office:value="100" table:formula="of:=100*[.K29]/[.$K29]" table:style-name="ce23">
            <text:p>100.0</text:p>
          </table:table-cell>
          <table:table-cell office:value-type="float" office:value="20.859504295484385" table:formula="of:=100*[.L29]/[.$K29]" table:style-name="ce23">
            <text:p>20.9</text:p>
          </table:table-cell>
          <table:table-cell office:value-type="float" office:value="6.5891255138253664" table:formula="of:=100*[.M29]/[.$K29]" table:style-name="ce23">
            <text:p>6.6</text:p>
          </table:table-cell>
          <table:table-cell table:number-columns-repeated="16371" table:style-name="ce12"/>
        </table:table-row>
        <table:table-row table:style-name="ro4">
          <table:table-cell office:value-type="string" table:style-name="ce20">
            <text:p>2001 Q1</text:p>
          </table:table-cell>
          <table:table-cell office:value-type="float" office:value="84.513993753557941" table:formula="of:=100*[.B30]/[.$K30]" table:style-name="ce23">
            <text:p>84.5</text:p>
          </table:table-cell>
          <table:table-cell office:value-type="float" office:value="15.302370455543894" table:formula="of:=100*[.C30]/[.$K30]" table:style-name="ce23">
            <text:p>15.3</text:p>
          </table:table-cell>
          <table:table-cell office:value-type="float" office:value="3.5032058571341798E-2" table:formula="of:=100*[.D30]/[.$K30]" table:style-name="ce23">
            <text:p>-</text:p>
          </table:table-cell>
          <table:table-cell office:value-type="float" office:value="0" table:formula="of:=100*[.E30]/[.$K30]" table:style-name="ce23">
            <text:p>0.0</text:p>
          </table:table-cell>
          <table:table-cell office:value-type="float" office:value="2.2601328110543099E-3" table:formula="of:=100*[.F30]/[.$K30]" table:style-name="ce23">
            <text:p>-</text:p>
          </table:table-cell>
          <table:table-cell office:value-type="float" office:value="0" table:formula="of:=100*[.G30]/[.$K30]" table:style-name="ce23">
            <text:p>0.0</text:p>
          </table:table-cell>
          <table:table-cell office:value-type="float" office:value="0" table:formula="of:=100*[.H30]/[.$K30]" table:style-name="ce23">
            <text:p>0.0</text:p>
          </table:table-cell>
          <table:table-cell office:value-type="float" office:value="0.14620234121507564" table:formula="of:=100*[.I30]/[.$K30]" table:style-name="ce23">
            <text:p>0.1</text:p>
          </table:table-cell>
          <table:table-cell office:value-type="float" office:value="1.4125830069089437E-4" table:formula="of:=100*[.J30]/[.$K30]" table:style-name="ce23">
            <text:p>-</text:p>
          </table:table-cell>
          <table:table-cell office:value-type="float" office:value="100" table:formula="of:=100*[.K30]/[.$K30]" table:style-name="ce23">
            <text:p>100.0</text:p>
          </table:table-cell>
          <table:table-cell office:value-type="float" office:value="0.18363579089816265" table:formula="of:=100*[.L30]/[.$K30]" table:style-name="ce23">
            <text:p>0.2</text:p>
          </table:table-cell>
          <table:table-cell office:value-type="float" office:value="2.2601328110543099E-3" table:formula="of:=100*[.M30]/[.$K30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1 Q2</text:p>
          </table:table-cell>
          <table:table-cell office:value-type="float" office:value="82.931296772013667" table:formula="of:=100*[.B31]/[.$K31]" table:style-name="ce23">
            <text:p>82.9</text:p>
          </table:table-cell>
          <table:table-cell office:value-type="float" office:value="16.989325189674712" table:formula="of:=100*[.C31]/[.$K31]" table:style-name="ce23">
            <text:p>17.0</text:p>
          </table:table-cell>
          <table:table-cell office:value-type="float" office:value="2.5381572331822835E-2" table:formula="of:=100*[.D31]/[.$K31]" table:style-name="ce23">
            <text:p>-</text:p>
          </table:table-cell>
          <table:table-cell office:value-type="float" office:value="0" table:formula="of:=100*[.E31]/[.$K31]" table:style-name="ce23">
            <text:p>0.0</text:p>
          </table:table-cell>
          <table:table-cell office:value-type="float" office:value="1.4549945922700987E-3" table:formula="of:=100*[.F31]/[.$K31]" table:style-name="ce23">
            <text:p>-</text:p>
          </table:table-cell>
          <table:table-cell office:value-type="float" office:value="0" table:formula="of:=100*[.G31]/[.$K31]" table:style-name="ce23">
            <text:p>0.0</text:p>
          </table:table-cell>
          <table:table-cell office:value-type="float" office:value="0" table:formula="of:=100*[.H31]/[.$K31]" table:style-name="ce23">
            <text:p>0.0</text:p>
          </table:table-cell>
          <table:table-cell office:value-type="float" office:value="5.1894807124300196E-2" table:formula="of:=100*[.I31]/[.$K31]" table:style-name="ce23">
            <text:p>0.1</text:p>
          </table:table-cell>
          <table:table-cell office:value-type="float" office:value="6.4666426323115511E-4" table:formula="of:=100*[.J31]/[.$K31]" table:style-name="ce23">
            <text:p>-</text:p>
          </table:table-cell>
          <table:table-cell office:value-type="float" office:value="100" table:formula="of:=100*[.K31]/[.$K31]" table:style-name="ce23">
            <text:p>100.0</text:p>
          </table:table-cell>
          <table:table-cell office:value-type="float" office:value="7.937803831162428E-2" table:formula="of:=100*[.L31]/[.$K31]" table:style-name="ce23">
            <text:p>0.1</text:p>
          </table:table-cell>
          <table:table-cell office:value-type="float" office:value="1.4549945922700987E-3" table:formula="of:=100*[.M31]/[.$K31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1 Q3</text:p>
          </table:table-cell>
          <table:table-cell office:value-type="float" office:value="81.782780509267951" table:formula="of:=100*[.B32]/[.$K32]" table:style-name="ce23">
            <text:p>81.8</text:p>
          </table:table-cell>
          <table:table-cell office:value-type="float" office:value="18.164721879167768" table:formula="of:=100*[.C32]/[.$K32]" table:style-name="ce23">
            <text:p>18.2</text:p>
          </table:table-cell>
          <table:table-cell office:value-type="float" office:value="2.1245769693115136E-2" table:formula="of:=100*[.D32]/[.$K32]" table:style-name="ce23">
            <text:p>-</text:p>
          </table:table-cell>
          <table:table-cell office:value-type="float" office:value="0" table:formula="of:=100*[.E32]/[.$K32]" table:style-name="ce23">
            <text:p>0.0</text:p>
          </table:table-cell>
          <table:table-cell office:value-type="float" office:value="6.3051961669890076E-3" table:formula="of:=100*[.F32]/[.$K32]" table:style-name="ce23">
            <text:p>-</text:p>
          </table:table-cell>
          <table:table-cell office:value-type="float" office:value="0" table:formula="of:=100*[.G32]/[.$K32]" table:style-name="ce23">
            <text:p>0.0</text:p>
          </table:table-cell>
          <table:table-cell office:value-type="float" office:value="0" table:formula="of:=100*[.H32]/[.$K32]" table:style-name="ce23">
            <text:p>0.0</text:p>
          </table:table-cell>
          <table:table-cell office:value-type="float" office:value="2.4672506740391772E-2" table:formula="of:=100*[.I32]/[.$K32]" table:style-name="ce23">
            <text:p>-</text:p>
          </table:table-cell>
          <table:table-cell office:value-type="float" office:value="2.7413896378213081E-4" table:formula="of:=100*[.J32]/[.$K32]" table:style-name="ce23">
            <text:p>-</text:p>
          </table:table-cell>
          <table:table-cell office:value-type="float" office:value="100" table:formula="of:=100*[.K32]/[.$K32]" table:style-name="ce23">
            <text:p>100.0</text:p>
          </table:table-cell>
          <table:table-cell office:value-type="float" office:value="5.2497611564278041E-2" table:formula="of:=100*[.L32]/[.$K32]" table:style-name="ce23">
            <text:p>0.1</text:p>
          </table:table-cell>
          <table:table-cell office:value-type="float" office:value="6.3051961669890076E-3" table:formula="of:=100*[.M32]/[.$K32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1 Q4</text:p>
          </table:table-cell>
          <table:table-cell office:value-type="float" office:value="78.231432437073423" table:formula="of:=100*[.B33]/[.$K33]" table:style-name="ce23">
            <text:p>78.2</text:p>
          </table:table-cell>
          <table:table-cell office:value-type="float" office:value="21.644969364629784" table:formula="of:=100*[.C33]/[.$K33]" table:style-name="ce23">
            <text:p>21.6</text:p>
          </table:table-cell>
          <table:table-cell office:value-type="float" office:value="1.4152465453831828E-2" table:formula="of:=100*[.D33]/[.$K33]" table:style-name="ce23">
            <text:p>-</text:p>
          </table:table-cell>
          <table:table-cell office:value-type="float" office:value="0" table:formula="of:=100*[.E33]/[.$K33]" table:style-name="ce23">
            <text:p>0.0</text:p>
          </table:table-cell>
          <table:table-cell office:value-type="float" office:value="2.0756949332286678E-3" table:formula="of:=100*[.F33]/[.$K33]" table:style-name="ce23">
            <text:p>-</text:p>
          </table:table-cell>
          <table:table-cell office:value-type="float" office:value="0" table:formula="of:=100*[.G33]/[.$K33]" table:style-name="ce23">
            <text:p>0.0</text:p>
          </table:table-cell>
          <table:table-cell office:value-type="float" office:value="0" table:formula="of:=100*[.H33]/[.$K33]" table:style-name="ce23">
            <text:p>0.0</text:p>
          </table:table-cell>
          <table:table-cell office:value-type="float" office:value="0.10699263883096861" table:formula="of:=100*[.I33]/[.$K33]" table:style-name="ce23">
            <text:p>0.1</text:p>
          </table:table-cell>
          <table:table-cell office:value-type="float" office:value="3.7739907876884875E-4" table:formula="of:=100*[.J33]/[.$K33]" table:style-name="ce23">
            <text:p>-</text:p>
          </table:table-cell>
          <table:table-cell office:value-type="float" office:value="100" table:formula="of:=100*[.K33]/[.$K33]" table:style-name="ce23">
            <text:p>100.0</text:p>
          </table:table-cell>
          <table:table-cell office:value-type="float" office:value="0.12359819829679797" table:formula="of:=100*[.L33]/[.$K33]" table:style-name="ce23">
            <text:p>0.1</text:p>
          </table:table-cell>
          <table:table-cell office:value-type="float" office:value="2.0756949332286678E-3" table:formula="of:=100*[.M33]/[.$K33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2 Q1</text:p>
          </table:table-cell>
          <table:table-cell office:value-type="float" office:value="77.924126913830193" table:formula="of:=100*[.B34]/[.$K34]" table:style-name="ce23">
            <text:p>77.9</text:p>
          </table:table-cell>
          <table:table-cell office:value-type="float" office:value="21.960806023029232" table:formula="of:=100*[.C34]/[.$K34]" table:style-name="ce23">
            <text:p>22.0</text:p>
          </table:table-cell>
          <table:table-cell office:value-type="float" office:value="9.7536800371167062E-3" table:formula="of:=100*[.D34]/[.$K34]" table:style-name="ce23">
            <text:p>-</text:p>
          </table:table-cell>
          <table:table-cell office:value-type="float" office:value="0" table:formula="of:=100*[.E34]/[.$K34]" table:style-name="ce23">
            <text:p>0.0</text:p>
          </table:table-cell>
          <table:table-cell office:value-type="float" office:value="6.5903243494031807E-4" table:formula="of:=100*[.F34]/[.$K34]" table:style-name="ce23">
            <text:p>-</text:p>
          </table:table-cell>
          <table:table-cell office:value-type="float" office:value="0" table:formula="of:=100*[.G34]/[.$K34]" table:style-name="ce23">
            <text:p>0.0</text:p>
          </table:table-cell>
          <table:table-cell office:value-type="float" office:value="0" table:formula="of:=100*[.H34]/[.$K34]" table:style-name="ce23">
            <text:p>0.0</text:p>
          </table:table-cell>
          <table:table-cell office:value-type="float" office:value="0.10465435066852251" table:formula="of:=100*[.I34]/[.$K34]" table:style-name="ce23">
            <text:p>0.1</text:p>
          </table:table-cell>
          <table:table-cell office:value-type="float" office:value="0" table:formula="of:=100*[.J34]/[.$K34]" table:style-name="ce23">
            <text:p>0.0</text:p>
          </table:table-cell>
          <table:table-cell office:value-type="float" office:value="100" table:formula="of:=100*[.K34]/[.$K34]" table:style-name="ce23">
            <text:p>100.0</text:p>
          </table:table-cell>
          <table:table-cell office:value-type="float" office:value="0.11506706314057953" table:formula="of:=100*[.L34]/[.$K34]" table:style-name="ce23">
            <text:p>0.1</text:p>
          </table:table-cell>
          <table:table-cell office:value-type="float" office:value="6.5903243494031807E-4" table:formula="of:=100*[.M34]/[.$K34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2 Q2</text:p>
          </table:table-cell>
          <table:table-cell office:value-type="float" office:value="76.188351913069283" table:formula="of:=100*[.B35]/[.$K35]" table:style-name="ce23">
            <text:p>76.2</text:p>
          </table:table-cell>
          <table:table-cell office:value-type="float" office:value="23.716275356455583" table:formula="of:=100*[.C35]/[.$K35]" table:style-name="ce23">
            <text:p>23.7</text:p>
          </table:table-cell>
          <table:table-cell office:value-type="float" office:value="1.3382947663445015E-2" table:formula="of:=100*[.D35]/[.$K35]" table:style-name="ce23">
            <text:p>-</text:p>
          </table:table-cell>
          <table:table-cell office:value-type="float" office:value="0" table:formula="of:=100*[.E35]/[.$K35]" table:style-name="ce23">
            <text:p>0.0</text:p>
          </table:table-cell>
          <table:table-cell office:value-type="float" office:value="5.8454254162173631E-3" table:formula="of:=100*[.F35]/[.$K35]" table:style-name="ce23">
            <text:p>-</text:p>
          </table:table-cell>
          <table:table-cell office:value-type="float" office:value="0" table:formula="of:=100*[.G35]/[.$K35]" table:style-name="ce23">
            <text:p>0.0</text:p>
          </table:table-cell>
          <table:table-cell office:value-type="float" office:value="0" table:formula="of:=100*[.H35]/[.$K35]" table:style-name="ce23">
            <text:p>0.0</text:p>
          </table:table-cell>
          <table:table-cell office:value-type="float" office:value="7.5836703426188423E-2" table:formula="of:=100*[.I35]/[.$K35]" table:style-name="ce23">
            <text:p>0.1</text:p>
          </table:table-cell>
          <table:table-cell office:value-type="float" office:value="3.076539692745981E-4" table:formula="of:=100*[.J35]/[.$K35]" table:style-name="ce23">
            <text:p>-</text:p>
          </table:table-cell>
          <table:table-cell office:value-type="float" office:value="100" table:formula="of:=100*[.K35]/[.$K35]" table:style-name="ce23">
            <text:p>100.0</text:p>
          </table:table-cell>
          <table:table-cell office:value-type="float" office:value="9.53727304751254E-2" table:formula="of:=100*[.L35]/[.$K35]" table:style-name="ce23">
            <text:p>0.1</text:p>
          </table:table-cell>
          <table:table-cell office:value-type="float" office:value="5.8454254162173631E-3" table:formula="of:=100*[.M35]/[.$K35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2 Q3</text:p>
          </table:table-cell>
          <table:table-cell office:value-type="float" office:value="76.420272551581874" table:formula="of:=100*[.B36]/[.$K36]" table:style-name="ce23">
            <text:p>76.4</text:p>
          </table:table-cell>
          <table:table-cell office:value-type="float" office:value="23.494177355951511" table:formula="of:=100*[.C36]/[.$K36]" table:style-name="ce23">
            <text:p>23.5</text:p>
          </table:table-cell>
          <table:table-cell office:value-type="float" office:value="1.0878426200622354E-2" table:formula="of:=100*[.D36]/[.$K36]" table:style-name="ce23">
            <text:p>-</text:p>
          </table:table-cell>
          <table:table-cell office:value-type="float" office:value="0" table:formula="of:=100*[.E36]/[.$K36]" table:style-name="ce23">
            <text:p>0.0</text:p>
          </table:table-cell>
          <table:table-cell office:value-type="float" office:value="5.3720623212949903E-4" table:formula="of:=100*[.F36]/[.$K36]" table:style-name="ce23">
            <text:p>-</text:p>
          </table:table-cell>
          <table:table-cell office:value-type="float" office:value="0" table:formula="of:=100*[.G36]/[.$K36]" table:style-name="ce23">
            <text:p>0.0</text:p>
          </table:table-cell>
          <table:table-cell office:value-type="float" office:value="1.3430155803237476E-4" table:formula="of:=100*[.H36]/[.$K36]" table:style-name="ce23">
            <text:p>-</text:p>
          </table:table-cell>
          <table:table-cell office:value-type="float" office:value="7.3865856917806116E-2" table:formula="of:=100*[.I36]/[.$K36]" table:style-name="ce23">
            <text:p>0.1</text:p>
          </table:table-cell>
          <table:table-cell office:value-type="float" office:value="1.3430155803237476E-4" table:formula="of:=100*[.J36]/[.$K36]" table:style-name="ce23">
            <text:p>-</text:p>
          </table:table-cell>
          <table:table-cell office:value-type="float" office:value="100.00000000000001" table:formula="of:=100*[.K36]/[.$K36]" table:style-name="ce23">
            <text:p>100.0</text:p>
          </table:table-cell>
          <table:table-cell office:value-type="float" office:value="8.5550092466622707E-2" table:formula="of:=100*[.L36]/[.$K36]" table:style-name="ce23">
            <text:p>0.1</text:p>
          </table:table-cell>
          <table:table-cell office:value-type="float" office:value="6.7150779016187366E-4" table:formula="of:=100*[.M36]/[.$K36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2 Q4</text:p>
          </table:table-cell>
          <table:table-cell office:value-type="float" office:value="73.18488791892112" table:formula="of:=100*[.B37]/[.$K37]" table:style-name="ce23">
            <text:p>73.2</text:p>
          </table:table-cell>
          <table:table-cell office:value-type="float" office:value="26.678757642751371" table:formula="of:=100*[.C37]/[.$K37]" table:style-name="ce23">
            <text:p>26.7</text:p>
          </table:table-cell>
          <table:table-cell office:value-type="float" office:value="8.1320954897128993E-3" table:formula="of:=100*[.D37]/[.$K37]" table:style-name="ce23">
            <text:p>-</text:p>
          </table:table-cell>
          <table:table-cell office:value-type="float" office:value="0" table:formula="of:=100*[.E37]/[.$K37]" table:style-name="ce23">
            <text:p>0.0</text:p>
          </table:table-cell>
          <table:table-cell office:value-type="float" office:value="3.2150144959330069E-3" table:formula="of:=100*[.F37]/[.$K37]" table:style-name="ce23">
            <text:p>-</text:p>
          </table:table-cell>
          <table:table-cell office:value-type="float" office:value="0" table:formula="of:=100*[.G37]/[.$K37]" table:style-name="ce23">
            <text:p>0.0</text:p>
          </table:table-cell>
          <table:table-cell office:value-type="float" office:value="0" table:formula="of:=100*[.H37]/[.$K37]" table:style-name="ce23">
            <text:p>0.0</text:p>
          </table:table-cell>
          <table:table-cell office:value-type="float" office:value="0.12500732834186573" table:formula="of:=100*[.I37]/[.$K37]" table:style-name="ce23">
            <text:p>0.1</text:p>
          </table:table-cell>
          <table:table-cell office:value-type="float" office:value="0" table:formula="of:=100*[.J37]/[.$K37]" table:style-name="ce23">
            <text:p>0.0</text:p>
          </table:table-cell>
          <table:table-cell office:value-type="float" office:value="100" table:formula="of:=100*[.K37]/[.$K37]" table:style-name="ce23">
            <text:p>100.0</text:p>
          </table:table-cell>
          <table:table-cell office:value-type="float" office:value="0.13635443832751162" table:formula="of:=100*[.L37]/[.$K37]" table:style-name="ce23">
            <text:p>0.1</text:p>
          </table:table-cell>
          <table:table-cell office:value-type="float" office:value="3.2150144959330069E-3" table:formula="of:=100*[.M37]/[.$K37]" table:style-name="ce23">
            <text:p>-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20">
            <text:p>2003 Q1</text:p>
          </table:table-cell>
          <table:table-cell office:value-type="float" office:value="73.756543171714796" table:formula="of:=100*[.B38]/[.$K38]" table:style-name="ce23">
            <text:p>73.8</text:p>
          </table:table-cell>
          <table:table-cell office:value-type="float" office:value="26.106933152205595" table:formula="of:=100*[.C38]/[.$K38]" table:style-name="ce23">
            <text:p>26.1</text:p>
          </table:table-cell>
          <table:table-cell office:value-type="float" office:value="1.5726659806589202E-2" table:formula="of:=100*[.D38]/[.$K38]" table:style-name="ce23">
            <text:p>-</text:p>
          </table:table-cell>
          <table:table-cell office:value-type="float" office:value="0" table:formula="of:=100*[.E38]/[.$K38]" table:style-name="ce23">
            <text:p>0.0</text:p>
          </table:table-cell>
          <table:table-cell office:value-type="float" office:value="3.253791684121903E-3" table:formula="of:=100*[.F38]/[.$K38]" table:style-name="ce23">
            <text:p>-</text:p>
          </table:table-cell>
          <table:table-cell office:value-type="float" office:value="0" table:formula="of:=100*[.G38]/[.$K38]" table:style-name="ce23">
            <text:p>0.0</text:p>
          </table:table-cell>
          <table:table-cell office:value-type="float" office:value="0" table:formula="of:=100*[.H38]/[.$K38]" table:style-name="ce23">
            <text:p>0.0</text:p>
          </table:table-cell>
          <table:table-cell office:value-type="float" office:value="0.11740764993539866" table:formula="of:=100*[.I38]/[.$K38]" table:style-name="ce23">
            <text:p>0.1</text:p>
          </table:table-cell>
          <table:table-cell office:value-type="float" office:value="1.355746535050793E-4" table:formula="of:=100*[.J38]/[.$K38]" table:style-name="ce23">
            <text:p>-</text:p>
          </table:table-cell>
          <table:table-cell office:value-type="float" office:value="100.00000000000001" table:formula="of:=100*[.K38]/[.$K38]" table:style-name="ce23">
            <text:p>100.0</text:p>
          </table:table-cell>
          <table:table-cell office:value-type="float" office:value="0.13652367607961485" table:formula="of:=100*[.L38]/[.$K38]" table:style-name="ce23">
            <text:p>0.1</text:p>
          </table:table-cell>
          <table:table-cell office:value-type="float" office:value="3.253791684121903E-3" table:formula="of:=100*[.M38]/[.$K38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3 Q2</text:p>
          </table:table-cell>
          <table:table-cell office:value-type="float" office:value="73.402328469129586" table:formula="of:=100*[.B39]/[.$K39]" table:style-name="ce23">
            <text:p>73.4</text:p>
          </table:table-cell>
          <table:table-cell office:value-type="float" office:value="26.462917837592236" table:formula="of:=100*[.C39]/[.$K39]" table:style-name="ce23">
            <text:p>26.5</text:p>
          </table:table-cell>
          <table:table-cell office:value-type="float" office:value="4.8237465261244776E-3" table:formula="of:=100*[.D39]/[.$K39]" table:style-name="ce23">
            <text:p>-</text:p>
          </table:table-cell>
          <table:table-cell office:value-type="float" office:value="0" table:formula="of:=100*[.E39]/[.$K39]" table:style-name="ce23">
            <text:p>0.0</text:p>
          </table:table-cell>
          <table:table-cell office:value-type="float" office:value="3.112094532983534E-4" table:formula="of:=100*[.F39]/[.$K39]" table:style-name="ce23">
            <text:p>-</text:p>
          </table:table-cell>
          <table:table-cell office:value-type="float" office:value="0" table:formula="of:=100*[.G39]/[.$K39]" table:style-name="ce23">
            <text:p>0.0</text:p>
          </table:table-cell>
          <table:table-cell office:value-type="float" office:value="0" table:formula="of:=100*[.H39]/[.$K39]" table:style-name="ce23">
            <text:p>0.0</text:p>
          </table:table-cell>
          <table:table-cell office:value-type="float" office:value="0.12899631839216746" table:formula="of:=100*[.I39]/[.$K39]" table:style-name="ce23">
            <text:p>0.1</text:p>
          </table:table-cell>
          <table:table-cell office:value-type="float" office:value="6.2241890659670679E-4" table:formula="of:=100*[.J39]/[.$K39]" table:style-name="ce23">
            <text:p>-</text:p>
          </table:table-cell>
          <table:table-cell office:value-type="float" office:value="100" table:formula="of:=100*[.K39]/[.$K39]" table:style-name="ce23">
            <text:p>100.0</text:p>
          </table:table-cell>
          <table:table-cell office:value-type="float" office:value="0.13475369327818701" table:formula="of:=100*[.L39]/[.$K39]" table:style-name="ce23">
            <text:p>0.1</text:p>
          </table:table-cell>
          <table:table-cell office:value-type="float" office:value="3.112094532983534E-4" table:formula="of:=100*[.M39]/[.$K39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3 Q3</text:p>
          </table:table-cell>
          <table:table-cell office:value-type="float" office:value="72.372963046732792" table:formula="of:=100*[.B40]/[.$K40]" table:style-name="ce23">
            <text:p>72.4</text:p>
          </table:table-cell>
          <table:table-cell office:value-type="float" office:value="27.499811517873493" table:formula="of:=100*[.C40]/[.$K40]" table:style-name="ce23">
            <text:p>27.5</text:p>
          </table:table-cell>
          <table:table-cell office:value-type="float" office:value="2.4233416265468997E-3" table:formula="of:=100*[.D40]/[.$K40]" table:style-name="ce23">
            <text:p>-</text:p>
          </table:table-cell>
          <table:table-cell office:value-type="float" office:value="0" table:formula="of:=100*[.E40]/[.$K40]" table:style-name="ce23">
            <text:p>0.0</text:p>
          </table:table-cell>
          <table:table-cell office:value-type="float" office:value="1.0770407229097334E-3" table:formula="of:=100*[.F40]/[.$K40]" table:style-name="ce23">
            <text:p>-</text:p>
          </table:table-cell>
          <table:table-cell office:value-type="float" office:value="0" table:formula="of:=100*[.G40]/[.$K40]" table:style-name="ce23">
            <text:p>0.0</text:p>
          </table:table-cell>
          <table:table-cell office:value-type="float" office:value="2.6926018072743335E-4" table:formula="of:=100*[.H40]/[.$K40]" table:style-name="ce23">
            <text:p>-</text:p>
          </table:table-cell>
          <table:table-cell office:value-type="float" office:value="0.12332116277316447" table:formula="of:=100*[.I40]/[.$K40]" table:style-name="ce23">
            <text:p>0.1</text:p>
          </table:table-cell>
          <table:table-cell office:value-type="float" office:value="1.3463009036371668E-4" table:formula="of:=100*[.J40]/[.$K40]" table:style-name="ce23">
            <text:p>-</text:p>
          </table:table-cell>
          <table:table-cell office:value-type="float" office:value="100" table:formula="of:=100*[.K40]/[.$K40]" table:style-name="ce23">
            <text:p>100.0</text:p>
          </table:table-cell>
          <table:table-cell office:value-type="float" office:value="0.12722543539371226" table:formula="of:=100*[.L40]/[.$K40]" table:style-name="ce23">
            <text:p>0.1</text:p>
          </table:table-cell>
          <table:table-cell office:value-type="float" office:value="1.3463009036371665E-3" table:formula="of:=100*[.M40]/[.$K40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3 Q4</text:p>
          </table:table-cell>
          <table:table-cell office:value-type="float" office:value="68.987906887816081" table:formula="of:=100*[.B41]/[.$K41]" table:style-name="ce23">
            <text:p>69.0</text:p>
          </table:table-cell>
          <table:table-cell office:value-type="float" office:value="30.852062520912003" table:formula="of:=100*[.C41]/[.$K41]" table:style-name="ce23">
            <text:p>30.9</text:p>
          </table:table-cell>
          <table:table-cell office:value-type="float" office:value="4.0724630753788064E-2" table:formula="of:=100*[.D41]/[.$K41]" table:style-name="ce23">
            <text:p>-</text:p>
          </table:table-cell>
          <table:table-cell office:value-type="float" office:value="0" table:formula="of:=100*[.E41]/[.$K41]" table:style-name="ce23">
            <text:p>0.0</text:p>
          </table:table-cell>
          <table:table-cell office:value-type="float" office:value="1.1471726972898046E-3" table:formula="of:=100*[.F41]/[.$K41]" table:style-name="ce23">
            <text:p>-</text:p>
          </table:table-cell>
          <table:table-cell office:value-type="float" office:value="0" table:formula="of:=100*[.G41]/[.$K41]" table:style-name="ce23">
            <text:p>0.0</text:p>
          </table:table-cell>
          <table:table-cell office:value-type="float" office:value="1.9119544954830078E-4" table:formula="of:=100*[.H41]/[.$K41]" table:style-name="ce23">
            <text:p>-</text:p>
          </table:table-cell>
          <table:table-cell office:value-type="float" office:value="0.11796759237130157" table:formula="of:=100*[.I41]/[.$K41]" table:style-name="ce23">
            <text:p>0.1</text:p>
          </table:table-cell>
          <table:table-cell office:value-type="float" office:value="0" table:formula="of:=100*[.J41]/[.$K41]" table:style-name="ce23">
            <text:p>0.0</text:p>
          </table:table-cell>
          <table:table-cell office:value-type="float" office:value="100" table:formula="of:=100*[.K41]/[.$K41]" table:style-name="ce23">
            <text:p>100.0</text:p>
          </table:table-cell>
          <table:table-cell office:value-type="float" office:value="0.16003059127192773" table:formula="of:=100*[.L41]/[.$K41]" table:style-name="ce23">
            <text:p>0.2</text:p>
          </table:table-cell>
          <table:table-cell office:value-type="float" office:value="1.3383681468381054E-3" table:formula="of:=100*[.M41]/[.$K41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4 Q1</text:p>
          </table:table-cell>
          <table:table-cell office:value-type="float" office:value="69.523549638500171" table:formula="of:=100*[.B42]/[.$K42]" table:style-name="ce23">
            <text:p>69.5</text:p>
          </table:table-cell>
          <table:table-cell office:value-type="float" office:value="30.339616997773668" table:formula="of:=100*[.C42]/[.$K42]" table:style-name="ce23">
            <text:p>30.3</text:p>
          </table:table-cell>
          <table:table-cell office:value-type="float" office:value="6.3103401680046078E-2" table:formula="of:=100*[.D42]/[.$K42]" table:style-name="ce23">
            <text:p>0.1</text:p>
          </table:table-cell>
          <table:table-cell office:value-type="float" office:value="0" table:formula="of:=100*[.E42]/[.$K42]" table:style-name="ce23">
            <text:p>0.0</text:p>
          </table:table-cell>
          <table:table-cell office:value-type="float" office:value="5.5100683379666017E-3" table:formula="of:=100*[.F42]/[.$K42]" table:style-name="ce23">
            <text:p>-</text:p>
          </table:table-cell>
          <table:table-cell office:value-type="float" office:value="0" table:formula="of:=100*[.G42]/[.$K42]" table:style-name="ce23">
            <text:p>0.0</text:p>
          </table:table-cell>
          <table:table-cell office:value-type="float" office:value="1.3119210328491908E-4" table:formula="of:=100*[.H42]/[.$K42]" table:style-name="ce23">
            <text:p>-</text:p>
          </table:table-cell>
          <table:table-cell office:value-type="float" office:value="6.795750950158809E-2" table:formula="of:=100*[.I42]/[.$K42]" table:style-name="ce23">
            <text:p>0.1</text:p>
          </table:table-cell>
          <table:table-cell office:value-type="float" office:value="1.3119210328491908E-4" table:formula="of:=100*[.J42]/[.$K42]" table:style-name="ce23">
            <text:p>-</text:p>
          </table:table-cell>
          <table:table-cell office:value-type="float" office:value="100.00000000000001" table:formula="of:=100*[.K42]/[.$K42]" table:style-name="ce23">
            <text:p>100.0</text:p>
          </table:table-cell>
          <table:table-cell office:value-type="float" office:value="0.13683336372617058" table:formula="of:=100*[.L42]/[.$K42]" table:style-name="ce23">
            <text:p>0.1</text:p>
          </table:table-cell>
          <table:table-cell office:value-type="float" office:value="5.6412604412515201E-3" table:formula="of:=100*[.M42]/[.$K42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4 Q2</text:p>
          </table:table-cell>
          <table:table-cell office:value-type="float" office:value="67.635151226482492" table:formula="of:=100*[.B43]/[.$K43]" table:style-name="ce23">
            <text:p>67.6</text:p>
          </table:table-cell>
          <table:table-cell office:value-type="float" office:value="32.218941017702633" table:formula="of:=100*[.C43]/[.$K43]" table:style-name="ce23">
            <text:p>32.2</text:p>
          </table:table-cell>
          <table:table-cell office:value-type="float" office:value="4.3978725093276182E-2" table:formula="of:=100*[.D43]/[.$K43]" table:style-name="ce23">
            <text:p>-</text:p>
          </table:table-cell>
          <table:table-cell office:value-type="float" office:value="0" table:formula="of:=100*[.E43]/[.$K43]" table:style-name="ce23">
            <text:p>0.0</text:p>
          </table:table-cell>
          <table:table-cell office:value-type="float" office:value="9.5260776375327455E-4" table:formula="of:=100*[.F43]/[.$K43]" table:style-name="ce23">
            <text:p>-</text:p>
          </table:table-cell>
          <table:table-cell office:value-type="float" office:value="0" table:formula="of:=100*[.G43]/[.$K43]" table:style-name="ce23">
            <text:p>0.0</text:p>
          </table:table-cell>
          <table:table-cell office:value-type="float" office:value="1.5876796062554578E-4" table:formula="of:=100*[.H43]/[.$K43]" table:style-name="ce23">
            <text:p>-</text:p>
          </table:table-cell>
          <table:table-cell office:value-type="float" office:value="0.10034135111534492" table:formula="of:=100*[.I43]/[.$K43]" table:style-name="ce23">
            <text:p>0.1</text:p>
          </table:table-cell>
          <table:table-cell office:value-type="float" office:value="4.7630388187663728E-4" table:formula="of:=100*[.J43]/[.$K43]" table:style-name="ce23">
            <text:p>-</text:p>
          </table:table-cell>
          <table:table-cell office:value-type="float" office:value="100" table:formula="of:=100*[.K43]/[.$K43]" table:style-name="ce23">
            <text:p>100.0</text:p>
          </table:table-cell>
          <table:table-cell office:value-type="float" office:value="0.14590775581487656" table:formula="of:=100*[.L43]/[.$K43]" table:style-name="ce23">
            <text:p>0.1</text:p>
          </table:table-cell>
          <table:table-cell office:value-type="float" office:value="1.1113757243788203E-3" table:formula="of:=100*[.M43]/[.$K43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4 Q3</text:p>
          </table:table-cell>
          <table:table-cell office:value-type="float" office:value="67.186613287295273" table:formula="of:=100*[.B44]/[.$K44]" table:style-name="ce23">
            <text:p>67.2</text:p>
          </table:table-cell>
          <table:table-cell office:value-type="float" office:value="32.681299523894687" table:formula="of:=100*[.C44]/[.$K44]" table:style-name="ce23">
            <text:p>32.7</text:p>
          </table:table-cell>
          <table:table-cell office:value-type="float" office:value="7.1253856650195679E-2" table:formula="of:=100*[.D44]/[.$K44]" table:style-name="ce23">
            <text:p>0.1</text:p>
          </table:table-cell>
          <table:table-cell office:value-type="float" office:value="0" table:formula="of:=100*[.E44]/[.$K44]" table:style-name="ce23">
            <text:p>0.0</text:p>
          </table:table-cell>
          <table:table-cell office:value-type="float" office:value="8.4490739110903957E-4" table:formula="of:=100*[.F44]/[.$K44]" table:style-name="ce23">
            <text:p>-</text:p>
          </table:table-cell>
          <table:table-cell office:value-type="float" office:value="0" table:formula="of:=100*[.G44]/[.$K44]" table:style-name="ce23">
            <text:p>0.0</text:p>
          </table:table-cell>
          <table:table-cell office:value-type="float" office:value="0" table:formula="of:=100*[.H44]/[.$K44]" table:style-name="ce23">
            <text:p>0.0</text:p>
          </table:table-cell>
          <table:table-cell office:value-type="float" office:value="5.9706788971705463E-2" table:formula="of:=100*[.I44]/[.$K44]" table:style-name="ce23">
            <text:p>0.1</text:p>
          </table:table-cell>
          <table:table-cell office:value-type="float" office:value="2.8163579703634656E-4" table:formula="of:=100*[.J44]/[.$K44]" table:style-name="ce23">
            <text:p>-</text:p>
          </table:table-cell>
          <table:table-cell office:value-type="float" office:value="100" table:formula="of:=100*[.K44]/[.$K44]" table:style-name="ce23">
            <text:p>100.0</text:p>
          </table:table-cell>
          <table:table-cell office:value-type="float" office:value="0.13208718881004652" table:formula="of:=100*[.L44]/[.$K44]" table:style-name="ce23">
            <text:p>0.1</text:p>
          </table:table-cell>
          <table:table-cell office:value-type="float" office:value="8.4490739110903957E-4" table:formula="of:=100*[.M44]/[.$K44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4 Q4</text:p>
          </table:table-cell>
          <table:table-cell office:value-type="float" office:value="63.500526314730166" table:formula="of:=100*[.B45]/[.$K45]" table:style-name="ce23">
            <text:p>63.5</text:p>
          </table:table-cell>
          <table:table-cell office:value-type="float" office:value="36.379115670492766" table:formula="of:=100*[.C45]/[.$K45]" table:style-name="ce23">
            <text:p>36.4</text:p>
          </table:table-cell>
          <table:table-cell office:value-type="float" office:value="5.8568866722619052E-2" table:formula="of:=100*[.D45]/[.$K45]" table:style-name="ce23">
            <text:p>0.1</text:p>
          </table:table-cell>
          <table:table-cell office:value-type="float" office:value="0" table:formula="of:=100*[.E45]/[.$K45]" table:style-name="ce23">
            <text:p>0.0</text:p>
          </table:table-cell>
          <table:table-cell office:value-type="float" office:value="7.2456329966126658E-3" table:formula="of:=100*[.F45]/[.$K45]" table:style-name="ce23">
            <text:p>-</text:p>
          </table:table-cell>
          <table:table-cell office:value-type="float" office:value="0" table:formula="of:=100*[.G45]/[.$K45]" table:style-name="ce23">
            <text:p>0.0</text:p>
          </table:table-cell>
          <table:table-cell office:value-type="float" office:value="2.0126758323924074E-4" table:formula="of:=100*[.H45]/[.$K45]" table:style-name="ce23">
            <text:p>-</text:p>
          </table:table-cell>
          <table:table-cell office:value-type="float" office:value="5.3939712308116519E-2" table:formula="of:=100*[.I45]/[.$K45]" table:style-name="ce23">
            <text:p>0.1</text:p>
          </table:table-cell>
          <table:table-cell office:value-type="float" office:value="4.0253516647848148E-4" table:formula="of:=100*[.J45]/[.$K45]" table:style-name="ce23">
            <text:p>-</text:p>
          </table:table-cell>
          <table:table-cell office:value-type="float" office:value="100" table:formula="of:=100*[.K45]/[.$K45]" table:style-name="ce23">
            <text:p>100.0</text:p>
          </table:table-cell>
          <table:table-cell office:value-type="float" office:value="0.12035801477706595" table:formula="of:=100*[.L45]/[.$K45]" table:style-name="ce23">
            <text:p>0.1</text:p>
          </table:table-cell>
          <table:table-cell office:value-type="float" office:value="7.4469005798519072E-3" table:formula="of:=100*[.M45]/[.$K45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5 Q1</text:p>
          </table:table-cell>
          <table:table-cell office:value-type="float" office:value="66.142954168350286" table:formula="of:=100*[.B46]/[.$K46]" table:style-name="ce23">
            <text:p>66.1</text:p>
          </table:table-cell>
          <table:table-cell office:value-type="float" office:value="33.672206126361573" table:formula="of:=100*[.C46]/[.$K46]" table:style-name="ce23">
            <text:p>33.7</text:p>
          </table:table-cell>
          <table:table-cell office:value-type="float" office:value="0.14586575192505535" table:formula="of:=100*[.D46]/[.$K46]" table:style-name="ce23">
            <text:p>0.1</text:p>
          </table:table-cell>
          <table:table-cell office:value-type="float" office:value="0" table:formula="of:=100*[.E46]/[.$K46]" table:style-name="ce23">
            <text:p>0.0</text:p>
          </table:table-cell>
          <table:table-cell office:value-type="float" office:value="4.5851709838917211E-3" table:formula="of:=100*[.F46]/[.$K46]" table:style-name="ce23">
            <text:p>-</text:p>
          </table:table-cell>
          <table:table-cell office:value-type="float" office:value="0" table:formula="of:=100*[.G46]/[.$K46]" table:style-name="ce23">
            <text:p>0.0</text:p>
          </table:table-cell>
          <table:table-cell office:value-type="float" office:value="0" table:formula="of:=100*[.H46]/[.$K46]" table:style-name="ce23">
            <text:p>0.0</text:p>
          </table:table-cell>
          <table:table-cell office:value-type="float" office:value="3.4102209192694667E-2" table:formula="of:=100*[.I46]/[.$K46]" table:style-name="ce23">
            <text:p>-</text:p>
          </table:table-cell>
          <table:table-cell office:value-type="float" office:value="2.8657318649323257E-4" table:formula="of:=100*[.J46]/[.$K46]" table:style-name="ce23">
            <text:p>-</text:p>
          </table:table-cell>
          <table:table-cell office:value-type="float" office:value="100.00000000000001" table:formula="of:=100*[.K46]/[.$K46]" table:style-name="ce23">
            <text:p>100.0</text:p>
          </table:table-cell>
          <table:table-cell office:value-type="float" office:value="0.18483970528813501" table:formula="of:=100*[.L46]/[.$K46]" table:style-name="ce23">
            <text:p>0.2</text:p>
          </table:table-cell>
          <table:table-cell office:value-type="float" office:value="4.5851709838917211E-3" table:formula="of:=100*[.M46]/[.$K46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5 Q2</text:p>
          </table:table-cell>
          <table:table-cell office:value-type="float" office:value="63.905730589612801" table:formula="of:=100*[.B47]/[.$K47]" table:style-name="ce23">
            <text:p>63.9</text:p>
          </table:table-cell>
          <table:table-cell office:value-type="float" office:value="35.842597203343068" table:formula="of:=100*[.C47]/[.$K47]" table:style-name="ce23">
            <text:p>35.8</text:p>
          </table:table-cell>
          <table:table-cell office:value-type="float" office:value="0.21802619005962073" table:formula="of:=100*[.D47]/[.$K47]" table:style-name="ce23">
            <text:p>0.2</text:p>
          </table:table-cell>
          <table:table-cell office:value-type="float" office:value="0" table:formula="of:=100*[.E47]/[.$K47]" table:style-name="ce23">
            <text:p>0.0</text:p>
          </table:table-cell>
          <table:table-cell office:value-type="float" office:value="1.0262035180275358E-2" table:formula="of:=100*[.F47]/[.$K47]" table:style-name="ce23">
            <text:p>-</text:p>
          </table:table-cell>
          <table:table-cell office:value-type="float" office:value="0" table:formula="of:=100*[.G47]/[.$K47]" table:style-name="ce23">
            <text:p>0.0</text:p>
          </table:table-cell>
          <table:table-cell office:value-type="float" office:value="0" table:formula="of:=100*[.H47]/[.$K47]" table:style-name="ce23">
            <text:p>0.0</text:p>
          </table:table-cell>
          <table:table-cell office:value-type="float" office:value="2.1869911039931095E-2" table:formula="of:=100*[.I47]/[.$K47]" table:style-name="ce23">
            <text:p>-</text:p>
          </table:table-cell>
          <table:table-cell office:value-type="float" office:value="1.5140707643029217E-3" table:formula="of:=100*[.J47]/[.$K47]" table:style-name="ce23">
            <text:p>-</text:p>
          </table:table-cell>
          <table:table-cell office:value-type="float" office:value="100" table:formula="of:=100*[.K47]/[.$K47]" table:style-name="ce23">
            <text:p>100.0</text:p>
          </table:table-cell>
          <table:table-cell office:value-type="float" office:value="0.25167220704413013" table:formula="of:=100*[.L47]/[.$K47]" table:style-name="ce23">
            <text:p>0.3</text:p>
          </table:table-cell>
          <table:table-cell office:value-type="float" office:value="1.0262035180275358E-2" table:formula="of:=100*[.M47]/[.$K47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5 Q3</text:p>
          </table:table-cell>
          <table:table-cell office:value-type="float" office:value="63.42323106137794" table:formula="of:=100*[.B48]/[.$K48]" table:style-name="ce23">
            <text:p>63.4</text:p>
          </table:table-cell>
          <table:table-cell office:value-type="float" office:value="36.299603965659301" table:formula="of:=100*[.C48]/[.$K48]" table:style-name="ce23">
            <text:p>36.3</text:p>
          </table:table-cell>
          <table:table-cell office:value-type="float" office:value="0.25147146987510594" table:formula="of:=100*[.D48]/[.$K48]" table:style-name="ce23">
            <text:p>0.3</text:p>
          </table:table-cell>
          <table:table-cell office:value-type="float" office:value="0" table:formula="of:=100*[.E48]/[.$K48]" table:style-name="ce23">
            <text:p>0.0</text:p>
          </table:table-cell>
          <table:table-cell office:value-type="float" office:value="9.0074924617624553E-3" table:formula="of:=100*[.F48]/[.$K48]" table:style-name="ce23">
            <text:p>-</text:p>
          </table:table-cell>
          <table:table-cell office:value-type="float" office:value="0" table:formula="of:=100*[.G48]/[.$K48]" table:style-name="ce23">
            <text:p>0.0</text:p>
          </table:table-cell>
          <table:table-cell office:value-type="float" office:value="5.9065524339425943E-4" table:formula="of:=100*[.H48]/[.$K48]" table:style-name="ce23">
            <text:p>-</text:p>
          </table:table-cell>
          <table:table-cell office:value-type="float" office:value="1.5800027760796437E-2" table:formula="of:=100*[.I48]/[.$K48]" table:style-name="ce23">
            <text:p>-</text:p>
          </table:table-cell>
          <table:table-cell office:value-type="float" office:value="2.9532762169712972E-4" table:formula="of:=100*[.J48]/[.$K48]" table:style-name="ce23">
            <text:p>-</text:p>
          </table:table-cell>
          <table:table-cell office:value-type="float" office:value="100" table:formula="of:=100*[.K48]/[.$K48]" table:style-name="ce23">
            <text:p>100.0</text:p>
          </table:table-cell>
          <table:table-cell office:value-type="float" office:value="0.27716497296275622" table:formula="of:=100*[.L48]/[.$K48]" table:style-name="ce23">
            <text:p>0.3</text:p>
          </table:table-cell>
          <table:table-cell office:value-type="float" office:value="9.5981477051567156E-3" table:formula="of:=100*[.M48]/[.$K48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5 Q4</text:p>
          </table:table-cell>
          <table:table-cell office:value-type="float" office:value="57.530991844529083" table:formula="of:=100*[.B49]/[.$K49]" table:style-name="ce23">
            <text:p>57.5</text:p>
          </table:table-cell>
          <table:table-cell office:value-type="float" office:value="42.155027800343944" table:formula="of:=100*[.C49]/[.$K49]" table:style-name="ce23">
            <text:p>42.2</text:p>
          </table:table-cell>
          <table:table-cell office:value-type="float" office:value="0.28718230062352951" table:formula="of:=100*[.D49]/[.$K49]" table:style-name="ce23">
            <text:p>0.3</text:p>
          </table:table-cell>
          <table:table-cell office:value-type="float" office:value="0" table:formula="of:=100*[.E49]/[.$K49]" table:style-name="ce23">
            <text:p>0.0</text:p>
          </table:table-cell>
          <table:table-cell office:value-type="float" office:value="1.5192597828724558E-2" table:formula="of:=100*[.F49]/[.$K49]" table:style-name="ce23">
            <text:p>-</text:p>
          </table:table-cell>
          <table:table-cell office:value-type="float" office:value="0" table:formula="of:=100*[.G49]/[.$K49]" table:style-name="ce23">
            <text:p>0.0</text:p>
          </table:table-cell>
          <table:table-cell office:value-type="float" office:value="2.1100830317673E-4" table:formula="of:=100*[.H49]/[.$K49]" table:style-name="ce23">
            <text:p>-</text:p>
          </table:table-cell>
          <table:table-cell office:value-type="float" office:value="1.118344006836669E-2" table:formula="of:=100*[.I49]/[.$K49]" table:style-name="ce23">
            <text:p>-</text:p>
          </table:table-cell>
          <table:table-cell office:value-type="float" office:value="2.1100830317673E-4" table:formula="of:=100*[.J49]/[.$K49]" table:style-name="ce23">
            <text:p>-</text:p>
          </table:table-cell>
          <table:table-cell office:value-type="float" office:value="100" table:formula="of:=100*[.K49]/[.$K49]" table:style-name="ce23">
            <text:p>100.0</text:p>
          </table:table-cell>
          <table:table-cell office:value-type="float" office:value="0.31398035512697425" table:formula="of:=100*[.L49]/[.$K49]" table:style-name="ce23">
            <text:p>0.3</text:p>
          </table:table-cell>
          <table:table-cell office:value-type="float" office:value="1.5403606131901289E-2" table:formula="of:=100*[.M49]/[.$K49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6 Q1</text:p>
          </table:table-cell>
          <table:table-cell office:value-type="float" office:value="63.272713535567235" table:formula="of:=100*[.B50]/[.$K50]" table:style-name="ce23">
            <text:p>63.3</text:p>
          </table:table-cell>
          <table:table-cell office:value-type="float" office:value="36.402402629292432" table:formula="of:=100*[.C50]/[.$K50]" table:style-name="ce23">
            <text:p>36.4</text:p>
          </table:table-cell>
          <table:table-cell office:value-type="float" office:value="0.30070643345547959" table:formula="of:=100*[.D50]/[.$K50]" table:style-name="ce23">
            <text:p>0.3</text:p>
          </table:table-cell>
          <table:table-cell office:value-type="float" office:value="0" table:formula="of:=100*[.E50]/[.$K50]" table:style-name="ce23">
            <text:p>0.0</text:p>
          </table:table-cell>
          <table:table-cell office:value-type="float" office:value="1.7830833742586226E-2" table:formula="of:=100*[.F50]/[.$K50]" table:style-name="ce23">
            <text:p>-</text:p>
          </table:table-cell>
          <table:table-cell office:value-type="float" office:value="0" table:formula="of:=100*[.G50]/[.$K50]" table:style-name="ce23">
            <text:p>0.0</text:p>
          </table:table-cell>
          <table:table-cell office:value-type="float" office:value="0" table:formula="of:=100*[.H50]/[.$K50]" table:style-name="ce23">
            <text:p>0.0</text:p>
          </table:table-cell>
          <table:table-cell office:value-type="float" office:value="5.2888066185637125E-3" table:formula="of:=100*[.I50]/[.$K50]" table:style-name="ce23">
            <text:p>-</text:p>
          </table:table-cell>
          <table:table-cell office:value-type="float" office:value="1.0577613237127423E-3" table:formula="of:=100*[.J50]/[.$K50]" table:style-name="ce23">
            <text:p>-</text:p>
          </table:table-cell>
          <table:table-cell office:value-type="float" office:value="100" table:formula="of:=100*[.K50]/[.$K50]" table:style-name="ce23">
            <text:p>100.0</text:p>
          </table:table-cell>
          <table:table-cell office:value-type="float" office:value="0.32488383514034225" table:formula="of:=100*[.L50]/[.$K50]" table:style-name="ce23">
            <text:p>0.3</text:p>
          </table:table-cell>
          <table:table-cell office:value-type="float" office:value="1.7830833742586226E-2" table:formula="of:=100*[.M50]/[.$K50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6 Q2</text:p>
          </table:table-cell>
          <table:table-cell office:value-type="float" office:value="61.847724999561322" table:formula="of:=100*[.B51]/[.$K51]" table:style-name="ce23">
            <text:p>61.8</text:p>
          </table:table-cell>
          <table:table-cell office:value-type="float" office:value="37.810103704223621" table:formula="of:=100*[.C51]/[.$K51]" table:style-name="ce23">
            <text:p>37.8</text:p>
          </table:table-cell>
          <table:table-cell office:value-type="float" office:value="0.3205881836845707" table:formula="of:=100*[.D51]/[.$K51]" table:style-name="ce23">
            <text:p>0.3</text:p>
          </table:table-cell>
          <table:table-cell office:value-type="float" office:value="0" table:formula="of:=100*[.E51]/[.$K51]" table:style-name="ce23">
            <text:p>0.0</text:p>
          </table:table-cell>
          <table:table-cell office:value-type="float" office:value="1.4388741686992229E-2" table:formula="of:=100*[.F51]/[.$K51]" table:style-name="ce23">
            <text:p>-</text:p>
          </table:table-cell>
          <table:table-cell office:value-type="float" office:value="0" table:formula="of:=100*[.G51]/[.$K51]" table:style-name="ce23">
            <text:p>0.0</text:p>
          </table:table-cell>
          <table:table-cell office:value-type="float" office:value="0" table:formula="of:=100*[.H51]/[.$K51]" table:style-name="ce23">
            <text:p>0.0</text:p>
          </table:table-cell>
          <table:table-cell office:value-type="float" office:value="2.9830318131569256E-3" table:formula="of:=100*[.I51]/[.$K51]" table:style-name="ce23">
            <text:p>-</text:p>
          </table:table-cell>
          <table:table-cell office:value-type="float" office:value="4.2113390303391883E-3" table:formula="of:=100*[.J51]/[.$K51]" table:style-name="ce23">
            <text:p>-</text:p>
          </table:table-cell>
          <table:table-cell office:value-type="float" office:value="100" table:formula="of:=100*[.K51]/[.$K51]" table:style-name="ce23">
            <text:p>100.0</text:p>
          </table:table-cell>
          <table:table-cell office:value-type="float" office:value="0.34217129621505904" table:formula="of:=100*[.L51]/[.$K51]" table:style-name="ce23">
            <text:p>0.3</text:p>
          </table:table-cell>
          <table:table-cell office:value-type="float" office:value="1.4388741686992229E-2" table:formula="of:=100*[.M51]/[.$K51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6 Q3</text:p>
          </table:table-cell>
          <table:table-cell office:value-type="float" office:value="61.447763920487574" table:formula="of:=100*[.B52]/[.$K52]" table:style-name="ce23">
            <text:p>61.4</text:p>
          </table:table-cell>
          <table:table-cell office:value-type="float" office:value="38.075777453361859" table:formula="of:=100*[.C52]/[.$K52]" table:style-name="ce23">
            <text:p>38.1</text:p>
          </table:table-cell>
          <table:table-cell office:value-type="float" office:value="0.45909717431048613" table:formula="of:=100*[.D52]/[.$K52]" table:style-name="ce23">
            <text:p>0.5</text:p>
          </table:table-cell>
          <table:table-cell office:value-type="float" office:value="0" table:formula="of:=100*[.E52]/[.$K52]" table:style-name="ce23">
            <text:p>0.0</text:p>
          </table:table-cell>
          <table:table-cell office:value-type="float" office:value="1.3134315739892238E-2" table:formula="of:=100*[.F52]/[.$K52]" table:style-name="ce23">
            <text:p>-</text:p>
          </table:table-cell>
          <table:table-cell office:value-type="float" office:value="0" table:formula="of:=100*[.G52]/[.$K52]" table:style-name="ce23">
            <text:p>0.0</text:p>
          </table:table-cell>
          <table:table-cell office:value-type="float" office:value="0" table:formula="of:=100*[.H52]/[.$K52]" table:style-name="ce23">
            <text:p>0.0</text:p>
          </table:table-cell>
          <table:table-cell office:value-type="float" office:value="1.6606606107909725E-3" table:formula="of:=100*[.I52]/[.$K52]" table:style-name="ce23">
            <text:p>-</text:p>
          </table:table-cell>
          <table:table-cell office:value-type="float" office:value="2.566475489404231E-3" table:formula="of:=100*[.J52]/[.$K52]" table:style-name="ce23">
            <text:p>-</text:p>
          </table:table-cell>
          <table:table-cell office:value-type="float" office:value="100" table:formula="of:=100*[.K52]/[.$K52]" table:style-name="ce23">
            <text:p>100.0</text:p>
          </table:table-cell>
          <table:table-cell office:value-type="float" office:value="0.47645862615057366" table:formula="of:=100*[.L52]/[.$K52]" table:style-name="ce23">
            <text:p>0.5</text:p>
          </table:table-cell>
          <table:table-cell office:value-type="float" office:value="1.3134315739892238E-2" table:formula="of:=100*[.M52]/[.$K52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6 Q4</text:p>
          </table:table-cell>
          <table:table-cell office:value-type="float" office:value="58.265525537510847" table:formula="of:=100*[.B53]/[.$K53]" table:style-name="ce23">
            <text:p>58.3</text:p>
          </table:table-cell>
          <table:table-cell office:value-type="float" office:value="41.273927052339623" table:formula="of:=100*[.C53]/[.$K53]" table:style-name="ce23">
            <text:p>41.3</text:p>
          </table:table-cell>
          <table:table-cell office:value-type="float" office:value="0.4459731250182179" table:formula="of:=100*[.D53]/[.$K53]" table:style-name="ce23">
            <text:p>0.4</text:p>
          </table:table-cell>
          <table:table-cell office:value-type="float" office:value="0" table:formula="of:=100*[.E53]/[.$K53]" table:style-name="ce23">
            <text:p>0.0</text:p>
          </table:table-cell>
          <table:table-cell office:value-type="float" office:value="8.0719117650356175E-3" table:formula="of:=100*[.F53]/[.$K53]" table:style-name="ce23">
            <text:p>-</text:p>
          </table:table-cell>
          <table:table-cell office:value-type="float" office:value="0" table:formula="of:=100*[.G53]/[.$K53]" table:style-name="ce23">
            <text:p>0.0</text:p>
          </table:table-cell>
          <table:table-cell office:value-type="float" office:value="2.242197712509894E-4" table:formula="of:=100*[.H53]/[.$K53]" table:style-name="ce23">
            <text:p>-</text:p>
          </table:table-cell>
          <table:table-cell office:value-type="float" office:value="1.5695383987569258E-3" table:formula="of:=100*[.I53]/[.$K53]" table:style-name="ce23">
            <text:p>-</text:p>
          </table:table-cell>
          <table:table-cell office:value-type="float" office:value="4.7086151962707767E-3" table:formula="of:=100*[.J53]/[.$K53]" table:style-name="ce23">
            <text:p>-</text:p>
          </table:table-cell>
          <table:table-cell office:value-type="float" office:value="100" table:formula="of:=100*[.K53]/[.$K53]" table:style-name="ce23">
            <text:p>100.0</text:p>
          </table:table-cell>
          <table:table-cell office:value-type="float" office:value="0.46054741014953215" table:formula="of:=100*[.L53]/[.$K53]" table:style-name="ce23">
            <text:p>0.5</text:p>
          </table:table-cell>
          <table:table-cell office:value-type="float" office:value="8.2961315362866071E-3" table:formula="of:=100*[.M53]/[.$K53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7 Q1</text:p>
          </table:table-cell>
          <table:table-cell office:value-type="float" office:value="61.304914705769569" table:formula="of:=100*[.B54]/[.$K54]" table:style-name="ce23">
            <text:p>61.3</text:p>
          </table:table-cell>
          <table:table-cell office:value-type="float" office:value="38.104972522367056" table:formula="of:=100*[.C54]/[.$K54]" table:style-name="ce23">
            <text:p>38.1</text:p>
          </table:table-cell>
          <table:table-cell office:value-type="float" office:value="0.571381374206128" table:formula="of:=100*[.D54]/[.$K54]" table:style-name="ce23">
            <text:p>0.6</text:p>
          </table:table-cell>
          <table:table-cell office:value-type="float" office:value="0" table:formula="of:=100*[.E54]/[.$K54]" table:style-name="ce23">
            <text:p>0.0</text:p>
          </table:table-cell>
          <table:table-cell office:value-type="float" office:value="1.4306658053173573E-2" table:formula="of:=100*[.F54]/[.$K54]" table:style-name="ce23">
            <text:p>-</text:p>
          </table:table-cell>
          <table:table-cell office:value-type="float" office:value="0" table:formula="of:=100*[.G54]/[.$K54]" table:style-name="ce23">
            <text:p>0.0</text:p>
          </table:table-cell>
          <table:table-cell office:value-type="float" office:value="0" table:formula="of:=100*[.H54]/[.$K54]" table:style-name="ce23">
            <text:p>0.0</text:p>
          </table:table-cell>
          <table:table-cell office:value-type="float" office:value="1.1799305610864803E-3" table:formula="of:=100*[.I54]/[.$K54]" table:style-name="ce23">
            <text:p>-</text:p>
          </table:table-cell>
          <table:table-cell office:value-type="float" office:value="3.2448090429878199E-3" table:formula="of:=100*[.J54]/[.$K54]" table:style-name="ce23">
            <text:p>-</text:p>
          </table:table-cell>
          <table:table-cell office:value-type="float" office:value="99.999999999999986" table:formula="of:=100*[.K54]/[.$K54]" table:style-name="ce23">
            <text:p>100.0</text:p>
          </table:table-cell>
          <table:table-cell office:value-type="float" office:value="0.59011277186337585" table:formula="of:=100*[.L54]/[.$K54]" table:style-name="ce23">
            <text:p>0.6</text:p>
          </table:table-cell>
          <table:table-cell office:value-type="float" office:value="1.4306658053173573E-2" table:formula="of:=100*[.M54]/[.$K54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7 Q2</text:p>
          </table:table-cell>
          <table:table-cell office:value-type="float" office:value="60.363498714374934" table:formula="of:=100*[.B55]/[.$K55]" table:style-name="ce23">
            <text:p>60.4</text:p>
          </table:table-cell>
          <table:table-cell office:value-type="float" office:value="38.886059079443612" table:formula="of:=100*[.C55]/[.$K55]" table:style-name="ce23">
            <text:p>38.9</text:p>
          </table:table-cell>
          <table:table-cell office:value-type="float" office:value="0.70665768880546775" table:formula="of:=100*[.D55]/[.$K55]" table:style-name="ce23">
            <text:p>0.7</text:p>
          </table:table-cell>
          <table:table-cell office:value-type="float" office:value="0" table:formula="of:=100*[.E55]/[.$K55]" table:style-name="ce23">
            <text:p>0.0</text:p>
          </table:table-cell>
          <table:table-cell office:value-type="float" office:value="3.4539181037640733E-2" table:formula="of:=100*[.F55]/[.$K55]" table:style-name="ce23">
            <text:p>-</text:p>
          </table:table-cell>
          <table:table-cell office:value-type="float" office:value="0" table:formula="of:=100*[.G55]/[.$K55]" table:style-name="ce23">
            <text:p>0.0</text:p>
          </table:table-cell>
          <table:table-cell office:value-type="float" office:value="0" table:formula="of:=100*[.H55]/[.$K55]" table:style-name="ce23">
            <text:p>0.0</text:p>
          </table:table-cell>
          <table:table-cell office:value-type="float" office:value="2.0932836992509536E-3" table:formula="of:=100*[.I55]/[.$K55]" table:style-name="ce23">
            <text:p>-</text:p>
          </table:table-cell>
          <table:table-cell office:value-type="float" office:value="7.1520526391074257E-3" table:formula="of:=100*[.J55]/[.$K55]" table:style-name="ce23">
            <text:p>-</text:p>
          </table:table-cell>
          <table:table-cell office:value-type="float" office:value="100" table:formula="of:=100*[.K55]/[.$K55]" table:style-name="ce23">
            <text:p>100.0</text:p>
          </table:table-cell>
          <table:table-cell office:value-type="float" office:value="0.75044220618146673" table:formula="of:=100*[.L55]/[.$K55]" table:style-name="ce23">
            <text:p>0.8</text:p>
          </table:table-cell>
          <table:table-cell office:value-type="float" office:value="3.4539181037640733E-2" table:formula="of:=100*[.M55]/[.$K55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7 Q3</text:p>
          </table:table-cell>
          <table:table-cell office:value-type="float" office:value="59.161799331073759" table:formula="of:=100*[.B56]/[.$K56]" table:style-name="ce23">
            <text:p>59.2</text:p>
          </table:table-cell>
          <table:table-cell office:value-type="float" office:value="40.091884162134839" table:formula="of:=100*[.C56]/[.$K56]" table:style-name="ce23">
            <text:p>40.1</text:p>
          </table:table-cell>
          <table:table-cell office:value-type="float" office:value="0.71887949635192139" table:formula="of:=100*[.D56]/[.$K56]" table:style-name="ce23">
            <text:p>0.7</text:p>
          </table:table-cell>
          <table:table-cell office:value-type="float" office:value="0" table:formula="of:=100*[.E56]/[.$K56]" table:style-name="ce23">
            <text:p>0.0</text:p>
          </table:table-cell>
          <table:table-cell office:value-type="float" office:value="1.3718505219742123E-2" table:formula="of:=100*[.F56]/[.$K56]" table:style-name="ce23">
            <text:p>-</text:p>
          </table:table-cell>
          <table:table-cell office:value-type="float" office:value="0" table:formula="of:=100*[.G56]/[.$K56]" table:style-name="ce23">
            <text:p>0.0</text:p>
          </table:table-cell>
          <table:table-cell office:value-type="float" office:value="0" table:formula="of:=100*[.H56]/[.$K56]" table:style-name="ce23">
            <text:p>0.0</text:p>
          </table:table-cell>
          <table:table-cell office:value-type="float" office:value="5.2189965509888518E-3" table:formula="of:=100*[.I56]/[.$K56]" table:style-name="ce23">
            <text:p>-</text:p>
          </table:table-cell>
          <table:table-cell office:value-type="float" office:value="8.4995086687532726E-3" table:formula="of:=100*[.J56]/[.$K56]" table:style-name="ce23">
            <text:p>-</text:p>
          </table:table-cell>
          <table:table-cell office:value-type="float" office:value="100" table:formula="of:=100*[.K56]/[.$K56]" table:style-name="ce23">
            <text:p>100.0</text:p>
          </table:table-cell>
          <table:table-cell office:value-type="float" office:value="0.74631650679140571" table:formula="of:=100*[.L56]/[.$K56]" table:style-name="ce23">
            <text:p>0.7</text:p>
          </table:table-cell>
          <table:table-cell office:value-type="float" office:value="1.3718505219742123E-2" table:formula="of:=100*[.M56]/[.$K56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7 Q4</text:p>
          </table:table-cell>
          <table:table-cell office:value-type="float" office:value="55.333682198276328" table:formula="of:=100*[.B57]/[.$K57]" table:style-name="ce23">
            <text:p>55.3</text:p>
          </table:table-cell>
          <table:table-cell office:value-type="float" office:value="43.961681813812916" table:formula="of:=100*[.C57]/[.$K57]" table:style-name="ce23">
            <text:p>44.0</text:p>
          </table:table-cell>
          <table:table-cell office:value-type="float" office:value="0.67046146288326192" table:formula="of:=100*[.D57]/[.$K57]" table:style-name="ce23">
            <text:p>0.7</text:p>
          </table:table-cell>
          <table:table-cell office:value-type="float" office:value="0" table:formula="of:=100*[.E57]/[.$K57]" table:style-name="ce23">
            <text:p>0.0</text:p>
          </table:table-cell>
          <table:table-cell office:value-type="float" office:value="1.3456219229578051E-2" table:formula="of:=100*[.F57]/[.$K57]" table:style-name="ce23">
            <text:p>-</text:p>
          </table:table-cell>
          <table:table-cell office:value-type="float" office:value="0" table:formula="of:=100*[.G57]/[.$K57]" table:style-name="ce23">
            <text:p>0.0</text:p>
          </table:table-cell>
          <table:table-cell office:value-type="float" office:value="0" table:formula="of:=100*[.H57]/[.$K57]" table:style-name="ce23">
            <text:p>0.0</text:p>
          </table:table-cell>
          <table:table-cell office:value-type="float" office:value="3.4174525027499815E-3" table:formula="of:=100*[.I57]/[.$K57]" table:style-name="ce23">
            <text:p>-</text:p>
          </table:table-cell>
          <table:table-cell office:value-type="float" office:value="1.7300853295171781E-2" table:formula="of:=100*[.J57]/[.$K57]" table:style-name="ce23">
            <text:p>-</text:p>
          </table:table-cell>
          <table:table-cell office:value-type="float" office:value="100" table:formula="of:=100*[.K57]/[.$K57]" table:style-name="ce23">
            <text:p>100.0</text:p>
          </table:table-cell>
          <table:table-cell office:value-type="float" office:value="0.70463598791076176" table:formula="of:=100*[.L57]/[.$K57]" table:style-name="ce23">
            <text:p>0.7</text:p>
          </table:table-cell>
          <table:table-cell office:value-type="float" office:value="1.3456219229578051E-2" table:formula="of:=100*[.M57]/[.$K57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8 Q1</text:p>
          </table:table-cell>
          <table:table-cell office:value-type="float" office:value="57.723519435989729" table:formula="of:=100*[.B58]/[.$K58]" table:style-name="ce23">
            <text:p>57.7</text:p>
          </table:table-cell>
          <table:table-cell office:value-type="float" office:value="41.589093036516999" table:formula="of:=100*[.C58]/[.$K58]" table:style-name="ce23">
            <text:p>41.6</text:p>
          </table:table-cell>
          <table:table-cell office:value-type="float" office:value="0.67065087793354217" table:formula="of:=100*[.D58]/[.$K58]" table:style-name="ce23">
            <text:p>0.7</text:p>
          </table:table-cell>
          <table:table-cell office:value-type="float" office:value="0" table:formula="of:=100*[.E58]/[.$K58]" table:style-name="ce23">
            <text:p>0.0</text:p>
          </table:table-cell>
          <table:table-cell office:value-type="float" office:value="7.4055971503262166E-3" table:formula="of:=100*[.F58]/[.$K58]" table:style-name="ce23">
            <text:p>-</text:p>
          </table:table-cell>
          <table:table-cell office:value-type="float" office:value="0" table:formula="of:=100*[.G58]/[.$K58]" table:style-name="ce23">
            <text:p>0.0</text:p>
          </table:table-cell>
          <table:table-cell office:value-type="float" office:value="0" table:formula="of:=100*[.H58]/[.$K58]" table:style-name="ce23">
            <text:p>0.0</text:p>
          </table:table-cell>
          <table:table-cell office:value-type="float" office:value="3.7027985751631083E-3" table:formula="of:=100*[.I58]/[.$K58]" table:style-name="ce23">
            <text:p>-</text:p>
          </table:table-cell>
          <table:table-cell office:value-type="float" office:value="5.6282538342479248E-3" table:formula="of:=100*[.J58]/[.$K58]" table:style-name="ce23">
            <text:p>-</text:p>
          </table:table-cell>
          <table:table-cell office:value-type="float" office:value="100" table:formula="of:=100*[.K58]/[.$K58]" table:style-name="ce23">
            <text:p>100.0</text:p>
          </table:table-cell>
          <table:table-cell office:value-type="float" office:value="0.68738752749327947" table:formula="of:=100*[.L58]/[.$K58]" table:style-name="ce23">
            <text:p>0.7</text:p>
          </table:table-cell>
          <table:table-cell office:value-type="float" office:value="7.4055971503262166E-3" table:formula="of:=100*[.M58]/[.$K58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8 Q2</text:p>
          </table:table-cell>
          <table:table-cell office:value-type="float" office:value="55.318984539528067" table:formula="of:=100*[.B59]/[.$K59]" table:style-name="ce23">
            <text:p>55.3</text:p>
          </table:table-cell>
          <table:table-cell office:value-type="float" office:value="43.936921849506575" table:formula="of:=100*[.C59]/[.$K59]" table:style-name="ce23">
            <text:p>43.9</text:p>
          </table:table-cell>
          <table:table-cell office:value-type="float" office:value="0.72414809277720682" table:formula="of:=100*[.D59]/[.$K59]" table:style-name="ce23">
            <text:p>0.7</text:p>
          </table:table-cell>
          <table:table-cell office:value-type="float" office:value="0" table:formula="of:=100*[.E59]/[.$K59]" table:style-name="ce23">
            <text:p>0.0</text:p>
          </table:table-cell>
          <table:table-cell office:value-type="float" office:value="1.0062603770601386E-2" table:formula="of:=100*[.F59]/[.$K59]" table:style-name="ce23">
            <text:p>-</text:p>
          </table:table-cell>
          <table:table-cell office:value-type="float" office:value="0" table:formula="of:=100*[.G59]/[.$K59]" table:style-name="ce23">
            <text:p>0.0</text:p>
          </table:table-cell>
          <table:table-cell office:value-type="float" office:value="0" table:formula="of:=100*[.H59]/[.$K59]" table:style-name="ce23">
            <text:p>0.0</text:p>
          </table:table-cell>
          <table:table-cell office:value-type="float" office:value="8.625088946229759E-3" table:formula="of:=100*[.I59]/[.$K59]" table:style-name="ce23">
            <text:p>-</text:p>
          </table:table-cell>
          <table:table-cell office:value-type="float" office:value="1.2578254713251733E-3" table:formula="of:=100*[.J59]/[.$K59]" table:style-name="ce23">
            <text:p>-</text:p>
          </table:table-cell>
          <table:table-cell office:value-type="float" office:value="100" table:formula="of:=100*[.K59]/[.$K59]" table:style-name="ce23">
            <text:p>100.0</text:p>
          </table:table-cell>
          <table:table-cell office:value-type="float" office:value="0.74409361096536319" table:formula="of:=100*[.L59]/[.$K59]" table:style-name="ce23">
            <text:p>0.7</text:p>
          </table:table-cell>
          <table:table-cell office:value-type="float" office:value="1.0062603770601386E-2" table:formula="of:=100*[.M59]/[.$K59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8 Q3</text:p>
          </table:table-cell>
          <table:table-cell office:value-type="float" office:value="56.060930260012398" table:formula="of:=100*[.B60]/[.$K60]" table:style-name="ce23">
            <text:p>56.1</text:p>
          </table:table-cell>
          <table:table-cell office:value-type="float" office:value="43.071377977156686" table:formula="of:=100*[.C60]/[.$K60]" table:style-name="ce23">
            <text:p>43.1</text:p>
          </table:table-cell>
          <table:table-cell office:value-type="float" office:value="0.84795472655904147" table:formula="of:=100*[.D60]/[.$K60]" table:style-name="ce23">
            <text:p>0.8</text:p>
          </table:table-cell>
          <table:table-cell office:value-type="float" office:value="0" table:formula="of:=100*[.E60]/[.$K60]" table:style-name="ce23">
            <text:p>0.0</text:p>
          </table:table-cell>
          <table:table-cell office:value-type="float" office:value="1.1989788389457839E-2" table:formula="of:=100*[.F60]/[.$K60]" table:style-name="ce23">
            <text:p>-</text:p>
          </table:table-cell>
          <table:table-cell office:value-type="float" office:value="0" table:formula="of:=100*[.G60]/[.$K60]" table:style-name="ce23">
            <text:p>0.0</text:p>
          </table:table-cell>
          <table:table-cell office:value-type="float" office:value="1.8445828291473599E-4" table:formula="of:=100*[.H60]/[.$K60]" table:style-name="ce23">
            <text:p>-</text:p>
          </table:table-cell>
          <table:table-cell office:value-type="float" office:value="6.45603990201576E-3" table:formula="of:=100*[.I60]/[.$K60]" table:style-name="ce23">
            <text:p>-</text:p>
          </table:table-cell>
          <table:table-cell office:value-type="float" office:value="1.106749697488416E-3" table:formula="of:=100*[.J60]/[.$K60]" table:style-name="ce23">
            <text:p>-</text:p>
          </table:table-cell>
          <table:table-cell office:value-type="float" office:value="100" table:formula="of:=100*[.K60]/[.$K60]" table:style-name="ce23">
            <text:p>100.0</text:p>
          </table:table-cell>
          <table:table-cell office:value-type="float" office:value="0.86769176283091809" table:formula="of:=100*[.L60]/[.$K60]" table:style-name="ce23">
            <text:p>0.9</text:p>
          </table:table-cell>
          <table:table-cell office:value-type="float" office:value="1.2174246672372576E-2" table:formula="of:=100*[.M60]/[.$K60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8 Q4</text:p>
          </table:table-cell>
          <table:table-cell office:value-type="float" office:value="53.681521279521213" table:formula="of:=100*[.B61]/[.$K61]" table:style-name="ce23">
            <text:p>53.7</text:p>
          </table:table-cell>
          <table:table-cell office:value-type="float" office:value="45.661449662762529" table:formula="of:=100*[.C61]/[.$K61]" table:style-name="ce23">
            <text:p>45.7</text:p>
          </table:table-cell>
          <table:table-cell office:value-type="float" office:value="0.62568563732114291" table:formula="of:=100*[.D61]/[.$K61]" table:style-name="ce23">
            <text:p>0.6</text:p>
          </table:table-cell>
          <table:table-cell office:value-type="float" office:value="0" table:formula="of:=100*[.E61]/[.$K61]" table:style-name="ce23">
            <text:p>0.0</text:p>
          </table:table-cell>
          <table:table-cell office:value-type="float" office:value="1.4488939616604916E-2" table:formula="of:=100*[.F61]/[.$K61]" table:style-name="ce23">
            <text:p>-</text:p>
          </table:table-cell>
          <table:table-cell office:value-type="float" office:value="0" table:formula="of:=100*[.G61]/[.$K61]" table:style-name="ce23">
            <text:p>0.0</text:p>
          </table:table-cell>
          <table:table-cell office:value-type="float" office:value="0" table:formula="of:=100*[.H61]/[.$K61]" table:style-name="ce23">
            <text:p>0.0</text:p>
          </table:table-cell>
          <table:table-cell office:value-type="float" office:value="1.6558788133262763E-2" table:formula="of:=100*[.I61]/[.$K61]" table:style-name="ce23">
            <text:p>-</text:p>
          </table:table-cell>
          <table:table-cell office:value-type="float" office:value="2.95692645236835E-4" table:formula="of:=100*[.J61]/[.$K61]" table:style-name="ce23">
            <text:p>-</text:p>
          </table:table-cell>
          <table:table-cell office:value-type="float" office:value="100" table:formula="of:=100*[.K61]/[.$K61]" table:style-name="ce23">
            <text:p>100.0</text:p>
          </table:table-cell>
          <table:table-cell office:value-type="float" office:value="0.65702905771624731" table:formula="of:=100*[.L61]/[.$K61]" table:style-name="ce23">
            <text:p>0.7</text:p>
          </table:table-cell>
          <table:table-cell office:value-type="float" office:value="1.4488939616604916E-2" table:formula="of:=100*[.M61]/[.$K61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09 Q1</text:p>
          </table:table-cell>
          <table:table-cell office:value-type="float" office:value="55.835224770486803" table:formula="of:=100*[.B62]/[.$K62]" table:style-name="ce23">
            <text:p>55.8</text:p>
          </table:table-cell>
          <table:table-cell office:value-type="float" office:value="43.489362783292115" table:formula="of:=100*[.C62]/[.$K62]" table:style-name="ce23">
            <text:p>43.5</text:p>
          </table:table-cell>
          <table:table-cell office:value-type="float" office:value="0.65868593109522688" table:formula="of:=100*[.D62]/[.$K62]" table:style-name="ce23">
            <text:p>0.7</text:p>
          </table:table-cell>
          <table:table-cell office:value-type="float" office:value="0" table:formula="of:=100*[.E62]/[.$K62]" table:style-name="ce23">
            <text:p>0.0</text:p>
          </table:table-cell>
          <table:table-cell office:value-type="float" office:value="4.8697449100579288E-3" table:formula="of:=100*[.F62]/[.$K62]" table:style-name="ce23">
            <text:p>-</text:p>
          </table:table-cell>
          <table:table-cell office:value-type="float" office:value="0" table:formula="of:=100*[.G62]/[.$K62]" table:style-name="ce23">
            <text:p>0.0</text:p>
          </table:table-cell>
          <table:table-cell office:value-type="float" office:value="0" table:formula="of:=100*[.H62]/[.$K62]" table:style-name="ce23">
            <text:p>0.0</text:p>
          </table:table-cell>
          <table:table-cell office:value-type="float" office:value="1.122158609709001E-2" table:formula="of:=100*[.I62]/[.$K62]" table:style-name="ce23">
            <text:p>-</text:p>
          </table:table-cell>
          <table:table-cell office:value-type="float" office:value="6.3518411870320808E-4" table:formula="of:=100*[.J62]/[.$K62]" table:style-name="ce23">
            <text:p>-</text:p>
          </table:table-cell>
          <table:table-cell office:value-type="float" office:value="100" table:formula="of:=100*[.K62]/[.$K62]" table:style-name="ce23">
            <text:p>100.0</text:p>
          </table:table-cell>
          <table:table-cell office:value-type="float" office:value="0.67541244622107799" table:formula="of:=100*[.L62]/[.$K62]" table:style-name="ce23">
            <text:p>0.7</text:p>
          </table:table-cell>
          <table:table-cell office:value-type="float" office:value="4.8697449100579288E-3" table:formula="of:=100*[.M62]/[.$K62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9 Q2</text:p>
          </table:table-cell>
          <table:table-cell office:value-type="float" office:value="56.236187971435356" table:formula="of:=100*[.B63]/[.$K63]" table:style-name="ce23">
            <text:p>56.2</text:p>
          </table:table-cell>
          <table:table-cell office:value-type="float" office:value="43.201970668273887" table:formula="of:=100*[.C63]/[.$K63]" table:style-name="ce23">
            <text:p>43.2</text:p>
          </table:table-cell>
          <table:table-cell office:value-type="float" office:value="0.54175113692400423" table:formula="of:=100*[.D63]/[.$K63]" table:style-name="ce23">
            <text:p>0.5</text:p>
          </table:table-cell>
          <table:table-cell office:value-type="float" office:value="0" table:formula="of:=100*[.E63]/[.$K63]" table:style-name="ce23">
            <text:p>0.0</text:p>
          </table:table-cell>
          <table:table-cell office:value-type="float" office:value="5.7074498201011813E-3" table:formula="of:=100*[.F63]/[.$K63]" table:style-name="ce23">
            <text:p>-</text:p>
          </table:table-cell>
          <table:table-cell office:value-type="float" office:value="0" table:formula="of:=100*[.G63]/[.$K63]" table:style-name="ce23">
            <text:p>0.0</text:p>
          </table:table-cell>
          <table:table-cell office:value-type="float" office:value="0" table:formula="of:=100*[.H63]/[.$K63]" table:style-name="ce23">
            <text:p>0.0</text:p>
          </table:table-cell>
          <table:table-cell office:value-type="float" office:value="1.3012985589830694E-2" table:formula="of:=100*[.I63]/[.$K63]" table:style-name="ce23">
            <text:p>-</text:p>
          </table:table-cell>
          <table:table-cell office:value-type="float" office:value="1.3697879568242836E-3" table:formula="of:=100*[.J63]/[.$K63]" table:style-name="ce23">
            <text:p>-</text:p>
          </table:table-cell>
          <table:table-cell office:value-type="float" office:value="100" table:formula="of:=100*[.K63]/[.$K63]" table:style-name="ce23">
            <text:p>100.0</text:p>
          </table:table-cell>
          <table:table-cell office:value-type="float" office:value="0.56184136029076026" table:formula="of:=100*[.L63]/[.$K63]" table:style-name="ce23">
            <text:p>0.6</text:p>
          </table:table-cell>
          <table:table-cell office:value-type="float" office:value="5.7074498201011813E-3" table:formula="of:=100*[.M63]/[.$K63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9 Q3</text:p>
          </table:table-cell>
          <table:table-cell office:value-type="float" office:value="60.899330947564955" table:formula="of:=100*[.B64]/[.$K64]" table:style-name="ce23">
            <text:p>60.9</text:p>
          </table:table-cell>
          <table:table-cell office:value-type="float" office:value="38.075803145042293" table:formula="of:=100*[.C64]/[.$K64]" table:style-name="ce23">
            <text:p>38.1</text:p>
          </table:table-cell>
          <table:table-cell office:value-type="float" office:value="0.99870566651335291" table:formula="of:=100*[.D64]/[.$K64]" table:style-name="ce23">
            <text:p>1.0</text:p>
          </table:table-cell>
          <table:table-cell office:value-type="float" office:value="0" table:formula="of:=100*[.E64]/[.$K64]" table:style-name="ce23">
            <text:p>0.0</text:p>
          </table:table-cell>
          <table:table-cell office:value-type="float" office:value="1.0600881924983372E-2" table:formula="of:=100*[.F64]/[.$K64]" table:style-name="ce23">
            <text:p>-</text:p>
          </table:table-cell>
          <table:table-cell office:value-type="float" office:value="0" table:formula="of:=100*[.G64]/[.$K64]" table:style-name="ce23">
            <text:p>0.0</text:p>
          </table:table-cell>
          <table:table-cell office:value-type="float" office:value="0" table:formula="of:=100*[.H64]/[.$K64]" table:style-name="ce23">
            <text:p>0.0</text:p>
          </table:table-cell>
          <table:table-cell office:value-type="float" office:value="1.5217395021347099E-2" table:formula="of:=100*[.I64]/[.$K64]" table:style-name="ce23">
            <text:p>-</text:p>
          </table:table-cell>
          <table:table-cell office:value-type="float" office:value="3.4196393306397979E-4" table:formula="of:=100*[.J64]/[.$K64]" table:style-name="ce23">
            <text:p>-</text:p>
          </table:table-cell>
          <table:table-cell office:value-type="float" office:value="100" table:formula="of:=100*[.K64]/[.$K64]" table:style-name="ce23">
            <text:p>100.0</text:p>
          </table:table-cell>
          <table:table-cell office:value-type="float" office:value="1.0248659073927473" table:formula="of:=100*[.L64]/[.$K64]" table:style-name="ce23">
            <text:p>1.0</text:p>
          </table:table-cell>
          <table:table-cell office:value-type="float" office:value="1.0600881924983372E-2" table:formula="of:=100*[.M64]/[.$K64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09 Q4</text:p>
          </table:table-cell>
          <table:table-cell office:value-type="float" office:value="57.427806209268461" table:formula="of:=100*[.B65]/[.$K65]" table:style-name="ce23">
            <text:p>57.4</text:p>
          </table:table-cell>
          <table:table-cell office:value-type="float" office:value="41.882016712220469" table:formula="of:=100*[.C65]/[.$K65]" table:style-name="ce23">
            <text:p>41.9</text:p>
          </table:table-cell>
          <table:table-cell office:value-type="float" office:value="0.66311960039487006" table:formula="of:=100*[.D65]/[.$K65]" table:style-name="ce23">
            <text:p>0.7</text:p>
          </table:table-cell>
          <table:table-cell office:value-type="float" office:value="0" table:formula="of:=100*[.E65]/[.$K65]" table:style-name="ce23">
            <text:p>0.0</text:p>
          </table:table-cell>
          <table:table-cell office:value-type="float" office:value="1.5219831440366796E-2" table:formula="of:=100*[.F65]/[.$K65]" table:style-name="ce23">
            <text:p>-</text:p>
          </table:table-cell>
          <table:table-cell office:value-type="float" office:value="0" table:formula="of:=100*[.G65]/[.$K65]" table:style-name="ce23">
            <text:p>0.0</text:p>
          </table:table-cell>
          <table:table-cell office:value-type="float" office:value="0" table:formula="of:=100*[.H65]/[.$K65]" table:style-name="ce23">
            <text:p>0.0</text:p>
          </table:table-cell>
          <table:table-cell office:value-type="float" office:value="1.162626012805797E-2" table:formula="of:=100*[.I65]/[.$K65]" table:style-name="ce23">
            <text:p>-</text:p>
          </table:table-cell>
          <table:table-cell office:value-type="float" office:value="2.1138654778287222E-4" table:formula="of:=100*[.J65]/[.$K65]" table:style-name="ce23">
            <text:p>-</text:p>
          </table:table-cell>
          <table:table-cell office:value-type="float" office:value="99.999999999999986" table:formula="of:=100*[.K65]/[.$K65]" table:style-name="ce23">
            <text:p>100.0</text:p>
          </table:table-cell>
          <table:table-cell office:value-type="float" office:value="0.69017707851107768" table:formula="of:=100*[.L65]/[.$K65]" table:style-name="ce23">
            <text:p>0.7</text:p>
          </table:table-cell>
          <table:table-cell office:value-type="float" office:value="1.5219831440366796E-2" table:formula="of:=100*[.M65]/[.$K65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0 Q1</text:p>
          </table:table-cell>
          <table:table-cell office:value-type="float" office:value="58.263282352173313" table:formula="of:=100*[.B66]/[.$K66]" table:style-name="ce23">
            <text:p>58.3</text:p>
          </table:table-cell>
          <table:table-cell office:value-type="float" office:value="40.739129197829101" table:formula="of:=100*[.C66]/[.$K66]" table:style-name="ce23">
            <text:p>40.7</text:p>
          </table:table-cell>
          <table:table-cell office:value-type="float" office:value="0.97834290868743734" table:formula="of:=100*[.D66]/[.$K66]" table:style-name="ce23">
            <text:p>1.0</text:p>
          </table:table-cell>
          <table:table-cell office:value-type="float" office:value="0" table:formula="of:=100*[.E66]/[.$K66]" table:style-name="ce23">
            <text:p>0.0</text:p>
          </table:table-cell>
          <table:table-cell office:value-type="float" office:value="6.6941013252647093E-3" table:formula="of:=100*[.F66]/[.$K66]" table:style-name="ce23">
            <text:p>-</text:p>
          </table:table-cell>
          <table:table-cell office:value-type="float" office:value="0" table:formula="of:=100*[.G66]/[.$K66]" table:style-name="ce23">
            <text:p>0.0</text:p>
          </table:table-cell>
          <table:table-cell office:value-type="float" office:value="0" table:formula="of:=100*[.H66]/[.$K66]" table:style-name="ce23">
            <text:p>0.0</text:p>
          </table:table-cell>
          <table:table-cell office:value-type="float" office:value="7.6982165240544152E-3" table:formula="of:=100*[.I66]/[.$K66]" table:style-name="ce23">
            <text:p>-</text:p>
          </table:table-cell>
          <table:table-cell office:value-type="float" office:value="4.8532234608169144E-3" table:formula="of:=100*[.J66]/[.$K66]" table:style-name="ce23">
            <text:p>-</text:p>
          </table:table-cell>
          <table:table-cell office:value-type="float" office:value="100" table:formula="of:=100*[.K66]/[.$K66]" table:style-name="ce23">
            <text:p>100.0</text:p>
          </table:table-cell>
          <table:table-cell office:value-type="float" office:value="0.99758844999757335" table:formula="of:=100*[.L66]/[.$K66]" table:style-name="ce23">
            <text:p>1.0</text:p>
          </table:table-cell>
          <table:table-cell office:value-type="float" office:value="6.6941013252647093E-3" table:formula="of:=100*[.M66]/[.$K66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0 Q2</text:p>
          </table:table-cell>
          <table:table-cell office:value-type="float" office:value="53.522064398414585" table:formula="of:=100*[.B67]/[.$K67]" table:style-name="ce23">
            <text:p>53.5</text:p>
          </table:table-cell>
          <table:table-cell office:value-type="float" office:value="45.386889779715588" table:formula="of:=100*[.C67]/[.$K67]" table:style-name="ce23">
            <text:p>45.4</text:p>
          </table:table-cell>
          <table:table-cell office:value-type="float" office:value="1.0557049779222458" table:formula="of:=100*[.D67]/[.$K67]" table:style-name="ce23">
            <text:p>1.1</text:p>
          </table:table-cell>
          <table:table-cell office:value-type="float" office:value="4.1094004590200312E-3" table:formula="of:=100*[.E67]/[.$K67]" table:style-name="ce23">
            <text:p>-</text:p>
          </table:table-cell>
          <table:table-cell office:value-type="float" office:value="1.212273135410909E-2" table:formula="of:=100*[.F67]/[.$K67]" table:style-name="ce23">
            <text:p>-</text:p>
          </table:table-cell>
          <table:table-cell office:value-type="float" office:value="0" table:formula="of:=100*[.G67]/[.$K67]" table:style-name="ce23">
            <text:p>0.0</text:p>
          </table:table-cell>
          <table:table-cell office:value-type="float" office:value="0" table:formula="of:=100*[.H67]/[.$K67]" table:style-name="ce23">
            <text:p>0.0</text:p>
          </table:table-cell>
          <table:table-cell office:value-type="float" office:value="9.2461510327950698E-3" table:formula="of:=100*[.I67]/[.$K67]" table:style-name="ce23">
            <text:p>-</text:p>
          </table:table-cell>
          <table:table-cell office:value-type="float" office:value="9.8625611016480742E-3" table:formula="of:=100*[.J67]/[.$K67]" table:style-name="ce23">
            <text:p>-</text:p>
          </table:table-cell>
          <table:table-cell office:value-type="float" office:value="100" table:formula="of:=100*[.K67]/[.$K67]" table:style-name="ce23">
            <text:p>100.0</text:p>
          </table:table-cell>
          <table:table-cell office:value-type="float" office:value="1.0910458218698182" table:formula="of:=100*[.L67]/[.$K67]" table:style-name="ce23">
            <text:p>1.1</text:p>
          </table:table-cell>
          <table:table-cell office:value-type="float" office:value="1.212273135410909E-2" table:formula="of:=100*[.M67]/[.$K67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0 Q3</text:p>
          </table:table-cell>
          <table:table-cell office:value-type="float" office:value="51.846129840709047" table:formula="of:=100*[.B68]/[.$K68]" table:style-name="ce23">
            <text:p>51.8</text:p>
          </table:table-cell>
          <table:table-cell office:value-type="float" office:value="46.900578486764921" table:formula="of:=100*[.C68]/[.$K68]" table:style-name="ce23">
            <text:p>46.9</text:p>
          </table:table-cell>
          <table:table-cell office:value-type="float" office:value="1.2322943174222183" table:formula="of:=100*[.D68]/[.$K68]" table:style-name="ce23">
            <text:p>1.2</text:p>
          </table:table-cell>
          <table:table-cell office:value-type="float" office:value="0" table:formula="of:=100*[.E68]/[.$K68]" table:style-name="ce23">
            <text:p>0.0</text:p>
          </table:table-cell>
          <table:table-cell office:value-type="float" office:value="1.3484539974918755E-2" table:formula="of:=100*[.F68]/[.$K68]" table:style-name="ce23">
            <text:p>-</text:p>
          </table:table-cell>
          <table:table-cell office:value-type="float" office:value="0" table:formula="of:=100*[.G68]/[.$K68]" table:style-name="ce23">
            <text:p>0.0</text:p>
          </table:table-cell>
          <table:table-cell office:value-type="float" office:value="0" table:formula="of:=100*[.H68]/[.$K68]" table:style-name="ce23">
            <text:p>0.0</text:p>
          </table:table-cell>
          <table:table-cell office:value-type="float" office:value="6.5496337021033954E-3" table:formula="of:=100*[.I68]/[.$K68]" table:style-name="ce23">
            <text:p>-</text:p>
          </table:table-cell>
          <table:table-cell office:value-type="float" office:value="9.6318142677991102E-4" table:formula="of:=100*[.J68]/[.$K68]" table:style-name="ce23">
            <text:p>-</text:p>
          </table:table-cell>
          <table:table-cell office:value-type="float" office:value="100" table:formula="of:=100*[.K68]/[.$K68]" table:style-name="ce23">
            <text:p>100.0</text:p>
          </table:table-cell>
          <table:table-cell office:value-type="float" office:value="1.2532916725260204" table:formula="of:=100*[.L68]/[.$K68]" table:style-name="ce23">
            <text:p>1.3</text:p>
          </table:table-cell>
          <table:table-cell office:value-type="float" office:value="1.3484539974918755E-2" table:formula="of:=100*[.M68]/[.$K68]" table:style-name="ce23">
            <text:p>-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0 Q4</text:p>
          </table:table-cell>
          <table:table-cell office:value-type="float" office:value="46.593601217361659" table:formula="of:=100*[.B69]/[.$K69]" table:style-name="ce23">
            <text:p>46.6</text:p>
          </table:table-cell>
          <table:table-cell office:value-type="float" office:value="52.25341683185701" table:formula="of:=100*[.C69]/[.$K69]" table:style-name="ce23">
            <text:p>52.3</text:p>
          </table:table-cell>
          <table:table-cell office:value-type="float" office:value="1.1242273799496669" table:formula="of:=100*[.D69]/[.$K69]" table:style-name="ce23">
            <text:p>1.1</text:p>
          </table:table-cell>
          <table:table-cell office:value-type="float" office:value="2.5446522859883815E-4" table:formula="of:=100*[.E69]/[.$K69]" table:style-name="ce23">
            <text:p>-</text:p>
          </table:table-cell>
          <table:table-cell office:value-type="float" office:value="2.2138474888098916E-2" table:formula="of:=100*[.F69]/[.$K69]" table:style-name="ce23">
            <text:p>-</text:p>
          </table:table-cell>
          <table:table-cell office:value-type="float" office:value="0" table:formula="of:=100*[.G69]/[.$K69]" table:style-name="ce23">
            <text:p>0.0</text:p>
          </table:table-cell>
          <table:table-cell office:value-type="float" office:value="0" table:formula="of:=100*[.H69]/[.$K69]" table:style-name="ce23">
            <text:p>0.0</text:p>
          </table:table-cell>
          <table:table-cell office:value-type="float" office:value="6.1071654863721148E-3" table:formula="of:=100*[.I69]/[.$K69]" table:style-name="ce23">
            <text:p>-</text:p>
          </table:table-cell>
          <table:table-cell office:value-type="float" office:value="2.5446522859883815E-4" table:formula="of:=100*[.J69]/[.$K69]" table:style-name="ce23">
            <text:p>-</text:p>
          </table:table-cell>
          <table:table-cell office:value-type="float" office:value="100" table:formula="of:=100*[.K69]/[.$K69]" table:style-name="ce23">
            <text:p>100.0</text:p>
          </table:table-cell>
          <table:table-cell office:value-type="float" office:value="1.1529819507813355" table:formula="of:=100*[.L69]/[.$K69]" table:style-name="ce23">
            <text:p>1.2</text:p>
          </table:table-cell>
          <table:table-cell office:value-type="float" office:value="2.2138474888098916E-2" table:formula="of:=100*[.M69]/[.$K69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1 Q1</text:p>
          </table:table-cell>
          <table:table-cell office:value-type="float" office:value="50.475557897664487" table:formula="of:=100*[.B70]/[.$K70]" table:style-name="ce23">
            <text:p>50.5</text:p>
          </table:table-cell>
          <table:table-cell office:value-type="float" office:value="48.149550973804978" table:formula="of:=100*[.C70]/[.$K70]" table:style-name="ce23">
            <text:p>48.1</text:p>
          </table:table-cell>
          <table:table-cell office:value-type="float" office:value="1.3053597698877986" table:formula="of:=100*[.D70]/[.$K70]" table:style-name="ce23">
            <text:p>1.3</text:p>
          </table:table-cell>
          <table:table-cell office:value-type="float" office:value="5.4893177875853585E-4" table:formula="of:=100*[.E70]/[.$K70]" table:style-name="ce23">
            <text:p>-</text:p>
          </table:table-cell>
          <table:table-cell office:value-type="float" office:value="6.2029290999714569E-2" table:formula="of:=100*[.F70]/[.$K70]" table:style-name="ce23">
            <text:p>0.1</text:p>
          </table:table-cell>
          <table:table-cell office:value-type="float" office:value="0" table:formula="of:=100*[.G70]/[.$K70]" table:style-name="ce23">
            <text:p>0.0</text:p>
          </table:table-cell>
          <table:table-cell office:value-type="float" office:value="0" table:formula="of:=100*[.H70]/[.$K70]" table:style-name="ce23">
            <text:p>0.0</text:p>
          </table:table-cell>
          <table:table-cell office:value-type="float" office:value="6.4042040855162531E-3" table:formula="of:=100*[.I70]/[.$K70]" table:style-name="ce23">
            <text:p>-</text:p>
          </table:table-cell>
          <table:table-cell office:value-type="float" office:value="5.4893177875853585E-4" table:formula="of:=100*[.J70]/[.$K70]" table:style-name="ce23">
            <text:p>-</text:p>
          </table:table-cell>
          <table:table-cell office:value-type="float" office:value="100" table:formula="of:=100*[.K70]/[.$K70]" table:style-name="ce23">
            <text:p>100.0</text:p>
          </table:table-cell>
          <table:table-cell office:value-type="float" office:value="1.3748911285305463" table:formula="of:=100*[.L70]/[.$K70]" table:style-name="ce23">
            <text:p>1.4</text:p>
          </table:table-cell>
          <table:table-cell office:value-type="float" office:value="6.2029290999714569E-2" table:formula="of:=100*[.M70]/[.$K70]" table:style-name="ce23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1 Q2</text:p>
          </table:table-cell>
          <table:table-cell office:value-type="float" office:value="47.504357471082244" table:formula="of:=100*[.B71]/[.$K71]" table:style-name="ce23">
            <text:p>47.5</text:p>
          </table:table-cell>
          <table:table-cell office:value-type="float" office:value="51.433352941048788" table:formula="of:=100*[.C71]/[.$K71]" table:style-name="ce23">
            <text:p>51.4</text:p>
          </table:table-cell>
          <table:table-cell office:value-type="float" office:value="0.97546575559525339" table:formula="of:=100*[.D71]/[.$K71]" table:style-name="ce23">
            <text:p>1.0</text:p>
          </table:table-cell>
          <table:table-cell office:value-type="float" office:value="0" table:formula="of:=100*[.E71]/[.$K71]" table:style-name="ce23">
            <text:p>0.0</text:p>
          </table:table-cell>
          <table:table-cell office:value-type="float" office:value="7.9226746949770249E-2" table:formula="of:=100*[.F71]/[.$K71]" table:style-name="ce23">
            <text:p>0.1</text:p>
          </table:table-cell>
          <table:table-cell office:value-type="float" office:value="0" table:formula="of:=100*[.G71]/[.$K71]" table:style-name="ce23">
            <text:p>0.0</text:p>
          </table:table-cell>
          <table:table-cell office:value-type="float" office:value="0" table:formula="of:=100*[.H71]/[.$K71]" table:style-name="ce23">
            <text:p>0.0</text:p>
          </table:table-cell>
          <table:table-cell office:value-type="float" office:value="7.1629661625819685E-3" table:formula="of:=100*[.I71]/[.$K71]" table:style-name="ce23">
            <text:p>-</text:p>
          </table:table-cell>
          <table:table-cell office:value-type="float" office:value="4.3411916136860414E-4" table:formula="of:=100*[.J71]/[.$K71]" table:style-name="ce23">
            <text:p>-</text:p>
          </table:table-cell>
          <table:table-cell office:value-type="float" office:value="100" table:formula="of:=100*[.K71]/[.$K71]" table:style-name="ce23">
            <text:p>100.0</text:p>
          </table:table-cell>
          <table:table-cell office:value-type="float" office:value="1.0622895878689742" table:formula="of:=100*[.L71]/[.$K71]" table:style-name="ce23">
            <text:p>1.1</text:p>
          </table:table-cell>
          <table:table-cell office:value-type="float" office:value="7.9226746949770249E-2" table:formula="of:=100*[.M71]/[.$K71]" table:style-name="ce23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1 Q3</text:p>
          </table:table-cell>
          <table:table-cell office:value-type="float" office:value="49.469511687396292" table:formula="of:=100*[.B72]/[.$K72]" table:style-name="ce23">
            <text:p>49.5</text:p>
          </table:table-cell>
          <table:table-cell office:value-type="float" office:value="49.25785856614209" table:formula="of:=100*[.C72]/[.$K72]" table:style-name="ce23">
            <text:p>49.3</text:p>
          </table:table-cell>
          <table:table-cell office:value-type="float" office:value="1.2029178309524777" table:formula="of:=100*[.D72]/[.$K72]" table:style-name="ce23">
            <text:p>1.2</text:p>
          </table:table-cell>
          <table:table-cell office:value-type="float" office:value="0" table:formula="of:=100*[.E72]/[.$K72]" table:style-name="ce23">
            <text:p>0.0</text:p>
          </table:table-cell>
          <table:table-cell office:value-type="float" office:value="6.6032675523952825E-2" table:formula="of:=100*[.F72]/[.$K72]" table:style-name="ce23">
            <text:p>0.1</text:p>
          </table:table-cell>
          <table:table-cell office:value-type="float" office:value="0" table:formula="of:=100*[.G72]/[.$K72]" table:style-name="ce23">
            <text:p>0.0</text:p>
          </table:table-cell>
          <table:table-cell office:value-type="float" office:value="1.9364420974766225E-4" table:formula="of:=100*[.H72]/[.$K72]" table:style-name="ce23">
            <text:p>-</text:p>
          </table:table-cell>
          <table:table-cell office:value-type="float" office:value="3.2919515657102586E-3" table:formula="of:=100*[.I72]/[.$K72]" table:style-name="ce23">
            <text:p>-</text:p>
          </table:table-cell>
          <table:table-cell office:value-type="float" office:value="1.9364420974766225E-4" table:formula="of:=100*[.J72]/[.$K72]" table:style-name="ce23">
            <text:p>-</text:p>
          </table:table-cell>
          <table:table-cell office:value-type="float" office:value="100" table:formula="of:=100*[.K72]/[.$K72]" table:style-name="ce23">
            <text:p>100.0</text:p>
          </table:table-cell>
          <table:table-cell office:value-type="float" office:value="1.2726297464616365" table:formula="of:=100*[.L72]/[.$K72]" table:style-name="ce23">
            <text:p>1.3</text:p>
          </table:table-cell>
          <table:table-cell office:value-type="float" office:value="6.6226319733700495E-2" table:formula="of:=100*[.M72]/[.$K72]" table:style-name="ce23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1 Q4</text:p>
          </table:table-cell>
          <table:table-cell office:value-type="float" office:value="45.424343570942803" table:formula="of:=100*[.B73]/[.$K73]" table:style-name="ce23">
            <text:p>45.4</text:p>
          </table:table-cell>
          <table:table-cell office:value-type="float" office:value="53.171730752694891" table:formula="of:=100*[.C73]/[.$K73]" table:style-name="ce23">
            <text:p>53.2</text:p>
          </table:table-cell>
          <table:table-cell office:value-type="float" office:value="1.3557211013572847" table:formula="of:=100*[.D73]/[.$K73]" table:style-name="ce23">
            <text:p>1.4</text:p>
          </table:table-cell>
          <table:table-cell office:value-type="float" office:value="0" table:formula="of:=100*[.E73]/[.$K73]" table:style-name="ce23">
            <text:p>0.0</text:p>
          </table:table-cell>
          <table:table-cell office:value-type="float" office:value="4.1429877977283917E-2" table:formula="of:=100*[.F73]/[.$K73]" table:style-name="ce23">
            <text:p>-</text:p>
          </table:table-cell>
          <table:table-cell office:value-type="float" office:value="1.0422610811895326E-3" table:formula="of:=100*[.G73]/[.$K73]" table:style-name="ce23">
            <text:p>-</text:p>
          </table:table-cell>
          <table:table-cell office:value-type="float" office:value="0" table:formula="of:=100*[.H73]/[.$K73]" table:style-name="ce23">
            <text:p>0.0</text:p>
          </table:table-cell>
          <table:table-cell office:value-type="float" office:value="5.2113054059476629E-3" table:formula="of:=100*[.I73]/[.$K73]" table:style-name="ce23">
            <text:p>-</text:p>
          </table:table-cell>
          <table:table-cell office:value-type="float" office:value="5.2113054059476629E-4" table:formula="of:=100*[.J73]/[.$K73]" table:style-name="ce23">
            <text:p>-</text:p>
          </table:table-cell>
          <table:table-cell office:value-type="float" office:value="100" table:formula="of:=100*[.K73]/[.$K73]" table:style-name="ce23">
            <text:p>100.0</text:p>
          </table:table-cell>
          <table:table-cell office:value-type="float" office:value="1.4039256763623003" table:formula="of:=100*[.L73]/[.$K73]" table:style-name="ce23">
            <text:p>1.4</text:p>
          </table:table-cell>
          <table:table-cell office:value-type="float" office:value="4.1429877977283917E-2" table:formula="of:=100*[.M73]/[.$K73]" table:style-name="ce23">
            <text:p>-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2 Q1</text:p>
          </table:table-cell>
          <table:table-cell office:value-type="float" office:value="48.559704390941519" table:formula="of:=100*[.B74]/[.$K74]" table:style-name="ce23">
            <text:p>48.6</text:p>
          </table:table-cell>
          <table:table-cell office:value-type="float" office:value="50.022323130029505" table:formula="of:=100*[.C74]/[.$K74]" table:style-name="ce23">
            <text:p>50.0</text:p>
          </table:table-cell>
          <table:table-cell office:value-type="float" office:value="1.3442880010453757" table:formula="of:=100*[.D74]/[.$K74]" table:style-name="ce23">
            <text:p>1.3</text:p>
          </table:table-cell>
          <table:table-cell office:value-type="float" office:value="0" table:formula="of:=100*[.E74]/[.$K74]" table:style-name="ce23">
            <text:p>0.0</text:p>
          </table:table-cell>
          <table:table-cell office:value-type="float" office:value="6.3339612847959512E-2" table:formula="of:=100*[.F74]/[.$K74]" table:style-name="ce23">
            <text:p>0.1</text:p>
          </table:table-cell>
          <table:table-cell office:value-type="float" office:value="4.1742438266563573E-3" table:formula="of:=100*[.G74]/[.$K74]" table:style-name="ce23">
            <text:p>-</text:p>
          </table:table-cell>
          <table:table-cell office:value-type="float" office:value="3.6297772405707461E-4" table:formula="of:=100*[.H74]/[.$K74]" table:style-name="ce23">
            <text:p>-</text:p>
          </table:table-cell>
          <table:table-cell office:value-type="float" office:value="5.8076435849131938E-3" table:formula="of:=100*[.I74]/[.$K74]" table:style-name="ce23">
            <text:p>-</text:p>
          </table:table-cell>
          <table:table-cell office:value-type="float" office:value="0" table:formula="of:=100*[.J74]/[.$K74]" table:style-name="ce23">
            <text:p>0.0</text:p>
          </table:table-cell>
          <table:table-cell office:value-type="float" office:value="100" table:formula="of:=100*[.K74]/[.$K74]" table:style-name="ce23">
            <text:p>100.0</text:p>
          </table:table-cell>
          <table:table-cell office:value-type="float" office:value="1.4179724790289618" table:formula="of:=100*[.L74]/[.$K74]" table:style-name="ce23">
            <text:p>1.4</text:p>
          </table:table-cell>
          <table:table-cell office:value-type="float" office:value="6.3702590572016576E-2" table:formula="of:=100*[.M74]/[.$K74]" table:style-name="ce23">
            <text:p>0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2 Q2</text:p>
          </table:table-cell>
          <table:table-cell office:value-type="float" office:value="46.863290171236066" table:formula="of:=100*[.B75]/[.$K75]" table:style-name="ce23">
            <text:p>46.9</text:p>
          </table:table-cell>
          <table:table-cell office:value-type="float" office:value="51.818698523256899" table:formula="of:=100*[.C75]/[.$K75]" table:style-name="ce23">
            <text:p>51.8</text:p>
          </table:table-cell>
          <table:table-cell office:value-type="float" office:value="1.1512189072721073" table:formula="of:=100*[.D75]/[.$K75]" table:style-name="ce23">
            <text:p>1.2</text:p>
          </table:table-cell>
          <table:table-cell office:value-type="float" office:value="6.200460900926969E-3" table:formula="of:=100*[.E75]/[.$K75]" table:style-name="ce23">
            <text:p>-</text:p>
          </table:table-cell>
          <table:table-cell office:value-type="float" office:value="0.10830138373619107" table:formula="of:=100*[.F75]/[.$K75]" table:style-name="ce23">
            <text:p>0.1</text:p>
          </table:table-cell>
          <table:table-cell office:value-type="float" office:value="4.8156912997199465E-2" table:formula="of:=100*[.G75]/[.$K75]" table:style-name="ce23">
            <text:p>-</text:p>
          </table:table-cell>
          <table:table-cell office:value-type="float" office:value="0" table:formula="of:=100*[.H75]/[.$K75]" table:style-name="ce23">
            <text:p>0.0</text:p>
          </table:table-cell>
          <table:table-cell office:value-type="float" office:value="3.5135945105252827E-3" table:formula="of:=100*[.I75]/[.$K75]" table:style-name="ce23">
            <text:p>-</text:p>
          </table:table-cell>
          <table:table-cell office:value-type="float" office:value="6.2004609009269694E-4" table:formula="of:=100*[.J75]/[.$K75]" table:style-name="ce23">
            <text:p>-</text:p>
          </table:table-cell>
          <table:table-cell office:value-type="float" office:value="100" table:formula="of:=100*[.K75]/[.$K75]" table:style-name="ce23">
            <text:p>100.0</text:p>
          </table:table-cell>
          <table:table-cell office:value-type="float" office:value="1.3180113055070426" table:formula="of:=100*[.L75]/[.$K75]" table:style-name="ce23">
            <text:p>1.3</text:p>
          </table:table-cell>
          <table:table-cell office:value-type="float" office:value="0.10830138373619107" table:formula="of:=100*[.M75]/[.$K75]" table:style-name="ce23">
            <text:p>0.1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4">
            <text:p>2012 Q3</text:p>
          </table:table-cell>
          <table:table-cell office:value-type="float" office:value="49.804680461559528" table:formula="of:=100*[.B76]/[.$K76]" table:style-name="ce23">
            <text:p>49.8</text:p>
          </table:table-cell>
          <table:table-cell office:value-type="float" office:value="48.874570260978608" table:formula="of:=100*[.C76]/[.$K76]" table:style-name="ce23">
            <text:p>48.9</text:p>
          </table:table-cell>
          <table:table-cell office:value-type="float" office:value="1.1892149019438256" table:formula="of:=100*[.D76]/[.$K76]" table:style-name="ce23">
            <text:p>1.2</text:p>
          </table:table-cell>
          <table:table-cell office:value-type="float" office:value="5.5857063576149391E-2" table:formula="of:=100*[.E76]/[.$K76]" table:style-name="ce23">
            <text:p>0.1</text:p>
          </table:table-cell>
          <table:table-cell office:value-type="float" office:value="4.576675531723208E-2" table:formula="of:=100*[.F76]/[.$K76]" table:style-name="ce23">
            <text:p>-</text:p>
          </table:table-cell>
          <table:table-cell office:value-type="float" office:value="2.630687510360584E-2" table:formula="of:=100*[.G76]/[.$K76]" table:style-name="ce23">
            <text:p>-</text:p>
          </table:table-cell>
          <table:table-cell office:value-type="float" office:value="9.0092038026047397E-4" table:formula="of:=100*[.H76]/[.$K76]" table:style-name="ce23">
            <text:p>-</text:p>
          </table:table-cell>
          <table:table-cell office:value-type="float" office:value="2.1622089126251375E-3" table:formula="of:=100*[.I76]/[.$K76]" table:style-name="ce23">
            <text:p>-</text:p>
          </table:table-cell>
          <table:table-cell office:value-type="float" office:value="5.4055222815628436E-4" table:formula="of:=100*[.J76]/[.$K76]" table:style-name="ce23">
            <text:p>-</text:p>
          </table:table-cell>
          <table:table-cell office:value-type="float" office:value="100" table:formula="of:=100*[.K76]/[.$K76]" table:style-name="ce23">
            <text:p>100.0</text:p>
          </table:table-cell>
          <table:table-cell office:value-type="float" office:value="1.320749277461855" table:formula="of:=100*[.L76]/[.$K76]" table:style-name="ce23">
            <text:p>1.3</text:p>
          </table:table-cell>
          <table:table-cell office:value-type="float" office:value="4.6667675697492556E-2" table:formula="of:=100*[.M76]/[.$K76]" table:style-name="ce23">
            <text:p>-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5">
            <text:p>2012 Q4</text:p>
          </table:table-cell>
          <table:table-cell office:value-type="float" office:value="46.786966394618574" table:formula="of:=100*[.B77]/[.$K77]" table:style-name="ce23">
            <text:p>46.8</text:p>
          </table:table-cell>
          <table:table-cell office:value-type="float" office:value="51.866728107096364" table:formula="of:=100*[.C77]/[.$K77]" table:style-name="ce23">
            <text:p>51.9</text:p>
          </table:table-cell>
          <table:table-cell office:value-type="float" office:value="1.157471187922205" table:formula="of:=100*[.D77]/[.$K77]" table:style-name="ce23">
            <text:p>1.2</text:p>
          </table:table-cell>
          <table:table-cell office:value-type="float" office:value="2.8503292130241043E-2" table:formula="of:=100*[.E77]/[.$K77]" table:style-name="ce23">
            <text:p>-</text:p>
          </table:table-cell>
          <table:table-cell office:value-type="float" office:value="0.13135267123352748" table:formula="of:=100*[.F77]/[.$K77]" table:style-name="ce23">
            <text:p>0.1</text:p>
          </table:table-cell>
          <table:table-cell office:value-type="float" office:value="2.5890490351635615E-2" table:formula="of:=100*[.G77]/[.$K77]" table:style-name="ce23">
            <text:p>-</text:p>
          </table:table-cell>
          <table:table-cell office:value-type="float" office:value="0" table:formula="of:=100*[.H77]/[.$K77]" table:style-name="ce23">
            <text:p>0.0</text:p>
          </table:table-cell>
          <table:table-cell office:value-type="float" office:value="2.850329213024104E-3" table:formula="of:=100*[.I77]/[.$K77]" table:style-name="ce23">
            <text:p>-</text:p>
          </table:table-cell>
          <table:table-cell office:value-type="float" office:value="2.3752743441867537E-4" table:formula="of:=100*[.J77]/[.$K77]" table:style-name="ce23">
            <text:p>-</text:p>
          </table:table-cell>
          <table:table-cell office:value-type="float" office:value="100" table:formula="of:=100*[.K77]/[.$K77]" table:style-name="ce23">
            <text:p>100.0</text:p>
          </table:table-cell>
          <table:table-cell office:value-type="float" office:value="1.346305498285052" table:formula="of:=100*[.L77]/[.$K77]" table:style-name="ce23">
            <text:p>1.3</text:p>
          </table:table-cell>
          <table:table-cell office:value-type="float" office:value="0.13135267123352748" table:formula="of:=100*[.M77]/[.$K77]" table:style-name="ce23">
            <text:p>0.1</text:p>
          </table:table-cell>
          <table:table-cell table:number-columns-repeated="16371" table:style-name="ce26"/>
        </table:table-row>
        <table:table-row table:style-name="ro6">
          <table:table-cell office:value-type="string" table:style-name="ce20">
            <text:p>2013 Q1</text:p>
          </table:table-cell>
          <table:table-cell office:value-type="float" office:value="50.432885860857155" table:formula="of:=100*[.B78]/[.$K78]" table:style-name="ce23">
            <text:p>50.4</text:p>
          </table:table-cell>
          <table:table-cell office:value-type="float" office:value="48.169996903149354" table:formula="of:=100*[.C78]/[.$K78]" table:style-name="ce23">
            <text:p>48.2</text:p>
          </table:table-cell>
          <table:table-cell office:value-type="float" office:value="1.28350994358346" table:formula="of:=100*[.D78]/[.$K78]" table:style-name="ce23">
            <text:p>1.3</text:p>
          </table:table-cell>
          <table:table-cell office:value-type="float" office:value="3.1978348974673144E-2" table:formula="of:=100*[.E78]/[.$K78]" table:style-name="ce23">
            <text:p>-</text:p>
          </table:table-cell>
          <table:table-cell office:value-type="float" office:value="6.4629926348813094E-2" table:formula="of:=100*[.F78]/[.$K78]" table:style-name="ce23">
            <text:p>0.1</text:p>
          </table:table-cell>
          <table:table-cell office:value-type="float" office:value="1.5820867387469871E-2" table:formula="of:=100*[.G78]/[.$K78]" table:style-name="ce23">
            <text:p>-</text:p>
          </table:table-cell>
          <table:table-cell office:value-type="float" office:value="0" table:formula="of:=100*[.H78]/[.$K78]" table:style-name="ce23">
            <text:p>0.0</text:p>
          </table:table-cell>
          <table:table-cell office:value-type="float" office:value="8.4153549933350382E-4" table:formula="of:=100*[.I78]/[.$K78]" table:style-name="ce23">
            <text:p>-</text:p>
          </table:table-cell>
          <table:table-cell office:value-type="float" office:value="3.3661419973340153E-4" table:formula="of:=100*[.J78]/[.$K78]" table:style-name="ce23">
            <text:p>-</text:p>
          </table:table-cell>
          <table:table-cell office:value-type="float" office:value="100" table:formula="of:=100*[.K78]/[.$K78]" table:style-name="ce23">
            <text:p>100.0</text:p>
          </table:table-cell>
          <table:table-cell office:value-type="float" office:value="1.3971172359934831" table:formula="of:=100*[.L78]/[.$K78]" table:style-name="ce23">
            <text:p>1.4</text:p>
          </table:table-cell>
          <table:table-cell office:value-type="float" office:value="6.4629926348813094E-2" table:formula="of:=100*[.M78]/[.$K78]" table:style-name="ce23">
            <text:p>0.1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4">
            <text:p>2013 Q2</text:p>
          </table:table-cell>
          <table:table-cell office:value-type="float" office:value="49.059932936025646" table:formula="of:=100*[.B79]/[.$K79]" table:style-name="ce23">
            <text:p>49.1</text:p>
          </table:table-cell>
          <table:table-cell office:value-type="float" office:value="49.690854113891611" table:formula="of:=100*[.C79]/[.$K79]" table:style-name="ce23">
            <text:p>49.7</text:p>
          </table:table-cell>
          <table:table-cell office:value-type="float" office:value="1.0736825150454656" table:formula="of:=100*[.D79]/[.$K79]" table:style-name="ce23">
            <text:p>1.1</text:p>
          </table:table-cell>
          <table:table-cell office:value-type="float" office:value="2.6173985620781041E-2" table:formula="of:=100*[.E79]/[.$K79]" table:style-name="ce23">
            <text:p>-</text:p>
          </table:table-cell>
          <table:table-cell office:value-type="float" office:value="0.13453062539352495" table:formula="of:=100*[.F79]/[.$K79]" table:style-name="ce23">
            <text:p>0.1</text:p>
          </table:table-cell>
          <table:table-cell office:value-type="float" office:value="1.391064970055496E-2" table:formula="of:=100*[.G79]/[.$K79]" table:style-name="ce23">
            <text:p>-</text:p>
          </table:table-cell>
          <table:table-cell office:value-type="float" office:value="0" table:formula="of:=100*[.H79]/[.$K79]" table:style-name="ce23">
            <text:p>0.0</text:p>
          </table:table-cell>
          <table:table-cell office:value-type="float" office:value="5.4910459344295896E-4" table:formula="of:=100*[.I79]/[.$K79]" table:style-name="ce23">
            <text:p>-</text:p>
          </table:table-cell>
          <table:table-cell office:value-type="float" office:value="3.6606972896197266E-4" table:formula="of:=100*[.J79]/[.$K79]" table:style-name="ce23">
            <text:p>-</text:p>
          </table:table-cell>
          <table:table-cell office:value-type="float" office:value="100" table:formula="of:=100*[.K79]/[.$K79]" table:style-name="ce23">
            <text:p>100.0</text:p>
          </table:table-cell>
          <table:table-cell office:value-type="float" office:value="1.2492129500827316" table:formula="of:=100*[.L79]/[.$K79]" table:style-name="ce23">
            <text:p>1.2</text:p>
          </table:table-cell>
          <table:table-cell office:value-type="float" office:value="0.13453062539352495" table:formula="of:=100*[.M79]/[.$K79]" table:style-name="ce23">
            <text:p>0.1</text:p>
          </table:table-cell>
          <table:table-cell table:number-columns-repeated="16371" table:style-name="ce26"/>
        </table:table-row>
        <table:table-row table:style-name="ro5">
          <table:table-cell office:value-type="string" table:style-name="ce24">
            <text:p>2013 Q3</text:p>
          </table:table-cell>
          <table:table-cell office:value-type="float" office:value="49.946877201694129" table:formula="of:=100*[.B80]/[.$K80]" table:style-name="ce23">
            <text:p>49.9</text:p>
          </table:table-cell>
          <table:table-cell office:value-type="float" office:value="48.499905684864927" table:formula="of:=100*[.C80]/[.$K80]" table:style-name="ce23">
            <text:p>48.5</text:p>
          </table:table-cell>
          <table:table-cell office:value-type="float" office:value="1.381998868218379" table:formula="of:=100*[.D80]/[.$K80]" table:style-name="ce23">
            <text:p>1.4</text:p>
          </table:table-cell>
          <table:table-cell office:value-type="float" office:value="2.9503708922534226E-2" table:formula="of:=100*[.E80]/[.$K80]" table:style-name="ce23">
            <text:p>-</text:p>
          </table:table-cell>
          <table:table-cell office:value-type="float" office:value="0.12752696042472444" table:formula="of:=100*[.F80]/[.$K80]" table:style-name="ce23">
            <text:p>0.1</text:p>
          </table:table-cell>
          <table:table-cell office:value-type="float" office:value="1.2736573797159584E-2" table:formula="of:=100*[.G80]/[.$K80]" table:style-name="ce23">
            <text:p>-</text:p>
          </table:table-cell>
          <table:table-cell office:value-type="float" office:value="0" table:formula="of:=100*[.H80]/[.$K80]" table:style-name="ce23">
            <text:p>0.0</text:p>
          </table:table-cell>
          <table:table-cell office:value-type="float" office:value="1.4510020781574207E-3" table:formula="of:=100*[.I80]/[.$K80]" table:style-name="ce23">
            <text:p>-</text:p>
          </table:table-cell>
          <table:table-cell office:value-type="float" office:value="0" table:formula="of:=100*[.J80]/[.$K80]" table:style-name="ce23">
            <text:p>0.0</text:p>
          </table:table-cell>
          <table:table-cell office:value-type="float" office:value="100" table:formula="of:=100*[.K80]/[.$K80]" table:style-name="ce23">
            <text:p>100.0</text:p>
          </table:table-cell>
          <table:table-cell office:value-type="float" office:value="1.5532171134409549" table:formula="of:=100*[.L80]/[.$K80]" table:style-name="ce23">
            <text:p>1.6</text:p>
          </table:table-cell>
          <table:table-cell office:value-type="float" office:value="0.12752696042472444" table:formula="of:=100*[.M80]/[.$K80]" table:style-name="ce23">
            <text:p>0.1</text:p>
          </table:table-cell>
          <table:table-cell table:number-columns-repeated="16371" table:style-name="ce26"/>
        </table:table-row>
        <table:table-row table:style-name="ro5">
          <table:table-cell office:value-type="string" table:style-name="ce24">
            <text:p>2013 Q4</text:p>
          </table:table-cell>
          <table:table-cell office:value-type="float" office:value="45.896947181392342" table:formula="of:=100*[.B81]/[.$K81]" table:style-name="ce23">
            <text:p>45.9</text:p>
          </table:table-cell>
          <table:table-cell office:value-type="float" office:value="52.489312442793299" table:formula="of:=100*[.C81]/[.$K81]" table:style-name="ce23">
            <text:p>52.5</text:p>
          </table:table-cell>
          <table:table-cell office:value-type="float" office:value="1.3966510526032414" table:formula="of:=100*[.D81]/[.$K81]" table:style-name="ce23">
            <text:p>1.4</text:p>
          </table:table-cell>
          <table:table-cell office:value-type="float" office:value="3.2089592419102995E-2" table:formula="of:=100*[.E81]/[.$K81]" table:style-name="ce23">
            <text:p>-</text:p>
          </table:table-cell>
          <table:table-cell office:value-type="float" office:value="0.15269477198083237" table:formula="of:=100*[.F81]/[.$K81]" table:style-name="ce23">
            <text:p>0.2</text:p>
          </table:table-cell>
          <table:table-cell office:value-type="float" office:value="3.0797394066655898E-2" table:formula="of:=100*[.G81]/[.$K81]" table:style-name="ce23">
            <text:p>-</text:p>
          </table:table-cell>
          <table:table-cell office:value-type="float" office:value="0" table:formula="of:=100*[.H81]/[.$K81]" table:style-name="ce23">
            <text:p>0.0</text:p>
          </table:table-cell>
          <table:table-cell office:value-type="float" office:value="1.5075647445216176E-3" table:formula="of:=100*[.I81]/[.$K81]" table:style-name="ce23">
            <text:p>-</text:p>
          </table:table-cell>
          <table:table-cell office:value-type="float" office:value="0" table:formula="of:=100*[.J81]/[.$K81]" table:style-name="ce23">
            <text:p>0.0</text:p>
          </table:table-cell>
          <table:table-cell office:value-type="float" office:value="100" table:formula="of:=100*[.K81]/[.$K81]" table:style-name="ce23">
            <text:p>100.0</text:p>
          </table:table-cell>
          <table:table-cell office:value-type="float" office:value="1.6137403758143543" table:formula="of:=100*[.L81]/[.$K81]" table:style-name="ce23">
            <text:p>1.6</text:p>
          </table:table-cell>
          <table:table-cell office:value-type="float" office:value="0.15269477198083237" table:formula="of:=100*[.M81]/[.$K81]" table:style-name="ce23">
            <text:p>0.2</text:p>
          </table:table-cell>
          <table:table-cell table:number-columns-repeated="16371" table:style-name="ce26"/>
        </table:table-row>
        <table:table-row table:style-name="ro6">
          <table:table-cell office:value-type="string" table:style-name="ce20">
            <text:p>2014 Q1</text:p>
          </table:table-cell>
          <table:table-cell office:value-type="float" office:value="49.642334965464265" table:formula="of:=100*[.B82]/[.$K82]" table:style-name="ce23">
            <text:p>49.6</text:p>
          </table:table-cell>
          <table:table-cell office:value-type="float" office:value="48.499793882919562" table:formula="of:=100*[.C82]/[.$K82]" table:style-name="ce23">
            <text:p>48.5</text:p>
          </table:table-cell>
          <table:table-cell office:value-type="float" office:value="1.596146945166925" table:formula="of:=100*[.D82]/[.$K82]" table:style-name="ce23">
            <text:p>1.6</text:p>
          </table:table-cell>
          <table:table-cell office:value-type="float" office:value="3.2177990254665806E-2" table:formula="of:=100*[.E82]/[.$K82]" table:style-name="ce23">
            <text:p>-</text:p>
          </table:table-cell>
          <table:table-cell office:value-type="float" office:value="0.1825396590022747" table:formula="of:=100*[.F82]/[.$K82]" table:style-name="ce23">
            <text:p>0.2</text:p>
          </table:table-cell>
          <table:table-cell office:value-type="float" office:value="4.5820271837289095E-2" table:formula="of:=100*[.G82]/[.$K82]" table:style-name="ce23">
            <text:p>-</text:p>
          </table:table-cell>
          <table:table-cell office:value-type="float" office:value="0" table:formula="of:=100*[.H82]/[.$K82]" table:style-name="ce23">
            <text:p>0.0</text:p>
          </table:table-cell>
          <table:table-cell office:value-type="float" office:value="8.897140162580407E-4" table:formula="of:=100*[.I82]/[.$K82]" table:style-name="ce23">
            <text:p>-</text:p>
          </table:table-cell>
          <table:table-cell office:value-type="float" office:value="2.9657133875268029E-4" table:formula="of:=100*[.J82]/[.$K82]" table:style-name="ce23">
            <text:p>-</text:p>
          </table:table-cell>
          <table:table-cell office:value-type="float" office:value="100.00000000000001" table:formula="of:=100*[.K82]/[.$K82]" table:style-name="ce23">
            <text:p>100.0</text:p>
          </table:table-cell>
          <table:table-cell office:value-type="float" office:value="1.8578711516161657" table:formula="of:=100*[.L82]/[.$K82]" table:style-name="ce23">
            <text:p>1.9</text:p>
          </table:table-cell>
          <table:table-cell office:value-type="float" office:value="0.1825396590022747" table:formula="of:=100*[.M82]/[.$K82]" table:style-name="ce23">
            <text:p>0.2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4 Q2</text:p>
          </table:table-cell>
          <table:table-cell office:value-type="float" office:value="47.111437650010906" table:formula="of:=100*[.B83]/[.$K83]" table:style-name="ce23">
            <text:p>47.1</text:p>
          </table:table-cell>
          <table:table-cell office:value-type="float" office:value="51.11502427449269" table:formula="of:=100*[.C83]/[.$K83]" table:style-name="ce23">
            <text:p>51.1</text:p>
          </table:table-cell>
          <table:table-cell office:value-type="float" office:value="1.3785661684486143" table:formula="of:=100*[.D83]/[.$K83]" table:style-name="ce23">
            <text:p>1.4</text:p>
          </table:table-cell>
          <table:table-cell office:value-type="float" office:value="0.12069059567968579" table:formula="of:=100*[.E83]/[.$K83]" table:style-name="ce23">
            <text:p>0.1</text:p>
          </table:table-cell>
          <table:table-cell office:value-type="float" office:value="0.22501636482653284" table:formula="of:=100*[.F83]/[.$K83]" table:style-name="ce23">
            <text:p>0.2</text:p>
          </table:table-cell>
          <table:table-cell office:value-type="float" office:value="4.7730744054113032E-2" table:formula="of:=100*[.G83]/[.$K83]" table:style-name="ce23">
            <text:p>-</text:p>
          </table:table-cell>
          <table:table-cell office:value-type="float" office:value="0" table:formula="of:=100*[.H83]/[.$K83]" table:style-name="ce23">
            <text:p>0.0</text:p>
          </table:table-cell>
          <table:table-cell office:value-type="float" office:value="1.5342024874536327E-3" table:formula="of:=100*[.I83]/[.$K83]" table:style-name="ce23">
            <text:p>-</text:p>
          </table:table-cell>
          <table:table-cell office:value-type="float" office:value="0" table:formula="of:=100*[.J83]/[.$K83]" table:style-name="ce23">
            <text:p>0.0</text:p>
          </table:table-cell>
          <table:table-cell office:value-type="float" office:value="100" table:formula="of:=100*[.K83]/[.$K83]" table:style-name="ce23">
            <text:p>100.0</text:p>
          </table:table-cell>
          <table:table-cell office:value-type="float" office:value="1.7735380754963999" table:formula="of:=100*[.L83]/[.$K83]" table:style-name="ce23">
            <text:p>1.8</text:p>
          </table:table-cell>
          <table:table-cell office:value-type="float" office:value="0.22501636482653284" table:formula="of:=100*[.M83]/[.$K83]" table:style-name="ce23">
            <text:p>0.2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4 Q3</text:p>
          </table:table-cell>
          <table:table-cell office:value-type="float" office:value="48.787254962671412" table:formula="of:=100*[.B84]/[.$K84]" table:style-name="ce23">
            <text:p>48.8</text:p>
          </table:table-cell>
          <table:table-cell office:value-type="float" office:value="49.0509641394789" table:formula="of:=100*[.C84]/[.$K84]" table:style-name="ce23">
            <text:p>49.1</text:p>
          </table:table-cell>
          <table:table-cell office:value-type="float" office:value="1.4514577257273527" table:formula="of:=100*[.D84]/[.$K84]" table:style-name="ce23">
            <text:p>1.5</text:p>
          </table:table-cell>
          <table:table-cell office:value-type="float" office:value="0.36867932450577184" table:formula="of:=100*[.E84]/[.$K84]" table:style-name="ce23">
            <text:p>0.4</text:p>
          </table:table-cell>
          <table:table-cell office:value-type="float" office:value="0.29406744973893401" table:formula="of:=100*[.F84]/[.$K84]" table:style-name="ce23">
            <text:p>0.3</text:p>
          </table:table-cell>
          <table:table-cell office:value-type="float" office:value="4.5159818937822935E-2" table:formula="of:=100*[.G84]/[.$K84]" table:style-name="ce23">
            <text:p>-</text:p>
          </table:table-cell>
          <table:table-cell office:value-type="float" office:value="4.5310855121561474E-4" table:formula="of:=100*[.H84]/[.$K84]" table:style-name="ce23">
            <text:p>-</text:p>
          </table:table-cell>
          <table:table-cell office:value-type="float" office:value="1.9634703886009974E-3" table:formula="of:=100*[.I84]/[.$K84]" table:style-name="ce23">
            <text:p>-</text:p>
          </table:table-cell>
          <table:table-cell office:value-type="float" office:value="0" table:formula="of:=100*[.J84]/[.$K84]" table:style-name="ce23">
            <text:p>0.0</text:p>
          </table:table-cell>
          <table:table-cell office:value-type="float" office:value="100.00000000000001" table:formula="of:=100*[.K84]/[.$K84]" table:style-name="ce23">
            <text:p>100.0</text:p>
          </table:table-cell>
          <table:table-cell office:value-type="float" office:value="2.161780897849698" table:formula="of:=100*[.L84]/[.$K84]" table:style-name="ce23">
            <text:p>2.2</text:p>
          </table:table-cell>
          <table:table-cell office:value-type="float" office:value="0.29452055829014961" table:formula="of:=100*[.M84]/[.$K84]" table:style-name="ce23">
            <text:p>0.3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4 Q4</text:p>
          </table:table-cell>
          <table:table-cell office:value-type="float" office:value="46.486650143911" table:formula="of:=100*[.B85]/[.$K85]" table:style-name="ce23">
            <text:p>46.5</text:p>
          </table:table-cell>
          <table:table-cell office:value-type="float" office:value="50.857546545456657" table:formula="of:=100*[.C85]/[.$K85]" table:style-name="ce23">
            <text:p>50.9</text:p>
          </table:table-cell>
          <table:table-cell office:value-type="float" office:value="1.5392557773037889" table:formula="of:=100*[.D85]/[.$K85]" table:style-name="ce23">
            <text:p>1.5</text:p>
          </table:table-cell>
          <table:table-cell office:value-type="float" office:value="0.60747327990932531" table:formula="of:=100*[.E85]/[.$K85]" table:style-name="ce23">
            <text:p>0.6</text:p>
          </table:table-cell>
          <table:table-cell office:value-type="float" office:value="0.41863254465316763" table:formula="of:=100*[.F85]/[.$K85]" table:style-name="ce23">
            <text:p>0.4</text:p>
          </table:table-cell>
          <table:table-cell office:value-type="float" office:value="8.8112737724866996E-2" table:formula="of:=100*[.G85]/[.$K85]" table:style-name="ce23">
            <text:p>0.1</text:p>
          </table:table-cell>
          <table:table-cell office:value-type="float" office:value="5.8224276029647797E-4" table:formula="of:=100*[.H85]/[.$K85]" table:style-name="ce23">
            <text:p>-</text:p>
          </table:table-cell>
          <table:table-cell office:value-type="float" office:value="1.7467282808894338E-3" table:formula="of:=100*[.I85]/[.$K85]" table:style-name="ce23">
            <text:p>-</text:p>
          </table:table-cell>
          <table:table-cell office:value-type="float" office:value="0" table:formula="of:=100*[.J85]/[.$K85]" table:style-name="ce23">
            <text:p>0.0</text:p>
          </table:table-cell>
          <table:table-cell office:value-type="float" office:value="100" table:formula="of:=100*[.K85]/[.$K85]" table:style-name="ce23">
            <text:p>100.0</text:p>
          </table:table-cell>
          <table:table-cell office:value-type="float" office:value="2.6558033106323347" table:formula="of:=100*[.L85]/[.$K85]" table:style-name="ce23">
            <text:p>2.7</text:p>
          </table:table-cell>
          <table:table-cell office:value-type="float" office:value="0.41921478741346413" table:formula="of:=100*[.M85]/[.$K85]" table:style-name="ce23">
            <text:p>0.4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5 Q1</text:p>
          </table:table-cell>
          <table:table-cell office:value-type="float" office:value="49.841685546617896" table:formula="of:=100*[.B86]/[.$K86]" table:style-name="ce23">
            <text:p>49.8</text:p>
          </table:table-cell>
          <table:table-cell office:value-type="float" office:value="47.332072360444258" table:formula="of:=100*[.C86]/[.$K86]" table:style-name="ce23">
            <text:p>47.3</text:p>
          </table:table-cell>
          <table:table-cell office:value-type="float" office:value="1.6310892172961142" table:formula="of:=100*[.D86]/[.$K86]" table:style-name="ce23">
            <text:p>1.6</text:p>
          </table:table-cell>
          <table:table-cell office:value-type="float" office:value="0.7586622601899774" table:formula="of:=100*[.E86]/[.$K86]" table:style-name="ce23">
            <text:p>0.8</text:p>
          </table:table-cell>
          <table:table-cell office:value-type="float" office:value="0.36166365280289331" table:formula="of:=100*[.F86]/[.$K86]" table:style-name="ce23">
            <text:p>0.4</text:p>
          </table:table-cell>
          <table:table-cell office:value-type="float" office:value="7.330270970602705E-2" table:formula="of:=100*[.G86]/[.$K86]" table:style-name="ce23">
            <text:p>0.1</text:p>
          </table:table-cell>
          <table:table-cell office:value-type="float" office:value="1.3856844934976756E-4" table:formula="of:=100*[.H86]/[.$K86]" table:style-name="ce23">
            <text:p>-</text:p>
          </table:table-cell>
          <table:table-cell office:value-type="float" office:value="1.1085475947981405E-3" table:formula="of:=100*[.I86]/[.$K86]" table:style-name="ce23">
            <text:p>-</text:p>
          </table:table-cell>
          <table:table-cell office:value-type="float" office:value="2.7713689869953513E-4" table:formula="of:=100*[.J86]/[.$K86]" table:style-name="ce23">
            <text:p>-</text:p>
          </table:table-cell>
          <table:table-cell office:value-type="float" office:value="100" table:formula="of:=100*[.K86]/[.$K86]" table:style-name="ce23">
            <text:p>100.0</text:p>
          </table:table-cell>
          <table:table-cell office:value-type="float" office:value="2.8262420929378593" table:formula="of:=100*[.L86]/[.$K86]" table:style-name="ce23">
            <text:p>2.8</text:p>
          </table:table-cell>
          <table:table-cell office:value-type="float" office:value="0.36180222125224315" table:formula="of:=100*[.M86]/[.$K86]" table:style-name="ce23">
            <text:p>0.4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5 Q2</text:p>
          </table:table-cell>
          <table:table-cell office:value-type="float" office:value="48.38026999454317" table:formula="of:=100*[.B87]/[.$K87]" table:style-name="ce23">
            <text:p>48.4</text:p>
          </table:table-cell>
          <table:table-cell office:value-type="float" office:value="48.934336125016806" table:formula="of:=100*[.C87]/[.$K87]" table:style-name="ce23">
            <text:p>48.9</text:p>
          </table:table-cell>
          <table:table-cell office:value-type="float" office:value="1.7180320608634447" table:formula="of:=100*[.D87]/[.$K87]" table:style-name="ce23">
            <text:p>1.7</text:p>
          </table:table-cell>
          <table:table-cell office:value-type="float" office:value="0.60120050297753214" table:formula="of:=100*[.E87]/[.$K87]" table:style-name="ce23">
            <text:p>0.6</text:p>
          </table:table-cell>
          <table:table-cell office:value-type="float" office:value="0.31807792988366668" table:formula="of:=100*[.F87]/[.$K87]" table:style-name="ce23">
            <text:p>0.3</text:p>
          </table:table-cell>
          <table:table-cell office:value-type="float" office:value="4.6027189257159123E-2" table:formula="of:=100*[.G87]/[.$K87]" table:style-name="ce23">
            <text:p>-</text:p>
          </table:table-cell>
          <table:table-cell office:value-type="float" office:value="0" table:formula="of:=100*[.H87]/[.$K87]" table:style-name="ce23">
            <text:p>0.0</text:p>
          </table:table-cell>
          <table:table-cell office:value-type="float" office:value="1.7398593877276643E-3" table:formula="of:=100*[.I87]/[.$K87]" table:style-name="ce23">
            <text:p>-</text:p>
          </table:table-cell>
          <table:table-cell office:value-type="float" office:value="3.1633807049593899E-4" table:formula="of:=100*[.J87]/[.$K87]" table:style-name="ce23">
            <text:p>-</text:p>
          </table:table-cell>
          <table:table-cell office:value-type="float" office:value="100" table:formula="of:=100*[.K87]/[.$K87]" table:style-name="ce23">
            <text:p>100.0</text:p>
          </table:table-cell>
          <table:table-cell office:value-type="float" office:value="2.6853938804400266" table:formula="of:=100*[.L87]/[.$K87]" table:style-name="ce23">
            <text:p>2.7</text:p>
          </table:table-cell>
          <table:table-cell office:value-type="float" office:value="0.31807792988366668" table:formula="of:=100*[.M87]/[.$K87]" table:style-name="ce23">
            <text:p>0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3</text:p>
          </table:table-cell>
          <table:table-cell office:value-type="float" office:value="50.671042031007438" table:formula="of:=100*[.B88]/[.$K88]" table:style-name="ce23">
            <text:p>50.7</text:p>
          </table:table-cell>
          <table:table-cell office:value-type="float" office:value="46.744723316219257" table:formula="of:=100*[.C88]/[.$K88]" table:style-name="ce23">
            <text:p>46.7</text:p>
          </table:table-cell>
          <table:table-cell office:value-type="float" office:value="1.6642010796183435" table:formula="of:=100*[.D88]/[.$K88]" table:style-name="ce23">
            <text:p>1.7</text:p>
          </table:table-cell>
          <table:table-cell office:value-type="float" office:value="0.54907266791489928" table:formula="of:=100*[.E88]/[.$K88]" table:style-name="ce23">
            <text:p>0.5</text:p>
          </table:table-cell>
          <table:table-cell office:value-type="float" office:value="0.31580099765044056" table:formula="of:=100*[.F88]/[.$K88]" table:style-name="ce23">
            <text:p>0.3</text:p>
          </table:table-cell>
          <table:table-cell office:value-type="float" office:value="5.2072075612583757E-2" table:formula="of:=100*[.G88]/[.$K88]" table:style-name="ce23">
            <text:p>0.1</text:p>
          </table:table-cell>
          <table:table-cell office:value-type="float" office:value="7.017799947787568E-4" table:formula="of:=100*[.H88]/[.$K88]" table:style-name="ce23">
            <text:p>-</text:p>
          </table:table-cell>
          <table:table-cell office:value-type="float" office:value="2.1053399843362704E-3" table:formula="of:=100*[.I88]/[.$K88]" table:style-name="ce23">
            <text:p>-</text:p>
          </table:table-cell>
          <table:table-cell office:value-type="float" office:value="2.8071199791150273E-4" table:formula="of:=100*[.J88]/[.$K88]" table:style-name="ce23">
            <text:p>-</text:p>
          </table:table-cell>
          <table:table-cell office:value-type="float" office:value="100" table:formula="of:=100*[.K88]/[.$K88]" table:style-name="ce23">
            <text:p>100.0</text:p>
          </table:table-cell>
          <table:table-cell office:value-type="float" office:value="2.5842346527732936" table:formula="of:=100*[.L88]/[.$K88]" table:style-name="ce23">
            <text:p>2.6</text:p>
          </table:table-cell>
          <table:table-cell office:value-type="float" office:value="0.31650277764521934" table:formula="of:=100*[.M88]/[.$K88]" table:style-name="ce23">
            <text:p>0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4</text:p>
          </table:table-cell>
          <table:table-cell office:value-type="float" office:value="46.566449907796596" table:formula="of:=100*[.B89]/[.$K89]" table:style-name="ce23">
            <text:p>46.6</text:p>
          </table:table-cell>
          <table:table-cell office:value-type="float" office:value="50.28220959661946" table:formula="of:=100*[.C89]/[.$K89]" table:style-name="ce23">
            <text:p>50.3</text:p>
          </table:table-cell>
          <table:table-cell office:value-type="float" office:value="1.7361862881972179" table:formula="of:=100*[.D89]/[.$K89]" table:style-name="ce23">
            <text:p>1.7</text:p>
          </table:table-cell>
          <table:table-cell office:value-type="float" office:value="0.76469095062825232" table:formula="of:=100*[.E89]/[.$K89]" table:style-name="ce23">
            <text:p>0.8</text:p>
          </table:table-cell>
          <table:table-cell office:value-type="float" office:value="0.55284710660504843" table:formula="of:=100*[.F89]/[.$K89]" table:style-name="ce23">
            <text:p>0.6</text:p>
          </table:table-cell>
          <table:table-cell office:value-type="float" office:value="9.4443158657040671E-2" table:formula="of:=100*[.G89]/[.$K89]" table:style-name="ce23">
            <text:p>0.1</text:p>
          </table:table-cell>
          <table:table-cell office:value-type="float" office:value="1.3065259102752664E-3" table:formula="of:=100*[.H89]/[.$K89]" table:style-name="ce23">
            <text:p>-</text:p>
          </table:table-cell>
          <table:table-cell office:value-type="float" office:value="1.4931724688860186E-3" table:formula="of:=100*[.I89]/[.$K89]" table:style-name="ce23">
            <text:p>-</text:p>
          </table:table-cell>
          <table:table-cell office:value-type="float" office:value="3.7329311722150466E-4" table:formula="of:=100*[.J89]/[.$K89]" table:style-name="ce23">
            <text:p>-</text:p>
          </table:table-cell>
          <table:table-cell office:value-type="float" office:value="100" table:formula="of:=100*[.K89]/[.$K89]" table:style-name="ce23">
            <text:p>100.0</text:p>
          </table:table-cell>
          <table:table-cell office:value-type="float" office:value="3.1513404955839421" table:formula="of:=100*[.L89]/[.$K89]" table:style-name="ce23">
            <text:p>3.2</text:p>
          </table:table-cell>
          <table:table-cell office:value-type="float" office:value="0.55415363251532357" table:formula="of:=100*[.M89]/[.$K89]" table:style-name="ce23">
            <text:p>0.6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6 Q1</text:p>
          </table:table-cell>
          <table:table-cell office:value-type="float" office:value="49.867939421560216" table:formula="of:=100*[.B90]/[.$K90]" table:style-name="ce23">
            <text:p>49.9</text:p>
          </table:table-cell>
          <table:table-cell office:value-type="float" office:value="46.774661705584371" table:formula="of:=100*[.C90]/[.$K90]" table:style-name="ce23">
            <text:p>46.8</text:p>
          </table:table-cell>
          <table:table-cell office:value-type="float" office:value="1.8686801691110897" table:formula="of:=100*[.D90]/[.$K90]" table:style-name="ce23">
            <text:p>1.9</text:p>
          </table:table-cell>
          <table:table-cell office:value-type="float" office:value="1.0180025295740833" table:formula="of:=100*[.E90]/[.$K90]" table:style-name="ce23">
            <text:p>1.0</text:p>
          </table:table-cell>
          <table:table-cell office:value-type="float" office:value="0.41161397596247923" table:formula="of:=100*[.F90]/[.$K90]" table:style-name="ce23">
            <text:p>0.4</text:p>
          </table:table-cell>
          <table:table-cell office:value-type="float" office:value="5.7132124934166716E-2" table:formula="of:=100*[.G90]/[.$K90]" table:style-name="ce23">
            <text:p>0.1</text:p>
          </table:table-cell>
          <table:table-cell office:value-type="float" office:value="9.1936752767624605E-4" table:formula="of:=100*[.H90]/[.$K90]" table:style-name="ce23">
            <text:p>-</text:p>
          </table:table-cell>
          <table:table-cell office:value-type="float" office:value="1.0507057459157097E-3" table:formula="of:=100*[.I90]/[.$K90]" table:style-name="ce23">
            <text:p>-</text:p>
          </table:table-cell>
          <table:table-cell office:value-type="float" office:value="0" table:formula="of:=100*[.J90]/[.$K90]" table:style-name="ce23">
            <text:p>0.0</text:p>
          </table:table-cell>
          <table:table-cell office:value-type="float" office:value="100" table:formula="of:=100*[.K90]/[.$K90]" table:style-name="ce23">
            <text:p>100.0</text:p>
          </table:table-cell>
          <table:table-cell office:value-type="float" office:value="3.3573988728554105" table:formula="of:=100*[.L90]/[.$K90]" table:style-name="ce23">
            <text:p>3.4</text:p>
          </table:table-cell>
          <table:table-cell office:value-type="float" office:value="0.41253334349015558" table:formula="of:=100*[.M90]/[.$K90]" table:style-name="ce23">
            <text:p>0.4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2</text:p>
          </table:table-cell>
          <table:table-cell office:value-type="float" office:value="48.165076727760507" table:formula="of:=100*[.B91]/[.$K91]" table:style-name="ce23">
            <text:p>48.2</text:p>
          </table:table-cell>
          <table:table-cell office:value-type="float" office:value="48.623397633596255" table:formula="of:=100*[.C91]/[.$K91]" table:style-name="ce23">
            <text:p>48.6</text:p>
          </table:table-cell>
          <table:table-cell office:value-type="float" office:value="1.8348451937206134" table:formula="of:=100*[.D91]/[.$K91]" table:style-name="ce23">
            <text:p>1.8</text:p>
          </table:table-cell>
          <table:table-cell office:value-type="float" office:value="0.99815578538401373" table:formula="of:=100*[.E91]/[.$K91]" table:style-name="ce23">
            <text:p>1.0</text:p>
          </table:table-cell>
          <table:table-cell office:value-type="float" office:value="0.33167754820958151" table:formula="of:=100*[.F91]/[.$K91]" table:style-name="ce23">
            <text:p>0.3</text:p>
          </table:table-cell>
          <table:table-cell office:value-type="float" office:value="4.4817069838111998E-2" table:formula="of:=100*[.G91]/[.$K91]" table:style-name="ce23">
            <text:p>-</text:p>
          </table:table-cell>
          <table:table-cell office:value-type="float" office:value="4.6847111329036931E-4" table:formula="of:=100*[.H91]/[.$K91]" table:style-name="ce23">
            <text:p>-</text:p>
          </table:table-cell>
          <table:table-cell office:value-type="float" office:value="1.4054133398711079E-3" table:formula="of:=100*[.I91]/[.$K91]" table:style-name="ce23">
            <text:p>-</text:p>
          </table:table-cell>
          <table:table-cell office:value-type="float" office:value="1.5615703776345645E-4" table:formula="of:=100*[.J91]/[.$K91]" table:style-name="ce23">
            <text:p>-</text:p>
          </table:table-cell>
          <table:table-cell office:value-type="float" office:value="100" table:formula="of:=100*[.K91]/[.$K91]" table:style-name="ce23">
            <text:p>100.0</text:p>
          </table:table-cell>
          <table:table-cell office:value-type="float" office:value="3.2115256386432454" table:formula="of:=100*[.L91]/[.$K91]" table:style-name="ce23">
            <text:p>3.2</text:p>
          </table:table-cell>
          <table:table-cell office:value-type="float" office:value="0.33214601932287185" table:formula="of:=100*[.M91]/[.$K91]" table:style-name="ce23">
            <text:p>0.3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6 Q3</text:p>
          </table:table-cell>
          <table:table-cell office:value-type="float" office:value="50.036894964044677" table:formula="of:=100*[.B92]/[.$K92]" table:style-name="ce23">
            <text:p>50.0</text:p>
          </table:table-cell>
          <table:table-cell office:value-type="float" office:value="46.616441611992101" table:formula="of:=100*[.C92]/[.$K92]" table:style-name="ce23">
            <text:p>46.6</text:p>
          </table:table-cell>
          <table:table-cell office:value-type="float" office:value="1.9407856554590728" table:formula="of:=100*[.D92]/[.$K92]" table:style-name="ce23">
            <text:p>1.9</text:p>
          </table:table-cell>
          <table:table-cell office:value-type="float" office:value="0.92375593497642583" table:formula="of:=100*[.E92]/[.$K92]" table:style-name="ce23">
            <text:p>0.9</text:p>
          </table:table-cell>
          <table:table-cell office:value-type="float" office:value="0.3920262658979986" table:formula="of:=100*[.F92]/[.$K92]" table:style-name="ce23">
            <text:p>0.4</text:p>
          </table:table-cell>
          <table:table-cell office:value-type="float" office:value="8.8299183612555884E-2" table:formula="of:=100*[.G92]/[.$K92]" table:style-name="ce23">
            <text:p>0.1</text:p>
          </table:table-cell>
          <table:table-cell office:value-type="float" office:value="2.7636677187028449E-4" table:formula="of:=100*[.H92]/[.$K92]" table:style-name="ce23">
            <text:p>-</text:p>
          </table:table-cell>
          <table:table-cell office:value-type="float" office:value="1.5200172452865645E-3" table:formula="of:=100*[.I92]/[.$K92]" table:style-name="ce23">
            <text:p>-</text:p>
          </table:table-cell>
          <table:table-cell office:value-type="float" office:value="0" table:formula="of:=100*[.J92]/[.$K92]" table:style-name="ce23">
            <text:p>0.0</text:p>
          </table:table-cell>
          <table:table-cell office:value-type="float" office:value="100" table:formula="of:=100*[.K92]/[.$K92]" table:style-name="ce23">
            <text:p>100.0</text:p>
          </table:table-cell>
          <table:table-cell office:value-type="float" office:value="3.3466634239632098" table:formula="of:=100*[.L92]/[.$K92]" table:style-name="ce23">
            <text:p>3.3</text:p>
          </table:table-cell>
          <table:table-cell office:value-type="float" office:value="0.39230263266986876" table:formula="of:=100*[.M92]/[.$K92]" table:style-name="ce23">
            <text:p>0.4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6 Q4</text:p>
          </table:table-cell>
          <table:table-cell office:value-type="float" office:value="48.741851163669565" table:formula="of:=100*[.B93]/[.$K93]" table:style-name="ce23">
            <text:p>48.7</text:p>
          </table:table-cell>
          <table:table-cell office:value-type="float" office:value="47.731478822751335" table:formula="of:=100*[.C93]/[.$K93]" table:style-name="ce23">
            <text:p>47.7</text:p>
          </table:table-cell>
          <table:table-cell office:value-type="float" office:value="2.0031456036576438" table:formula="of:=100*[.D93]/[.$K93]" table:style-name="ce23">
            <text:p>2.0</text:p>
          </table:table-cell>
          <table:table-cell office:value-type="float" office:value="1.0187087463713478" table:formula="of:=100*[.E93]/[.$K93]" table:style-name="ce23">
            <text:p>1.0</text:p>
          </table:table-cell>
          <table:table-cell office:value-type="float" office:value="0.40329677047652746" table:formula="of:=100*[.F93]/[.$K93]" table:style-name="ce23">
            <text:p>0.4</text:p>
          </table:table-cell>
          <table:table-cell office:value-type="float" office:value="9.9666358528420665E-2" table:formula="of:=100*[.G93]/[.$K93]" table:style-name="ce23">
            <text:p>0.1</text:p>
          </table:table-cell>
          <table:table-cell office:value-type="float" office:value="9.2626727256896516E-4" table:formula="of:=100*[.H93]/[.$K93]" table:style-name="ce23">
            <text:p>-</text:p>
          </table:table-cell>
          <table:table-cell office:value-type="float" office:value="7.4101381805517222E-4" table:formula="of:=100*[.I93]/[.$K93]" table:style-name="ce23">
            <text:p>-</text:p>
          </table:table-cell>
          <table:table-cell office:value-type="float" office:value="1.8525345451379305E-4" table:formula="of:=100*[.J93]/[.$K93]" table:style-name="ce23">
            <text:p>-</text:p>
          </table:table-cell>
          <table:table-cell office:value-type="float" office:value="100" table:formula="of:=100*[.K93]/[.$K93]" table:style-name="ce23">
            <text:p>100.0</text:p>
          </table:table-cell>
          <table:table-cell office:value-type="float" office:value="3.5266700135790776" table:formula="of:=100*[.L93]/[.$K93]" table:style-name="ce23">
            <text:p>3.5</text:p>
          </table:table-cell>
          <table:table-cell office:value-type="float" office:value="0.40422303774909635" table:formula="of:=100*[.M93]/[.$K93]" table:style-name="ce23">
            <text:p>0.4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7 Q1</text:p>
          </table:table-cell>
          <table:table-cell office:value-type="float" office:value="52.196691984920541" table:formula="of:=100*[.B94]/[.$K94]" table:style-name="ce23">
            <text:p>52.2</text:p>
          </table:table-cell>
          <table:table-cell office:value-type="float" office:value="43.68742961702992" table:formula="of:=100*[.C94]/[.$K94]" table:style-name="ce23">
            <text:p>43.7</text:p>
          </table:table-cell>
          <table:table-cell office:value-type="float" office:value="2.5566439665457117" table:formula="of:=100*[.D94]/[.$K94]" table:style-name="ce23">
            <text:p>2.6</text:p>
          </table:table-cell>
          <table:table-cell office:value-type="float" office:value="0.89730931093136579" table:formula="of:=100*[.E94]/[.$K94]" table:style-name="ce23">
            <text:p>0.9</text:p>
          </table:table-cell>
          <table:table-cell office:value-type="float" office:value="0.5716119233242194" table:formula="of:=100*[.F94]/[.$K94]" table:style-name="ce23">
            <text:p>0.6</text:p>
          </table:table-cell>
          <table:table-cell office:value-type="float" office:value="8.7092150432797194E-2" table:formula="of:=100*[.G94]/[.$K94]" table:style-name="ce23">
            <text:p>0.1</text:p>
          </table:table-cell>
          <table:table-cell office:value-type="float" office:value="2.4777283195674877E-3" table:formula="of:=100*[.H94]/[.$K94]" table:style-name="ce23">
            <text:p>-</text:p>
          </table:table-cell>
          <table:table-cell office:value-type="float" office:value="6.1943207989187193E-4" table:formula="of:=100*[.I94]/[.$K94]" table:style-name="ce23">
            <text:p>-</text:p>
          </table:table-cell>
          <table:table-cell office:value-type="float" office:value="1.2388641597837439E-4" table:formula="of:=100*[.J94]/[.$K94]" table:style-name="ce23">
            <text:p>-</text:p>
          </table:table-cell>
          <table:table-cell office:value-type="float" office:value="100" table:formula="of:=100*[.K94]/[.$K94]" table:style-name="ce23">
            <text:p>100.0</text:p>
          </table:table-cell>
          <table:table-cell office:value-type="float" office:value="4.1158783980495315" table:formula="of:=100*[.L94]/[.$K94]" table:style-name="ce23">
            <text:p>4.1</text:p>
          </table:table-cell>
          <table:table-cell office:value-type="float" office:value="0.57408965164378689" table:formula="of:=100*[.M94]/[.$K94]" table:style-name="ce23">
            <text:p>0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2</text:p>
          </table:table-cell>
          <table:table-cell office:value-type="float" office:value="52.177479310717942" table:formula="of:=100*[.B95]/[.$K95]" table:style-name="ce23">
            <text:p>52.2</text:p>
          </table:table-cell>
          <table:table-cell office:value-type="float" office:value="43.446794252027047" table:formula="of:=100*[.C95]/[.$K95]" table:style-name="ce23">
            <text:p>43.4</text:p>
          </table:table-cell>
          <table:table-cell office:value-type="float" office:value="2.5581062544284316" table:formula="of:=100*[.D95]/[.$K95]" table:style-name="ce23">
            <text:p>2.6</text:p>
          </table:table-cell>
          <table:table-cell office:value-type="float" office:value="1.178878956792472" table:formula="of:=100*[.E95]/[.$K95]" table:style-name="ce23">
            <text:p>1.2</text:p>
          </table:table-cell>
          <table:table-cell office:value-type="float" office:value="0.53751993884838101" table:formula="of:=100*[.F95]/[.$K95]" table:style-name="ce23">
            <text:p>0.5</text:p>
          </table:table-cell>
          <table:table-cell office:value-type="float" office:value="9.999965096107867E-2" table:formula="of:=100*[.G95]/[.$K95]" table:style-name="ce23">
            <text:p>0.1</text:p>
          </table:table-cell>
          <table:table-cell office:value-type="float" office:value="5.235583819951763E-4" table:formula="of:=100*[.H95]/[.$K95]" table:style-name="ce23">
            <text:p>-</text:p>
          </table:table-cell>
          <table:table-cell office:value-type="float" office:value="6.9807784266023517E-4" table:formula="of:=100*[.I95]/[.$K95]" table:style-name="ce23">
            <text:p>-</text:p>
          </table:table-cell>
          <table:table-cell office:value-type="float" office:value="0" table:formula="of:=100*[.J95]/[.$K95]" table:style-name="ce23">
            <text:p>0.0</text:p>
          </table:table-cell>
          <table:table-cell office:value-type="float" office:value="100" table:formula="of:=100*[.K95]/[.$K95]" table:style-name="ce23">
            <text:p>100.0</text:p>
          </table:table-cell>
          <table:table-cell office:value-type="float" office:value="4.3757264372550191" table:formula="of:=100*[.L95]/[.$K95]" table:style-name="ce23">
            <text:p>4.4</text:p>
          </table:table-cell>
          <table:table-cell office:value-type="float" office:value="0.53804349723037626" table:formula="of:=100*[.M95]/[.$K95]" table:style-name="ce23">
            <text:p>0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3</text:p>
          </table:table-cell>
          <table:table-cell office:value-type="float" office:value="54.096585126918761" table:formula="of:=100*[.B96]/[.$K96]" table:style-name="ce23">
            <text:p>54.1</text:p>
          </table:table-cell>
          <table:table-cell office:value-type="float" office:value="40.523038870440487" table:formula="of:=100*[.C96]/[.$K96]" table:style-name="ce23">
            <text:p>40.5</text:p>
          </table:table-cell>
          <table:table-cell office:value-type="float" office:value="3.3560038272620933" table:formula="of:=100*[.D96]/[.$K96]" table:style-name="ce23">
            <text:p>3.4</text:p>
          </table:table-cell>
          <table:table-cell office:value-type="float" office:value="1.394608063110274" table:formula="of:=100*[.E96]/[.$K96]" table:style-name="ce23">
            <text:p>1.4</text:p>
          </table:table-cell>
          <table:table-cell office:value-type="float" office:value="0.52647671317895484" table:formula="of:=100*[.F96]/[.$K96]" table:style-name="ce23">
            <text:p>0.5</text:p>
          </table:table-cell>
          <table:table-cell office:value-type="float" office:value="0.10161411280079222" table:formula="of:=100*[.G96]/[.$K96]" table:style-name="ce23">
            <text:p>0.1</text:p>
          </table:table-cell>
          <table:table-cell office:value-type="float" office:value="1.3690524179747455E-3" table:formula="of:=100*[.H96]/[.$K96]" table:style-name="ce23">
            <text:p>-</text:p>
          </table:table-cell>
          <table:table-cell office:value-type="float" office:value="3.0423387066105459E-4" table:formula="of:=100*[.I96]/[.$K96]" table:style-name="ce23">
            <text:p>-</text:p>
          </table:table-cell>
          <table:table-cell office:value-type="float" office:value="0" table:formula="of:=100*[.J96]/[.$K96]" table:style-name="ce23">
            <text:p>0.0</text:p>
          </table:table-cell>
          <table:table-cell office:value-type="float" office:value="99.999999999999986" table:formula="of:=100*[.K96]/[.$K96]" table:style-name="ce23">
            <text:p>100.0</text:p>
          </table:table-cell>
          <table:table-cell office:value-type="float" office:value="5.380376002640749" table:formula="of:=100*[.L96]/[.$K96]" table:style-name="ce23">
            <text:p>5.4</text:p>
          </table:table-cell>
          <table:table-cell office:value-type="float" office:value="0.52784576559692964" table:formula="of:=100*[.M96]/[.$K96]" table:style-name="ce23">
            <text:p>0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4</text:p>
          </table:table-cell>
          <table:table-cell office:value-type="float" office:value="56.43309563580555" table:formula="of:=100*[.B97]/[.$K97]" table:style-name="ce23">
            <text:p>56.4</text:p>
          </table:table-cell>
          <table:table-cell office:value-type="float" office:value="38.092159373224689" table:formula="of:=100*[.C97]/[.$K97]" table:style-name="ce23">
            <text:p>38.1</text:p>
          </table:table-cell>
          <table:table-cell office:value-type="float" office:value="2.8720842483698923" table:formula="of:=100*[.D97]/[.$K97]" table:style-name="ce23">
            <text:p>2.9</text:p>
          </table:table-cell>
          <table:table-cell office:value-type="float" office:value="1.9521015457405224" table:formula="of:=100*[.E97]/[.$K97]" table:style-name="ce23">
            <text:p>2.0</text:p>
          </table:table-cell>
          <table:table-cell office:value-type="float" office:value="0.53778712363380443" table:formula="of:=100*[.F97]/[.$K97]" table:style-name="ce23">
            <text:p>0.5</text:p>
          </table:table-cell>
          <table:table-cell office:value-type="float" office:value="0.11107625257552763" table:formula="of:=100*[.G97]/[.$K97]" table:style-name="ce23">
            <text:p>0.1</text:p>
          </table:table-cell>
          <table:table-cell office:value-type="float" office:value="6.3593274375302062E-4" table:formula="of:=100*[.H97]/[.$K97]" table:style-name="ce23">
            <text:p>-</text:p>
          </table:table-cell>
          <table:table-cell office:value-type="float" office:value="6.3593274375302062E-4" table:formula="of:=100*[.I97]/[.$K97]" table:style-name="ce23">
            <text:p>-</text:p>
          </table:table-cell>
          <table:table-cell office:value-type="float" office:value="4.239551625020138E-4" table:formula="of:=100*[.J97]/[.$K97]" table:style-name="ce23">
            <text:p>-</text:p>
          </table:table-cell>
          <table:table-cell office:value-type="float" office:value="99.999999999999986" table:formula="of:=100*[.K97]/[.$K97]" table:style-name="ce23">
            <text:p>100.0</text:p>
          </table:table-cell>
          <table:table-cell office:value-type="float" office:value="5.4747449909697554" table:formula="of:=100*[.L97]/[.$K97]" table:style-name="ce23">
            <text:p>5.5</text:p>
          </table:table-cell>
          <table:table-cell office:value-type="float" office:value="0.5384230563775575" table:formula="of:=100*[.M97]/[.$K97]" table:style-name="ce23">
            <text:p>0.5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8 Q1</text:p>
          </table:table-cell>
          <table:table-cell office:value-type="float" office:value="61.558046821985982" table:formula="of:=100*[.B98]/[.$K98]" table:style-name="ce23">
            <text:p>61.6</text:p>
          </table:table-cell>
          <table:table-cell office:value-type="float" office:value="33.254778330694407" table:formula="of:=100*[.C98]/[.$K98]" table:style-name="ce23">
            <text:p>33.3</text:p>
          </table:table-cell>
          <table:table-cell office:value-type="float" office:value="3.1802759556661386" table:formula="of:=100*[.D98]/[.$K98]" table:style-name="ce23">
            <text:p>3.2</text:p>
          </table:table-cell>
          <table:table-cell office:value-type="float" office:value="1.3838780818819272" table:formula="of:=100*[.E98]/[.$K98]" table:style-name="ce23">
            <text:p>1.4</text:p>
          </table:table-cell>
          <table:table-cell office:value-type="float" office:value="0.57552024428862247" table:formula="of:=100*[.F98]/[.$K98]" table:style-name="ce23">
            <text:p>0.6</text:p>
          </table:table-cell>
          <table:table-cell office:value-type="float" office:value="4.6935082560506679E-2" table:formula="of:=100*[.G98]/[.$K98]" table:style-name="ce23">
            <text:p>-</text:p>
          </table:table-cell>
          <table:table-cell office:value-type="float" office:value="1.4137073060393576E-4" table:formula="of:=100*[.H98]/[.$K98]" table:style-name="ce23">
            <text:p>-</text:p>
          </table:table-cell>
          <table:table-cell office:value-type="float" office:value="1.4137073060393576E-4" table:formula="of:=100*[.I98]/[.$K98]" table:style-name="ce23">
            <text:p>-</text:p>
          </table:table-cell>
          <table:table-cell office:value-type="float" office:value="2.8274146120787152E-4" table:formula="of:=100*[.J98]/[.$K98]" table:style-name="ce23">
            <text:p>-</text:p>
          </table:table-cell>
          <table:table-cell office:value-type="float" office:value="100" table:formula="of:=100*[.K98]/[.$K98]" table:style-name="ce23">
            <text:p>100.0</text:p>
          </table:table-cell>
          <table:table-cell office:value-type="float" office:value="5.1871748473196106" table:formula="of:=100*[.L98]/[.$K98]" table:style-name="ce23">
            <text:p>5.2</text:p>
          </table:table-cell>
          <table:table-cell office:value-type="float" office:value="0.57566161501922641" table:formula="of:=100*[.M98]/[.$K98]" table:style-name="ce23">
            <text:p>0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2</text:p>
          </table:table-cell>
          <table:table-cell office:value-type="float" office:value="62.560893710007875" table:formula="of:=100*[.B99]/[.$K99]" table:style-name="ce23">
            <text:p>62.6</text:p>
          </table:table-cell>
          <table:table-cell office:value-type="float" office:value="31.291611412052266" table:formula="of:=100*[.C99]/[.$K99]" table:style-name="ce23">
            <text:p>31.3</text:p>
          </table:table-cell>
          <table:table-cell office:value-type="float" office:value="3.5808399155925392" table:formula="of:=100*[.D99]/[.$K99]" table:style-name="ce23">
            <text:p>3.6</text:p>
          </table:table-cell>
          <table:table-cell office:value-type="float" office:value="1.8909861968575605" table:formula="of:=100*[.E99]/[.$K99]" table:style-name="ce23">
            <text:p>1.9</text:p>
          </table:table-cell>
          <table:table-cell office:value-type="float" office:value="0.59947705555688124" table:formula="of:=100*[.F99]/[.$K99]" table:style-name="ce23">
            <text:p>0.6</text:p>
          </table:table-cell>
          <table:table-cell office:value-type="float" office:value="6.0169292184128254E-2" table:formula="of:=100*[.G99]/[.$K99]" table:style-name="ce23">
            <text:p>0.1</text:p>
          </table:table-cell>
          <table:table-cell office:value-type="float" office:value="4.9430863267414162E-3" table:formula="of:=100*[.H99]/[.$K99]" table:style-name="ce23">
            <text:p>-</text:p>
          </table:table-cell>
          <table:table-cell office:value-type="float" office:value="1.107933142200662E-2" table:formula="of:=100*[.I99]/[.$K99]" table:style-name="ce23">
            <text:p>-</text:p>
          </table:table-cell>
          <table:table-cell office:value-type="float" office:value="0" table:formula="of:=100*[.J99]/[.$K99]" table:style-name="ce23">
            <text:p>0.0</text:p>
          </table:table-cell>
          <table:table-cell office:value-type="float" office:value="100" table:formula="of:=100*[.K99]/[.$K99]" table:style-name="ce23">
            <text:p>100.0</text:p>
          </table:table-cell>
          <table:table-cell office:value-type="float" office:value="6.1474948779398586" table:formula="of:=100*[.L99]/[.$K99]" table:style-name="ce23">
            <text:p>6.1</text:p>
          </table:table-cell>
          <table:table-cell office:value-type="float" office:value="0.6044201418836227" table:formula="of:=100*[.M99]/[.$K99]" table:style-name="ce23">
            <text:p>0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3</text:p>
          </table:table-cell>
          <table:table-cell office:value-type="float" office:value="63.197134070093625" table:formula="of:=100*[.B100]/[.$K100]" table:style-name="ce23">
            <text:p>63.2</text:p>
          </table:table-cell>
          <table:table-cell office:value-type="float" office:value="29.720673223157252" table:formula="of:=100*[.C100]/[.$K100]" table:style-name="ce23">
            <text:p>29.7</text:p>
          </table:table-cell>
          <table:table-cell office:value-type="float" office:value="4.4915340160194672" table:formula="of:=100*[.D100]/[.$K100]" table:style-name="ce23">
            <text:p>4.5</text:p>
          </table:table-cell>
          <table:table-cell office:value-type="float" office:value="1.8231437358477811" table:formula="of:=100*[.E100]/[.$K100]" table:style-name="ce23">
            <text:p>1.8</text:p>
          </table:table-cell>
          <table:table-cell office:value-type="float" office:value="0.64466524722025076" table:formula="of:=100*[.F100]/[.$K100]" table:style-name="ce23">
            <text:p>0.6</text:p>
          </table:table-cell>
          <table:table-cell office:value-type="float" office:value="0.11828720132481665" table:formula="of:=100*[.G100]/[.$K100]" table:style-name="ce23">
            <text:p>0.1</text:p>
          </table:table-cell>
          <table:table-cell office:value-type="float" office:value="0" table:formula="of:=100*[.H100]/[.$K100]" table:style-name="ce23">
            <text:p>0.0</text:p>
          </table:table-cell>
          <table:table-cell office:value-type="float" office:value="4.3935246206360471E-3" table:formula="of:=100*[.I100]/[.$K100]" table:style-name="ce23">
            <text:p>-</text:p>
          </table:table-cell>
          <table:table-cell office:value-type="float" office:value="1.6898171617830951E-4" table:formula="of:=100*[.J100]/[.$K100]" table:style-name="ce23">
            <text:p>-</text:p>
          </table:table-cell>
          <table:table-cell office:value-type="float" office:value="100" table:formula="of:=100*[.K100]/[.$K100]" table:style-name="ce23">
            <text:p>100.0</text:p>
          </table:table-cell>
          <table:table-cell office:value-type="float" office:value="7.0821927067491304" table:formula="of:=100*[.L100]/[.$K100]" table:style-name="ce23">
            <text:p>7.1</text:p>
          </table:table-cell>
          <table:table-cell office:value-type="float" office:value="0.64466524722025076" table:formula="of:=100*[.M100]/[.$K100]" table:style-name="ce23">
            <text:p>0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4</text:p>
          </table:table-cell>
          <table:table-cell office:value-type="float" office:value="62.177108409939287" table:formula="of:=100*[.B101]/[.$K101]" table:style-name="ce23">
            <text:p>62.2</text:p>
          </table:table-cell>
          <table:table-cell office:value-type="float" office:value="30.948216648708431" table:formula="of:=100*[.C101]/[.$K101]" table:style-name="ce23">
            <text:p>30.9</text:p>
          </table:table-cell>
          <table:table-cell office:value-type="float" office:value="3.5871113286093301" table:formula="of:=100*[.D101]/[.$K101]" table:style-name="ce23">
            <text:p>3.6</text:p>
          </table:table-cell>
          <table:table-cell office:value-type="float" office:value="2.2008527783324956" table:formula="of:=100*[.E101]/[.$K101]" table:style-name="ce23">
            <text:p>2.2</text:p>
          </table:table-cell>
          <table:table-cell office:value-type="float" office:value="0.9164185065626187" table:formula="of:=100*[.F101]/[.$K101]" table:style-name="ce23">
            <text:p>0.9</text:p>
          </table:table-cell>
          <table:table-cell office:value-type="float" office:value="0.16787839021082454" table:formula="of:=100*[.G101]/[.$K101]" table:style-name="ce23">
            <text:p>0.2</text:p>
          </table:table-cell>
          <table:table-cell office:value-type="float" office:value="1.5361421326480678E-3" table:formula="of:=100*[.H101]/[.$K101]" table:style-name="ce23">
            <text:p>-</text:p>
          </table:table-cell>
          <table:table-cell office:value-type="float" office:value="8.7779550437032438E-4" table:formula="of:=100*[.I101]/[.$K101]" table:style-name="ce23">
            <text:p>-</text:p>
          </table:table-cell>
          <table:table-cell office:value-type="float" office:value="0" table:formula="of:=100*[.J101]/[.$K101]" table:style-name="ce23">
            <text:p>0.0</text:p>
          </table:table-cell>
          <table:table-cell office:value-type="float" office:value="100" table:formula="of:=100*[.K101]/[.$K101]" table:style-name="ce23">
            <text:p>100.0</text:p>
          </table:table-cell>
          <table:table-cell office:value-type="float" office:value="6.8746749413522883" table:formula="of:=100*[.L101]/[.$K101]" table:style-name="ce23">
            <text:p>6.9</text:p>
          </table:table-cell>
          <table:table-cell office:value-type="float" office:value="0.91795464869526655" table:formula="of:=100*[.M101]/[.$K101]" table:style-name="ce23">
            <text:p>0.9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9 Q1</text:p>
          </table:table-cell>
          <table:table-cell office:value-type="float" office:value="66.712000760690742" table:formula="of:=100*[.B102]/[.$K102]" table:style-name="ce23">
            <text:p>66.7</text:p>
          </table:table-cell>
          <table:table-cell office:value-type="float" office:value="27.18590532281813" table:formula="of:=100*[.C102]/[.$K102]" table:style-name="ce23">
            <text:p>27.2</text:p>
          </table:table-cell>
          <table:table-cell office:value-type="float" office:value="4.0110588296312093" table:formula="of:=100*[.D102]/[.$K102]" table:style-name="ce23">
            <text:p>4.0</text:p>
          </table:table-cell>
          <table:table-cell office:value-type="float" office:value="1.1975116192627637" table:formula="of:=100*[.E102]/[.$K102]" table:style-name="ce23">
            <text:p>1.2</text:p>
          </table:table-cell>
          <table:table-cell office:value-type="float" office:value="0.85909068643694186" table:formula="of:=100*[.F102]/[.$K102]" table:style-name="ce23">
            <text:p>0.9</text:p>
          </table:table-cell>
          <table:table-cell office:value-type="float" office:value="2.9102183240023862E-2" table:formula="of:=100*[.G102]/[.$K102]" table:style-name="ce23">
            <text:p>-</text:p>
          </table:table-cell>
          <table:table-cell office:value-type="float" office:value="3.7458255655476256E-3" table:formula="of:=100*[.H102]/[.$K102]" table:style-name="ce23">
            <text:p>-</text:p>
          </table:table-cell>
          <table:table-cell office:value-type="float" office:value="1.5847723546547645E-3" table:formula="of:=100*[.I102]/[.$K102]" table:style-name="ce23">
            <text:p>-</text:p>
          </table:table-cell>
          <table:table-cell office:value-type="float" office:value="0" table:formula="of:=100*[.J102]/[.$K102]" table:style-name="ce23">
            <text:p>0.0</text:p>
          </table:table-cell>
          <table:table-cell office:value-type="float" office:value="100.00000000000001" table:formula="of:=100*[.K102]/[.$K102]" table:style-name="ce23">
            <text:p>100.0</text:p>
          </table:table-cell>
          <table:table-cell office:value-type="float" office:value="6.1020939164911407" table:formula="of:=100*[.L102]/[.$K102]" table:style-name="ce23">
            <text:p>6.1</text:p>
          </table:table-cell>
          <table:table-cell office:value-type="float" office:value="0.86283651200248945" table:formula="of:=100*[.M102]/[.$K102]" table:style-name="ce23">
            <text:p>0.9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2</text:p>
          </table:table-cell>
          <table:table-cell office:value-type="float" office:value="65.984404591487433" table:formula="of:=100*[.B103]/[.$K103]" table:style-name="ce23">
            <text:p>66.0</text:p>
          </table:table-cell>
          <table:table-cell office:value-type="float" office:value="27.436538068267701" table:formula="of:=100*[.C103]/[.$K103]" table:style-name="ce23">
            <text:p>27.4</text:p>
          </table:table-cell>
          <table:table-cell office:value-type="float" office:value="4.299851514639589" table:formula="of:=100*[.D103]/[.$K103]" table:style-name="ce23">
            <text:p>4.3</text:p>
          </table:table-cell>
          <table:table-cell office:value-type="float" office:value="1.1636984413482825" table:formula="of:=100*[.E103]/[.$K103]" table:style-name="ce23">
            <text:p>1.2</text:p>
          </table:table-cell>
          <table:table-cell office:value-type="float" office:value="1.1092834469942829" table:formula="of:=100*[.F103]/[.$K103]" table:style-name="ce23">
            <text:p>1.1</text:p>
          </table:table-cell>
          <table:table-cell office:value-type="float" office:value="2.3117481261503169E-3" table:formula="of:=100*[.G103]/[.$K103]" table:style-name="ce23">
            <text:p>-</text:p>
          </table:table-cell>
          <table:table-cell office:value-type="float" office:value="2.1339213472156772E-3" table:formula="of:=100*[.H103]/[.$K103]" table:style-name="ce23">
            <text:p>-</text:p>
          </table:table-cell>
          <table:table-cell office:value-type="float" office:value="1.6004410104117576E-3" table:formula="of:=100*[.I103]/[.$K103]" table:style-name="ce23">
            <text:p>-</text:p>
          </table:table-cell>
          <table:table-cell office:value-type="float" office:value="1.7782677893463976E-4" table:formula="of:=100*[.J103]/[.$K103]" table:style-name="ce23">
            <text:p>-</text:p>
          </table:table-cell>
          <table:table-cell office:value-type="float" office:value="100" table:formula="of:=100*[.K103]/[.$K103]" table:style-name="ce23">
            <text:p>100.0</text:p>
          </table:table-cell>
          <table:table-cell office:value-type="float" office:value="6.5790573402448667" table:formula="of:=100*[.L103]/[.$K103]" table:style-name="ce23">
            <text:p>6.6</text:p>
          </table:table-cell>
          <table:table-cell office:value-type="float" office:value="1.1114173683414985" table:formula="of:=100*[.M103]/[.$K103]" table:style-name="ce23">
            <text:p>1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3</text:p>
          </table:table-cell>
          <table:table-cell office:value-type="float" office:value="66.115045870313651" table:formula="of:=100*[.B104]/[.$K104]" table:style-name="ce23">
            <text:p>66.1</text:p>
          </table:table-cell>
          <table:table-cell office:value-type="float" office:value="25.123588409851763" table:formula="of:=100*[.C104]/[.$K104]" table:style-name="ce23">
            <text:p>25.1</text:p>
          </table:table-cell>
          <table:table-cell office:value-type="float" office:value="5.2598072835674952" table:formula="of:=100*[.D104]/[.$K104]" table:style-name="ce23">
            <text:p>5.3</text:p>
          </table:table-cell>
          <table:table-cell office:value-type="float" office:value="1.3294242274026742" table:formula="of:=100*[.E104]/[.$K104]" table:style-name="ce23">
            <text:p>1.3</text:p>
          </table:table-cell>
          <table:table-cell office:value-type="float" office:value="2.1605902365156218" table:formula="of:=100*[.F104]/[.$K104]" table:style-name="ce23">
            <text:p>2.2</text:p>
          </table:table-cell>
          <table:table-cell office:value-type="float" office:value="4.4138717804200651E-3" table:formula="of:=100*[.G104]/[.$K104]" table:style-name="ce23">
            <text:p>-</text:p>
          </table:table-cell>
          <table:table-cell office:value-type="float" office:value="4.7534003789139164E-3" table:formula="of:=100*[.H104]/[.$K104]" table:style-name="ce23">
            <text:p>-</text:p>
          </table:table-cell>
          <table:table-cell office:value-type="float" office:value="2.0371715909631065E-3" table:formula="of:=100*[.I104]/[.$K104]" table:style-name="ce23">
            <text:p>-</text:p>
          </table:table-cell>
          <table:table-cell office:value-type="float" office:value="3.3952859849385112E-4" table:formula="of:=100*[.J104]/[.$K104]" table:style-name="ce23">
            <text:p>-</text:p>
          </table:table-cell>
          <table:table-cell office:value-type="float" office:value="100" table:formula="of:=100*[.K104]/[.$K104]" table:style-name="ce23">
            <text:p>100.0</text:p>
          </table:table-cell>
          <table:table-cell office:value-type="float" office:value="8.7613657198345827" table:formula="of:=100*[.L104]/[.$K104]" table:style-name="ce23">
            <text:p>8.8</text:p>
          </table:table-cell>
          <table:table-cell office:value-type="float" office:value="2.1653436368945354" table:formula="of:=100*[.M104]/[.$K104]" table:style-name="ce23">
            <text:p>2.2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4</text:p>
          </table:table-cell>
          <table:table-cell office:value-type="float" office:value="63.655074615586365" table:formula="of:=100*[.B105]/[.$K105]" table:style-name="ce23">
            <text:p>63.7</text:p>
          </table:table-cell>
          <table:table-cell office:value-type="float" office:value="25.238605397571938" table:formula="of:=100*[.C105]/[.$K105]" table:style-name="ce23">
            <text:p>25.2</text:p>
          </table:table-cell>
          <table:table-cell office:value-type="float" office:value="5.6300649469000188" table:formula="of:=100*[.D105]/[.$K105]" table:style-name="ce23">
            <text:p>5.6</text:p>
          </table:table-cell>
          <table:table-cell office:value-type="float" office:value="2.6532208950314065" table:formula="of:=100*[.E105]/[.$K105]" table:style-name="ce23">
            <text:p>2.7</text:p>
          </table:table-cell>
          <table:table-cell office:value-type="float" office:value="2.8176996972700965" table:formula="of:=100*[.F105]/[.$K105]" table:style-name="ce23">
            <text:p>2.8</text:p>
          </table:table-cell>
          <table:table-cell office:value-type="float" office:value="1.5558805617173366E-3" table:formula="of:=100*[.G105]/[.$K105]" table:style-name="ce23">
            <text:p>-</text:p>
          </table:table-cell>
          <table:table-cell office:value-type="float" office:value="3.1117611234346733E-3" table:formula="of:=100*[.H105]/[.$K105]" table:style-name="ce23">
            <text:p>-</text:p>
          </table:table-cell>
          <table:table-cell office:value-type="float" office:value="4.4453730334781047E-4" table:formula="of:=100*[.I105]/[.$K105]" table:style-name="ce23">
            <text:p>-</text:p>
          </table:table-cell>
          <table:table-cell office:value-type="float" office:value="2.2226865167390523E-4" table:formula="of:=100*[.J105]/[.$K105]" table:style-name="ce23">
            <text:p>-</text:p>
          </table:table-cell>
          <table:table-cell office:value-type="float" office:value="100" table:formula="of:=100*[.K105]/[.$K105]" table:style-name="ce23">
            <text:p>100.0</text:p>
          </table:table-cell>
          <table:table-cell office:value-type="float" office:value="11.106319986841696" table:formula="of:=100*[.L105]/[.$K105]" table:style-name="ce23">
            <text:p>11.1</text:p>
          </table:table-cell>
          <table:table-cell office:value-type="float" office:value="2.8208114583935315" table:formula="of:=100*[.M105]/[.$K105]" table:style-name="ce23">
            <text:p>2.8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20 Q1</text:p>
          </table:table-cell>
          <table:table-cell office:value-type="float" office:value="64.190937195771511" table:formula="of:=100*[.B106]/[.$K106]" table:style-name="ce23">
            <text:p>64.2</text:p>
          </table:table-cell>
          <table:table-cell office:value-type="float" office:value="21.506284175218941" table:formula="of:=100*[.C106]/[.$K106]" table:style-name="ce23">
            <text:p>21.5</text:p>
          </table:table-cell>
          <table:table-cell office:value-type="float" office:value="7.6961081682812269" table:formula="of:=100*[.D106]/[.$K106]" table:style-name="ce23">
            <text:p>7.7</text:p>
          </table:table-cell>
          <table:table-cell office:value-type="float" office:value="2.8238658986818761" table:formula="of:=100*[.E106]/[.$K106]" table:style-name="ce23">
            <text:p>2.8</text:p>
          </table:table-cell>
          <table:table-cell office:value-type="float" office:value="3.7686289470228078" table:formula="of:=100*[.F106]/[.$K106]" table:style-name="ce23">
            <text:p>3.8</text:p>
          </table:table-cell>
          <table:table-cell office:value-type="float" office:value="2.0846492681838745E-3" table:formula="of:=100*[.G106]/[.$K106]" table:style-name="ce23">
            <text:p>-</text:p>
          </table:table-cell>
          <table:table-cell office:value-type="float" office:value="2.2931141950022615E-3" table:formula="of:=100*[.H106]/[.$K106]" table:style-name="ce23">
            <text:p>-</text:p>
          </table:table-cell>
          <table:table-cell office:value-type="float" office:value="9.7978515604642095E-3" table:formula="of:=100*[.I106]/[.$K106]" table:style-name="ce23">
            <text:p>-</text:p>
          </table:table-cell>
          <table:table-cell office:value-type="float" office:value="0" table:formula="of:=100*[.J106]/[.$K106]" table:style-name="ce23">
            <text:p>0.0</text:p>
          </table:table-cell>
          <table:table-cell office:value-type="float" office:value="100" table:formula="of:=100*[.K106]/[.$K106]" table:style-name="ce23">
            <text:p>100.0</text:p>
          </table:table-cell>
          <table:table-cell office:value-type="float" office:value="14.302778629009563" table:formula="of:=100*[.L106]/[.$K106]" table:style-name="ce23">
            <text:p>14.3</text:p>
          </table:table-cell>
          <table:table-cell office:value-type="float" office:value="3.77092206121781" table:formula="of:=100*[.M106]/[.$K106]" table:style-name="ce23">
            <text:p>3.8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2</text:p>
          </table:table-cell>
          <table:table-cell office:value-type="float" office:value="62.773483753116395" table:formula="of:=100*[.B107]/[.$K107]" table:style-name="ce23">
            <text:p>62.8</text:p>
          </table:table-cell>
          <table:table-cell office:value-type="float" office:value="17.786187322611163" table:formula="of:=100*[.C107]/[.$K107]" table:style-name="ce23">
            <text:p>17.8</text:p>
          </table:table-cell>
          <table:table-cell office:value-type="float" office:value="8.4307670337909002" table:formula="of:=100*[.D107]/[.$K107]" table:style-name="ce23">
            <text:p>8.4</text:p>
          </table:table-cell>
          <table:table-cell office:value-type="float" office:value="3.4576319594437805" table:formula="of:=100*[.E107]/[.$K107]" table:style-name="ce23">
            <text:p>3.5</text:p>
          </table:table-cell>
          <table:table-cell office:value-type="float" office:value="7.5001636291152725" table:formula="of:=100*[.F107]/[.$K107]" table:style-name="ce23">
            <text:p>7.5</text:p>
          </table:table-cell>
          <table:table-cell office:value-type="float" office:value="3.5700897877581623E-3" table:formula="of:=100*[.G107]/[.$K107]" table:style-name="ce23">
            <text:p>-</text:p>
          </table:table-cell>
          <table:table-cell office:value-type="float" office:value="4.1651047523845229E-3" table:formula="of:=100*[.H107]/[.$K107]" table:style-name="ce23">
            <text:p>-</text:p>
          </table:table-cell>
          <table:table-cell office:value-type="float" office:value="4.4031107382350665E-2" table:formula="of:=100*[.I107]/[.$K107]" table:style-name="ce23">
            <text:p>-</text:p>
          </table:table-cell>
          <table:table-cell office:value-type="float" office:value="0" table:formula="of:=100*[.J107]/[.$K107]" table:style-name="ce23">
            <text:p>0.0</text:p>
          </table:table-cell>
          <table:table-cell office:value-type="float" office:value="100" table:formula="of:=100*[.K107]/[.$K107]" table:style-name="ce23">
            <text:p>100.0</text:p>
          </table:table-cell>
          <table:table-cell office:value-type="float" office:value="19.440328924272446" table:formula="of:=100*[.L107]/[.$K107]" table:style-name="ce23">
            <text:p>19.4</text:p>
          </table:table-cell>
          <table:table-cell office:value-type="float" office:value="7.5043287338676574" table:formula="of:=100*[.M107]/[.$K107]" table:style-name="ce23">
            <text:p>7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3</text:p>
          </table:table-cell>
          <table:table-cell office:value-type="float" office:value="61.333581227793971" table:formula="of:=100*[.B108]/[.$K108]" table:style-name="ce23">
            <text:p>61.3</text:p>
          </table:table-cell>
          <table:table-cell office:value-type="float" office:value="17.516643327062059" table:formula="of:=100*[.C108]/[.$K108]" table:style-name="ce23">
            <text:p>17.5</text:p>
          </table:table-cell>
          <table:table-cell office:value-type="float" office:value="11.173842813306475" table:formula="of:=100*[.D108]/[.$K108]" table:style-name="ce23">
            <text:p>11.2</text:p>
          </table:table-cell>
          <table:table-cell office:value-type="float" office:value="3.8941035800849781" table:formula="of:=100*[.E108]/[.$K108]" table:style-name="ce23">
            <text:p>3.9</text:p>
          </table:table-cell>
          <table:table-cell office:value-type="float" office:value="5.9973971081632911" table:formula="of:=100*[.F108]/[.$K108]" table:style-name="ce23">
            <text:p>6.0</text:p>
          </table:table-cell>
          <table:table-cell office:value-type="float" office:value="1.0234174980512426E-3" table:formula="of:=100*[.G108]/[.$K108]" table:style-name="ce23">
            <text:p>-</text:p>
          </table:table-cell>
          <table:table-cell office:value-type="float" office:value="1.1939870810597831E-3" table:formula="of:=100*[.H108]/[.$K108]" table:style-name="ce23">
            <text:p>-</text:p>
          </table:table-cell>
          <table:table-cell office:value-type="float" office:value="8.1361691095073782E-2" table:formula="of:=100*[.I108]/[.$K108]" table:style-name="ce23">
            <text:p>0.1</text:p>
          </table:table-cell>
          <table:table-cell office:value-type="float" office:value="8.528479150427022E-4" table:formula="of:=100*[.J108]/[.$K108]" table:style-name="ce23">
            <text:p>-</text:p>
          </table:table-cell>
          <table:table-cell office:value-type="float" office:value="100" table:formula="of:=100*[.K108]/[.$K108]" table:style-name="ce23">
            <text:p>100.0</text:p>
          </table:table-cell>
          <table:table-cell office:value-type="float" office:value="21.14977544514397" table:formula="of:=100*[.L108]/[.$K108]" table:style-name="ce23">
            <text:p>21.1</text:p>
          </table:table-cell>
          <table:table-cell office:value-type="float" office:value="5.9985910952443495" table:formula="of:=100*[.M108]/[.$K108]" table:style-name="ce23">
            <text:p>6.0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4</text:p>
          </table:table-cell>
          <table:table-cell office:value-type="float" office:value="55.412177464073423" table:formula="of:=100*[.B109]/[.$K109]" table:style-name="ce23">
            <text:p>55.4</text:p>
          </table:table-cell>
          <table:table-cell office:value-type="float" office:value="15.401398195508985" table:formula="of:=100*[.C109]/[.$K109]" table:style-name="ce23">
            <text:p>15.4</text:p>
          </table:table-cell>
          <table:table-cell office:value-type="float" office:value="12.217108979441655" table:formula="of:=100*[.D109]/[.$K109]" table:style-name="ce23">
            <text:p>12.2</text:p>
          </table:table-cell>
          <table:table-cell office:value-type="float" office:value="6.3258241217228184" table:formula="of:=100*[.E109]/[.$K109]" table:style-name="ce23">
            <text:p>6.3</text:p>
          </table:table-cell>
          <table:table-cell office:value-type="float" office:value="10.581821385446952" table:formula="of:=100*[.F109]/[.$K109]" table:style-name="ce23">
            <text:p>10.6</text:p>
          </table:table-cell>
          <table:table-cell office:value-type="float" office:value="8.0326280167700541E-3" table:formula="of:=100*[.G109]/[.$K109]" table:style-name="ce23">
            <text:p>-</text:p>
          </table:table-cell>
          <table:table-cell office:value-type="float" office:value="8.8099791151671578E-3" table:formula="of:=100*[.H109]/[.$K109]" table:style-name="ce23">
            <text:p>-</text:p>
          </table:table-cell>
          <table:table-cell office:value-type="float" office:value="4.4568129641433848E-2" table:formula="of:=100*[.I109]/[.$K109]" table:style-name="ce23">
            <text:p>-</text:p>
          </table:table-cell>
          <table:table-cell office:value-type="float" office:value="2.5911703279903406E-4" table:formula="of:=100*[.J109]/[.$K109]" table:style-name="ce23">
            <text:p>-</text:p>
          </table:table-cell>
          <table:table-cell office:value-type="float" office:value="100" table:formula="of:=100*[.K109]/[.$K109]" table:style-name="ce23">
            <text:p>100.0</text:p>
          </table:table-cell>
          <table:table-cell office:value-type="float" office:value="29.186424340417595" table:formula="of:=100*[.L109]/[.$K109]" table:style-name="ce23">
            <text:p>29.2</text:p>
          </table:table-cell>
          <table:table-cell office:value-type="float" office:value="10.590631364562118" table:formula="of:=100*[.M109]/[.$K109]" table:style-name="ce23">
            <text:p>10.6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7">
            <text:p>2021 Q1</text:p>
          </table:table-cell>
          <table:table-cell office:value-type="float" office:value="56.501697632745447" table:formula="of:=100*[.B110]/[.$K110]" table:style-name="ce28">
            <text:p>56.5</text:p>
          </table:table-cell>
          <table:table-cell office:value-type="float" office:value="15.856832971800433" table:formula="of:=100*[.C110]/[.$K110]" table:style-name="ce28">
            <text:p>15.9</text:p>
          </table:table-cell>
          <table:table-cell office:value-type="float" office:value="13.956663208525889" table:formula="of:=100*[.D110]/[.$K110]" table:style-name="ce28">
            <text:p>14.0</text:p>
          </table:table-cell>
          <table:table-cell office:value-type="float" office:value="6.2253607469584074" table:formula="of:=100*[.E110]/[.$K110]" table:style-name="ce28">
            <text:p>6.2</text:p>
          </table:table-cell>
          <table:table-cell office:value-type="float" office:value="7.3828161840988402" table:formula="of:=100*[.F110]/[.$K110]" table:style-name="ce28">
            <text:p>7.4</text:p>
          </table:table-cell>
          <table:table-cell office:value-type="float" office:value="1.8862586060548901E-3" table:formula="of:=100*[.G110]/[.$K110]" table:style-name="ce28">
            <text:p>-</text:p>
          </table:table-cell>
          <table:table-cell office:value-type="float" office:value="2.3578232575686126E-4" table:formula="of:=100*[.H110]/[.$K110]" table:style-name="ce28">
            <text:p>-</text:p>
          </table:table-cell>
          <table:table-cell office:value-type="float" office:value="7.4271432613411292E-2" table:formula="of:=100*[.I110]/[.$K110]" table:style-name="ce28">
            <text:p>0.1</text:p>
          </table:table-cell>
          <table:table-cell office:value-type="float" office:value="2.3578232575686126E-4" table:formula="of:=100*[.J110]/[.$K110]" table:style-name="ce28">
            <text:p>-</text:p>
          </table:table-cell>
          <table:table-cell office:value-type="float" office:value="100" table:formula="of:=100*[.K110]/[.$K110]" table:style-name="ce28">
            <text:p>100.0</text:p>
          </table:table-cell>
          <table:table-cell office:value-type="float" office:value="27.64146939545412" table:formula="of:=100*[.L110]/[.$K110]" table:style-name="ce28">
            <text:p>27.6</text:p>
          </table:table-cell>
          <table:table-cell office:value-type="float" office:value="7.3830519664245964" table:formula="of:=100*[.M110]/[.$K110]" table:style-name="ce28">
            <text:p>7.4</text:p>
          </table:table-cell>
          <table:table-cell table:number-columns-repeated="16371" table:style-name="ce3"/>
        </table:table-row>
        <table:table-row table:style-name="ro7">
          <table:table-cell table:style-name="ce20"/>
          <table:table-cell table:number-columns-repeated="12" table:style-name="ce23"/>
          <table:table-cell table:number-columns-repeated="16371" table:style-name="ce3"/>
        </table:table-row>
        <table:table-row table:style-name="ro5">
          <table:table-cell table:style-name="ce8"/>
          <table:table-cell table:number-columns-repeated="12" table:style-name="ce2"/>
          <table:table-cell table:number-columns-repeated="16371" table:style-name="ce3"/>
        </table:table-row>
        <table:table-row table:style-name="ro5">
          <table:table-cell office:value-type="string" table:style-name="ce9">
            <text:p>United Kingdom</text:p>
          </table:table-cell>
          <table:table-cell table:number-columns-repeated="9" table:style-name="ce10"/>
          <table:table-cell table:number-columns-repeated="2" table:style-name="ce11"/>
          <table:table-cell office:value-type="string" table:style-name="ce11">
            <text:p>Thousand /<text:s/><text:span text:style-name="T4">Percentage</text:span></text:p>
          </table:table-cell>
          <table:table-cell table:number-columns-repeated="16371" table:style-name="ce3"/>
        </table:table-row>
        <table:table-row table:style-name="ro3">
          <table:table-cell office:value-type="string" table:style-name="ce13">
            <text:p>Date</text:p>
          </table:table-cell>
          <table:table-cell office:value-type="string" table:style-name="ce14">
            <text:p>Petrol</text:p>
          </table:table-cell>
          <table:table-cell office:value-type="string" table:style-name="ce14">
            <text:p>Diesel</text:p>
          </table:table-cell>
          <table:table-cell office:value-type="string" table:style-name="ce15">
            <text:p>Hybrid Electric<text:s/><text:span text:style-name="T5">1</text:span></text:p>
          </table:table-cell>
          <table:table-cell office:value-type="string" table:style-name="ce15">
            <text:p>Plug-in Hybrid Electric<text:s/><text:span text:style-name="T5">2</text:span></text:p>
          </table:table-cell>
          <table:table-cell office:value-type="string" table:style-name="ce15">
            <text:p>Battery Electric</text:p>
          </table:table-cell>
          <table:table-cell office:value-type="string" table:style-name="ce15">
            <text:p>Range-Extended Electric<text:s/><text:span text:style-name="T5">3</text:span></text:p>
          </table:table-cell>
          <table:table-cell office:value-type="string" table:style-name="ce15">
            <text:p>Fuel Cell Electric<text:s/><text:span text:style-name="T5">4</text:span></text:p>
          </table:table-cell>
          <table:table-cell office:value-type="string" table:style-name="ce15">
            <text:p>Gas<text:s/><text:span text:style-name="T5">5</text:span></text:p>
          </table:table-cell>
          <table:table-cell office:value-type="string" table:style-name="ce14">
            <text:p>Other<text:s/><text:span text:style-name="T5">6</text:span></text:p>
          </table:table-cell>
          <table:table-cell office:value-type="string" table:style-name="ce16">
            <text:p>Total</text:p>
          </table:table-cell>
          <table:table-cell office:value-type="string" table:style-name="ce16">
            <text:p>Alternative Fuels<text:s/><text:span text:style-name="T6">7</text:span></text:p>
          </table:table-cell>
          <table:table-cell office:value-type="string" table:style-name="ce16">
            <text:p>Zero Emission<text:s/><text:span text:style-name="T5">8</text:span></text:p>
          </table:table-cell>
          <table:table-cell table:number-columns-repeated="16371" table:style-name="ce17"/>
        </table:table-row>
        <table:table-row table:style-name="ro4">
          <table:table-cell office:value-type="string" table:style-name="ce18">
            <text:p>Thousands</text:p>
          </table:table-cell>
          <table:table-cell table:number-columns-repeated="12" table:style-name="ce19"/>
          <table:table-cell table:number-columns-repeated="16371" table:style-name="ce3"/>
        </table:table-row>
        <table:table-row table:style-name="ro5">
          <table:table-cell office:value-type="float" office:value="2015" table:style-name="ce20">
            <text:p>2015</text:p>
          </table:table-cell>
          <table:table-cell office:value-type="float" office:value="1303.1559999999999" table:style-name="ce21">
            <text:p>1,303.2</text:p>
          </table:table-cell>
          <table:table-cell office:value-type="float" office:value="1284.2349999999999" table:style-name="ce21">
            <text:p>1,284.2</text:p>
          </table:table-cell>
          <table:table-cell office:value-type="float" office:value="44.311999999999998" table:style-name="ce21">
            <text:p>44.3</text:p>
          </table:table-cell>
          <table:table-cell office:value-type="float" office:value="17.449000000000002" table:style-name="ce21">
            <text:p>17.4</text:p>
          </table:table-cell>
          <table:table-cell office:value-type="float" office:value="10.090999999999999" table:style-name="ce21">
            <text:p>10.1</text:p>
          </table:table-cell>
          <table:table-cell office:value-type="float" office:value="1.714" table:style-name="ce21">
            <text:p>1.7</text:p>
          </table:table-cell>
          <table:table-cell office:value-type="float" office:value="1.2999999999999999E-2" table:style-name="ce21">
            <text:p>-</text:p>
          </table:table-cell>
          <table:table-cell office:value-type="float" office:value="4.2000000000000003E-2" table:style-name="ce21">
            <text:p>-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2661.02" table:style-name="ce21">
            <text:p>2,661.0</text:p>
          </table:table-cell>
          <table:table-cell office:value-type="float" office:value="73.629000000000005" table:style-name="ce21">
            <text:p>73.6</text:p>
          </table:table-cell>
          <table:table-cell office:value-type="float" office:value="10.103999999999999" table:style-name="ce21">
            <text:p>10.1</text:p>
          </table:table-cell>
          <table:table-cell table:number-columns-repeated="16371" table:style-name="ce3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1339.3910000000001" table:style-name="ce21">
            <text:p>1,339.4</text:p>
          </table:table-cell>
          <table:table-cell office:value-type="float" office:value="1293.7139999999999" table:style-name="ce21">
            <text:p>1,293.7</text:p>
          </table:table-cell>
          <table:table-cell office:value-type="float" office:value="51.655999999999999" table:style-name="ce21">
            <text:p>51.7</text:p>
          </table:table-cell>
          <table:table-cell office:value-type="float" office:value="26.605" table:style-name="ce21">
            <text:p>26.6</text:p>
          </table:table-cell>
          <table:table-cell office:value-type="float" office:value="10.429" table:style-name="ce21">
            <text:p>10.4</text:p>
          </table:table-cell>
          <table:table-cell office:value-type="float" office:value="1.9279999999999999" table:style-name="ce21">
            <text:p>1.9</text:p>
          </table:table-cell>
          <table:table-cell office:value-type="float" office:value="1.7000000000000001E-2" table:style-name="ce21">
            <text:p>-</text:p>
          </table:table-cell>
          <table:table-cell office:value-type="float" office:value="3.2000000000000001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2723.7739999999999" table:style-name="ce21">
            <text:p>2,723.8</text:p>
          </table:table-cell>
          <table:table-cell office:value-type="float" office:value="90.668999999999997" table:style-name="ce21">
            <text:p>90.7</text:p>
          </table:table-cell>
          <table:table-cell office:value-type="float" office:value="10.446" table:style-name="ce21">
            <text:p>10.4</text:p>
          </table:table-cell>
          <table:table-cell table:number-columns-repeated="16371" table:style-name="ce3"/>
        </table:table-row>
        <table:table-row table:style-name="ro5">
          <table:table-cell office:value-type="float" office:value="2017" table:style-name="ce20">
            <text:p>2017</text:p>
          </table:table-cell>
          <table:table-cell office:value-type="float" office:value="1369.3510000000001" table:style-name="ce21">
            <text:p>1,369.4</text:p>
          </table:table-cell>
          <table:table-cell office:value-type="float" office:value="1073.538" table:style-name="ce21">
            <text:p>1,073.5</text:p>
          </table:table-cell>
          <table:table-cell office:value-type="float" office:value="72.251999999999995" table:style-name="ce21">
            <text:p>72.3</text:p>
          </table:table-cell>
          <table:table-cell office:value-type="float" office:value="32.719000000000001" table:style-name="ce21">
            <text:p>32.7</text:p>
          </table:table-cell>
          <table:table-cell office:value-type="float" office:value="13.913" table:style-name="ce21">
            <text:p>13.9</text:p>
          </table:table-cell>
          <table:table-cell office:value-type="float" office:value="2.504" table:style-name="ce21">
            <text:p>2.5</text:p>
          </table:table-cell>
          <table:table-cell office:value-type="float" office:value="3.5000000000000003E-2" table:style-name="ce21">
            <text:p>-</text:p>
          </table:table-cell>
          <table:table-cell office:value-type="float" office:value="1.4E-2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2564.33" table:style-name="ce21">
            <text:p>2,564.3</text:p>
          </table:table-cell>
          <table:table-cell office:value-type="float" office:value="121.441" table:style-name="ce21">
            <text:p>121.4</text:p>
          </table:table-cell>
          <table:table-cell office:value-type="float" office:value="13.948" table:style-name="ce21">
            <text:p>13.9</text:p>
          </table:table-cell>
          <table:table-cell table:number-columns-repeated="16371" table:style-name="ce3"/>
        </table:table-row>
        <table:table-row table:style-name="ro5">
          <table:table-cell office:value-type="float" office:value="2018" table:style-name="ce20">
            <text:p>2018</text:p>
          </table:table-cell>
          <table:table-cell office:value-type="float" office:value="1489.9159999999999" table:style-name="ce21">
            <text:p>1,489.9</text:p>
          </table:table-cell>
          <table:table-cell office:value-type="float" office:value="755.625" table:style-name="ce21">
            <text:p>755.6</text:p>
          </table:table-cell>
          <table:table-cell office:value-type="float" office:value="88.245000000000005" table:style-name="ce21">
            <text:p>88.2</text:p>
          </table:table-cell>
          <table:table-cell office:value-type="float" office:value="42.191000000000003" table:style-name="ce21">
            <text:p>42.2</text:p>
          </table:table-cell>
          <table:table-cell office:value-type="float" office:value="15.756" table:style-name="ce21">
            <text:p>15.8</text:p>
          </table:table-cell>
          <table:table-cell office:value-type="float" office:value="2.1709999999999998" table:style-name="ce21">
            <text:p>2.2</text:p>
          </table:table-cell>
          <table:table-cell office:value-type="float" office:value="3.6999999999999998E-2" table:style-name="ce21">
            <text:p>-</text:p>
          </table:table-cell>
          <table:table-cell office:value-type="float" office:value="9.8000000000000004E-2" table:style-name="ce21">
            <text:p>0.1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2394.0419999999999" table:style-name="ce21">
            <text:p>2,394.0</text:p>
          </table:table-cell>
          <table:table-cell office:value-type="float" office:value="148.501" table:style-name="ce21">
            <text:p>148.5</text:p>
          </table:table-cell>
          <table:table-cell office:value-type="float" office:value="15.792999999999999" table:style-name="ce21">
            <text:p>15.8</text:p>
          </table:table-cell>
          <table:table-cell table:number-columns-repeated="16371" table:style-name="ce3"/>
        </table:table-row>
        <table:table-row table:style-name="ro5">
          <table:table-cell office:value-type="float" office:value="2019" table:style-name="ce20">
            <text:p>2019</text:p>
          </table:table-cell>
          <table:table-cell office:value-type="float" office:value="1540.123" table:style-name="ce21">
            <text:p>1,540.1</text:p>
          </table:table-cell>
          <table:table-cell office:value-type="float" office:value="622.17399999999998" table:style-name="ce21">
            <text:p>622.2</text:p>
          </table:table-cell>
          <table:table-cell office:value-type="float" office:value="110.877" table:style-name="ce21">
            <text:p>110.9</text:p>
          </table:table-cell>
          <table:table-cell office:value-type="float" office:value="35.024999999999999" table:style-name="ce21">
            <text:p>35.0</text:p>
          </table:table-cell>
          <table:table-cell office:value-type="float" office:value="38.006999999999998" table:style-name="ce21">
            <text:p>38.0</text:p>
          </table:table-cell>
          <table:table-cell office:value-type="float" office:value="0.251" table:style-name="ce21">
            <text:p>0.3</text:p>
          </table:table-cell>
          <table:table-cell office:value-type="float" office:value="0.08" table:style-name="ce21">
            <text:p>0.1</text:p>
          </table:table-cell>
          <table:table-cell office:value-type="float" office:value="3.5000000000000003E-2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2346.576" table:style-name="ce21">
            <text:p>2,346.6</text:p>
          </table:table-cell>
          <table:table-cell office:value-type="float" office:value="184.279" table:style-name="ce21">
            <text:p>184.3</text:p>
          </table:table-cell>
          <table:table-cell office:value-type="float" office:value="38.087000000000003" table:style-name="ce21">
            <text:p>38.1</text:p>
          </table:table-cell>
          <table:table-cell table:number-columns-repeated="16371" table:style-name="ce3"/>
        </table:table-row>
        <table:table-row table:style-name="ro5">
          <table:table-cell office:value-type="float" office:value="2020" table:style-name="ce20">
            <text:p>2020</text:p>
          </table:table-cell>
          <table:table-cell office:value-type="float" office:value="1007.8630000000001" table:style-name="ce21">
            <text:p>1,007.9</text:p>
          </table:table-cell>
          <table:table-cell office:value-type="float" office:value="304.44299999999998" table:style-name="ce21">
            <text:p>304.4</text:p>
          </table:table-cell>
          <table:table-cell office:value-type="float" office:value="167.898" table:style-name="ce21">
            <text:p>167.9</text:p>
          </table:table-cell>
          <table:table-cell office:value-type="float" office:value="67.361000000000004" table:style-name="ce21">
            <text:p>67.4</text:p>
          </table:table-cell>
          <table:table-cell office:value-type="float" office:value="107.913" table:style-name="ce21">
            <text:p>107.9</text:p>
          </table:table-cell>
          <table:table-cell office:value-type="float" office:value="5.2999999999999999E-2" table:style-name="ce21">
            <text:p>0.1</text:p>
          </table:table-cell>
          <table:table-cell office:value-type="float" office:value="5.8999999999999997E-2" table:style-name="ce21">
            <text:p>0.1</text:p>
          </table:table-cell>
          <table:table-cell office:value-type="float" office:value="0.80700000000000005" table:style-name="ce21">
            <text:p>0.8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1656.403" table:style-name="ce21">
            <text:p>1,656.4</text:p>
          </table:table-cell>
          <table:table-cell office:value-type="float" office:value="344.09699999999998" table:style-name="ce21">
            <text:p>344.1</text:p>
          </table:table-cell>
          <table:table-cell office:value-type="float" office:value="107.97199999999999" table:style-name="ce21">
            <text:p>108.0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20">
            <text:p>2014 Q3</text:p>
          </table:table-cell>
          <table:table-cell office:value-type="float" office:value="330.98" table:style-name="ce21">
            <text:p>331.0</text:p>
          </table:table-cell>
          <table:table-cell office:value-type="float" office:value="333.90199999999999" table:style-name="ce21">
            <text:p>333.9</text:p>
          </table:table-cell>
          <table:table-cell office:value-type="float" office:value="9.7309999999999999" table:style-name="ce21">
            <text:p>9.7</text:p>
          </table:table-cell>
          <table:table-cell office:value-type="float" office:value="2.464" table:style-name="ce21">
            <text:p>2.5</text:p>
          </table:table-cell>
          <table:table-cell office:value-type="float" office:value="1.98" table:style-name="ce21">
            <text:p>2.0</text:p>
          </table:table-cell>
          <table:table-cell office:value-type="float" office:value="0.30499999999999999" table:style-name="ce21">
            <text:p>0.3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1.6E-2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679.38199999999995" table:style-name="ce21">
            <text:p>679.4</text:p>
          </table:table-cell>
          <table:table-cell office:value-type="float" office:value="14.5" table:style-name="ce21">
            <text:p>14.5</text:p>
          </table:table-cell>
          <table:table-cell office:value-type="float" office:value="1.9830000000000001" table:style-name="ce21">
            <text:p>2.0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4 Q4</text:p>
          </table:table-cell>
          <table:table-cell office:value-type="float" office:value="243.62100000000001" table:style-name="ce21">
            <text:p>243.6</text:p>
          </table:table-cell>
          <table:table-cell office:value-type="float" office:value="267.22000000000003" table:style-name="ce21">
            <text:p>267.2</text:p>
          </table:table-cell>
          <table:table-cell office:value-type="float" office:value="8.0120000000000005" table:style-name="ce21">
            <text:p>8.0</text:p>
          </table:table-cell>
          <table:table-cell office:value-type="float" office:value="3.1480000000000001" table:style-name="ce21">
            <text:p>3.1</text:p>
          </table:table-cell>
          <table:table-cell office:value-type="float" office:value="2.2280000000000002" table:style-name="ce21">
            <text:p>2.2</text:p>
          </table:table-cell>
          <table:table-cell office:value-type="float" office:value="0.46100000000000002" table:style-name="ce21">
            <text:p>0.5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524.702" table:style-name="ce21">
            <text:p>524.7</text:p>
          </table:table-cell>
          <table:table-cell office:value-type="float" office:value="13.861000000000001" table:style-name="ce21">
            <text:p>13.9</text:p>
          </table:table-cell>
          <table:table-cell office:value-type="float" office:value="2.2309999999999999" table:style-name="ce21">
            <text:p>2.2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5 Q1</text:p>
          </table:table-cell>
          <table:table-cell office:value-type="float" office:value="368.435" table:style-name="ce21">
            <text:p>368.4</text:p>
          </table:table-cell>
          <table:table-cell office:value-type="float" office:value="351.35700000000003" table:style-name="ce21">
            <text:p>351.4</text:p>
          </table:table-cell>
          <table:table-cell office:value-type="float" office:value="11.926" table:style-name="ce21">
            <text:p>11.9</text:p>
          </table:table-cell>
          <table:table-cell office:value-type="float" office:value="5.5190000000000001" table:style-name="ce21">
            <text:p>5.5</text:p>
          </table:table-cell>
          <table:table-cell office:value-type="float" office:value="2.6930000000000001" table:style-name="ce21">
            <text:p>2.7</text:p>
          </table:table-cell>
          <table:table-cell office:value-type="float" office:value="0.53400000000000003" table:style-name="ce21">
            <text:p>0.5</text:p>
          </table:table-cell>
          <table:table-cell office:value-type="float" office:value="1E-3" table:style-name="ce21">
            <text:p>-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740.47500000000002" table:style-name="ce21">
            <text:p>740.5</text:p>
          </table:table-cell>
          <table:table-cell office:value-type="float" office:value="20.683" table:style-name="ce21">
            <text:p>20.7</text:p>
          </table:table-cell>
          <table:table-cell office:value-type="float" office:value="2.694" table:style-name="ce21">
            <text:p>2.7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5 Q2</text:p>
          </table:table-cell>
          <table:table-cell office:value-type="float" office:value="313.25599999999997" table:style-name="ce21">
            <text:p>313.3</text:p>
          </table:table-cell>
          <table:table-cell office:value-type="float" office:value="317.19499999999999" table:style-name="ce21">
            <text:p>317.2</text:p>
          </table:table-cell>
          <table:table-cell office:value-type="float" office:value="10.978999999999999" table:style-name="ce21">
            <text:p>11.0</text:p>
          </table:table-cell>
          <table:table-cell office:value-type="float" office:value="3.851" table:style-name="ce21">
            <text:p>3.9</text:p>
          </table:table-cell>
          <table:table-cell office:value-type="float" office:value="2.0830000000000002" table:style-name="ce21">
            <text:p>2.1</text:p>
          </table:table-cell>
          <table:table-cell office:value-type="float" office:value="0.29499999999999998" table:style-name="ce21">
            <text:p>0.3</text:p>
          </table:table-cell>
          <table:table-cell office:value-type="float" office:value="0" table:style-name="ce21">
            <text:p>0.0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647.67200000000003" table:style-name="ce21">
            <text:p>647.7</text:p>
          </table:table-cell>
          <table:table-cell office:value-type="float" office:value="17.221" table:style-name="ce21">
            <text:p>17.2</text:p>
          </table:table-cell>
          <table:table-cell office:value-type="float" office:value="2.0830000000000002" table:style-name="ce21">
            <text:p>2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3</text:p>
          </table:table-cell>
          <table:table-cell office:value-type="float" office:value="368.26100000000002" table:style-name="ce21">
            <text:p>368.3</text:p>
          </table:table-cell>
          <table:table-cell office:value-type="float" office:value="340.798" table:style-name="ce21">
            <text:p>340.8</text:p>
          </table:table-cell>
          <table:table-cell office:value-type="float" office:value="12.018000000000001" table:style-name="ce21">
            <text:p>12.0</text:p>
          </table:table-cell>
          <table:table-cell office:value-type="float" office:value="3.9460000000000002" table:style-name="ce21">
            <text:p>3.9</text:p>
          </table:table-cell>
          <table:table-cell office:value-type="float" office:value="2.3029999999999999" table:style-name="ce21">
            <text:p>2.3</text:p>
          </table:table-cell>
          <table:table-cell office:value-type="float" office:value="0.374" table:style-name="ce21">
            <text:p>0.4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1.4999999999999999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727.72199999999998" table:style-name="ce21">
            <text:p>727.7</text:p>
          </table:table-cell>
          <table:table-cell office:value-type="float" office:value="18.663" table:style-name="ce21">
            <text:p>18.7</text:p>
          </table:table-cell>
          <table:table-cell office:value-type="float" office:value="2.3079999999999998" table:style-name="ce21">
            <text:p>2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4</text:p>
          </table:table-cell>
          <table:table-cell office:value-type="float" office:value="253.20400000000001" table:style-name="ce21">
            <text:p>253.2</text:p>
          </table:table-cell>
          <table:table-cell office:value-type="float" office:value="274.88499999999999" table:style-name="ce21">
            <text:p>274.9</text:p>
          </table:table-cell>
          <table:table-cell office:value-type="float" office:value="9.3889999999999993" table:style-name="ce21">
            <text:p>9.4</text:p>
          </table:table-cell>
          <table:table-cell office:value-type="float" office:value="4.133" table:style-name="ce21">
            <text:p>4.1</text:p>
          </table:table-cell>
          <table:table-cell office:value-type="float" office:value="3.012" table:style-name="ce21">
            <text:p>3.0</text:p>
          </table:table-cell>
          <table:table-cell office:value-type="float" office:value="0.51100000000000001" table:style-name="ce21">
            <text:p>0.5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545.15099999999995" table:style-name="ce21">
            <text:p>545.2</text:p>
          </table:table-cell>
          <table:table-cell office:value-type="float" office:value="17.062000000000001" table:style-name="ce21">
            <text:p>17.1</text:p>
          </table:table-cell>
          <table:table-cell office:value-type="float" office:value="3.0190000000000001" table:style-name="ce21">
            <text:p>3.0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6 Q1</text:p>
          </table:table-cell>
          <table:table-cell office:value-type="float" office:value="388.202" table:style-name="ce21">
            <text:p>388.2</text:p>
          </table:table-cell>
          <table:table-cell office:value-type="float" office:value="366.38600000000002" table:style-name="ce21">
            <text:p>366.4</text:p>
          </table:table-cell>
          <table:table-cell office:value-type="float" office:value="14.513" table:style-name="ce21">
            <text:p>14.5</text:p>
          </table:table-cell>
          <table:table-cell office:value-type="float" office:value="7.8220000000000001" table:style-name="ce21">
            <text:p>7.8</text:p>
          </table:table-cell>
          <table:table-cell office:value-type="float" office:value="3.21" table:style-name="ce21">
            <text:p>3.2</text:p>
          </table:table-cell>
          <table:table-cell office:value-type="float" office:value="0.438" table:style-name="ce21">
            <text:p>0.4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780.58600000000001" table:style-name="ce21">
            <text:p>780.6</text:p>
          </table:table-cell>
          <table:table-cell office:value-type="float" office:value="25.998000000000001" table:style-name="ce21">
            <text:p>26.0</text:p>
          </table:table-cell>
          <table:table-cell office:value-type="float" office:value="3.2170000000000001" table:style-name="ce21">
            <text:p>3.2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2</text:p>
          </table:table-cell>
          <table:table-cell office:value-type="float" office:value="315.49" table:style-name="ce21">
            <text:p>315.5</text:p>
          </table:table-cell>
          <table:table-cell office:value-type="float" office:value="319.48399999999998" table:style-name="ce21">
            <text:p>319.5</text:p>
          </table:table-cell>
          <table:table-cell office:value-type="float" office:value="11.944000000000001" table:style-name="ce21">
            <text:p>11.9</text:p>
          </table:table-cell>
          <table:table-cell office:value-type="float" office:value="6.45" table:style-name="ce21">
            <text:p>6.5</text:p>
          </table:table-cell>
          <table:table-cell office:value-type="float" office:value="2.1379999999999999" table:style-name="ce21">
            <text:p>2.1</text:p>
          </table:table-cell>
          <table:table-cell office:value-type="float" office:value="0.29199999999999998" table:style-name="ce21">
            <text:p>0.3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655.81100000000004" table:style-name="ce21">
            <text:p>655.8</text:p>
          </table:table-cell>
          <table:table-cell office:value-type="float" office:value="20.837" table:style-name="ce21">
            <text:p>20.8</text:p>
          </table:table-cell>
          <table:table-cell office:value-type="float" office:value="2.141" table:style-name="ce21">
            <text:p>2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3</text:p>
          </table:table-cell>
          <table:table-cell office:value-type="float" office:value="368.87400000000002" table:style-name="ce21">
            <text:p>368.9</text:p>
          </table:table-cell>
          <table:table-cell office:value-type="float" office:value="345.24" table:style-name="ce21">
            <text:p>345.2</text:p>
          </table:table-cell>
          <table:table-cell office:value-type="float" office:value="14.233000000000001" table:style-name="ce21">
            <text:p>14.2</text:p>
          </table:table-cell>
          <table:table-cell office:value-type="float" office:value="6.7539999999999996" table:style-name="ce21">
            <text:p>6.8</text:p>
          </table:table-cell>
          <table:table-cell office:value-type="float" office:value="2.8809999999999998" table:style-name="ce21">
            <text:p>2.9</text:p>
          </table:table-cell>
          <table:table-cell office:value-type="float" office:value="0.65300000000000002" table:style-name="ce21">
            <text:p>0.7</text:p>
          </table:table-cell>
          <table:table-cell office:value-type="float" office:value="2E-3" table:style-name="ce21">
            <text:p>-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738.64800000000002" table:style-name="ce21">
            <text:p>738.6</text:p>
          </table:table-cell>
          <table:table-cell office:value-type="float" office:value="24.533999999999999" table:style-name="ce21">
            <text:p>24.5</text:p>
          </table:table-cell>
          <table:table-cell office:value-type="float" office:value="2.883" table:style-name="ce21">
            <text:p>2.9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4</text:p>
          </table:table-cell>
          <table:table-cell office:value-type="float" office:value="266.82499999999999" table:style-name="ce21">
            <text:p>266.8</text:p>
          </table:table-cell>
          <table:table-cell office:value-type="float" office:value="262.60399999999998" table:style-name="ce21">
            <text:p>262.6</text:p>
          </table:table-cell>
          <table:table-cell office:value-type="float" office:value="10.965999999999999" table:style-name="ce21">
            <text:p>11.0</text:p>
          </table:table-cell>
          <table:table-cell office:value-type="float" office:value="5.5789999999999997" table:style-name="ce21">
            <text:p>5.6</text:p>
          </table:table-cell>
          <table:table-cell office:value-type="float" office:value="2.2000000000000002" table:style-name="ce21">
            <text:p>2.2</text:p>
          </table:table-cell>
          <table:table-cell office:value-type="float" office:value="0.54500000000000004" table:style-name="ce21">
            <text:p>0.5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548.72900000000004" table:style-name="ce21">
            <text:p>548.7</text:p>
          </table:table-cell>
          <table:table-cell office:value-type="float" office:value="19.3" table:style-name="ce21">
            <text:p>19.3</text:p>
          </table:table-cell>
          <table:table-cell office:value-type="float" office:value="2.2050000000000001" table:style-name="ce21">
            <text:p>2.2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7 Q1</text:p>
          </table:table-cell>
          <table:table-cell office:value-type="float" office:value="430.43400000000003" table:style-name="ce21">
            <text:p>430.4</text:p>
          </table:table-cell>
          <table:table-cell office:value-type="float" office:value="362.35399999999998" table:style-name="ce21">
            <text:p>362.4</text:p>
          </table:table-cell>
          <table:table-cell office:value-type="float" office:value="21.024999999999999" table:style-name="ce21">
            <text:p>21.0</text:p>
          </table:table-cell>
          <table:table-cell office:value-type="float" office:value="7.3419999999999996" table:style-name="ce21">
            <text:p>7.3</text:p>
          </table:table-cell>
          <table:table-cell office:value-type="float" office:value="4.7110000000000003" table:style-name="ce21">
            <text:p>4.7</text:p>
          </table:table-cell>
          <table:table-cell office:value-type="float" office:value="0.70599999999999996" table:style-name="ce21">
            <text:p>0.7</text:p>
          </table:table-cell>
          <table:table-cell office:value-type="float" office:value="0.02" table:style-name="ce21">
            <text:p>-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826.59799999999996" table:style-name="ce21">
            <text:p>826.6</text:p>
          </table:table-cell>
          <table:table-cell office:value-type="float" office:value="33.81" table:style-name="ce21">
            <text:p>33.8</text:p>
          </table:table-cell>
          <table:table-cell office:value-type="float" office:value="4.7309999999999999" table:style-name="ce21">
            <text:p>4.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2</text:p>
          </table:table-cell>
          <table:table-cell office:value-type="float" office:value="305.40199999999999" table:style-name="ce21">
            <text:p>305.4</text:p>
          </table:table-cell>
          <table:table-cell office:value-type="float" office:value="255.43700000000001" table:style-name="ce21">
            <text:p>255.4</text:p>
          </table:table-cell>
          <table:table-cell office:value-type="float" office:value="14.968999999999999" table:style-name="ce21">
            <text:p>15.0</text:p>
          </table:table-cell>
          <table:table-cell office:value-type="float" office:value="6.8280000000000003" table:style-name="ce21">
            <text:p>6.8</text:p>
          </table:table-cell>
          <table:table-cell office:value-type="float" office:value="3.1360000000000001" table:style-name="ce21">
            <text:p>3.1</text:p>
          </table:table-cell>
          <table:table-cell office:value-type="float" office:value="0.58199999999999996" table:style-name="ce21">
            <text:p>0.6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586.36099999999999" table:style-name="ce21">
            <text:p>586.4</text:p>
          </table:table-cell>
          <table:table-cell office:value-type="float" office:value="25.521999999999998" table:style-name="ce21">
            <text:p>25.5</text:p>
          </table:table-cell>
          <table:table-cell office:value-type="float" office:value="3.1389999999999998" table:style-name="ce21">
            <text:p>3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3</text:p>
          </table:table-cell>
          <table:table-cell office:value-type="float" office:value="362.77600000000001" table:style-name="ce21">
            <text:p>362.8</text:p>
          </table:table-cell>
          <table:table-cell office:value-type="float" office:value="272.39100000000002" table:style-name="ce21">
            <text:p>272.4</text:p>
          </table:table-cell>
          <table:table-cell office:value-type="float" office:value="22.437999999999999" table:style-name="ce21">
            <text:p>22.4</text:p>
          </table:table-cell>
          <table:table-cell office:value-type="float" office:value="9.2710000000000008" table:style-name="ce21">
            <text:p>9.3</text:p>
          </table:table-cell>
          <table:table-cell office:value-type="float" office:value="3.5" table:style-name="ce21">
            <text:p>3.5</text:p>
          </table:table-cell>
          <table:table-cell office:value-type="float" office:value="0.68500000000000005" table:style-name="ce21">
            <text:p>0.7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671.07299999999998" table:style-name="ce21">
            <text:p>671.1</text:p>
          </table:table-cell>
          <table:table-cell office:value-type="float" office:value="35.905999999999999" table:style-name="ce21">
            <text:p>35.9</text:p>
          </table:table-cell>
          <table:table-cell office:value-type="float" office:value="3.5089999999999999" table:style-name="ce21">
            <text:p>3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4</text:p>
          </table:table-cell>
          <table:table-cell office:value-type="float" office:value="270.73899999999998" table:style-name="ce21">
            <text:p>270.7</text:p>
          </table:table-cell>
          <table:table-cell office:value-type="float" office:value="183.35599999999999" table:style-name="ce21">
            <text:p>183.4</text:p>
          </table:table-cell>
          <table:table-cell office:value-type="float" office:value="13.82" table:style-name="ce21">
            <text:p>13.8</text:p>
          </table:table-cell>
          <table:table-cell office:value-type="float" office:value="9.2780000000000005" table:style-name="ce21">
            <text:p>9.3</text:p>
          </table:table-cell>
          <table:table-cell office:value-type="float" office:value="2.5659999999999998" table:style-name="ce21">
            <text:p>2.6</text:p>
          </table:table-cell>
          <table:table-cell office:value-type="float" office:value="0.53100000000000003" table:style-name="ce21">
            <text:p>0.5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3.0000000000000001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480.298" table:style-name="ce21">
            <text:p>480.3</text:p>
          </table:table-cell>
          <table:table-cell office:value-type="float" office:value="26.202999999999999" table:style-name="ce21">
            <text:p>26.2</text:p>
          </table:table-cell>
          <table:table-cell office:value-type="float" office:value="2.569" table:style-name="ce21">
            <text:p>2.6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8 Q1</text:p>
          </table:table-cell>
          <table:table-cell office:value-type="float" office:value="445.20600000000002" table:style-name="ce21">
            <text:p>445.2</text:p>
          </table:table-cell>
          <table:table-cell office:value-type="float" office:value="242.16900000000001" table:style-name="ce21">
            <text:p>242.2</text:p>
          </table:table-cell>
          <table:table-cell office:value-type="float" office:value="22.969000000000001" table:style-name="ce21">
            <text:p>23.0</text:p>
          </table:table-cell>
          <table:table-cell office:value-type="float" office:value="9.9139999999999997" table:style-name="ce21">
            <text:p>9.9</text:p>
          </table:table-cell>
          <table:table-cell office:value-type="float" office:value="4.1319999999999997" table:style-name="ce21">
            <text:p>4.1</text:p>
          </table:table-cell>
          <table:table-cell office:value-type="float" office:value="0.33600000000000002" table:style-name="ce21">
            <text:p>0.3</text:p>
          </table:table-cell>
          <table:table-cell office:value-type="float" office:value="1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724.73" table:style-name="ce21">
            <text:p>724.7</text:p>
          </table:table-cell>
          <table:table-cell office:value-type="float" office:value="37.354999999999997" table:style-name="ce21">
            <text:p>37.4</text:p>
          </table:table-cell>
          <table:table-cell office:value-type="float" office:value="4.133" table:style-name="ce21">
            <text:p>4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2</text:p>
          </table:table-cell>
          <table:table-cell office:value-type="float" office:value="375.24799999999999" table:style-name="ce21">
            <text:p>375.2</text:p>
          </table:table-cell>
          <table:table-cell office:value-type="float" office:value="188.6" table:style-name="ce21">
            <text:p>188.6</text:p>
          </table:table-cell>
          <table:table-cell office:value-type="float" office:value="21.416" table:style-name="ce21">
            <text:p>21.4</text:p>
          </table:table-cell>
          <table:table-cell office:value-type="float" office:value="11.24" table:style-name="ce21">
            <text:p>11.2</text:p>
          </table:table-cell>
          <table:table-cell office:value-type="float" office:value="3.556" table:style-name="ce21">
            <text:p>3.6</text:p>
          </table:table-cell>
          <table:table-cell office:value-type="float" office:value="0.35499999999999998" table:style-name="ce21">
            <text:p>0.4</text:p>
          </table:table-cell>
          <table:table-cell office:value-type="float" office:value="2.9000000000000001E-2" table:style-name="ce21">
            <text:p>-</text:p>
          </table:table-cell>
          <table:table-cell office:value-type="float" office:value="6.6000000000000003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600.51" table:style-name="ce21">
            <text:p>600.5</text:p>
          </table:table-cell>
          <table:table-cell office:value-type="float" office:value="36.661999999999999" table:style-name="ce21">
            <text:p>36.7</text:p>
          </table:table-cell>
          <table:table-cell office:value-type="float" office:value="3.585" table:style-name="ce21">
            <text:p>3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3</text:p>
          </table:table-cell>
          <table:table-cell office:value-type="float" office:value="381.24700000000001" table:style-name="ce21">
            <text:p>381.2</text:p>
          </table:table-cell>
          <table:table-cell office:value-type="float" office:value="180.548" table:style-name="ce21">
            <text:p>180.5</text:p>
          </table:table-cell>
          <table:table-cell office:value-type="float" office:value="27.132999999999999" table:style-name="ce21">
            <text:p>27.1</text:p>
          </table:table-cell>
          <table:table-cell office:value-type="float" office:value="10.922000000000001" table:style-name="ce21">
            <text:p>10.9</text:p>
          </table:table-cell>
          <table:table-cell office:value-type="float" office:value="3.847" table:style-name="ce21">
            <text:p>3.8</text:p>
          </table:table-cell>
          <table:table-cell office:value-type="float" office:value="0.71" table:style-name="ce21">
            <text:p>0.7</text:p>
          </table:table-cell>
          <table:table-cell office:value-type="float" office:value="0" table:style-name="ce21">
            <text:p>0.0</text:p>
          </table:table-cell>
          <table:table-cell office:value-type="float" office:value="2.7E-2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604.43499999999995" table:style-name="ce21">
            <text:p>604.4</text:p>
          </table:table-cell>
          <table:table-cell office:value-type="float" office:value="42.64" table:style-name="ce21">
            <text:p>42.6</text:p>
          </table:table-cell>
          <table:table-cell office:value-type="float" office:value="3.847" table:style-name="ce21">
            <text:p>3.8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4</text:p>
          </table:table-cell>
          <table:table-cell office:value-type="float" office:value="288.21499999999997" table:style-name="ce21">
            <text:p>288.2</text:p>
          </table:table-cell>
          <table:table-cell office:value-type="float" office:value="144.30799999999999" table:style-name="ce21">
            <text:p>144.3</text:p>
          </table:table-cell>
          <table:table-cell office:value-type="float" office:value="16.727" table:style-name="ce21">
            <text:p>16.7</text:p>
          </table:table-cell>
          <table:table-cell office:value-type="float" office:value="10.115" table:style-name="ce21">
            <text:p>10.1</text:p>
          </table:table-cell>
          <table:table-cell office:value-type="float" office:value="4.2210000000000001" table:style-name="ce21">
            <text:p>4.2</text:p>
          </table:table-cell>
          <table:table-cell office:value-type="float" office:value="0.77" table:style-name="ce21">
            <text:p>0.8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4.0000000000000001E-3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464.36700000000002" table:style-name="ce21">
            <text:p>464.4</text:p>
          </table:table-cell>
          <table:table-cell office:value-type="float" office:value="31.844000000000001" table:style-name="ce21">
            <text:p>31.8</text:p>
          </table:table-cell>
          <table:table-cell office:value-type="float" office:value="4.2279999999999998" table:style-name="ce21">
            <text:p>4.2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9 Q1</text:p>
          </table:table-cell>
          <table:table-cell office:value-type="float" office:value="473.02199999999999" table:style-name="ce21">
            <text:p>473.0</text:p>
          </table:table-cell>
          <table:table-cell office:value-type="float" office:value="194.24299999999999" table:style-name="ce21">
            <text:p>194.2</text:p>
          </table:table-cell>
          <table:table-cell office:value-type="float" office:value="28.616" table:style-name="ce21">
            <text:p>28.6</text:p>
          </table:table-cell>
          <table:table-cell office:value-type="float" office:value="8.4429999999999996" table:style-name="ce21">
            <text:p>8.4</text:p>
          </table:table-cell>
          <table:table-cell office:value-type="float" office:value="6.056" table:style-name="ce21">
            <text:p>6.1</text:p>
          </table:table-cell>
          <table:table-cell office:value-type="float" office:value="0.20499999999999999" table:style-name="ce21">
            <text:p>0.2</text:p>
          </table:table-cell>
          <table:table-cell office:value-type="float" office:value="2.5999999999999999E-2" table:style-name="ce21">
            <text:p>-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710.62199999999996" table:style-name="ce21">
            <text:p>710.6</text:p>
          </table:table-cell>
          <table:table-cell office:value-type="float" office:value="43.356999999999999" table:style-name="ce21">
            <text:p>43.4</text:p>
          </table:table-cell>
          <table:table-cell office:value-type="float" office:value="6.0819999999999999" table:style-name="ce21">
            <text:p>6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2</text:p>
          </table:table-cell>
          <table:table-cell office:value-type="float" office:value="379.06099999999998" table:style-name="ce21">
            <text:p>379.1</text:p>
          </table:table-cell>
          <table:table-cell office:value-type="float" office:value="159.321" table:style-name="ce21">
            <text:p>159.3</text:p>
          </table:table-cell>
          <table:table-cell office:value-type="float" office:value="24.791" table:style-name="ce21">
            <text:p>24.8</text:p>
          </table:table-cell>
          <table:table-cell office:value-type="float" office:value="6.6109999999999998" table:style-name="ce21">
            <text:p>6.6</text:p>
          </table:table-cell>
          <table:table-cell office:value-type="float" office:value="6.3280000000000003" table:style-name="ce21">
            <text:p>6.3</text:p>
          </table:table-cell>
          <table:table-cell office:value-type="float" office:value="1.2999999999999999E-2" table:style-name="ce21">
            <text:p>-</text:p>
          </table:table-cell>
          <table:table-cell office:value-type="float" office:value="1.2E-2" table:style-name="ce21">
            <text:p>-</text:p>
          </table:table-cell>
          <table:table-cell office:value-type="float" office:value="8.9999999999999993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576.14700000000005" table:style-name="ce21">
            <text:p>576.1</text:p>
          </table:table-cell>
          <table:table-cell office:value-type="float" office:value="37.765000000000001" table:style-name="ce21">
            <text:p>37.8</text:p>
          </table:table-cell>
          <table:table-cell office:value-type="float" office:value="6.34" table:style-name="ce21">
            <text:p>6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3</text:p>
          </table:table-cell>
          <table:table-cell office:value-type="float" office:value="396.709" table:style-name="ce21">
            <text:p>396.7</text:p>
          </table:table-cell>
          <table:table-cell office:value-type="float" office:value="152.167" table:style-name="ce21">
            <text:p>152.2</text:p>
          </table:table-cell>
          <table:table-cell office:value-type="float" office:value="31.664000000000001" table:style-name="ce21">
            <text:p>31.7</text:p>
          </table:table-cell>
          <table:table-cell office:value-type="float" office:value="7.93" table:style-name="ce21">
            <text:p>7.9</text:p>
          </table:table-cell>
          <table:table-cell office:value-type="float" office:value="12.859" table:style-name="ce21">
            <text:p>12.9</text:p>
          </table:table-cell>
          <table:table-cell office:value-type="float" office:value="2.5999999999999999E-2" table:style-name="ce21">
            <text:p>-</text:p>
          </table:table-cell>
          <table:table-cell office:value-type="float" office:value="2.8000000000000001E-2" table:style-name="ce21">
            <text:p>-</text:p>
          </table:table-cell>
          <table:table-cell office:value-type="float" office:value="1.2999999999999999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601.39800000000002" table:style-name="ce21">
            <text:p>601.4</text:p>
          </table:table-cell>
          <table:table-cell office:value-type="float" office:value="52.521999999999998" table:style-name="ce21">
            <text:p>52.5</text:p>
          </table:table-cell>
          <table:table-cell office:value-type="float" office:value="12.887" table:style-name="ce21">
            <text:p>12.9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4</text:p>
          </table:table-cell>
          <table:table-cell office:value-type="float" office:value="291.33100000000002" table:style-name="ce21">
            <text:p>291.3</text:p>
          </table:table-cell>
          <table:table-cell office:value-type="float" office:value="116.443" table:style-name="ce21">
            <text:p>116.4</text:p>
          </table:table-cell>
          <table:table-cell office:value-type="float" office:value="25.806000000000001" table:style-name="ce21">
            <text:p>25.8</text:p>
          </table:table-cell>
          <table:table-cell office:value-type="float" office:value="12.041" table:style-name="ce21">
            <text:p>12.0</text:p>
          </table:table-cell>
          <table:table-cell office:value-type="float" office:value="12.763999999999999" table:style-name="ce21">
            <text:p>12.8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1.4E-2" table:style-name="ce21">
            <text:p>-</text:p>
          </table:table-cell>
          <table:table-cell office:value-type="float" office:value="2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458.40899999999999" table:style-name="ce21">
            <text:p>458.4</text:p>
          </table:table-cell>
          <table:table-cell office:value-type="float" office:value="50.634999999999998" table:style-name="ce21">
            <text:p>50.6</text:p>
          </table:table-cell>
          <table:table-cell office:value-type="float" office:value="12.778" table:style-name="ce21">
            <text:p>12.8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20 Q1</text:p>
          </table:table-cell>
          <table:table-cell office:value-type="float" office:value="314.952" table:style-name="ce21">
            <text:p>315.0</text:p>
          </table:table-cell>
          <table:table-cell office:value-type="float" office:value="106.53700000000001" table:style-name="ce21">
            <text:p>106.5</text:p>
          </table:table-cell>
          <table:table-cell office:value-type="float" office:value="38.002000000000002" table:style-name="ce21">
            <text:p>38.0</text:p>
          </table:table-cell>
          <table:table-cell office:value-type="float" office:value="13.747" table:style-name="ce21">
            <text:p>13.7</text:p>
          </table:table-cell>
          <table:table-cell office:value-type="float" office:value="18.291" table:style-name="ce21">
            <text:p>18.3</text:p>
          </table:table-cell>
          <table:table-cell office:value-type="float" office:value="0.01" table:style-name="ce21">
            <text:p>-</text:p>
          </table:table-cell>
          <table:table-cell office:value-type="float" office:value="1.0999999999999999E-2" table:style-name="ce21">
            <text:p>-</text:p>
          </table:table-cell>
          <table:table-cell office:value-type="float" office:value="4.9000000000000002E-2" table:style-name="ce21">
            <text:p>-</text:p>
          </table:table-cell>
          <table:table-cell office:value-type="float" office:value="0" table:style-name="ce21">
            <text:p>0.0</text:p>
          </table:table-cell>
          <table:table-cell office:value-type="float" office:value="491.59899999999999" table:style-name="ce21">
            <text:p>491.6</text:p>
          </table:table-cell>
          <table:table-cell office:value-type="float" office:value="70.11" table:style-name="ce21">
            <text:p>70.1</text:p>
          </table:table-cell>
          <table:table-cell office:value-type="float" office:value="18.302" table:style-name="ce21">
            <text:p>18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2</text:p>
          </table:table-cell>
          <table:table-cell office:value-type="float" office:value="107.49299999999999" table:style-name="ce21">
            <text:p>107.5</text:p>
          </table:table-cell>
          <table:table-cell office:value-type="float" office:value="30.853999999999999" table:style-name="ce21">
            <text:p>30.9</text:p>
          </table:table-cell>
          <table:table-cell office:value-type="float" office:value="14.513" table:style-name="ce21">
            <text:p>14.5</text:p>
          </table:table-cell>
          <table:table-cell office:value-type="float" office:value="5.8680000000000003" table:style-name="ce21">
            <text:p>5.9</text:p>
          </table:table-cell>
          <table:table-cell office:value-type="float" office:value="12.731" table:style-name="ce21">
            <text:p>12.7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7.6999999999999999E-2" table:style-name="ce21">
            <text:p>0.1</text:p>
          </table:table-cell>
          <table:table-cell office:value-type="float" office:value="0" table:style-name="ce21">
            <text:p>0.0</text:p>
          </table:table-cell>
          <table:table-cell office:value-type="float" office:value="171.54900000000001" table:style-name="ce21">
            <text:p>171.5</text:p>
          </table:table-cell>
          <table:table-cell office:value-type="float" office:value="33.201999999999998" table:style-name="ce21">
            <text:p>33.2</text:p>
          </table:table-cell>
          <table:table-cell office:value-type="float" office:value="12.738" table:style-name="ce21">
            <text:p>12.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3</text:p>
          </table:table-cell>
          <table:table-cell office:value-type="float" office:value="367.065" table:style-name="ce21">
            <text:p>367.1</text:p>
          </table:table-cell>
          <table:table-cell office:value-type="float" office:value="105.97199999999999" table:style-name="ce21">
            <text:p>106.0</text:p>
          </table:table-cell>
          <table:table-cell office:value-type="float" office:value="67.097999999999999" table:style-name="ce21">
            <text:p>67.1</text:p>
          </table:table-cell>
          <table:table-cell office:value-type="float" office:value="23.077999999999999" table:style-name="ce21">
            <text:p>23.1</text:p>
          </table:table-cell>
          <table:table-cell office:value-type="float" office:value="35.630000000000003" table:style-name="ce21">
            <text:p>35.6</text:p>
          </table:table-cell>
          <table:table-cell office:value-type="float" office:value="6.0000000000000001E-3" table:style-name="ce21">
            <text:p>-</text:p>
          </table:table-cell>
          <table:table-cell office:value-type="float" office:value="7.0000000000000001E-3" table:style-name="ce21">
            <text:p>-</text:p>
          </table:table-cell>
          <table:table-cell office:value-type="float" office:value="0.497" table:style-name="ce21">
            <text:p>0.5</text:p>
          </table:table-cell>
          <table:table-cell office:value-type="float" office:value="5.0000000000000001E-3" table:style-name="ce21">
            <text:p>-</text:p>
          </table:table-cell>
          <table:table-cell office:value-type="float" office:value="599.35799999999995" table:style-name="ce21">
            <text:p>599.4</text:p>
          </table:table-cell>
          <table:table-cell office:value-type="float" office:value="126.321" table:style-name="ce21">
            <text:p>126.3</text:p>
          </table:table-cell>
          <table:table-cell office:value-type="float" office:value="35.637" table:style-name="ce21">
            <text:p>35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4</text:p>
          </table:table-cell>
          <table:table-cell office:value-type="float" office:value="218.35300000000001" table:style-name="ce21">
            <text:p>218.4</text:p>
          </table:table-cell>
          <table:table-cell office:value-type="float" office:value="61.08" table:style-name="ce21">
            <text:p>61.1</text:p>
          </table:table-cell>
          <table:table-cell office:value-type="float" office:value="48.284999999999997" table:style-name="ce21">
            <text:p>48.3</text:p>
          </table:table-cell>
          <table:table-cell office:value-type="float" office:value="24.667999999999999" table:style-name="ce21">
            <text:p>24.7</text:p>
          </table:table-cell>
          <table:table-cell office:value-type="float" office:value="41.261000000000003" table:style-name="ce21">
            <text:p>41.3</text:p>
          </table:table-cell>
          <table:table-cell office:value-type="float" office:value="3.1E-2" table:style-name="ce21">
            <text:p>-</text:p>
          </table:table-cell>
          <table:table-cell office:value-type="float" office:value="3.4000000000000002E-2" table:style-name="ce21">
            <text:p>-</text:p>
          </table:table-cell>
          <table:table-cell office:value-type="float" office:value="0.184" table:style-name="ce21">
            <text:p>0.2</text:p>
          </table:table-cell>
          <table:table-cell office:value-type="float" office:value="1E-3" table:style-name="ce21">
            <text:p>-</text:p>
          </table:table-cell>
          <table:table-cell office:value-type="float" office:value="393.89699999999999" table:style-name="ce21">
            <text:p>393.9</text:p>
          </table:table-cell>
          <table:table-cell office:value-type="float" office:value="114.464" table:style-name="ce21">
            <text:p>114.5</text:p>
          </table:table-cell>
          <table:table-cell office:value-type="float" office:value="41.295000000000002" table:style-name="ce21">
            <text:p>41.3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21 Q1</text:p>
          </table:table-cell>
          <table:table-cell office:value-type="float" office:value="244.92" table:style-name="ce21">
            <text:p>244.9</text:p>
          </table:table-cell>
          <table:table-cell office:value-type="float" office:value="69.287999999999997" table:style-name="ce21">
            <text:p>69.3</text:p>
          </table:table-cell>
          <table:table-cell office:value-type="float" office:value="60.787999999999997" table:style-name="ce21">
            <text:p>60.8</text:p>
          </table:table-cell>
          <table:table-cell office:value-type="float" office:value="26.786999999999999" table:style-name="ce21">
            <text:p>26.8</text:p>
          </table:table-cell>
          <table:table-cell office:value-type="float" office:value="31.715" table:style-name="ce21">
            <text:p>31.7</text:p>
          </table:table-cell>
          <table:table-cell office:value-type="float" office:value="8.0000000000000002E-3" table:style-name="ce21">
            <text:p>-</text:p>
          </table:table-cell>
          <table:table-cell office:value-type="float" office:value="1E-3" table:style-name="ce21">
            <text:p>-</text:p>
          </table:table-cell>
          <table:table-cell office:value-type="float" office:value="0.33100000000000002" table:style-name="ce21">
            <text:p>0.3</text:p>
          </table:table-cell>
          <table:table-cell office:value-type="float" office:value="1E-3" table:style-name="ce21">
            <text:p>-</text:p>
          </table:table-cell>
          <table:table-cell office:value-type="float" office:value="433.839" table:style-name="ce21">
            <text:p>433.8</text:p>
          </table:table-cell>
          <table:table-cell office:value-type="float" office:value="119.631" table:style-name="ce21">
            <text:p>119.6</text:p>
          </table:table-cell>
          <table:table-cell office:value-type="float" office:value="31.716000000000001" table:style-name="ce21">
            <text:p>31.7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18">
            <text:p>Percentage</text:p>
          </table:table-cell>
          <table:table-cell table:style-name="ce12"/>
          <table:table-cell table:number-columns-repeated="11" table:style-name="ce2"/>
          <table:table-cell table:number-columns-repeated="16371" table:style-name="ce3"/>
        </table:table-row>
        <table:table-row table:style-name="ro5">
          <table:table-cell office:value-type="float" office:value="2015" table:style-name="ce20">
            <text:p>2015</text:p>
          </table:table-cell>
          <table:table-cell office:value-type="float" office:value="48.972048312301297" table:formula="of:=100*[.B218]/[.$K218]" table:style-name="ce23">
            <text:p>49.0</text:p>
          </table:table-cell>
          <table:table-cell office:value-type="float" office:value="48.261005178465396" table:formula="of:=100*[.C218]/[.$K218]" table:style-name="ce23">
            <text:p>48.3</text:p>
          </table:table-cell>
          <table:table-cell office:value-type="float" office:value="1.6652261163012678" table:formula="of:=100*[.D218]/[.$K218]" table:style-name="ce23">
            <text:p>1.7</text:p>
          </table:table-cell>
          <table:table-cell office:value-type="float" office:value="0.65572599980458623" table:formula="of:=100*[.E218]/[.$K218]" table:style-name="ce23">
            <text:p>0.7</text:p>
          </table:table-cell>
          <table:table-cell office:value-type="float" office:value="0.37921548879752875" table:formula="of:=100*[.F218]/[.$K218]" table:style-name="ce23">
            <text:p>0.4</text:p>
          </table:table-cell>
          <table:table-cell office:value-type="float" office:value="6.4411391120698075E-2" table:formula="of:=100*[.G218]/[.$K218]" table:style-name="ce23">
            <text:p>0.1</text:p>
          </table:table-cell>
          <table:table-cell office:value-type="float" office:value="4.885344717439178E-4" table:formula="of:=100*[.H218]/[.$K218]" table:style-name="ce23">
            <text:p>-</text:p>
          </table:table-cell>
          <table:table-cell office:value-type="float" office:value="1.5783421394803497E-3" table:formula="of:=100*[.I218]/[.$K218]" table:style-name="ce23">
            <text:p>-</text:p>
          </table:table-cell>
          <table:table-cell office:value-type="float" office:value="3.0063659799625707E-4" table:formula="of:=100*[.J218]/[.$K218]" table:style-name="ce23">
            <text:p>-</text:p>
          </table:table-cell>
          <table:table-cell office:value-type="float" office:value="100" table:formula="of:=100*[.K218]/[.$K218]" table:style-name="ce23">
            <text:p>100.0</text:p>
          </table:table-cell>
          <table:table-cell office:value-type="float" office:value="2.7669465092333017" table:formula="of:=100*[.L218]/[.$K218]" table:style-name="ce23">
            <text:p>2.8</text:p>
          </table:table-cell>
          <table:table-cell office:value-type="float" office:value="0.37970402326927266" table:formula="of:=100*[.M218]/[.$K218]" table:style-name="ce23">
            <text:p>0.4</text:p>
          </table:table-cell>
          <table:table-cell table:number-columns-repeated="16371" table:style-name="ce3"/>
        </table:table-row>
        <table:table-row table:style-name="ro6">
          <table:table-cell office:value-type="float" office:value="2016" table:style-name="ce20">
            <text:p>2016</text:p>
          </table:table-cell>
          <table:table-cell office:value-type="float" office:value="49.174087130576915" table:formula="of:=100*[.B219]/[.$K219]" table:style-name="ce23">
            <text:p>49.2</text:p>
          </table:table-cell>
          <table:table-cell office:value-type="float" office:value="47.497112462340851" table:formula="of:=100*[.C219]/[.$K219]" table:style-name="ce23">
            <text:p>47.5</text:p>
          </table:table-cell>
          <table:table-cell office:value-type="float" office:value="1.8964862723559295" table:formula="of:=100*[.D219]/[.$K219]" table:style-name="ce23">
            <text:p>1.9</text:p>
          </table:table-cell>
          <table:table-cell office:value-type="float" office:value="0.97676973199685435" table:formula="of:=100*[.E219]/[.$K219]" table:style-name="ce23">
            <text:p>1.0</text:p>
          </table:table-cell>
          <table:table-cell office:value-type="float" office:value="0.38288786074028175" table:formula="of:=100*[.F219]/[.$K219]" table:style-name="ce23">
            <text:p>0.4</text:p>
          </table:table-cell>
          <table:table-cell office:value-type="float" office:value="7.0784139947000002E-2" table:formula="of:=100*[.G219]/[.$K219]" table:style-name="ce23">
            <text:p>0.1</text:p>
          </table:table-cell>
          <table:table-cell office:value-type="float" office:value="6.2413401405549812E-4" table:formula="of:=100*[.H219]/[.$K219]" table:style-name="ce23">
            <text:p>-</text:p>
          </table:table-cell>
          <table:table-cell office:value-type="float" office:value="1.1748404970456435E-3" table:formula="of:=100*[.I219]/[.$K219]" table:style-name="ce23">
            <text:p>-</text:p>
          </table:table-cell>
          <table:table-cell office:value-type="float" office:value="7.3427531065352718E-5" table:formula="of:=100*[.J219]/[.$K219]" table:style-name="ce23">
            <text:p>-</text:p>
          </table:table-cell>
          <table:table-cell office:value-type="float" office:value="99.999999999999986" table:formula="of:=100*[.K219]/[.$K219]" table:style-name="ce23">
            <text:p>100.0</text:p>
          </table:table-cell>
          <table:table-cell office:value-type="float" office:value="3.3288004070822321" table:formula="of:=100*[.L219]/[.$K219]" table:style-name="ce23">
            <text:p>3.3</text:p>
          </table:table-cell>
          <table:table-cell office:value-type="float" office:value="0.38351199475433717" table:formula="of:=100*[.M219]/[.$K219]" table:style-name="ce23">
            <text:p>0.4</text:p>
          </table:table-cell>
          <table:table-cell table:number-columns-repeated="16371" table:style-name="ce3"/>
        </table:table-row>
        <table:table-row table:style-name="ro5">
          <table:table-cell office:value-type="float" office:value="2017" table:style-name="ce20">
            <text:p>2017</text:p>
          </table:table-cell>
          <table:table-cell office:value-type="float" office:value="53.399952424219975" table:formula="of:=100*[.B220]/[.$K220]" table:style-name="ce23">
            <text:p>53.4</text:p>
          </table:table-cell>
          <table:table-cell office:value-type="float" office:value="41.864268639371687" table:formula="of:=100*[.C220]/[.$K220]" table:style-name="ce23">
            <text:p>41.9</text:p>
          </table:table-cell>
          <table:table-cell office:value-type="float" office:value="2.817578080824231" table:formula="of:=100*[.D220]/[.$K220]" table:style-name="ce23">
            <text:p>2.8</text:p>
          </table:table-cell>
          <table:table-cell office:value-type="float" office:value="1.2759278252019046" table:formula="of:=100*[.E220]/[.$K220]" table:style-name="ce23">
            <text:p>1.3</text:p>
          </table:table-cell>
          <table:table-cell office:value-type="float" office:value="0.54255887502778499" table:formula="of:=100*[.F220]/[.$K220]" table:style-name="ce23">
            <text:p>0.5</text:p>
          </table:table-cell>
          <table:table-cell office:value-type="float" office:value="9.7647338681059001E-2" table:formula="of:=100*[.G220]/[.$K220]" table:style-name="ce23">
            <text:p>0.1</text:p>
          </table:table-cell>
          <table:table-cell office:value-type="float" office:value="1.3648789352384446E-3" table:formula="of:=100*[.H220]/[.$K220]" table:style-name="ce23">
            <text:p>-</text:p>
          </table:table-cell>
          <table:table-cell office:value-type="float" office:value="5.4595157409537782E-4" table:formula="of:=100*[.I220]/[.$K220]" table:style-name="ce23">
            <text:p>-</text:p>
          </table:table-cell>
          <table:table-cell office:value-type="float" office:value="1.5598616402725079E-4" table:formula="of:=100*[.J220]/[.$K220]" table:style-name="ce23">
            <text:p>-</text:p>
          </table:table-cell>
          <table:table-cell office:value-type="float" office:value="100" table:formula="of:=100*[.K220]/[.$K220]" table:style-name="ce23">
            <text:p>100.0</text:p>
          </table:table-cell>
          <table:table-cell office:value-type="float" office:value="4.7357789364083409" table:formula="of:=100*[.L220]/[.$K220]" table:style-name="ce23">
            <text:p>4.7</text:p>
          </table:table-cell>
          <table:table-cell office:value-type="float" office:value="0.5439237539630235" table:formula="of:=100*[.M220]/[.$K220]" table:style-name="ce23">
            <text:p>0.5</text:p>
          </table:table-cell>
          <table:table-cell table:number-columns-repeated="16371" table:style-name="ce3"/>
        </table:table-row>
        <table:table-row table:style-name="ro5">
          <table:table-cell office:value-type="float" office:value="2018" table:style-name="ce20">
            <text:p>2018</text:p>
          </table:table-cell>
          <table:table-cell office:value-type="float" office:value="62.234330057701584" table:formula="of:=100*[.B221]/[.$K221]" table:style-name="ce23">
            <text:p>62.2</text:p>
          </table:table-cell>
          <table:table-cell office:value-type="float" office:value="31.562729475923984" table:formula="of:=100*[.C221]/[.$K221]" table:style-name="ce23">
            <text:p>31.6</text:p>
          </table:table-cell>
          <table:table-cell office:value-type="float" office:value="3.6860255584488493" table:formula="of:=100*[.D221]/[.$K221]" table:style-name="ce23">
            <text:p>3.7</text:p>
          </table:table-cell>
          <table:table-cell office:value-type="float" office:value="1.7623333258146685" table:formula="of:=100*[.E221]/[.$K221]" table:style-name="ce23">
            <text:p>1.8</text:p>
          </table:table-cell>
          <table:table-cell office:value-type="float" office:value="0.65813381720120201" table:formula="of:=100*[.F221]/[.$K221]" table:style-name="ce23">
            <text:p>0.7</text:p>
          </table:table-cell>
          <table:table-cell office:value-type="float" office:value="9.0683455010396638E-2" table:formula="of:=100*[.G221]/[.$K221]" table:style-name="ce23">
            <text:p>0.1</text:p>
          </table:table-cell>
          <table:table-cell office:value-type="float" office:value="1.5455033788045489E-3" table:formula="of:=100*[.H221]/[.$K221]" table:style-name="ce23">
            <text:p>-</text:p>
          </table:table-cell>
          <table:table-cell office:value-type="float" office:value="4.0934954357525893E-3" table:formula="of:=100*[.I221]/[.$K221]" table:style-name="ce23">
            <text:p>-</text:p>
          </table:table-cell>
          <table:table-cell office:value-type="float" office:value="1.253110847679364E-4" table:formula="of:=100*[.J221]/[.$K221]" table:style-name="ce23">
            <text:p>-</text:p>
          </table:table-cell>
          <table:table-cell office:value-type="float" office:value="100" table:formula="of:=100*[.K221]/[.$K221]" table:style-name="ce23">
            <text:p>100.0</text:p>
          </table:table-cell>
          <table:table-cell office:value-type="float" office:value="6.2029404663744412" table:formula="of:=100*[.L221]/[.$K221]" table:style-name="ce23">
            <text:p>6.2</text:p>
          </table:table-cell>
          <table:table-cell office:value-type="float" office:value="0.65967932058000656" table:formula="of:=100*[.M221]/[.$K221]" table:style-name="ce23">
            <text:p>0.7</text:p>
          </table:table-cell>
          <table:table-cell table:number-columns-repeated="16371" table:style-name="ce3"/>
        </table:table-row>
        <table:table-row table:style-name="ro5">
          <table:table-cell office:value-type="float" office:value="2019" table:style-name="ce20">
            <text:p>2019</text:p>
          </table:table-cell>
          <table:table-cell office:value-type="float" office:value="65.632777289122544" table:formula="of:=100*[.B222]/[.$K222]" table:style-name="ce23">
            <text:p>65.6</text:p>
          </table:table-cell>
          <table:table-cell office:value-type="float" office:value="26.514121000129549" table:formula="of:=100*[.C222]/[.$K222]" table:style-name="ce23">
            <text:p>26.5</text:p>
          </table:table-cell>
          <table:table-cell office:value-type="float" office:value="4.7250547180231957" table:formula="of:=100*[.D222]/[.$K222]" table:style-name="ce23">
            <text:p>4.7</text:p>
          </table:table-cell>
          <table:table-cell office:value-type="float" office:value="1.4926002822836337" table:formula="of:=100*[.E222]/[.$K222]" table:style-name="ce23">
            <text:p>1.5</text:p>
          </table:table-cell>
          <table:table-cell office:value-type="float" office:value="1.6196790557817005" table:formula="of:=100*[.F222]/[.$K222]" table:style-name="ce23">
            <text:p>1.6</text:p>
          </table:table-cell>
          <table:table-cell office:value-type="float" office:value="1.0696435998663585E-2" table:formula="of:=100*[.G222]/[.$K222]" table:style-name="ce23">
            <text:p>-</text:p>
          </table:table-cell>
          <table:table-cell office:value-type="float" office:value="3.4092226290561227E-3" table:formula="of:=100*[.H222]/[.$K222]" table:style-name="ce23">
            <text:p>-</text:p>
          </table:table-cell>
          <table:table-cell office:value-type="float" office:value="1.4915349002120539E-3" table:formula="of:=100*[.I222]/[.$K222]" table:style-name="ce23">
            <text:p>-</text:p>
          </table:table-cell>
          <table:table-cell office:value-type="float" office:value="1.7046113145280614E-4" table:formula="of:=100*[.J222]/[.$K222]" table:style-name="ce23">
            <text:p>-</text:p>
          </table:table-cell>
          <table:table-cell office:value-type="float" office:value="100" table:formula="of:=100*[.K222]/[.$K222]" table:style-name="ce23">
            <text:p>100.0</text:p>
          </table:table-cell>
          <table:table-cell office:value-type="float" office:value="7.8531017107479162" table:formula="of:=100*[.L222]/[.$K222]" table:style-name="ce23">
            <text:p>7.9</text:p>
          </table:table-cell>
          <table:table-cell office:value-type="float" office:value="1.623088278410757" table:formula="of:=100*[.M222]/[.$K222]" table:style-name="ce23">
            <text:p>1.6</text:p>
          </table:table-cell>
          <table:table-cell table:number-columns-repeated="16371" table:style-name="ce3"/>
        </table:table-row>
        <table:table-row table:style-name="ro5">
          <table:table-cell office:value-type="float" office:value="2020" table:style-name="ce20">
            <text:p>2020</text:p>
          </table:table-cell>
          <table:table-cell office:value-type="float" office:value="60.84648482283599" table:formula="of:=100*[.B223]/[.$K223]" table:style-name="ce23">
            <text:p>60.8</text:p>
          </table:table-cell>
          <table:table-cell office:value-type="float" office:value="18.379766276685082" table:formula="of:=100*[.C223]/[.$K223]" table:style-name="ce23">
            <text:p>18.4</text:p>
          </table:table-cell>
          <table:table-cell office:value-type="float" office:value="10.13630137110353" table:formula="of:=100*[.D223]/[.$K223]" table:style-name="ce23">
            <text:p>10.1</text:p>
          </table:table-cell>
          <table:table-cell office:value-type="float" office:value="4.0667035739490931" table:formula="of:=100*[.E223]/[.$K223]" table:style-name="ce23">
            <text:p>4.1</text:p>
          </table:table-cell>
          <table:table-cell office:value-type="float" office:value="6.514900057534307" table:formula="of:=100*[.F223]/[.$K223]" table:style-name="ce23">
            <text:p>6.5</text:p>
          </table:table-cell>
          <table:table-cell office:value-type="float" office:value="3.1997044197577523E-3" table:formula="of:=100*[.G223]/[.$K223]" table:style-name="ce23">
            <text:p>-</text:p>
          </table:table-cell>
          <table:table-cell office:value-type="float" office:value="3.5619351087869313E-3" table:formula="of:=100*[.H223]/[.$K223]" table:style-name="ce23">
            <text:p>-</text:p>
          </table:table-cell>
          <table:table-cell office:value-type="float" office:value="4.872002767442464E-2" table:formula="of:=100*[.I223]/[.$K223]" table:style-name="ce23">
            <text:p>-</text:p>
          </table:table-cell>
          <table:table-cell office:value-type="float" office:value="3.6223068902917948E-4" table:formula="of:=100*[.J223]/[.$K223]" table:style-name="ce23">
            <text:p>-</text:p>
          </table:table-cell>
          <table:table-cell office:value-type="float" office:value="99.999999999999986" table:formula="of:=100*[.K223]/[.$K223]" table:style-name="ce23">
            <text:p>100.0</text:p>
          </table:table-cell>
          <table:table-cell office:value-type="float" office:value="20.773748900478928" table:formula="of:=100*[.L223]/[.$K223]" table:style-name="ce23">
            <text:p>20.8</text:p>
          </table:table-cell>
          <table:table-cell office:value-type="float" office:value="6.5184619926430942" table:formula="of:=100*[.M223]/[.$K223]" table:style-name="ce23">
            <text:p>6.5</text:p>
          </table:table-cell>
          <table:table-cell table:number-columns-repeated="16371" table:style-name="ce3"/>
        </table:table-row>
        <table:table-row table:style-name="ro4">
          <table:table-cell office:value-type="string" table:style-name="ce20">
            <text:p>2014 Q3</text:p>
          </table:table-cell>
          <table:table-cell office:value-type="float" office:value="48.717805299522219" table:formula="of:=100*[.B224]/[.$K224]" table:style-name="ce23">
            <text:p>48.7</text:p>
          </table:table-cell>
          <table:table-cell office:value-type="float" office:value="49.147902063934573" table:formula="of:=100*[.C224]/[.$K224]" table:style-name="ce23">
            <text:p>49.1</text:p>
          </table:table-cell>
          <table:table-cell office:value-type="float" office:value="1.4323311480139305" table:formula="of:=100*[.D224]/[.$K224]" table:style-name="ce23">
            <text:p>1.4</text:p>
          </table:table-cell>
          <table:table-cell office:value-type="float" office:value="0.3626825556167223" table:formula="of:=100*[.E224]/[.$K224]" table:style-name="ce23">
            <text:p>0.4</text:p>
          </table:table-cell>
          <table:table-cell office:value-type="float" office:value="0.2914413393348661" table:formula="of:=100*[.F224]/[.$K224]" table:style-name="ce23">
            <text:p>0.3</text:p>
          </table:table-cell>
          <table:table-cell office:value-type="float" office:value="4.4893741665219276E-2" table:formula="of:=100*[.G224]/[.$K224]" table:style-name="ce23">
            <text:p>-</text:p>
          </table:table-cell>
          <table:table-cell office:value-type="float" office:value="4.4157778687100923E-4" table:formula="of:=100*[.H224]/[.$K224]" table:style-name="ce23">
            <text:p>-</text:p>
          </table:table-cell>
          <table:table-cell office:value-type="float" office:value="2.355081529978716E-3" table:formula="of:=100*[.I224]/[.$K224]" table:style-name="ce23">
            <text:p>-</text:p>
          </table:table-cell>
          <table:table-cell office:value-type="float" office:value="1.4719259562366975E-4" table:formula="of:=100*[.J224]/[.$K224]" table:style-name="ce23">
            <text:p>-</text:p>
          </table:table-cell>
          <table:table-cell office:value-type="float" office:value="100" table:formula="of:=100*[.K224]/[.$K224]" table:style-name="ce23">
            <text:p>100.0</text:p>
          </table:table-cell>
          <table:table-cell office:value-type="float" office:value="2.1342926365432113" table:formula="of:=100*[.L224]/[.$K224]" table:style-name="ce23">
            <text:p>2.1</text:p>
          </table:table-cell>
          <table:table-cell office:value-type="float" office:value="0.29188291712173714" table:formula="of:=100*[.M224]/[.$K224]" table:style-name="ce23">
            <text:p>0.3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20">
            <text:p>2014 Q4</text:p>
          </table:table-cell>
          <table:table-cell office:value-type="float" office:value="46.430354753745938" table:formula="of:=100*[.B225]/[.$K225]" table:style-name="ce23">
            <text:p>46.4</text:p>
          </table:table-cell>
          <table:table-cell office:value-type="float" office:value="50.927955296530229" table:formula="of:=100*[.C225]/[.$K225]" table:style-name="ce23">
            <text:p>50.9</text:p>
          </table:table-cell>
          <table:table-cell office:value-type="float" office:value="1.5269619707948512" table:formula="of:=100*[.D225]/[.$K225]" table:style-name="ce23">
            <text:p>1.5</text:p>
          </table:table-cell>
          <table:table-cell office:value-type="float" office:value="0.5999595961136035" table:formula="of:=100*[.E225]/[.$K225]" table:style-name="ce23">
            <text:p>0.6</text:p>
          </table:table-cell>
          <table:table-cell office:value-type="float" office:value="0.42462197590251233" table:formula="of:=100*[.F225]/[.$K225]" table:style-name="ce23">
            <text:p>0.4</text:p>
          </table:table-cell>
          <table:table-cell office:value-type="float" office:value="8.7859394475340288E-2" table:formula="of:=100*[.G225]/[.$K225]" table:style-name="ce23">
            <text:p>0.1</text:p>
          </table:table-cell>
          <table:table-cell office:value-type="float" office:value="5.7175310938399322E-4" table:formula="of:=100*[.H225]/[.$K225]" table:style-name="ce23">
            <text:p>-</text:p>
          </table:table-cell>
          <table:table-cell office:value-type="float" office:value="1.7152593281519793E-3" table:formula="of:=100*[.I225]/[.$K225]" table:style-name="ce23">
            <text:p>-</text:p>
          </table:table-cell>
          <table:table-cell office:value-type="float" office:value="0" table:formula="of:=100*[.J225]/[.$K225]" table:style-name="ce23">
            <text:p>0.0</text:p>
          </table:table-cell>
          <table:table-cell office:value-type="float" office:value="100" table:formula="of:=100*[.K225]/[.$K225]" table:style-name="ce23">
            <text:p>100.0</text:p>
          </table:table-cell>
          <table:table-cell office:value-type="float" office:value="2.6416899497238435" table:formula="of:=100*[.L225]/[.$K225]" table:style-name="ce23">
            <text:p>2.6</text:p>
          </table:table-cell>
          <table:table-cell office:value-type="float" office:value="0.42519372901189628" table:formula="of:=100*[.M225]/[.$K225]" table:style-name="ce23">
            <text:p>0.4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5 Q1</text:p>
          </table:table-cell>
          <table:table-cell office:value-type="float" office:value="49.756575171342718" table:formula="of:=100*[.B226]/[.$K226]" table:style-name="ce23">
            <text:p>49.8</text:p>
          </table:table-cell>
          <table:table-cell office:value-type="float" office:value="47.450217765623421" table:formula="of:=100*[.C226]/[.$K226]" table:style-name="ce23">
            <text:p>47.5</text:p>
          </table:table-cell>
          <table:table-cell office:value-type="float" office:value="1.610587798372666" table:formula="of:=100*[.D226]/[.$K226]" table:style-name="ce23">
            <text:p>1.6</text:p>
          </table:table-cell>
          <table:table-cell office:value-type="float" office:value="0.74533238799419288" table:formula="of:=100*[.E226]/[.$K226]" table:style-name="ce23">
            <text:p>0.7</text:p>
          </table:table-cell>
          <table:table-cell office:value-type="float" office:value="0.36368547216313851" table:formula="of:=100*[.F226]/[.$K226]" table:style-name="ce23">
            <text:p>0.4</text:p>
          </table:table-cell>
          <table:table-cell office:value-type="float" office:value="7.2115871568925363E-2" table:formula="of:=100*[.G226]/[.$K226]" table:style-name="ce23">
            <text:p>0.1</text:p>
          </table:table-cell>
          <table:table-cell office:value-type="float" office:value="1.3504844863094636E-4" table:formula="of:=100*[.H226]/[.$K226]" table:style-name="ce23">
            <text:p>-</text:p>
          </table:table-cell>
          <table:table-cell office:value-type="float" office:value="1.0803875890475708E-3" table:formula="of:=100*[.I226]/[.$K226]" table:style-name="ce23">
            <text:p>-</text:p>
          </table:table-cell>
          <table:table-cell office:value-type="float" office:value="2.7009689726189271E-4" table:formula="of:=100*[.J226]/[.$K226]" table:style-name="ce23">
            <text:p>-</text:p>
          </table:table-cell>
          <table:table-cell office:value-type="float" office:value="100" table:formula="of:=100*[.K226]/[.$K226]" table:style-name="ce23">
            <text:p>100.0</text:p>
          </table:table-cell>
          <table:table-cell office:value-type="float" office:value="2.7932070630338637" table:formula="of:=100*[.L226]/[.$K226]" table:style-name="ce23">
            <text:p>2.8</text:p>
          </table:table-cell>
          <table:table-cell office:value-type="float" office:value="0.36382052061176945" table:formula="of:=100*[.M226]/[.$K226]" table:style-name="ce23">
            <text:p>0.4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2</text:p>
          </table:table-cell>
          <table:table-cell office:value-type="float" office:value="48.366457095566886" table:formula="of:=100*[.B227]/[.$K227]" table:style-name="ce23">
            <text:p>48.4</text:p>
          </table:table-cell>
          <table:table-cell office:value-type="float" office:value="48.974635309230599" table:formula="of:=100*[.C227]/[.$K227]" table:style-name="ce23">
            <text:p>49.0</text:p>
          </table:table-cell>
          <table:table-cell office:value-type="float" office:value="1.695148161415037" table:formula="of:=100*[.D227]/[.$K227]" table:style-name="ce23">
            <text:p>1.7</text:p>
          </table:table-cell>
          <table:table-cell office:value-type="float" office:value="0.5945910893168147" table:formula="of:=100*[.E227]/[.$K227]" table:style-name="ce23">
            <text:p>0.6</text:p>
          </table:table-cell>
          <table:table-cell office:value-type="float" office:value="0.32161340925653725" table:formula="of:=100*[.F227]/[.$K227]" table:style-name="ce23">
            <text:p>0.3</text:p>
          </table:table-cell>
          <table:table-cell office:value-type="float" office:value="4.5547746390148094E-2" table:formula="of:=100*[.G227]/[.$K227]" table:style-name="ce23">
            <text:p>-</text:p>
          </table:table-cell>
          <table:table-cell office:value-type="float" office:value="0" table:formula="of:=100*[.H227]/[.$K227]" table:style-name="ce23">
            <text:p>0.0</text:p>
          </table:table-cell>
          <table:table-cell office:value-type="float" office:value="1.6983905433614543E-3" table:formula="of:=100*[.I227]/[.$K227]" table:style-name="ce23">
            <text:p>-</text:p>
          </table:table-cell>
          <table:table-cell office:value-type="float" office:value="3.0879828061117356E-4" table:formula="of:=100*[.J227]/[.$K227]" table:style-name="ce23">
            <text:p>-</text:p>
          </table:table-cell>
          <table:table-cell office:value-type="float" office:value="100" table:formula="of:=100*[.K227]/[.$K227]" table:style-name="ce23">
            <text:p>100.0</text:p>
          </table:table-cell>
          <table:table-cell office:value-type="float" office:value="2.6589075952025096" table:formula="of:=100*[.L227]/[.$K227]" table:style-name="ce23">
            <text:p>2.7</text:p>
          </table:table-cell>
          <table:table-cell office:value-type="float" office:value="0.32161340925653725" table:formula="of:=100*[.M227]/[.$K227]" table:style-name="ce23">
            <text:p>0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3</text:p>
          </table:table-cell>
          <table:table-cell office:value-type="float" office:value="50.604626491984583" table:formula="of:=100*[.B228]/[.$K228]" table:style-name="ce23">
            <text:p>50.6</text:p>
          </table:table-cell>
          <table:table-cell office:value-type="float" office:value="46.830795276218119" table:formula="of:=100*[.C228]/[.$K228]" table:style-name="ce23">
            <text:p>46.8</text:p>
          </table:table-cell>
          <table:table-cell office:value-type="float" office:value="1.6514548137887823" table:formula="of:=100*[.D228]/[.$K228]" table:style-name="ce23">
            <text:p>1.7</text:p>
          </table:table-cell>
          <table:table-cell office:value-type="float" office:value="0.5422400312207134" table:formula="of:=100*[.E228]/[.$K228]" table:style-name="ce23">
            <text:p>0.5</text:p>
          </table:table-cell>
          <table:table-cell office:value-type="float" office:value="0.3164670025091999" table:formula="of:=100*[.F228]/[.$K228]" table:style-name="ce23">
            <text:p>0.3</text:p>
          </table:table-cell>
          <table:table-cell office:value-type="float" office:value="5.1393251818689006E-2" table:formula="of:=100*[.G228]/[.$K228]" table:style-name="ce23">
            <text:p>0.1</text:p>
          </table:table-cell>
          <table:table-cell office:value-type="float" office:value="6.8707555907338241E-4" table:formula="of:=100*[.H228]/[.$K228]" table:style-name="ce23">
            <text:p>-</text:p>
          </table:table-cell>
          <table:table-cell office:value-type="float" office:value="2.0612266772201474E-3" table:formula="of:=100*[.I228]/[.$K228]" table:style-name="ce23">
            <text:p>-</text:p>
          </table:table-cell>
          <table:table-cell office:value-type="float" office:value="2.7483022362935299E-4" table:formula="of:=100*[.J228]/[.$K228]" table:style-name="ce23">
            <text:p>-</text:p>
          </table:table-cell>
          <table:table-cell office:value-type="float" office:value="100" table:formula="of:=100*[.K228]/[.$K228]" table:style-name="ce23">
            <text:p>100.0</text:p>
          </table:table-cell>
          <table:table-cell office:value-type="float" office:value="2.5645782317973072" table:formula="of:=100*[.L228]/[.$K228]" table:style-name="ce23">
            <text:p>2.6</text:p>
          </table:table-cell>
          <table:table-cell office:value-type="float" office:value="0.31715407806827328" table:formula="of:=100*[.M228]/[.$K228]" table:style-name="ce23">
            <text:p>0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5 Q4</text:p>
          </table:table-cell>
          <table:table-cell office:value-type="float" office:value="46.446580855579469" table:formula="of:=100*[.B229]/[.$K229]" table:style-name="ce23">
            <text:p>46.4</text:p>
          </table:table-cell>
          <table:table-cell office:value-type="float" office:value="50.423644091270127" table:formula="of:=100*[.C229]/[.$K229]" table:style-name="ce23">
            <text:p>50.4</text:p>
          </table:table-cell>
          <table:table-cell office:value-type="float" office:value="1.7222751127669216" table:formula="of:=100*[.D229]/[.$K229]" table:style-name="ce23">
            <text:p>1.7</text:p>
          </table:table-cell>
          <table:table-cell office:value-type="float" office:value="0.75813857078130653" table:formula="of:=100*[.E229]/[.$K229]" table:style-name="ce23">
            <text:p>0.8</text:p>
          </table:table-cell>
          <table:table-cell office:value-type="float" office:value="0.55250747040728165" table:formula="of:=100*[.F229]/[.$K229]" table:style-name="ce23">
            <text:p>0.6</text:p>
          </table:table-cell>
          <table:table-cell office:value-type="float" office:value="9.3735497137490353E-2" table:formula="of:=100*[.G229]/[.$K229]" table:style-name="ce23">
            <text:p>0.1</text:p>
          </table:table-cell>
          <table:table-cell office:value-type="float" office:value="1.2840479059930186E-3" table:formula="of:=100*[.H229]/[.$K229]" table:style-name="ce23">
            <text:p>-</text:p>
          </table:table-cell>
          <table:table-cell office:value-type="float" office:value="1.4674833211348784E-3" table:formula="of:=100*[.I229]/[.$K229]" table:style-name="ce23">
            <text:p>-</text:p>
          </table:table-cell>
          <table:table-cell office:value-type="float" office:value="3.6687083028371959E-4" table:formula="of:=100*[.J229]/[.$K229]" table:style-name="ce23">
            <text:p>-</text:p>
          </table:table-cell>
          <table:table-cell office:value-type="float" office:value="100" table:formula="of:=100*[.K229]/[.$K229]" table:style-name="ce23">
            <text:p>100.0</text:p>
          </table:table-cell>
          <table:table-cell office:value-type="float" office:value="3.129775053150412" table:formula="of:=100*[.L229]/[.$K229]" table:style-name="ce23">
            <text:p>3.1</text:p>
          </table:table-cell>
          <table:table-cell office:value-type="float" office:value="0.55379151831327478" table:formula="of:=100*[.M229]/[.$K229]" table:style-name="ce23">
            <text:p>0.6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6 Q1</text:p>
          </table:table-cell>
          <table:table-cell office:value-type="float" office:value="49.732124327108089" table:formula="of:=100*[.B230]/[.$K230]" table:style-name="ce23">
            <text:p>49.7</text:p>
          </table:table-cell>
          <table:table-cell office:value-type="float" office:value="46.937300950824131" table:formula="of:=100*[.C230]/[.$K230]" table:style-name="ce23">
            <text:p>46.9</text:p>
          </table:table-cell>
          <table:table-cell office:value-type="float" office:value="1.8592442088379755" table:formula="of:=100*[.D230]/[.$K230]" table:style-name="ce23">
            <text:p>1.9</text:p>
          </table:table-cell>
          <table:table-cell office:value-type="float" office:value="1.0020676773603421" table:formula="of:=100*[.E230]/[.$K230]" table:style-name="ce23">
            <text:p>1.0</text:p>
          </table:table-cell>
          <table:table-cell office:value-type="float" office:value="0.41122951218699799" table:formula="of:=100*[.F230]/[.$K230]" table:style-name="ce23">
            <text:p>0.4</text:p>
          </table:table-cell>
          <table:table-cell office:value-type="float" office:value="5.6111690447945513E-2" table:formula="of:=100*[.G230]/[.$K230]" table:style-name="ce23">
            <text:p>0.1</text:p>
          </table:table-cell>
          <table:table-cell office:value-type="float" office:value="8.9676217610871838E-4" table:formula="of:=100*[.H230]/[.$K230]" table:style-name="ce23">
            <text:p>-</text:p>
          </table:table-cell>
          <table:table-cell office:value-type="float" office:value="1.0248710584099638E-3" table:formula="of:=100*[.I230]/[.$K230]" table:style-name="ce23">
            <text:p>-</text:p>
          </table:table-cell>
          <table:table-cell office:value-type="float" office:value="0" table:formula="of:=100*[.J230]/[.$K230]" table:style-name="ce23">
            <text:p>0.0</text:p>
          </table:table-cell>
          <table:table-cell office:value-type="float" office:value="100" table:formula="of:=100*[.K230]/[.$K230]" table:style-name="ce23">
            <text:p>100.0</text:p>
          </table:table-cell>
          <table:table-cell office:value-type="float" office:value="3.3305747220677802" table:formula="of:=100*[.L230]/[.$K230]" table:style-name="ce23">
            <text:p>3.3</text:p>
          </table:table-cell>
          <table:table-cell office:value-type="float" office:value="0.41212627436310667" table:formula="of:=100*[.M230]/[.$K230]" table:style-name="ce23">
            <text:p>0.4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2</text:p>
          </table:table-cell>
          <table:table-cell office:value-type="float" office:value="48.106847857080773" table:formula="of:=100*[.B231]/[.$K231]" table:style-name="ce23">
            <text:p>48.1</text:p>
          </table:table-cell>
          <table:table-cell office:value-type="float" office:value="48.715864784213736" table:formula="of:=100*[.C231]/[.$K231]" table:style-name="ce23">
            <text:p>48.7</text:p>
          </table:table-cell>
          <table:table-cell office:value-type="float" office:value="1.8212564290626416" table:formula="of:=100*[.D231]/[.$K231]" table:style-name="ce23">
            <text:p>1.8</text:p>
          </table:table-cell>
          <table:table-cell office:value-type="float" office:value="0.98351506760331864" table:formula="of:=100*[.E231]/[.$K231]" table:style-name="ce23">
            <text:p>1.0</text:p>
          </table:table-cell>
          <table:table-cell office:value-type="float" office:value="0.32600856039316201" table:formula="of:=100*[.F231]/[.$K231]" table:style-name="ce23">
            <text:p>0.3</text:p>
          </table:table-cell>
          <table:table-cell office:value-type="float" office:value="4.4525023215530084E-2" table:formula="of:=100*[.G231]/[.$K231]" table:style-name="ce23">
            <text:p>-</text:p>
          </table:table-cell>
          <table:table-cell office:value-type="float" office:value="4.574488686527063E-4" table:formula="of:=100*[.H231]/[.$K231]" table:style-name="ce23">
            <text:p>-</text:p>
          </table:table-cell>
          <table:table-cell office:value-type="float" office:value="1.3723466059581187E-3" table:formula="of:=100*[.I231]/[.$K231]" table:style-name="ce23">
            <text:p>-</text:p>
          </table:table-cell>
          <table:table-cell office:value-type="float" office:value="1.5248295621756878E-4" table:formula="of:=100*[.J231]/[.$K231]" table:style-name="ce23">
            <text:p>-</text:p>
          </table:table-cell>
          <table:table-cell office:value-type="float" office:value="100" table:formula="of:=100*[.K231]/[.$K231]" table:style-name="ce23">
            <text:p>100.0</text:p>
          </table:table-cell>
          <table:table-cell office:value-type="float" office:value="3.1772873587054802" table:formula="of:=100*[.L231]/[.$K231]" table:style-name="ce23">
            <text:p>3.2</text:p>
          </table:table-cell>
          <table:table-cell office:value-type="float" office:value="0.32646600926181474" table:formula="of:=100*[.M231]/[.$K231]" table:style-name="ce23">
            <text:p>0.3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3</text:p>
          </table:table-cell>
          <table:table-cell office:value-type="float" office:value="49.939077882834582" table:formula="of:=100*[.B232]/[.$K232]" table:style-name="ce23">
            <text:p>49.9</text:p>
          </table:table-cell>
          <table:table-cell office:value-type="float" office:value="46.739448289306949" table:formula="of:=100*[.C232]/[.$K232]" table:style-name="ce23">
            <text:p>46.7</text:p>
          </table:table-cell>
          <table:table-cell office:value-type="float" office:value="1.9268988747008047" table:formula="of:=100*[.D232]/[.$K232]" table:style-name="ce23">
            <text:p>1.9</text:p>
          </table:table-cell>
          <table:table-cell office:value-type="float" office:value="0.91437328741159518" table:formula="of:=100*[.E232]/[.$K232]" table:style-name="ce23">
            <text:p>0.9</text:p>
          </table:table-cell>
          <table:table-cell office:value-type="float" office:value="0.39003693234125042" table:formula="of:=100*[.F232]/[.$K232]" table:style-name="ce23">
            <text:p>0.4</text:p>
          </table:table-cell>
          <table:table-cell office:value-type="float" office:value="8.8404761131147716E-2" table:formula="of:=100*[.G232]/[.$K232]" table:style-name="ce23">
            <text:p>0.1</text:p>
          </table:table-cell>
          <table:table-cell office:value-type="float" office:value="2.7076496517962546E-4" table:formula="of:=100*[.H232]/[.$K232]" table:style-name="ce23">
            <text:p>-</text:p>
          </table:table-cell>
          <table:table-cell office:value-type="float" office:value="1.4892073084879398E-3" table:formula="of:=100*[.I232]/[.$K232]" table:style-name="ce23">
            <text:p>-</text:p>
          </table:table-cell>
          <table:table-cell office:value-type="float" office:value="0" table:formula="of:=100*[.J232]/[.$K232]" table:style-name="ce23">
            <text:p>0.0</text:p>
          </table:table-cell>
          <table:table-cell office:value-type="float" office:value="100" table:formula="of:=100*[.K232]/[.$K232]" table:style-name="ce23">
            <text:p>100.0</text:p>
          </table:table-cell>
          <table:table-cell office:value-type="float" office:value="3.3214738278584659" table:formula="of:=100*[.L232]/[.$K232]" table:style-name="ce23">
            <text:p>3.3</text:p>
          </table:table-cell>
          <table:table-cell office:value-type="float" office:value="0.39030769730643011" table:formula="of:=100*[.M232]/[.$K232]" table:style-name="ce23">
            <text:p>0.4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6 Q4</text:p>
          </table:table-cell>
          <table:table-cell office:value-type="float" office:value="48.626006644445617" table:formula="of:=100*[.B233]/[.$K233]" table:style-name="ce23">
            <text:p>48.6</text:p>
          </table:table-cell>
          <table:table-cell office:value-type="float" office:value="47.856774473373918" table:formula="of:=100*[.C233]/[.$K233]" table:style-name="ce23">
            <text:p>47.9</text:p>
          </table:table-cell>
          <table:table-cell office:value-type="float" office:value="1.9984363866316521" table:formula="of:=100*[.D233]/[.$K233]" table:style-name="ce23">
            <text:p>2.0</text:p>
          </table:table-cell>
          <table:table-cell office:value-type="float" office:value="1.0167131680665682" table:formula="of:=100*[.E233]/[.$K233]" table:style-name="ce23">
            <text:p>1.0</text:p>
          </table:table-cell>
          <table:table-cell office:value-type="float" office:value="0.40092650470450808" table:formula="of:=100*[.F233]/[.$K233]" table:style-name="ce23">
            <text:p>0.4</text:p>
          </table:table-cell>
          <table:table-cell office:value-type="float" office:value="9.9320429574525859E-2" table:formula="of:=100*[.G233]/[.$K233]" table:style-name="ce23">
            <text:p>0.1</text:p>
          </table:table-cell>
          <table:table-cell office:value-type="float" office:value="9.111966016011546E-4" table:formula="of:=100*[.H233]/[.$K233]" table:style-name="ce23">
            <text:p>-</text:p>
          </table:table-cell>
          <table:table-cell office:value-type="float" office:value="7.289572812809237E-4" table:formula="of:=100*[.I233]/[.$K233]" table:style-name="ce23">
            <text:p>-</text:p>
          </table:table-cell>
          <table:table-cell office:value-type="float" office:value="1.8223932032023093E-4" table:formula="of:=100*[.J233]/[.$K233]" table:style-name="ce23">
            <text:p>-</text:p>
          </table:table-cell>
          <table:table-cell office:value-type="float" office:value="100" table:formula="of:=100*[.K233]/[.$K233]" table:style-name="ce23">
            <text:p>100.0</text:p>
          </table:table-cell>
          <table:table-cell office:value-type="float" office:value="3.5172188821804569" table:formula="of:=100*[.L233]/[.$K233]" table:style-name="ce23">
            <text:p>3.5</text:p>
          </table:table-cell>
          <table:table-cell office:value-type="float" office:value="0.40183770130610919" table:formula="of:=100*[.M233]/[.$K233]" table:style-name="ce23">
            <text:p>0.4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7 Q1</text:p>
          </table:table-cell>
          <table:table-cell office:value-type="float" office:value="52.072954447022617" table:formula="of:=100*[.B234]/[.$K234]" table:style-name="ce23">
            <text:p>52.1</text:p>
          </table:table-cell>
          <table:table-cell office:value-type="float" office:value="43.836786442744845" table:formula="of:=100*[.C234]/[.$K234]" table:style-name="ce23">
            <text:p>43.8</text:p>
          </table:table-cell>
          <table:table-cell office:value-type="float" office:value="2.543558053612518" table:formula="of:=100*[.D234]/[.$K234]" table:style-name="ce23">
            <text:p>2.5</text:p>
          </table:table-cell>
          <table:table-cell office:value-type="float" office:value="0.88821894076685404" table:formula="of:=100*[.E234]/[.$K234]" table:style-name="ce23">
            <text:p>0.9</text:p>
          </table:table-cell>
          <table:table-cell office:value-type="float" office:value="0.56992637291646009" table:formula="of:=100*[.F234]/[.$K234]" table:style-name="ce23">
            <text:p>0.6</text:p>
          </table:table-cell>
          <table:table-cell office:value-type="float" office:value="8.5410320373385848E-2" table:formula="of:=100*[.G234]/[.$K234]" table:style-name="ce23">
            <text:p>0.1</text:p>
          </table:table-cell>
          <table:table-cell office:value-type="float" office:value="2.419555817942942E-3" table:formula="of:=100*[.H234]/[.$K234]" table:style-name="ce23">
            <text:p>-</text:p>
          </table:table-cell>
          <table:table-cell office:value-type="float" office:value="6.048889544857355E-4" table:formula="of:=100*[.I234]/[.$K234]" table:style-name="ce23">
            <text:p>-</text:p>
          </table:table-cell>
          <table:table-cell office:value-type="float" office:value="1.2097779089714712E-4" table:formula="of:=100*[.J234]/[.$K234]" table:style-name="ce23">
            <text:p>-</text:p>
          </table:table-cell>
          <table:table-cell office:value-type="float" office:value="99.999999999999986" table:formula="of:=100*[.K234]/[.$K234]" table:style-name="ce23">
            <text:p>100.0</text:p>
          </table:table-cell>
          <table:table-cell office:value-type="float" office:value="4.0902591102325436" table:formula="of:=100*[.L234]/[.$K234]" table:style-name="ce23">
            <text:p>4.1</text:p>
          </table:table-cell>
          <table:table-cell office:value-type="float" office:value="0.57234592873440293" table:formula="of:=100*[.M234]/[.$K234]" table:style-name="ce23">
            <text:p>0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2</text:p>
          </table:table-cell>
          <table:table-cell office:value-type="float" office:value="52.08429619295962" table:formula="of:=100*[.B235]/[.$K235]" table:style-name="ce23">
            <text:p>52.1</text:p>
          </table:table-cell>
          <table:table-cell office:value-type="float" office:value="43.563095089884904" table:formula="of:=100*[.C235]/[.$K235]" table:style-name="ce23">
            <text:p>43.6</text:p>
          </table:table-cell>
          <table:table-cell office:value-type="float" office:value="2.5528641911723322" table:formula="of:=100*[.D235]/[.$K235]" table:style-name="ce23">
            <text:p>2.6</text:p>
          </table:table-cell>
          <table:table-cell office:value-type="float" office:value="1.1644703518822024" table:formula="of:=100*[.E235]/[.$K235]" table:style-name="ce23">
            <text:p>1.2</text:p>
          </table:table-cell>
          <table:table-cell office:value-type="float" office:value="0.53482411006189023" table:formula="of:=100*[.F235]/[.$K235]" table:style-name="ce23">
            <text:p>0.5</text:p>
          </table:table-cell>
          <table:table-cell office:value-type="float" office:value="9.9256260221945183E-2" table:formula="of:=100*[.G235]/[.$K235]" table:style-name="ce23">
            <text:p>0.1</text:p>
          </table:table-cell>
          <table:table-cell office:value-type="float" office:value="5.1163020732961431E-4" table:formula="of:=100*[.H235]/[.$K235]" table:style-name="ce23">
            <text:p>-</text:p>
          </table:table-cell>
          <table:table-cell office:value-type="float" office:value="6.8217360977281915E-4" table:formula="of:=100*[.I235]/[.$K235]" table:style-name="ce23">
            <text:p>-</text:p>
          </table:table-cell>
          <table:table-cell office:value-type="float" office:value="0" table:formula="of:=100*[.J235]/[.$K235]" table:style-name="ce23">
            <text:p>0.0</text:p>
          </table:table-cell>
          <table:table-cell office:value-type="float" office:value="100" table:formula="of:=100*[.K235]/[.$K235]" table:style-name="ce23">
            <text:p>100.0</text:p>
          </table:table-cell>
          <table:table-cell office:value-type="float" office:value="4.3526087171554719" table:formula="of:=100*[.L235]/[.$K235]" table:style-name="ce23">
            <text:p>4.4</text:p>
          </table:table-cell>
          <table:table-cell office:value-type="float" office:value="0.53533574026921982" table:formula="of:=100*[.M235]/[.$K235]" table:style-name="ce23">
            <text:p>0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3</text:p>
          </table:table-cell>
          <table:table-cell office:value-type="float" office:value="54.059096402328805" table:formula="of:=100*[.B236]/[.$K236]" table:style-name="ce23">
            <text:p>54.1</text:p>
          </table:table-cell>
          <table:table-cell office:value-type="float" office:value="40.590367962948896" table:formula="of:=100*[.C236]/[.$K236]" table:style-name="ce23">
            <text:p>40.6</text:p>
          </table:table-cell>
          <table:table-cell office:value-type="float" office:value="3.3436004726758486" table:formula="of:=100*[.D236]/[.$K236]" table:style-name="ce23">
            <text:p>3.3</text:p>
          </table:table-cell>
          <table:table-cell office:value-type="float" office:value="1.3815188511533025" table:formula="of:=100*[.E236]/[.$K236]" table:style-name="ce23">
            <text:p>1.4</text:p>
          </table:table-cell>
          <table:table-cell office:value-type="float" office:value="0.52155279678961908" table:formula="of:=100*[.F236]/[.$K236]" table:style-name="ce23">
            <text:p>0.5</text:p>
          </table:table-cell>
          <table:table-cell office:value-type="float" office:value="0.10207533308596829" table:formula="of:=100*[.G236]/[.$K236]" table:style-name="ce23">
            <text:p>0.1</text:p>
          </table:table-cell>
          <table:table-cell office:value-type="float" office:value="1.341135763173306E-3" table:formula="of:=100*[.H236]/[.$K236]" table:style-name="ce23">
            <text:p>-</text:p>
          </table:table-cell>
          <table:table-cell office:value-type="float" office:value="2.9803016959406803E-4" table:formula="of:=100*[.I236]/[.$K236]" table:style-name="ce23">
            <text:p>-</text:p>
          </table:table-cell>
          <table:table-cell office:value-type="float" office:value="1.4901508479703401E-4" table:formula="of:=100*[.J236]/[.$K236]" table:style-name="ce23">
            <text:p>-</text:p>
          </table:table-cell>
          <table:table-cell office:value-type="float" office:value="100.00000000000001" table:formula="of:=100*[.K236]/[.$K236]" table:style-name="ce23">
            <text:p>100.0</text:p>
          </table:table-cell>
          <table:table-cell office:value-type="float" office:value="5.350535634722303" table:formula="of:=100*[.L236]/[.$K236]" table:style-name="ce23">
            <text:p>5.4</text:p>
          </table:table-cell>
          <table:table-cell office:value-type="float" office:value="0.52289393255279226" table:formula="of:=100*[.M236]/[.$K236]" table:style-name="ce23">
            <text:p>0.5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7 Q4</text:p>
          </table:table-cell>
          <table:table-cell office:value-type="float" office:value="56.36896260238435" table:formula="of:=100*[.B237]/[.$K237]" table:style-name="ce23">
            <text:p>56.4</text:p>
          </table:table-cell>
          <table:table-cell office:value-type="float" office:value="38.175466064818089" table:formula="of:=100*[.C237]/[.$K237]" table:style-name="ce23">
            <text:p>38.2</text:p>
          </table:table-cell>
          <table:table-cell office:value-type="float" office:value="2.8773802930680534" table:formula="of:=100*[.D237]/[.$K237]" table:style-name="ce23">
            <text:p>2.9</text:p>
          </table:table-cell>
          <table:table-cell office:value-type="float" office:value="1.9317173921190596" table:formula="of:=100*[.E237]/[.$K237]" table:style-name="ce23">
            <text:p>1.9</text:p>
          </table:table-cell>
          <table:table-cell office:value-type="float" office:value="0.53425165209932157" table:formula="of:=100*[.F237]/[.$K237]" table:style-name="ce23">
            <text:p>0.5</text:p>
          </table:table-cell>
          <table:table-cell office:value-type="float" office:value="0.11055636292468426" table:formula="of:=100*[.G237]/[.$K237]" table:style-name="ce23">
            <text:p>0.1</text:p>
          </table:table-cell>
          <table:table-cell office:value-type="float" office:value="6.2461221991347033E-4" table:formula="of:=100*[.H237]/[.$K237]" table:style-name="ce23">
            <text:p>-</text:p>
          </table:table-cell>
          <table:table-cell office:value-type="float" office:value="6.2461221991347033E-4" table:formula="of:=100*[.I237]/[.$K237]" table:style-name="ce23">
            <text:p>-</text:p>
          </table:table-cell>
          <table:table-cell office:value-type="float" office:value="4.1640814660898027E-4" table:formula="of:=100*[.J237]/[.$K237]" table:style-name="ce23">
            <text:p>-</text:p>
          </table:table-cell>
          <table:table-cell office:value-type="float" office:value="100" table:formula="of:=100*[.K237]/[.$K237]" table:style-name="ce23">
            <text:p>100.0</text:p>
          </table:table-cell>
          <table:table-cell office:value-type="float" office:value="5.4555713327975539" table:formula="of:=100*[.L237]/[.$K237]" table:style-name="ce23">
            <text:p>5.5</text:p>
          </table:table-cell>
          <table:table-cell office:value-type="float" office:value="0.53487626431923507" table:formula="of:=100*[.M237]/[.$K237]" table:style-name="ce23">
            <text:p>0.5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8 Q1</text:p>
          </table:table-cell>
          <table:table-cell office:value-type="float" office:value="61.430601741338151" table:formula="of:=100*[.B238]/[.$K238]" table:style-name="ce23">
            <text:p>61.4</text:p>
          </table:table-cell>
          <table:table-cell office:value-type="float" office:value="33.415064920729101" table:formula="of:=100*[.C238]/[.$K238]" table:style-name="ce23">
            <text:p>33.4</text:p>
          </table:table-cell>
          <table:table-cell office:value-type="float" office:value="3.1693182288576436" table:formula="of:=100*[.D238]/[.$K238]" table:style-name="ce23">
            <text:p>3.2</text:p>
          </table:table-cell>
          <table:table-cell office:value-type="float" office:value="1.3679577221861934" table:formula="of:=100*[.E238]/[.$K238]" table:style-name="ce23">
            <text:p>1.4</text:p>
          </table:table-cell>
          <table:table-cell office:value-type="float" office:value="0.57014336373546004" table:formula="of:=100*[.F238]/[.$K238]" table:style-name="ce23">
            <text:p>0.6</text:p>
          </table:table-cell>
          <table:table-cell office:value-type="float" office:value="4.6362093469292015E-2" table:formula="of:=100*[.G238]/[.$K238]" table:style-name="ce23">
            <text:p>-</text:p>
          </table:table-cell>
          <table:table-cell office:value-type="float" office:value="1.3798242103955956E-4" table:formula="of:=100*[.H238]/[.$K238]" table:style-name="ce23">
            <text:p>-</text:p>
          </table:table-cell>
          <table:table-cell office:value-type="float" office:value="1.3798242103955956E-4" table:formula="of:=100*[.I238]/[.$K238]" table:style-name="ce23">
            <text:p>-</text:p>
          </table:table-cell>
          <table:table-cell office:value-type="float" office:value="2.7596484207911912E-4" table:formula="of:=100*[.J238]/[.$K238]" table:style-name="ce23">
            <text:p>-</text:p>
          </table:table-cell>
          <table:table-cell office:value-type="float" office:value="100" table:formula="of:=100*[.K238]/[.$K238]" table:style-name="ce23">
            <text:p>100.0</text:p>
          </table:table-cell>
          <table:table-cell office:value-type="float" office:value="5.154333337932747" table:formula="of:=100*[.L238]/[.$K238]" table:style-name="ce23">
            <text:p>5.2</text:p>
          </table:table-cell>
          <table:table-cell office:value-type="float" office:value="0.57028134615649961" table:formula="of:=100*[.M238]/[.$K238]" table:style-name="ce23">
            <text:p>0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2</text:p>
          </table:table-cell>
          <table:table-cell office:value-type="float" office:value="62.48821834773775" table:formula="of:=100*[.B239]/[.$K239]" table:style-name="ce23">
            <text:p>62.5</text:p>
          </table:table-cell>
          <table:table-cell office:value-type="float" office:value="31.406637691295732" table:formula="of:=100*[.C239]/[.$K239]" table:style-name="ce23">
            <text:p>31.4</text:p>
          </table:table-cell>
          <table:table-cell office:value-type="float" office:value="3.5663019766531781" table:formula="of:=100*[.D239]/[.$K239]" table:style-name="ce23">
            <text:p>3.6</text:p>
          </table:table-cell>
          <table:table-cell office:value-type="float" office:value="1.8717423523338497" table:formula="of:=100*[.E239]/[.$K239]" table:style-name="ce23">
            <text:p>1.9</text:p>
          </table:table-cell>
          <table:table-cell office:value-type="float" office:value="0.59216332783800441" table:formula="of:=100*[.F239]/[.$K239]" table:style-name="ce23">
            <text:p>0.6</text:p>
          </table:table-cell>
          <table:table-cell office:value-type="float" office:value="5.9116417711611795E-2" table:formula="of:=100*[.G239]/[.$K239]" table:style-name="ce23">
            <text:p>0.1</text:p>
          </table:table-cell>
          <table:table-cell office:value-type="float" office:value="4.8292284891175838E-3" table:formula="of:=100*[.H239]/[.$K239]" table:style-name="ce23">
            <text:p>-</text:p>
          </table:table-cell>
          <table:table-cell office:value-type="float" office:value="1.0990657940750364E-2" table:formula="of:=100*[.I239]/[.$K239]" table:style-name="ce23">
            <text:p>-</text:p>
          </table:table-cell>
          <table:table-cell office:value-type="float" office:value="0" table:formula="of:=100*[.J239]/[.$K239]" table:style-name="ce23">
            <text:p>0.0</text:p>
          </table:table-cell>
          <table:table-cell office:value-type="float" office:value="100" table:formula="of:=100*[.K239]/[.$K239]" table:style-name="ce23">
            <text:p>100.0</text:p>
          </table:table-cell>
          <table:table-cell office:value-type="float" office:value="6.1051439609665117" table:formula="of:=100*[.L239]/[.$K239]" table:style-name="ce23">
            <text:p>6.1</text:p>
          </table:table-cell>
          <table:table-cell office:value-type="float" office:value="0.596992556327122" table:formula="of:=100*[.M239]/[.$K239]" table:style-name="ce23">
            <text:p>0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3</text:p>
          </table:table-cell>
          <table:table-cell office:value-type="float" office:value="63.074937751784738" table:formula="of:=100*[.B240]/[.$K240]" table:style-name="ce23">
            <text:p>63.1</text:p>
          </table:table-cell>
          <table:table-cell office:value-type="float" office:value="29.870540256603277" table:formula="of:=100*[.C240]/[.$K240]" table:style-name="ce23">
            <text:p>29.9</text:p>
          </table:table-cell>
          <table:table-cell office:value-type="float" office:value="4.4889855815761823" table:formula="of:=100*[.D240]/[.$K240]" table:style-name="ce23">
            <text:p>4.5</text:p>
          </table:table-cell>
          <table:table-cell office:value-type="float" office:value="1.8069767634236935" table:formula="of:=100*[.E240]/[.$K240]" table:style-name="ce23">
            <text:p>1.8</text:p>
          </table:table-cell>
          <table:table-cell office:value-type="float" office:value="0.63646215060345612" table:formula="of:=100*[.F240]/[.$K240]" table:style-name="ce23">
            <text:p>0.6</text:p>
          </table:table-cell>
          <table:table-cell office:value-type="float" office:value="0.11746507068584712" table:formula="of:=100*[.G240]/[.$K240]" table:style-name="ce23">
            <text:p>0.1</text:p>
          </table:table-cell>
          <table:table-cell office:value-type="float" office:value="0" table:formula="of:=100*[.H240]/[.$K240]" table:style-name="ce23">
            <text:p>0.0</text:p>
          </table:table-cell>
          <table:table-cell office:value-type="float" office:value="4.466981561292778E-3" table:formula="of:=100*[.I240]/[.$K240]" table:style-name="ce23">
            <text:p>-</text:p>
          </table:table-cell>
          <table:table-cell office:value-type="float" office:value="1.6544376152936215E-4" table:formula="of:=100*[.J240]/[.$K240]" table:style-name="ce23">
            <text:p>-</text:p>
          </table:table-cell>
          <table:table-cell office:value-type="float" office:value="100" table:formula="of:=100*[.K240]/[.$K240]" table:style-name="ce23">
            <text:p>100.0</text:p>
          </table:table-cell>
          <table:table-cell office:value-type="float" office:value="7.0545219916120017" table:formula="of:=100*[.L240]/[.$K240]" table:style-name="ce23">
            <text:p>7.1</text:p>
          </table:table-cell>
          <table:table-cell office:value-type="float" office:value="0.63646215060345612" table:formula="of:=100*[.M240]/[.$K240]" table:style-name="ce23">
            <text:p>0.6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8 Q4</text:p>
          </table:table-cell>
          <table:table-cell office:value-type="float" office:value="62.06621056190469" table:formula="of:=100*[.B241]/[.$K241]" table:style-name="ce23">
            <text:p>62.1</text:p>
          </table:table-cell>
          <table:table-cell office:value-type="float" office:value="31.076282337030836" table:formula="of:=100*[.C241]/[.$K241]" table:style-name="ce23">
            <text:p>31.1</text:p>
          </table:table-cell>
          <table:table-cell office:value-type="float" office:value="3.6021078155855175" table:formula="of:=100*[.D241]/[.$K241]" table:style-name="ce23">
            <text:p>3.6</text:p>
          </table:table-cell>
          <table:table-cell office:value-type="float" office:value="2.1782340261043527" table:formula="of:=100*[.E241]/[.$K241]" table:style-name="ce23">
            <text:p>2.2</text:p>
          </table:table-cell>
          <table:table-cell office:value-type="float" office:value="0.90897932023593409" table:formula="of:=100*[.F241]/[.$K241]" table:style-name="ce23">
            <text:p>0.9</text:p>
          </table:table-cell>
          <table:table-cell office:value-type="float" office:value="0.16581712309444899" table:formula="of:=100*[.G241]/[.$K241]" table:style-name="ce23">
            <text:p>0.2</text:p>
          </table:table-cell>
          <table:table-cell office:value-type="float" office:value="1.5074283917677182E-3" table:formula="of:=100*[.H241]/[.$K241]" table:style-name="ce23">
            <text:p>-</text:p>
          </table:table-cell>
          <table:table-cell office:value-type="float" office:value="8.6138765243869608E-4" table:formula="of:=100*[.I241]/[.$K241]" table:style-name="ce23">
            <text:p>-</text:p>
          </table:table-cell>
          <table:table-cell office:value-type="float" office:value="0" table:formula="of:=100*[.J241]/[.$K241]" table:style-name="ce23">
            <text:p>0.0</text:p>
          </table:table-cell>
          <table:table-cell office:value-type="float" office:value="100" table:formula="of:=100*[.K241]/[.$K241]" table:style-name="ce23">
            <text:p>100.0</text:p>
          </table:table-cell>
          <table:table-cell office:value-type="float" office:value="6.8575071010644599" table:formula="of:=100*[.L241]/[.$K241]" table:style-name="ce23">
            <text:p>6.9</text:p>
          </table:table-cell>
          <table:table-cell office:value-type="float" office:value="0.91048674862770163" table:formula="of:=100*[.M241]/[.$K241]" table:style-name="ce23">
            <text:p>0.9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19 Q1</text:p>
          </table:table-cell>
          <table:table-cell office:value-type="float" office:value="66.564502646976877" table:formula="of:=100*[.B242]/[.$K242]" table:style-name="ce23">
            <text:p>66.6</text:p>
          </table:table-cell>
          <table:table-cell office:value-type="float" office:value="27.334222695047437" table:formula="of:=100*[.C242]/[.$K242]" table:style-name="ce23">
            <text:p>27.3</text:p>
          </table:table-cell>
          <table:table-cell office:value-type="float" office:value="4.0268947485442332" table:formula="of:=100*[.D242]/[.$K242]" table:style-name="ce23">
            <text:p>4.0</text:p>
          </table:table-cell>
          <table:table-cell office:value-type="float" office:value="1.1881140747120129" table:formula="of:=100*[.E242]/[.$K242]" table:style-name="ce23">
            <text:p>1.2</text:p>
          </table:table-cell>
          <table:table-cell office:value-type="float" office:value="0.85221116148951204" table:formula="of:=100*[.F242]/[.$K242]" table:style-name="ce23">
            <text:p>0.9</text:p>
          </table:table-cell>
          <table:table-cell office:value-type="float" office:value="2.884796699229689E-2" table:formula="of:=100*[.G242]/[.$K242]" table:style-name="ce23">
            <text:p>-</text:p>
          </table:table-cell>
          <table:table-cell office:value-type="float" office:value="3.658766545364484E-3" table:formula="of:=100*[.H242]/[.$K242]" table:style-name="ce23">
            <text:p>-</text:p>
          </table:table-cell>
          <table:table-cell office:value-type="float" office:value="1.547939692269589E-3" table:formula="of:=100*[.I242]/[.$K242]" table:style-name="ce23">
            <text:p>-</text:p>
          </table:table-cell>
          <table:table-cell office:value-type="float" office:value="0" table:formula="of:=100*[.J242]/[.$K242]" table:style-name="ce23">
            <text:p>0.0</text:p>
          </table:table-cell>
          <table:table-cell office:value-type="float" office:value="100" table:formula="of:=100*[.K242]/[.$K242]" table:style-name="ce23">
            <text:p>100.0</text:p>
          </table:table-cell>
          <table:table-cell office:value-type="float" office:value="6.1012746579756891" table:formula="of:=100*[.L242]/[.$K242]" table:style-name="ce23">
            <text:p>6.1</text:p>
          </table:table-cell>
          <table:table-cell office:value-type="float" office:value="0.85586992803487649" table:formula="of:=100*[.M242]/[.$K242]" table:style-name="ce23">
            <text:p>0.9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2</text:p>
          </table:table-cell>
          <table:table-cell office:value-type="float" office:value="65.792410617429226" table:formula="of:=100*[.B243]/[.$K243]" table:style-name="ce23">
            <text:p>65.8</text:p>
          </table:table-cell>
          <table:table-cell office:value-type="float" office:value="27.652838598482678" table:formula="of:=100*[.C243]/[.$K243]" table:style-name="ce23">
            <text:p>27.7</text:p>
          </table:table-cell>
          <table:table-cell office:value-type="float" office:value="4.3028949209142802" table:formula="of:=100*[.D243]/[.$K243]" table:style-name="ce23">
            <text:p>4.3</text:p>
          </table:table-cell>
          <table:table-cell office:value-type="float" office:value="1.147450216698169" table:formula="of:=100*[.E243]/[.$K243]" table:style-name="ce23">
            <text:p>1.1</text:p>
          </table:table-cell>
          <table:table-cell office:value-type="float" office:value="1.0983308079361691" table:formula="of:=100*[.F243]/[.$K243]" table:style-name="ce23">
            <text:p>1.1</text:p>
          </table:table-cell>
          <table:table-cell office:value-type="float" office:value="2.2563686003745573E-3" table:formula="of:=100*[.G243]/[.$K243]" table:style-name="ce23">
            <text:p>-</text:p>
          </table:table-cell>
          <table:table-cell office:value-type="float" office:value="2.0828017849611295E-3" table:formula="of:=100*[.H243]/[.$K243]" table:style-name="ce23">
            <text:p>-</text:p>
          </table:table-cell>
          <table:table-cell office:value-type="float" office:value="1.5621013387208469E-3" table:formula="of:=100*[.I243]/[.$K243]" table:style-name="ce23">
            <text:p>-</text:p>
          </table:table-cell>
          <table:table-cell office:value-type="float" office:value="1.7356681541342748E-4" table:formula="of:=100*[.J243]/[.$K243]" table:style-name="ce23">
            <text:p>-</text:p>
          </table:table-cell>
          <table:table-cell office:value-type="float" office:value="100" table:formula="of:=100*[.K243]/[.$K243]" table:style-name="ce23">
            <text:p>100.0</text:p>
          </table:table-cell>
          <table:table-cell office:value-type="float" office:value="6.5547507840880881" table:formula="of:=100*[.L243]/[.$K243]" table:style-name="ce23">
            <text:p>6.6</text:p>
          </table:table-cell>
          <table:table-cell office:value-type="float" office:value="1.1004136097211301" table:formula="of:=100*[.M243]/[.$K243]" table:style-name="ce23">
            <text:p>1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3</text:p>
          </table:table-cell>
          <table:table-cell office:value-type="float" office:value="65.964469452841541" table:formula="of:=100*[.B244]/[.$K244]" table:style-name="ce23">
            <text:p>66.0</text:p>
          </table:table-cell>
          <table:table-cell office:value-type="float" office:value="25.302212511514838" table:formula="of:=100*[.C244]/[.$K244]" table:style-name="ce23">
            <text:p>25.3</text:p>
          </table:table-cell>
          <table:table-cell office:value-type="float" office:value="5.265065730182009" table:formula="of:=100*[.D244]/[.$K244]" table:style-name="ce23">
            <text:p>5.3</text:p>
          </table:table-cell>
          <table:table-cell office:value-type="float" office:value="1.3185943418501558" table:formula="of:=100*[.E244]/[.$K244]" table:style-name="ce23">
            <text:p>1.3</text:p>
          </table:table-cell>
          <table:table-cell office:value-type="float" office:value="2.1381846963242315" table:formula="of:=100*[.F244]/[.$K244]" table:style-name="ce23">
            <text:p>2.1</text:p>
          </table:table-cell>
          <table:table-cell office:value-type="float" office:value="4.3232601372136257E-3" table:formula="of:=100*[.G244]/[.$K244]" table:style-name="ce23">
            <text:p>-</text:p>
          </table:table-cell>
          <table:table-cell office:value-type="float" office:value="4.6558186093069815E-3" table:formula="of:=100*[.H244]/[.$K244]" table:style-name="ce23">
            <text:p>-</text:p>
          </table:table-cell>
          <table:table-cell office:value-type="float" office:value="2.1616300686068128E-3" table:formula="of:=100*[.I244]/[.$K244]" table:style-name="ce23">
            <text:p>-</text:p>
          </table:table-cell>
          <table:table-cell office:value-type="float" office:value="3.3255847209335583E-4" table:formula="of:=100*[.J244]/[.$K244]" table:style-name="ce23">
            <text:p>-</text:p>
          </table:table-cell>
          <table:table-cell office:value-type="float" office:value="100" table:formula="of:=100*[.K244]/[.$K244]" table:style-name="ce23">
            <text:p>100.0</text:p>
          </table:table-cell>
          <table:table-cell office:value-type="float" office:value="8.7333180356436166" table:formula="of:=100*[.L244]/[.$K244]" table:style-name="ce23">
            <text:p>8.7</text:p>
          </table:table-cell>
          <table:table-cell office:value-type="float" office:value="2.1428405149335381" table:formula="of:=100*[.M244]/[.$K244]" table:style-name="ce23">
            <text:p>2.1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19 Q4</text:p>
          </table:table-cell>
          <table:table-cell office:value-type="float" office:value="63.552635310388766" table:formula="of:=100*[.B245]/[.$K245]" table:style-name="ce23">
            <text:p>63.6</text:p>
          </table:table-cell>
          <table:table-cell office:value-type="float" office:value="25.401551889251738" table:formula="of:=100*[.C245]/[.$K245]" table:style-name="ce23">
            <text:p>25.4</text:p>
          </table:table-cell>
          <table:table-cell office:value-type="float" office:value="5.6294706255767233" table:formula="of:=100*[.D245]/[.$K245]" table:style-name="ce23">
            <text:p>5.6</text:p>
          </table:table-cell>
          <table:table-cell office:value-type="float" office:value="2.6266936294880776" table:formula="of:=100*[.E245]/[.$K245]" table:style-name="ce23">
            <text:p>2.6</text:p>
          </table:table-cell>
          <table:table-cell office:value-type="float" office:value="2.7844130459916796" table:formula="of:=100*[.F245]/[.$K245]" table:style-name="ce23">
            <text:p>2.8</text:p>
          </table:table-cell>
          <table:table-cell office:value-type="float" office:value="1.5270206300487122E-3" table:formula="of:=100*[.G245]/[.$K245]" table:style-name="ce23">
            <text:p>-</text:p>
          </table:table-cell>
          <table:table-cell office:value-type="float" office:value="3.0540412600974245E-3" table:formula="of:=100*[.H245]/[.$K245]" table:style-name="ce23">
            <text:p>-</text:p>
          </table:table-cell>
          <table:table-cell office:value-type="float" office:value="4.3629160858534629E-4" table:formula="of:=100*[.I245]/[.$K245]" table:style-name="ce23">
            <text:p>-</text:p>
          </table:table-cell>
          <table:table-cell office:value-type="float" office:value="2.1814580429267314E-4" table:formula="of:=100*[.J245]/[.$K245]" table:style-name="ce23">
            <text:p>-</text:p>
          </table:table-cell>
          <table:table-cell office:value-type="float" office:value="100" table:formula="of:=100*[.K245]/[.$K245]" table:style-name="ce23">
            <text:p>100.0</text:p>
          </table:table-cell>
          <table:table-cell office:value-type="float" office:value="11.045812800359505" table:formula="of:=100*[.L245]/[.$K245]" table:style-name="ce23">
            <text:p>11.0</text:p>
          </table:table-cell>
          <table:table-cell office:value-type="float" office:value="2.7874670872517773" table:formula="of:=100*[.M245]/[.$K245]" table:style-name="ce23">
            <text:p>2.8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0">
            <text:p>2020 Q1</text:p>
          </table:table-cell>
          <table:table-cell office:value-type="float" office:value="64.066851234441089" table:formula="of:=100*[.B246]/[.$K246]" table:style-name="ce23">
            <text:p>64.1</text:p>
          </table:table-cell>
          <table:table-cell office:value-type="float" office:value="21.671524962418559" table:formula="of:=100*[.C246]/[.$K246]" table:style-name="ce23">
            <text:p>21.7</text:p>
          </table:table-cell>
          <table:table-cell office:value-type="float" office:value="7.7302842357287149" table:formula="of:=100*[.D246]/[.$K246]" table:style-name="ce23">
            <text:p>7.7</text:p>
          </table:table-cell>
          <table:table-cell office:value-type="float" office:value="2.7963848583906805" table:formula="of:=100*[.E246]/[.$K246]" table:style-name="ce23">
            <text:p>2.8</text:p>
          </table:table-cell>
          <table:table-cell office:value-type="float" office:value="3.7207154611787252" table:formula="of:=100*[.F246]/[.$K246]" table:style-name="ce23">
            <text:p>3.7</text:p>
          </table:table-cell>
          <table:table-cell office:value-type="float" office:value="2.0341782631779154E-3" table:formula="of:=100*[.G246]/[.$K246]" table:style-name="ce23">
            <text:p>-</text:p>
          </table:table-cell>
          <table:table-cell office:value-type="float" office:value="2.2375960894957065E-3" table:formula="of:=100*[.H246]/[.$K246]" table:style-name="ce23">
            <text:p>-</text:p>
          </table:table-cell>
          <table:table-cell office:value-type="float" office:value="9.9674734895717869E-3" table:formula="of:=100*[.I246]/[.$K246]" table:style-name="ce23">
            <text:p>-</text:p>
          </table:table-cell>
          <table:table-cell office:value-type="float" office:value="0" table:formula="of:=100*[.J246]/[.$K246]" table:style-name="ce23">
            <text:p>0.0</text:p>
          </table:table-cell>
          <table:table-cell office:value-type="float" office:value="100" table:formula="of:=100*[.K246]/[.$K246]" table:style-name="ce23">
            <text:p>100.0</text:p>
          </table:table-cell>
          <table:table-cell office:value-type="float" office:value="14.261623803140365" table:formula="of:=100*[.L246]/[.$K246]" table:style-name="ce23">
            <text:p>14.3</text:p>
          </table:table-cell>
          <table:table-cell office:value-type="float" office:value="3.7229530572682208" table:formula="of:=100*[.M246]/[.$K246]" table:style-name="ce23">
            <text:p>3.7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2</text:p>
          </table:table-cell>
          <table:table-cell office:value-type="float" office:value="62.660231187590711" table:formula="of:=100*[.B247]/[.$K247]" table:style-name="ce23">
            <text:p>62.7</text:p>
          </table:table-cell>
          <table:table-cell office:value-type="float" office:value="17.985531830555701" table:formula="of:=100*[.C247]/[.$K247]" table:style-name="ce23">
            <text:p>18.0</text:p>
          </table:table-cell>
          <table:table-cell office:value-type="float" office:value="8.4599735352581469" table:formula="of:=100*[.D247]/[.$K247]" table:style-name="ce23">
            <text:p>8.5</text:p>
          </table:table-cell>
          <table:table-cell office:value-type="float" office:value="3.4205970305860136" table:formula="of:=100*[.E247]/[.$K247]" table:style-name="ce23">
            <text:p>3.4</text:p>
          </table:table-cell>
          <table:table-cell office:value-type="float" office:value="7.4212032713685296" table:formula="of:=100*[.F247]/[.$K247]" table:style-name="ce23">
            <text:p>7.4</text:p>
          </table:table-cell>
          <table:table-cell office:value-type="float" office:value="3.4975429760593182E-3" table:formula="of:=100*[.G247]/[.$K247]" table:style-name="ce23">
            <text:p>-</text:p>
          </table:table-cell>
          <table:table-cell office:value-type="float" office:value="4.0804668054025385E-3" table:formula="of:=100*[.H247]/[.$K247]" table:style-name="ce23">
            <text:p>-</text:p>
          </table:table-cell>
          <table:table-cell office:value-type="float" office:value="4.4885134859427918E-2" table:formula="of:=100*[.I247]/[.$K247]" table:style-name="ce23">
            <text:p>-</text:p>
          </table:table-cell>
          <table:table-cell office:value-type="float" office:value="0" table:formula="of:=100*[.J247]/[.$K247]" table:style-name="ce23">
            <text:p>0.0</text:p>
          </table:table-cell>
          <table:table-cell office:value-type="float" office:value="100" table:formula="of:=100*[.K247]/[.$K247]" table:style-name="ce23">
            <text:p>100.0</text:p>
          </table:table-cell>
          <table:table-cell office:value-type="float" office:value="19.354236981853578" table:formula="of:=100*[.L247]/[.$K247]" table:style-name="ce23">
            <text:p>19.4</text:p>
          </table:table-cell>
          <table:table-cell office:value-type="float" office:value="7.4252837381739321" table:formula="of:=100*[.M247]/[.$K247]" table:style-name="ce23">
            <text:p>7.4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3</text:p>
          </table:table-cell>
          <table:table-cell office:value-type="float" office:value="61.243030042145101" table:formula="of:=100*[.B248]/[.$K248]" table:style-name="ce23">
            <text:p>61.2</text:p>
          </table:table-cell>
          <table:table-cell office:value-type="float" office:value="17.680918582883685" table:formula="of:=100*[.C248]/[.$K248]" table:style-name="ce23">
            <text:p>17.7</text:p>
          </table:table-cell>
          <table:table-cell office:value-type="float" office:value="11.194978627131032" table:formula="of:=100*[.D248]/[.$K248]" table:style-name="ce23">
            <text:p>11.2</text:p>
          </table:table-cell>
          <table:table-cell office:value-type="float" office:value="3.850453318384004" table:formula="of:=100*[.E248]/[.$K248]" table:style-name="ce23">
            <text:p>3.9</text:p>
          </table:table-cell>
          <table:table-cell office:value-type="float" office:value="5.9446941560803408" table:formula="of:=100*[.F248]/[.$K248]" table:style-name="ce23">
            <text:p>5.9</text:p>
          </table:table-cell>
          <table:table-cell office:value-type="float" office:value="1.0010711461263552E-3" table:formula="of:=100*[.G248]/[.$K248]" table:style-name="ce23">
            <text:p>-</text:p>
          </table:table-cell>
          <table:table-cell office:value-type="float" office:value="1.1679163371474145E-3" table:formula="of:=100*[.H248]/[.$K248]" table:style-name="ce23">
            <text:p>-</text:p>
          </table:table-cell>
          <table:table-cell office:value-type="float" office:value="8.292205993746643E-2" table:formula="of:=100*[.I248]/[.$K248]" table:style-name="ce23">
            <text:p>0.1</text:p>
          </table:table-cell>
          <table:table-cell office:value-type="float" office:value="8.3422595510529603E-4" table:formula="of:=100*[.J248]/[.$K248]" table:style-name="ce23">
            <text:p>-</text:p>
          </table:table-cell>
          <table:table-cell office:value-type="float" office:value="100" table:formula="of:=100*[.K248]/[.$K248]" table:style-name="ce23">
            <text:p>100.0</text:p>
          </table:table-cell>
          <table:table-cell office:value-type="float" office:value="21.076051374971222" table:formula="of:=100*[.L248]/[.$K248]" table:style-name="ce23">
            <text:p>21.1</text:p>
          </table:table-cell>
          <table:table-cell office:value-type="float" office:value="5.9458620724174871" table:formula="of:=100*[.M248]/[.$K248]" table:style-name="ce23">
            <text:p>5.9</text:p>
          </table:table-cell>
          <table:table-cell table:number-columns-repeated="16371" table:style-name="ce3"/>
        </table:table-row>
        <table:table-row table:style-name="ro2">
          <table:table-cell office:value-type="string" table:style-name="ce20">
            <text:p>2020 Q4</text:p>
          </table:table-cell>
          <table:table-cell office:value-type="float" office:value="55.434034785743478" table:formula="of:=100*[.B249]/[.$K249]" table:style-name="ce23">
            <text:p>55.4</text:p>
          </table:table-cell>
          <table:table-cell office:value-type="float" office:value="15.506591824766373" table:formula="of:=100*[.C249]/[.$K249]" table:style-name="ce23">
            <text:p>15.5</text:p>
          </table:table-cell>
          <table:table-cell office:value-type="float" office:value="12.258280718055735" table:formula="of:=100*[.D249]/[.$K249]" table:style-name="ce23">
            <text:p>12.3</text:p>
          </table:table-cell>
          <table:table-cell office:value-type="float" office:value="6.2625508698974599" table:formula="of:=100*[.E249]/[.$K249]" table:style-name="ce23">
            <text:p>6.3</text:p>
          </table:table-cell>
          <table:table-cell office:value-type="float" office:value="10.47507343290251" table:formula="of:=100*[.F249]/[.$K249]" table:style-name="ce23">
            <text:p>10.5</text:p>
          </table:table-cell>
          <table:table-cell office:value-type="float" office:value="7.8700777106705568E-3" table:formula="of:=100*[.G249]/[.$K249]" table:style-name="ce23">
            <text:p>-</text:p>
          </table:table-cell>
          <table:table-cell office:value-type="float" office:value="8.6316981342838359E-3" table:formula="of:=100*[.H249]/[.$K249]" table:style-name="ce23">
            <text:p>-</text:p>
          </table:table-cell>
          <table:table-cell office:value-type="float" office:value="4.6712719314947811E-2" table:formula="of:=100*[.I249]/[.$K249]" table:style-name="ce23">
            <text:p>-</text:p>
          </table:table-cell>
          <table:table-cell office:value-type="float" office:value="2.5387347453775989E-4" table:formula="of:=100*[.J249]/[.$K249]" table:style-name="ce23">
            <text:p>-</text:p>
          </table:table-cell>
          <table:table-cell office:value-type="float" office:value="100" table:formula="of:=100*[.K249]/[.$K249]" table:style-name="ce23">
            <text:p>100.0</text:p>
          </table:table-cell>
          <table:table-cell office:value-type="float" office:value="29.059373389490144" table:formula="of:=100*[.L249]/[.$K249]" table:style-name="ce23">
            <text:p>29.1</text:p>
          </table:table-cell>
          <table:table-cell office:value-type="float" office:value="10.483705131036794" table:formula="of:=100*[.M249]/[.$K249]" table:style-name="ce23">
            <text:p>10.5</text:p>
          </table:table-cell>
          <table:table-cell table:number-columns-repeated="16371" table:style-name="ce3"/>
        </table:table-row>
        <table:table-row table:style-name="ro6">
          <table:table-cell office:value-type="string" table:style-name="ce27">
            <text:p>2021 Q1</text:p>
          </table:table-cell>
          <table:table-cell office:value-type="float" office:value="56.454122381805234" table:formula="of:=100*[.B250]/[.$K250]" table:style-name="ce28">
            <text:p>56.5</text:p>
          </table:table-cell>
          <table:table-cell office:value-type="float" office:value="15.970901647846318" table:formula="of:=100*[.C250]/[.$K250]" table:style-name="ce28">
            <text:p>16.0</text:p>
          </table:table-cell>
          <table:table-cell office:value-type="float" office:value="14.011649482872677" table:formula="of:=100*[.D250]/[.$K250]" table:style-name="ce28">
            <text:p>14.0</text:p>
          </table:table-cell>
          <table:table-cell office:value-type="float" office:value="6.1744103227234062" table:formula="of:=100*[.E250]/[.$K250]" table:style-name="ce28">
            <text:p>6.2</text:p>
          </table:table-cell>
          <table:table-cell office:value-type="float" office:value="7.3103155778987139" table:formula="of:=100*[.F250]/[.$K250]" table:style-name="ce28">
            <text:p>7.3</text:p>
          </table:table-cell>
          <table:table-cell office:value-type="float" office:value="1.8440020376222516E-3" table:formula="of:=100*[.G250]/[.$K250]" table:style-name="ce28">
            <text:p>-</text:p>
          </table:table-cell>
          <table:table-cell office:value-type="float" office:value="2.3050025470278145E-4" table:formula="of:=100*[.H250]/[.$K250]" table:style-name="ce28">
            <text:p>-</text:p>
          </table:table-cell>
          <table:table-cell office:value-type="float" office:value="7.6295584306620659E-2" table:formula="of:=100*[.I250]/[.$K250]" table:style-name="ce28">
            <text:p>0.1</text:p>
          </table:table-cell>
          <table:table-cell office:value-type="float" office:value="2.3050025470278145E-4" table:formula="of:=100*[.J250]/[.$K250]" table:style-name="ce28">
            <text:p>-</text:p>
          </table:table-cell>
          <table:table-cell office:value-type="float" office:value="100" table:formula="of:=100*[.K250]/[.$K250]" table:style-name="ce28">
            <text:p>100.0</text:p>
          </table:table-cell>
          <table:table-cell office:value-type="float" office:value="27.574975970348447" table:formula="of:=100*[.L250]/[.$K250]" table:style-name="ce28">
            <text:p>27.6</text:p>
          </table:table-cell>
          <table:table-cell office:value-type="float" office:value="7.3105460781534166" table:formula="of:=100*[.M250]/[.$K250]" table:style-name="ce28">
            <text:p>7.3</text:p>
          </table:table-cell>
          <table:table-cell table:number-columns-repeated="16371" table:style-name="ce3"/>
        </table:table-row>
        <table:table-row table:style-name="ro2">
          <table:table-cell table:style-name="ce20"/>
          <table:table-cell table:number-columns-repeated="12" table:style-name="ce23"/>
          <table:table-cell table:number-columns-repeated="16371" table:style-name="ce3"/>
        </table:table-row>
        <table:table-row table:style-name="ro2">
          <table:table-cell office:value-type="string" table:style-name="ce25">
            <text:p>1. A hybrid electric vehicle uses an internal combustion engine plus an electric motor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2. A plug-in hybrid electric vehicle is a hybrid electric vehicle that can be connected to a mains electricity supply to replenish the electric supply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<text:s text:c="4"/>Plug-in hybrid electric vehicles are identified using a supplementary data source, including information on models that are eligible for the Plug-in grants at the date of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<text:s text:c="4"/>latest table update. Therefore earlier data in the series may be changed retrospectively as models are added to the eligible list. For more details, see: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32">
            <text:p><text:a xlink:href="https://www.gov.uk/plug-in-car-van-grants/eligibility">https://www.gov.uk/plug-in-car-van-grants/eligibility</text:a>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3. A range-extended electric vehicle is a battery electric vehicle that includes an auxiliary power unit (APU), which can replenish the electric supply before recharging is required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4. A fuel cell electric vehicle is a type of electric vehicle which uses a fuel cell, instead of a battery. Fuel cells in vehicles generate electricity to power the motor,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<text:s text:c="4"/>generally using oxygen from the air and compressed hydrogen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5. Includes gas, gas bi-fuel, petrol/gas and gas-diesel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6. Includes new fuel technologies and steam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7. Alternative fuel vehicles can be propelled by something other than just petrol or diesel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5">
          <table:table-cell office:value-type="string" table:style-name="ce25">
            <text:p>8. Zero Emission Vehicles (ZEVs) do not emit any CO<text:span text:style-name="T7">2</text:span><text:s/>emissions from their tailpipe.</text:p>
          </table:table-cell>
          <table:table-cell table:number-columns-repeated="4" table:style-name="ce29"/>
          <table:table-cell table:style-name="ce30"/>
          <table:table-cell table:number-columns-repeated="4" table:style-name="ce29"/>
          <table:table-cell table:number-columns-repeated="3" table:style-name="ce30"/>
          <table:table-cell table:number-columns-repeated="16371" table:style-name="ce31"/>
        </table:table-row>
        <table:table-row table:style-name="ro2">
          <table:table-cell table:style-name="ce25"/>
          <table:table-cell table:number-columns-repeated="9" table:style-name="ce26"/>
          <table:table-cell table:number-columns-repeated="16374" table:style-name="ce31"/>
        </table:table-row>
        <table:table-row table:style-name="ro2">
          <table:table-cell office:value-type="string" table:style-name="ce20">
            <text:p>Telephone: 020 7944 3077</text:p>
          </table:table-cell>
          <table:table-cell table:style-name="ce33"/>
          <table:table-cell table:style-name="ce34"/>
          <table:table-cell table:number-columns-repeated="2" table:style-name="ce2"/>
          <table:table-cell table:style-name="ce34"/>
          <table:table-cell table:number-columns-repeated="4" table:style-name="ce2"/>
          <table:table-cell table:style-name="ce3"/>
          <table:table-cell table:number-columns-repeated="2" table:style-name="ce35"/>
          <table:table-cell table:number-columns-repeated="16371" table:style-name="ce3"/>
        </table:table-row>
        <table:table-row table:style-name="ro1">
          <table:table-cell office:value-type="string" table:style-name="ce36">
            <text:p>Email:<text:s/><text:span text:style-name="T2">vehicles.stats@dft.gov.uk</text:span></text:p>
          </table:table-cell>
          <table:table-cell table:style-name="ce2"/>
          <table:table-cell table:style-name="ce34"/>
          <table:table-cell table:number-columns-repeated="2" table:style-name="ce2"/>
          <table:table-cell table:style-name="ce36"/>
          <table:table-cell table:number-columns-repeated="4" table:style-name="ce2"/>
          <table:table-cell table:style-name="ce3"/>
          <table:table-cell table:number-columns-repeated="2" table:style-name="ce35"/>
          <table:table-cell table:number-columns-repeated="16371" table:style-name="ce3"/>
        </table:table-row>
        <table:table-row table:style-name="ro7">
          <table:table-cell office:value-type="string" table:number-columns-spanned="7" table:number-rows-spanned="1" table:style-name="ce37">
            <text:p><text:a xlink:href="https://www.gov.uk/government/publications/vehicles-statistics-guidance"><text:span text:style-name="T3">Notes &amp; definitions:<text:s/></text:span>https://www.gov.uk/government/publications/vehicles-statistics-guidance</text:a></text:p>
          </table:table-cell>
          <table:covered-table-cell table:number-columns-repeated="6"/>
          <table:table-cell table:number-columns-repeated="3" table:style-name="ce2"/>
          <table:table-cell table:style-name="ce3"/>
          <table:table-cell table:number-columns-repeated="2" table:style-name="ce35"/>
          <table:table-cell table:number-columns-repeated="16371" table:style-name="ce3"/>
        </table:table-row>
        <table:table-row table:style-name="ro1">
          <table:table-cell table:style-name="ce18"/>
          <table:table-cell table:number-columns-repeated="12" table:style-name="ce12"/>
          <table:table-cell table:number-columns-repeated="16371" table:style-name="ce3"/>
        </table:table-row>
        <table:table-row table:style-name="ro2">
          <table:table-cell office:value-type="string" table:style-name="ce20">
            <text:p>Source: DVLA/DfT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2">
          <table:table-cell office:value-type="string" table:style-name="ce20">
            <text:p>Last updated: 15 July 2021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2">
          <table:table-cell office:value-type="string" table:style-name="ce20">
            <text:p>Next update: September 2021</text:p>
          </table:table-cell>
          <table:table-cell table:number-columns-repeated="16383" table:style-name="ce3"/>
        </table:table-row>
        <table:table-row table:number-rows-repeated="1048271" table:style-name="ro2">
          <table:table-cell table:number-columns-repeated="16384"/>
        </table:table-row>
        <table:named-expressions>
          <table:named-range table:name="Print_Area" table:cell-range-address="VEH0253.$A$1:VEH0253.$K$301" table:base-cell-address="VEH0253.$A$1"/>
          <table:named-range table:name="Print_Titles" table:cell-range-address="VEH0253.$A$8:VEH0253.$XFD$8" table:base-cell-address="VEH025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style:style style:name="Hyperlink" style:family="table-cell" style:data-style-name="N0">
      <style:text-properties fo:color="#0000FF" fo:font-size="11pt" style:font-size-asian="11pt" style:font-size-complex="11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59%" style:table-centering="none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Daryl Lloyd</meta:initial-creator>
    <dc:creator>Thomas Parry</dc:creator>
    <meta:creation-date>2011-04-05T08:49:36Z</meta:creation-date>
    <dc:date>2021-07-09T15:19:16Z</dc:date>
    <meta:print-date>2019-12-16T12:47:52Z</meta:print-date>
    <meta:user-defined meta:name="_NewReviewCycle"/>
    <meta:user-defined meta:name="_EmailSubject">Table restructuring</meta:user-defined>
    <meta:user-defined meta:name="_AuthorEmail">Work.Placement03@dft.gsi.gov.uk</meta:user-defined>
    <meta:user-defined meta:name="_AuthorEmailDisplayName">Work Placement03</meta:user-defined>
    <meta:user-defined meta:name="_ReviewingToolsShownOnce"/>
  </office:meta>
</office:document-meta>
</file>